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Serif" svg:font-family="LiberationSerif"/>
    <style:font-face style:name="LiberationSerif-Bold" svg:font-family="LiberationSerif-Bold"/>
    <style:font-face style:name="TimesNewRomanPSMT" svg:font-family="TimesNewRomanPSMT"/>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6.76mm"/>
    </style:style>
    <style:style style:name="co2" style:family="table-column">
      <style:table-column-properties fo:break-before="auto" style:column-width="33.57mm"/>
    </style:style>
    <style:style style:name="co3" style:family="table-column">
      <style:table-column-properties fo:break-before="auto" style:column-width="25.68mm"/>
    </style:style>
    <style:style style:name="co4" style:family="table-column">
      <style:table-column-properties fo:break-before="auto" style:column-width="226.31mm"/>
    </style:style>
    <style:style style:name="co5" style:family="table-column">
      <style:table-column-properties fo:break-before="auto" style:column-width="36.02mm"/>
    </style:style>
    <style:style style:name="co6" style:family="table-column">
      <style:table-column-properties fo:break-before="auto" style:column-width="97.21mm"/>
    </style:style>
    <style:style style:name="co7" style:family="table-column">
      <style:table-column-properties fo:break-before="auto" style:column-width="21.59mm"/>
    </style:style>
    <style:style style:name="co8" style:family="table-column">
      <style:table-column-properties fo:break-before="auto" style:column-width="10.71mm"/>
    </style:style>
    <style:style style:name="co9" style:family="table-column">
      <style:table-column-properties fo:break-before="auto" style:column-width="22.58mm"/>
    </style:style>
    <style:style style:name="co10" style:family="table-column">
      <style:table-column-properties fo:break-before="auto" style:column-width="43.57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8.6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5" style:family="table-cell" style:parent-style-name="Default">
      <style:text-properties fo:font-weight="normal" style:font-weight-asian="normal" style:font-weight-complex="normal"/>
    </style:style>
    <style:style style:name="ce3" style:family="table-cell" style:parent-style-name="Default">
      <style:text-properties fo:color="#000000" style:font-name="Liberation Sans" fo:font-size="10pt" style:font-size-asian="10pt" style:font-size-complex="10pt"/>
    </style:style>
    <style:style style:name="ce4" style:family="table-cell" style:parent-style-name="Default" style:data-style-name="N100">
      <style:text-properties fo:color="#000000" style:font-name="Liberation Sans" fo:font-size="10pt" style:font-size-asian="10pt" style:font-size-complex="10pt"/>
    </style:style>
    <style:style style:name="ce8" style:family="table-cell" style:parent-style-name="Default" style:data-style-name="N100">
      <style:table-cell-properties fo:background-color="transparent"/>
      <style:text-properties fo:color="#000000" style:font-name="Liberation Sans" fo:font-size="10pt" style:font-size-asian="10pt" style:font-size-complex="10pt"/>
    </style:style>
    <style:style style:name="ce9" style:family="table-cell" style:parent-style-name="Default">
      <style:table-cell-properties fo:background-color="transparent"/>
      <style:text-properties fo:color="#000000" style:font-name="Liberation Sans" fo:font-size="10pt" style:font-size-asian="10pt" style:font-size-complex="10pt"/>
    </style:style>
    <style:style style:name="ce10"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style:text-underline-mode="continuous" style:text-overline-mode="continuous" style:text-line-through-mode="continuous" style:font-size-asian="10pt" style:language-asian="none" style:country-asian="none" style:font-style-asian="normal" style:font-size-complex="10pt" style:language-complex="none" style:country-complex="none" style:font-style-complex="normal" style:text-emphasize="none" style:font-relief="none" style:text-overline-style="none" style:text-overline-color="font-color"/>
    </style:style>
    <style:style style:name="ce11" style:family="table-cell" style:parent-style-name="Default" style:data-style-name="N100">
      <style:text-properties style:use-window-font-color="true"/>
    </style:style>
    <style:style style:name="ce12"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LiberationSerif" style:font-size-asian="10pt" style:language-asian="none" style:country-asian="none" style:font-style-asian="normal" style:font-weight-asian="normal" style:font-name-complex="LiberationSerif"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TimesNewRomanPSMT" style:font-size-asian="10pt" style:language-asian="none" style:country-asian="none" style:font-style-asian="normal" style:font-weight-asian="normal" style:font-name-complex="TimesNewRomanPSMT" style:font-size-complex="10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TimesNewRomanPSMT" style:font-size-asian="10pt" style:language-asian="none" style:country-asian="none" style:font-style-asian="normal" style:font-weight-asian="normal" style:font-name-complex="TimesNewRomanPSMT" style:font-size-complex="10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LiberationSerif" style:font-size-asian="10pt" style:language-asian="none" style:country-asian="none" style:font-style-asian="normal" style:font-weight-asian="normal" style:font-name-complex="LiberationSerif" style:font-size-complex="10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transparent"/>
    </style:style>
    <style:style style:name="T1" style:family="text">
      <style:text-properties style:font-name="LiberationSerif-Bold" fo:font-size="9pt" fo:font-weight="bold" style:font-name-asian="LiberationSerif-Bold" style:font-name-complex="LiberationSerif-Bold" style:font-size-asian="9pt" style:font-size-complex="9pt" style:font-weight-asian="bold" style:font-weight-complex="bold"/>
    </style:style>
    <style:style style:name="T2" style:family="text">
      <style:text-properties fo:font-size="9pt" style:font-size-asian="9pt" style:font-size-complex="9pt" style:font-name="LiberationSerif" style:font-name-asian="LiberationSerif" style:font-name-complex="LiberationSerif"/>
    </style:style>
    <style:style style:name="T3" style:family="text">
      <style:text-properties style:text-position="super 58%"/>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bje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Document</text:p>
          </table:table-cell>
          <table:table-cell office:value-type="string" calcext:value-type="string">
            <text:p>Objet géographique</text:p>
          </table:table-cell>
          <table:table-cell office:value-type="string" calcext:value-type="string">
            <text:p>Champ</text:p>
          </table:table-cell>
          <table:table-cell office:value-type="string" calcext:value-type="string">
            <text:p>Définition</text:p>
          </table:table-cell>
          <table:table-cell office:value-type="string" calcext:value-type="string">
            <text:p>Valeur vide autorisée</text:p>
          </table:table-cell>
          <table:table-cell office:value-type="string" calcext:value-type="string">
            <text:p>Contraintes de l’attribut</text:p>
          </table:table-cell>
          <table:table-cell office:value-type="string" calcext:value-type="string">
            <text:p>Codification</text:p>
          </table:table-cell>
          <table:table-cell office:value-type="string" calcext:value-type="string">
            <text:p>Type</text:p>
          </table:table-cell>
        </table:table-row>
        <table:table-row table:style-name="ro1">
          <table:table-cell office:value-type="string" calcext:value-type="string">
            <text:p>SECTEUR_CC</text:p>
          </table:table-cell>
          <table:table-cell office:value-type="string" calcext:value-type="string">
            <text:p>oui</text:p>
          </table:table-cell>
          <table:table-cell office:value-type="string" calcext:value-type="string">
            <text:p>LIBELLE</text:p>
          </table:table-cell>
          <table:table-cell table:style-name="ce1" office:value-type="string" calcext:value-type="string">
            <text:p>Libellé du secteur tel qu’il apparaît sur le plan de sectorisation.&lt;br /&gt;A défaut : convention de libellé pour les secteurs des cartes communales. Ces libellés sont utilisés à l’affichage cartographique.</text:p>
          </table:table-cell>
          <table:table-cell office:value-type="string" calcext:value-type="string">
            <text:p>non</text:p>
          </table:table-cell>
          <table:table-cell office:value-type="string" calcext:value-type="string">
            <text:p>A défaut mettre le libellé de secteur type</text:p>
          </table:table-cell>
          <table:table-cell office:value-type="string" calcext:value-type="string">
            <text:p>oui</text:p>
          </table:table-cell>
          <table:table-cell office:value-type="string" calcext:value-type="string">
            <text:p>C12</text:p>
          </table:table-cell>
        </table:table-row>
        <table:table-row table:style-name="ro1">
          <table:table-cell office:value-type="string" calcext:value-type="string">
            <text:p>SECTEUR_CC</text:p>
          </table:table-cell>
          <table:table-cell office:value-type="string" calcext:value-type="string">
            <text:p>oui</text:p>
          </table:table-cell>
          <table:table-cell office:value-type="string" calcext:value-type="string">
            <text:p>LIBELONG</text:p>
          </table:table-cell>
          <table:table-cell office:value-type="string" calcext:value-type="string">
            <text:p>Nom complet littéral du secteur. (à défaut utiliser la convention de nommage de la colonne LIBELONG de l’énumération Libelle SecteurType)</text:p>
          </table:table-cell>
          <table:table-cell office:value-type="string" calcext:value-type="string">
            <text:p>oui</text:p>
          </table:table-cell>
          <table:table-cell office:value-type="string" calcext:value-type="string">
            <text:p>null</text:p>
          </table:table-cell>
          <table:table-cell office:value-type="string" calcext:value-type="string">
            <text:p>oui</text:p>
          </table:table-cell>
          <table:table-cell office:value-type="string" calcext:value-type="string">
            <text:p>C254</text:p>
          </table:table-cell>
        </table:table-row>
        <table:table-row table:style-name="ro1">
          <table:table-cell office:value-type="string" calcext:value-type="string">
            <text:p>SECTEUR_CC</text:p>
          </table:table-cell>
          <table:table-cell office:value-type="string" calcext:value-type="string">
            <text:p>oui</text:p>
          </table:table-cell>
          <table:table-cell office:value-type="string" calcext:value-type="string">
            <text:p>TYPESECT</text:p>
          </table:table-cell>
          <table:table-cell office:value-type="string" calcext:value-type="string">
            <text:p>Type du secteur classé dans une nomenclature simplifiée</text:p>
          </table:table-cell>
          <table:table-cell office:value-type="string" calcext:value-type="string">
            <text:p>non</text:p>
          </table:table-cell>
          <table:table-cell office:value-type="string" calcext:value-type="string">
            <text:p>null</text:p>
          </table:table-cell>
          <table:table-cell office:value-type="string" calcext:value-type="string">
            <text:p>oui</text:p>
          </table:table-cell>
          <table:table-cell office:value-type="string" calcext:value-type="string">
            <text:p>C3</text:p>
          </table:table-cell>
        </table:table-row>
        <table:table-row table:style-name="ro1">
          <table:table-cell office:value-type="string" calcext:value-type="string">
            <text:p>SECTEUR_CC</text:p>
          </table:table-cell>
          <table:table-cell office:value-type="string" calcext:value-type="string">
            <text:p>oui</text:p>
          </table:table-cell>
          <table:table-cell office:value-type="string" calcext:value-type="string">
            <text:p>FERMERECO</text:p>
          </table:table-cell>
          <table:table-cell office:value-type="string" calcext:value-type="string">
            <text:p>Décrit si le secteur est fermé à la reconstruction à l'identique (la reconstruction à l'identique d’un bâtiment détruit par un sinistre n’est pas autorisée). L'interdiction de reconstruction à l'identique constitue une restriction supplémentaire lorsque la carte communale le précise.&lt;br /&gt;A défaut, le droit de reconstruction à l'identique fondé sur l'article L 111-15 s'applique partout y compris sur les zones du territoire communal non couvertes par un secteur.&lt;br /&gt;Valeur : « oui » si la carte communale interdit explicitement la reconstruction à l'identique sur ce secteur</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cell office:value-type="string" calcext:value-type="string">
            <text:p>C3</text:p>
          </table:table-cell>
        </table:table-row>
        <table:table-row table:style-name="ro1">
          <table:table-cell office:value-type="string" calcext:value-type="string">
            <text:p>SECTEUR_CC</text:p>
          </table:table-cell>
          <table:table-cell office:value-type="string" calcext:value-type="string">
            <text:p>oui</text:p>
          </table:table-cell>
          <table:table-cell office:value-type="string" calcext:value-type="string">
            <text:p>NOMFIC</text:p>
          </table:table-cell>
          <table:table-cell office:value-type="string" calcext:value-type="string">
            <text:p>Nom du fichier contenant le texte du règlement de la zone</text:p>
          </table:table-cell>
          <table:table-cell office:value-type="string" calcext:value-type="string">
            <text:p>oui</text:p>
          </table:table-cell>
          <table:table-cell office:value-type="string" calcext:value-type="string">
            <text:p>Les noms des fichiers respectent une convention de nommage</text:p>
          </table:table-cell>
          <table:table-cell office:value-type="string" calcext:value-type="string">
            <text:p>non</text:p>
          </table:table-cell>
          <table:table-cell office:value-type="string" calcext:value-type="string">
            <text:p>C80</text:p>
          </table:table-cell>
        </table:table-row>
        <table:table-row table:style-name="ro1">
          <table:table-cell office:value-type="string" calcext:value-type="string">
            <text:p>SECTEUR_CC</text:p>
          </table:table-cell>
          <table:table-cell office:value-type="string" calcext:value-type="string">
            <text:p>oui</text:p>
          </table:table-cell>
          <table:table-cell office:value-type="string" calcext:value-type="string">
            <text:p>URLFIC</text:p>
          </table:table-cell>
          <table:table-cell office:value-type="string" calcext:value-type="string">
            <text:p>Lien d’accès au fichier contenant le texte du règlement de la zone ou à défaut du règlement intégral indexé</text:p>
          </table:table-cell>
          <table:table-cell office:value-type="string" calcext:value-type="string">
            <text:p>oui</text:p>
          </table:table-cell>
          <table:table-cell office:value-type="string" calcext:value-type="string">
            <text:p>Hyperlien</text:p>
          </table:table-cell>
          <table:table-cell office:value-type="string" calcext:value-type="string">
            <text:p>non</text:p>
          </table:table-cell>
          <table:table-cell office:value-type="string" calcext:value-type="string">
            <text:p>C254</text:p>
          </table:table-cell>
        </table:table-row>
        <table:table-row table:style-name="ro1">
          <table:table-cell office:value-type="string" calcext:value-type="string">
            <text:p>SECTEUR_CC</text:p>
          </table:table-cell>
          <table:table-cell office:value-type="string" calcext:value-type="string">
            <text:p>oui</text:p>
          </table:table-cell>
          <table:table-cell office:value-type="string" calcext:value-type="string">
            <text:p>IDURBA</text:p>
          </table:table-cell>
          <table:table-cell office:value-type="string" calcext:value-type="string">
            <text:p>Identifiant du document d'urbanisme &lt;br /&gt;Constitue une clé externe dans les autres tables du lot de données</text:p>
          </table:table-cell>
          <table:table-cell office:value-type="string" calcext:value-type="string">
            <text:p>non</text:p>
          </table:table-cell>
          <table:table-cell office:value-type="string" calcext:value-type="string">
            <text:p>&lt;INSEE&gt;_CC_&lt;DATAPPRO&gt;</text:p>
          </table:table-cell>
          <table:table-cell office:value-type="string" calcext:value-type="string">
            <text:p>non</text:p>
          </table:table-cell>
          <table:table-cell office:value-type="string" calcext:value-type="string">
            <text:p>C30</text:p>
          </table:table-cell>
        </table:table-row>
        <table:table-row table:style-name="ro1">
          <table:table-cell office:value-type="string" calcext:value-type="string">
            <text:p>SECTEUR_CC</text:p>
          </table:table-cell>
          <table:table-cell office:value-type="string" calcext:value-type="string">
            <text:p>oui</text:p>
          </table:table-cell>
          <table:table-cell office:value-type="string" calcext:value-type="string">
            <text:p>DATVALID</text:p>
          </table:table-cell>
          <table:table-cell office:value-type="string" calcext:value-type="string">
            <text:p>Le standard ne gère pas l'historique des documents. Néanmoins, certains utilisateurs ont fait part du besoin de conserver la date d'apparition ou de dernière modification des secteurs d'urbanisme. La date de la dernière validation du secteur correspond à celle du dernier changement apporté au secteur.</text:p>
          </table:table-cell>
          <table:table-cell office:value-type="string" calcext:value-type="string">
            <text:p>condition</text:p>
          </table:table-cell>
          <table:table-cell office:value-type="string" calcext:value-type="string">
            <text:p>Antérieure ou égale à DATAPPRO&lt;br /&gt;Valeur vide autorisée, sauf dans le cas d’une révision totale où toutes les dates de validation sont réinitialisées à la date d'approbation du nouveau document.</text:p>
          </table:table-cell>
          <table:table-cell office:value-type="string" calcext:value-type="string">
            <text:p>non</text:p>
          </table:table-cell>
          <table:table-cell office:value-type="string" calcext:value-type="string">
            <text:p>C8</text:p>
          </table:table-cell>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LIBELLE</text:p>
          </table:table-cell>
          <table:table-cell office:value-type="string" calcext:value-type="string">
            <text:p>Libellé de l'information</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cell office:value-type="string" calcext:value-type="string">
            <text:p>C254</text:p>
          </table:table-cell>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TXT</text:p>
          </table:table-cell>
          <table:table-cell office:value-type="string" calcext:value-type="string">
            <text:p>Étiquette contenant le libellé court de l'information</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cell office:value-type="string" calcext:value-type="string">
            <text:p>C10</text:p>
          </table:table-cell>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TYPEINF</text:p>
          </table:table-cell>
          <table:table-cell office:value-type="string" calcext:value-type="string">
            <text:p>Type d'information</text:p>
          </table:table-cell>
          <table:table-cell office:value-type="string" calcext:value-type="string">
            <text:p>oui</text:p>
          </table:table-cell>
          <table:table-cell office:value-type="string" calcext:value-type="string">
            <text:p>null</text:p>
          </table:table-cell>
          <table:table-cell office:value-type="string" calcext:value-type="string">
            <text:p>oui</text:p>
          </table:table-cell>
          <table:table-cell office:value-type="string" calcext:value-type="string">
            <text:p>C2</text:p>
          </table:table-cell>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STYPEINF</text:p>
          </table:table-cell>
          <table:table-cell office:value-type="string" calcext:value-type="string">
            <text:p>Sous-type détaillant le type</text:p>
          </table:table-cell>
          <table:table-cell office:value-type="string" calcext:value-type="string">
            <text:p>oui</text:p>
          </table:table-cell>
          <table:table-cell office:value-type="string" calcext:value-type="string">
            <text:p>null</text:p>
          </table:table-cell>
          <table:table-cell office:value-type="string" calcext:value-type="string">
            <text:p>oui</text:p>
          </table:table-cell>
          <table:table-cell office:value-type="string" calcext:value-type="string">
            <text:p>C2</text:p>
          </table:table-cell>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TYPEP</text:p>
          </table:table-cell>
          <table:table-cell office:value-type="string" calcext:value-type="string">
            <text:p>Type d’information complémentaire</text:p>
          </table:table-cell>
          <table:table-cell office:value-type="string" calcext:value-type="string">
            <text:p>condition</text:p>
          </table:table-cell>
          <table:table-cell office:value-type="string" calcext:value-type="string">
            <text:p>Valeurs vides si l’attribut &lt;TYPEINF&gt; est renseigné</text:p>
          </table:table-cell>
          <table:table-cell office:value-type="string" calcext:value-type="string">
            <text:p>oui</text:p>
          </table:table-cell>
          <table:table-cell office:value-type="string" calcext:value-type="string">
            <text:p>C2</text:p>
          </table:table-cell>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STYPEP</text:p>
          </table:table-cell>
          <table:table-cell office:value-type="string" calcext:value-type="string">
            <text:p>Sous-type détaillant le type</text:p>
          </table:table-cell>
          <table:table-cell office:value-type="string" calcext:value-type="string">
            <text:p>condition</text:p>
          </table:table-cell>
          <table:table-cell office:value-type="string" calcext:value-type="string">
            <text:p>Valeurs vides si l’attribut &lt;TYPEINF&gt; est renseigné</text:p>
          </table:table-cell>
          <table:table-cell office:value-type="string" calcext:value-type="string">
            <text:p>oui</text:p>
          </table:table-cell>
          <table:table-cell office:value-type="string" calcext:value-type="string">
            <text:p>C2</text:p>
          </table:table-cell>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NOMFIC</text:p>
          </table:table-cell>
          <table:table-cell office:value-type="string" calcext:value-type="string">
            <text:p>Nom du fichier contenant le texte décrivant l'information. Dans le cas où ce texte se trouve dans le rapport de présentation, on indiquera le nom du fichier du rapport de présentation suivi de #page=n pour indiquer le n° de la page.</text:p>
          </table:table-cell>
          <table:table-cell office:value-type="string" calcext:value-type="string">
            <text:p>oui</text:p>
          </table:table-cell>
          <table:table-cell office:value-type="string" calcext:value-type="string">
            <text:p>Les noms des fichiers respectent une convention de nommage</text:p>
          </table:table-cell>
          <table:table-cell office:value-type="string" calcext:value-type="string">
            <text:p>non</text:p>
          </table:table-cell>
          <table:table-cell office:value-type="string" calcext:value-type="string">
            <text:p>C80</text:p>
          </table:table-cell>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URLFIC</text:p>
          </table:table-cell>
          <table:table-cell office:value-type="string" calcext:value-type="string">
            <text:p>Lien d’accès au fichier contenant le texte décrivant l'information</text:p>
          </table:table-cell>
          <table:table-cell office:value-type="string" calcext:value-type="string">
            <text:p>oui</text:p>
          </table:table-cell>
          <table:table-cell office:value-type="string" calcext:value-type="string">
            <text:p>Hyperlien</text:p>
          </table:table-cell>
          <table:table-cell office:value-type="string" calcext:value-type="string">
            <text:p>non</text:p>
          </table:table-cell>
          <table:table-cell office:value-type="string" calcext:value-type="string">
            <text:p>C254</text:p>
          </table:table-cell>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IDURBA</text:p>
          </table:table-cell>
          <table:table-cell office:value-type="string" calcext:value-type="string">
            <text:p>Identifiant du document d'urbanisme. Constitue une clé externe dans les autres tables du lot de données</text:p>
          </table:table-cell>
          <table:table-cell office:value-type="string" calcext:value-type="string">
            <text:p>non</text:p>
          </table:table-cell>
          <table:table-cell office:value-type="string" calcext:value-type="string">
            <text:p>&lt;INSEE&gt;_CC_&lt;DATAPPRO&gt;</text:p>
          </table:table-cell>
          <table:table-cell office:value-type="string" calcext:value-type="string">
            <text:p>non</text:p>
          </table:table-cell>
          <table:table-cell office:value-type="string" calcext:value-type="string">
            <text:p>C30</text:p>
          </table:table-cell>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DATVALID</text:p>
          </table:table-cell>
          <table:table-cell office:value-type="string" calcext:value-type="string">
            <text:p>Date de la mise à jour de la carte communale ayant pour objet l'annexion du périmètre d'information au document d'urbanisme. La date de validation est donc antérieure ou égale à la date d'approbation du document d'urbanisme auquel appartient le périmètre d’information.</text:p>
          </table:table-cell>
          <table:table-cell office:value-type="string" calcext:value-type="string">
            <text:p>oui</text:p>
          </table:table-cell>
          <table:table-cell office:value-type="string" calcext:value-type="string">
            <text:p>Antérieure ou égale à DATAPPRO</text:p>
          </table:table-cell>
          <table:table-cell office:value-type="string" calcext:value-type="string">
            <text:p>non</text:p>
          </table:table-cell>
          <table:table-cell office:value-type="string" calcext:value-type="string">
            <text:p>C8</text:p>
          </table:table-cell>
        </table:table-row>
        <table:table-row table:style-name="ro1">
          <table:table-cell office:value-type="string" calcext:value-type="string">
            <text:p>HABILLAGE</text:p>
          </table:table-cell>
          <table:table-cell office:value-type="string" calcext:value-type="string">
            <text:p>oui</text:p>
          </table:table-cell>
          <table:table-cell office:value-type="string" calcext:value-type="string">
            <text:p>NATTRAC</text:p>
          </table:table-cell>
          <table:table-cell office:value-type="string" calcext:value-type="string">
            <text:p>Description de la nature de l'élément d'habillage</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cell office:value-type="string" calcext:value-type="string">
            <text:p>C40</text:p>
          </table:table-cell>
        </table:table-row>
        <table:table-row table:style-name="ro1">
          <table:table-cell office:value-type="string" calcext:value-type="string">
            <text:p>HABILLAGE</text:p>
          </table:table-cell>
          <table:table-cell office:value-type="string" calcext:value-type="string">
            <text:p>oui</text:p>
          </table:table-cell>
          <table:table-cell office:value-type="string" calcext:value-type="string">
            <text:p>COULEUR</text:p>
          </table:table-cell>
          <table:table-cell office:value-type="string" calcext:value-type="string">
            <text:p>Couleur de l’élément graphique, sous la forme rouge-vert-bleu (RVB)</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cell office:value-type="string" calcext:value-type="string">
            <text:p>C11</text:p>
          </table:table-cell>
        </table:table-row>
        <table:table-row table:style-name="ro1">
          <table:table-cell office:value-type="string" calcext:value-type="string">
            <text:p>HABILLAGE</text:p>
          </table:table-cell>
          <table:table-cell office:value-type="string" calcext:value-type="string">
            <text:p>oui</text:p>
          </table:table-cell>
          <table:table-cell office:value-type="string" calcext:value-type="string">
            <text:p>IDURBA</text:p>
          </table:table-cell>
          <table:table-cell office:value-type="string" calcext:value-type="string">
            <text:p>Identifiant du document d'urbanisme. Constitue une clé externe dans les autres tables du lot de données</text:p>
          </table:table-cell>
          <table:table-cell office:value-type="string" calcext:value-type="string">
            <text:p>non</text:p>
          </table:table-cell>
          <table:table-cell office:value-type="string" calcext:value-type="string">
            <text:p>&lt;INSEE&gt;_CC_&lt;DATAPPRO&gt;</text:p>
          </table:table-cell>
          <table:table-cell office:value-type="string" calcext:value-type="string">
            <text:p>non</text:p>
          </table:table-cell>
          <table:table-cell office:value-type="string" calcext:value-type="string">
            <text:p>C30</text:p>
          </table:table-cell>
        </table:table-row>
        <table:table-row table:style-name="ro1">
          <table:table-cell office:value-type="string" calcext:value-type="string">
            <text:p>HABILLAGE_TXT</text:p>
          </table:table-cell>
          <table:table-cell office:value-type="string" calcext:value-type="string">
            <text:p>oui</text:p>
          </table:table-cell>
          <table:table-cell office:value-type="string" calcext:value-type="string">
            <text:p>NATECR</text:p>
          </table:table-cell>
          <table:table-cell office:value-type="string" calcext:value-type="string">
            <text:p>Description de la nature de l'écriture</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cell office:value-type="string" calcext:value-type="string">
            <text:p>C40</text:p>
          </table:table-cell>
        </table:table-row>
        <table:table-row table:style-name="ro1">
          <table:table-cell office:value-type="string" calcext:value-type="string">
            <text:p>HABILLAGE_TXT</text:p>
          </table:table-cell>
          <table:table-cell office:value-type="string" calcext:value-type="string">
            <text:p>oui</text:p>
          </table:table-cell>
          <table:table-cell office:value-type="string" calcext:value-type="string">
            <text:p>TXT</text:p>
          </table:table-cell>
          <table:table-cell office:value-type="string" calcext:value-type="string">
            <text:p>Texte de l’écriture</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cell office:value-type="string" calcext:value-type="string">
            <text:p>C80</text:p>
          </table:table-cell>
        </table:table-row>
        <table:table-row table:style-name="ro1">
          <table:table-cell office:value-type="string" calcext:value-type="string">
            <text:p>HABILLAGE_TXT</text:p>
          </table:table-cell>
          <table:table-cell office:value-type="string" calcext:value-type="string">
            <text:p>oui</text:p>
          </table:table-cell>
          <table:table-cell office:value-type="string" calcext:value-type="string">
            <text:p>POLICE</text:p>
          </table:table-cell>
          <table:table-cell office:value-type="string" calcext:value-type="string">
            <text:p>Nom de la police d'écriture</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cell office:value-type="string" calcext:value-type="string">
            <text:p>C40</text:p>
          </table:table-cell>
        </table:table-row>
        <table:table-row table:style-name="ro1">
          <table:table-cell office:value-type="string" calcext:value-type="string">
            <text:p>HABILLAGE_TXT</text:p>
          </table:table-cell>
          <table:table-cell office:value-type="string" calcext:value-type="string">
            <text:p>oui</text:p>
          </table:table-cell>
          <table:table-cell office:value-type="string" calcext:value-type="string">
            <text:p>TAILLE</text:p>
          </table:table-cell>
          <table:table-cell office:value-type="string" calcext:value-type="string">
            <text:p>Taille des caractères en point</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cell office:value-type="string" calcext:value-type="string">
            <text:p>entier</text:p>
          </table:table-cell>
        </table:table-row>
        <table:table-row table:style-name="ro1">
          <table:table-cell office:value-type="string" calcext:value-type="string">
            <text:p>HABILLAGE_TXT</text:p>
          </table:table-cell>
          <table:table-cell office:value-type="string" calcext:value-type="string">
            <text:p>oui</text:p>
          </table:table-cell>
          <table:table-cell office:value-type="string" calcext:value-type="string">
            <text:p>STYLE</text:p>
          </table:table-cell>
          <table:table-cell office:value-type="string" calcext:value-type="string">
            <text:p>Style d'écriture</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cell office:value-type="string" calcext:value-type="string">
            <text:p>C40</text:p>
          </table:table-cell>
        </table:table-row>
        <table:table-row table:style-name="ro1">
          <table:table-cell office:value-type="string" calcext:value-type="string">
            <text:p>HABILLAGE_TXT</text:p>
          </table:table-cell>
          <table:table-cell office:value-type="string" calcext:value-type="string">
            <text:p>oui</text:p>
          </table:table-cell>
          <table:table-cell office:value-type="string" calcext:value-type="string">
            <text:p>COULEUR</text:p>
          </table:table-cell>
          <table:table-cell office:value-type="string" calcext:value-type="string">
            <text:p>Couleur de l’élément graphique, sous la forme rouge-vert-bleu (RVB)</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cell office:value-type="string" calcext:value-type="string">
            <text:p>C11</text:p>
          </table:table-cell>
        </table:table-row>
        <table:table-row table:style-name="ro1">
          <table:table-cell office:value-type="string" calcext:value-type="string">
            <text:p>HABILLAGE_TXT</text:p>
          </table:table-cell>
          <table:table-cell office:value-type="string" calcext:value-type="string">
            <text:p>oui</text:p>
          </table:table-cell>
          <table:table-cell office:value-type="string" calcext:value-type="string">
            <text:p>ANGLE</text:p>
          </table:table-cell>
          <table:table-cell office:value-type="string" calcext:value-type="string">
            <text:p>Angle de l'écriture exprimé en degré, par rapport à l'horizontale, dans le sens trigonométrique</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cell office:value-type="string" calcext:value-type="string">
            <text:p>entier</text:p>
          </table:table-cell>
        </table:table-row>
        <table:table-row table:style-name="ro1">
          <table:table-cell office:value-type="string" calcext:value-type="string">
            <text:p>HABILLAGE_TXT</text:p>
          </table:table-cell>
          <table:table-cell office:value-type="string" calcext:value-type="string">
            <text:p>oui</text:p>
          </table:table-cell>
          <table:table-cell office:value-type="string" calcext:value-type="string">
            <text:p>IDURBA</text:p>
          </table:table-cell>
          <table:table-cell office:value-type="string" calcext:value-type="string">
            <text:p>Identifiant du document d'urbanisme. Constitue une clé externe dans les autres tables du lot de données</text:p>
          </table:table-cell>
          <table:table-cell office:value-type="string" calcext:value-type="string">
            <text:p>non</text:p>
          </table:table-cell>
          <table:table-cell office:value-type="string" calcext:value-type="string">
            <text:p>&lt;INSEE&gt;_CC_&lt;DATAPPRO&gt;</text:p>
          </table:table-cell>
          <table:table-cell office:value-type="string" calcext:value-type="string">
            <text:p>non</text:p>
          </table:table-cell>
          <table:table-cell office:value-type="string" calcext:value-type="string">
            <text:p>C30</text:p>
          </table:table-cell>
        </table:table-row>
        <table:table-row table:style-name="ro1">
          <table:table-cell office:value-type="string" calcext:value-type="string">
            <text:p>DOC_URBA</text:p>
          </table:table-cell>
          <table:table-cell office:value-type="string" calcext:value-type="string">
            <text:p>non</text:p>
          </table:table-cell>
          <table:table-cell office:value-type="string" calcext:value-type="string">
            <text:p>IDURBA</text:p>
          </table:table-cell>
          <table:table-cell office:value-type="string" calcext:value-type="string">
            <text:p>Identifiant du document d'urbanisme : constitue une clé externe dans les autres tables du lot de données</text:p>
          </table:table-cell>
          <table:table-cell office:value-type="string" calcext:value-type="string">
            <text:p>non</text:p>
          </table:table-cell>
          <table:table-cell office:value-type="string" calcext:value-type="string">
            <text:p>Format : &lt;INSEE/SIREN&gt;_&lt;TYPEDOC&gt;_&lt;DATAPPRO&gt;{_CodeDU}</text:p>
          </table:table-cell>
          <table:table-cell office:value-type="string" calcext:value-type="string">
            <text:p>non</text:p>
          </table:table-cell>
          <table:table-cell office:value-type="string" calcext:value-type="string">
            <text:p>C30</text:p>
          </table:table-cell>
        </table:table-row>
        <table:table-row table:style-name="ro1">
          <table:table-cell office:value-type="string" calcext:value-type="string">
            <text:p>DOC_URBA</text:p>
          </table:table-cell>
          <table:table-cell office:value-type="string" calcext:value-type="string">
            <text:p>non</text:p>
          </table:table-cell>
          <table:table-cell office:value-type="string" calcext:value-type="string">
            <text:p>TYPEDOC</text:p>
          </table:table-cell>
          <table:table-cell office:value-type="string" calcext:value-type="string">
            <text:p>Type du document d’urbanisme</text:p>
          </table:table-cell>
          <table:table-cell office:value-type="string" calcext:value-type="string">
            <text:p>non</text:p>
          </table:table-cell>
          <table:table-cell office:value-type="string" calcext:value-type="string">
            <text:p>null</text:p>
          </table:table-cell>
          <table:table-cell office:value-type="string" calcext:value-type="string">
            <text:p>oui</text:p>
          </table:table-cell>
          <table:table-cell office:value-type="string" calcext:value-type="string">
            <text:p>C4</text:p>
          </table:table-cell>
        </table:table-row>
        <table:table-row table:style-name="ro1">
          <table:table-cell office:value-type="string" calcext:value-type="string">
            <text:p>DOC_URBA</text:p>
          </table:table-cell>
          <table:table-cell office:value-type="string" calcext:value-type="string">
            <text:p>non</text:p>
          </table:table-cell>
          <table:table-cell office:value-type="string" calcext:value-type="string">
            <text:p>ETAT</text:p>
          </table:table-cell>
          <table:table-cell office:value-type="string" calcext:value-type="string">
            <text:p>Forme du document au regard de sa procédure ou de son annulation contentieuse.</text:p>
          </table:table-cell>
          <table:table-cell office:value-type="string" calcext:value-type="string">
            <text:p>non</text:p>
          </table:table-cell>
          <table:table-cell office:value-type="string" calcext:value-type="string">
            <text:p>null</text:p>
          </table:table-cell>
          <table:table-cell office:value-type="string" calcext:value-type="string">
            <text:p>oui</text:p>
          </table:table-cell>
          <table:table-cell office:value-type="string" calcext:value-type="string">
            <text:p>C2</text:p>
          </table:table-cell>
        </table:table-row>
        <table:table-row table:style-name="ro1">
          <table:table-cell office:value-type="string" calcext:value-type="string">
            <text:p>DOC_URBA</text:p>
          </table:table-cell>
          <table:table-cell office:value-type="string" calcext:value-type="string">
            <text:p>non</text:p>
          </table:table-cell>
          <table:table-cell office:value-type="string" calcext:value-type="string">
            <text:p>NOMPROC</text:p>
          </table:table-cell>
          <table:table-cell office:value-type="string" calcext:value-type="string">
            <text:p>Nom de la dernière procédure (ou de la plus importante dans le cas de plusieurs procédures le même jour)</text:p>
          </table:table-cell>
          <table:table-cell office:value-type="string" calcext:value-type="string">
            <text:p>oui</text:p>
          </table:table-cell>
          <table:table-cell office:value-type="string" calcext:value-type="string">
            <text:p>null</text:p>
          </table:table-cell>
          <table:table-cell office:value-type="string" calcext:value-type="string">
            <text:p>oui</text:p>
          </table:table-cell>
          <table:table-cell office:value-type="string" calcext:value-type="string">
            <text:p>C10</text:p>
          </table:table-cell>
        </table:table-row>
        <table:table-row table:style-name="ro1">
          <table:table-cell office:value-type="string" calcext:value-type="string">
            <text:p>DOC_URBA</text:p>
          </table:table-cell>
          <table:table-cell office:value-type="string" calcext:value-type="string">
            <text:p>non</text:p>
          </table:table-cell>
          <table:table-cell office:value-type="string" calcext:value-type="string">
            <text:p>DATAPPRO</text:p>
          </table:table-cell>
          <table:table-cell office:value-type="string" calcext:value-type="string">
            <text:p>Date de l'approbation intervenue après la dernière procédure administrative ayant fait évoluer la carte communale. La carte communale étant approuvée par décision de l'autorité compétente puis transmise au préfet pour co-approbation, la date d'approbation correspond à cette date de co-approbation par le préfet (exception faite d’une modification simplifiée car cette procédure n’est pas co-approuvée par le préfet).</text:p>
          </table:table-cell>
          <table:table-cell office:value-type="string" calcext:value-type="string">
            <text:p>Condition</text:p>
          </table:table-cell>
          <table:table-cell office:value-type="string" calcext:value-type="string">
            <text:p>&lt;p&gt;Valeur vide interdite si l'état du document vaut 'Opposable'&lt;br /&gt;Valeur ‘00000000’ pour un document d’urbanisme en cours de procédure&lt;/p&gt;</text:p>
          </table:table-cell>
          <table:table-cell office:value-type="string" calcext:value-type="string">
            <text:p>non</text:p>
          </table:table-cell>
          <table:table-cell office:value-type="string" calcext:value-type="string">
            <text:p>C8</text:p>
          </table:table-cell>
        </table:table-row>
        <table:table-row table:style-name="ro1">
          <table:table-cell office:value-type="string" calcext:value-type="string">
            <text:p>DOC_URBA</text:p>
          </table:table-cell>
          <table:table-cell office:value-type="string" calcext:value-type="string">
            <text:p>non</text:p>
          </table:table-cell>
          <table:table-cell office:value-type="string" calcext:value-type="string">
            <text:p>DATEFIN</text:p>
          </table:table-cell>
          <table:table-cell office:value-type="string" calcext:value-type="string">
            <text:p>&lt;p&gt;Date de fin de validité du document. &lt;br /&gt;Si le document est remplacé, cette date correspond à la date d'approbation du document qui le remplace.&lt;br /&gt;Si le document est annulé, cette date correspond à la date d'annulation du document.&lt;/P&gt;</text:p>
          </table:table-cell>
          <table:table-cell office:value-type="string" calcext:value-type="string">
            <text:p>Condition</text:p>
          </table:table-cell>
          <table:table-cell office:value-type="string" calcext:value-type="string">
            <text:p>Valeur vide interdite si l'état du document vaut 04 'Annulé' ou 05 'Remplacé'</text:p>
          </table:table-cell>
          <table:table-cell office:value-type="string" calcext:value-type="string">
            <text:p>non</text:p>
          </table:table-cell>
          <table:table-cell office:value-type="string" calcext:value-type="string">
            <text:p>C8</text:p>
          </table:table-cell>
        </table:table-row>
        <table:table-row table:style-name="ro1">
          <table:table-cell office:value-type="string" calcext:value-type="string">
            <text:p>DOC_URBA</text:p>
          </table:table-cell>
          <table:table-cell office:value-type="string" calcext:value-type="string">
            <text:p>non</text:p>
          </table:table-cell>
          <table:table-cell office:value-type="string" calcext:value-type="string">
            <text:p>SIREN</text:p>
          </table:table-cell>
          <table:table-cell office:value-type="string" calcext:value-type="string">
            <text:p>Numéro SIREN de l'intercommunalité autorité compétente du document d'urbanisme</text:p>
          </table:table-cell>
          <table:table-cell office:value-type="string" calcext:value-type="string">
            <text:p>Condition</text:p>
          </table:table-cell>
          <table:table-cell table:style-name="ce5" office:value-type="string" calcext:value-type="string">
            <text:p>Valeur vide si l'autorité publique ayant approuvé le document n'est pas une intercommunalité</text:p>
          </table:table-cell>
          <table:table-cell office:value-type="string" calcext:value-type="string">
            <text:p>non</text:p>
          </table:table-cell>
          <table:table-cell office:value-type="string" calcext:value-type="string">
            <text:p>C9</text:p>
          </table:table-cell>
        </table:table-row>
        <table:table-row table:style-name="ro1">
          <table:table-cell office:value-type="string" calcext:value-type="string">
            <text:p>DOC_URBA</text:p>
          </table:table-cell>
          <table:table-cell office:value-type="string" calcext:value-type="string">
            <text:p>non</text:p>
          </table:table-cell>
          <table:table-cell office:value-type="string" calcext:value-type="string">
            <text:p>NOMREG</text:p>
          </table:table-cell>
          <table:table-cell office:value-type="string" calcext:value-type="string">
            <text:p>Nom ou référence du ficher contenant le règlement du document d'urbanisme</text:p>
          </table:table-cell>
          <table:table-cell office:value-type="string" calcext:value-type="string">
            <text:p>Condition</text:p>
          </table:table-cell>
          <table:table-cell office:value-type="string" calcext:value-type="string">
            <text:p>Les noms des fichiers respectent une convention de nommage&lt;br /&gt;valeur vide interdite (sauf si URLREG est renseigné)</text:p>
          </table:table-cell>
          <table:table-cell office:value-type="string" calcext:value-type="string">
            <text:p>non</text:p>
          </table:table-cell>
          <table:table-cell office:value-type="string" calcext:value-type="string">
            <text:p>C80</text:p>
          </table:table-cell>
        </table:table-row>
        <table:table-row table:style-name="ro1">
          <table:table-cell office:value-type="string" calcext:value-type="string">
            <text:p>DOC_URBA</text:p>
          </table:table-cell>
          <table:table-cell office:value-type="string" calcext:value-type="string">
            <text:p>non</text:p>
          </table:table-cell>
          <table:table-cell office:value-type="string" calcext:value-type="string">
            <text:p>URLREG</text:p>
          </table:table-cell>
          <table:table-cell office:value-type="string" calcext:value-type="string">
            <text:p>Lien d'accès au fichier du règlement intégral sous forme numérique</text:p>
          </table:table-cell>
          <table:table-cell office:value-type="string" calcext:value-type="string">
            <text:p>oui</text:p>
          </table:table-cell>
          <table:table-cell office:value-type="string" calcext:value-type="string">
            <text:p>Hyperlien</text:p>
          </table:table-cell>
          <table:table-cell office:value-type="string" calcext:value-type="string">
            <text:p>non</text:p>
          </table:table-cell>
          <table:table-cell office:value-type="string" calcext:value-type="string">
            <text:p>C254</text:p>
          </table:table-cell>
        </table:table-row>
        <table:table-row table:style-name="ro1">
          <table:table-cell office:value-type="string" calcext:value-type="string">
            <text:p>DOC_URBA</text:p>
          </table:table-cell>
          <table:table-cell office:value-type="string" calcext:value-type="string">
            <text:p>non</text:p>
          </table:table-cell>
          <table:table-cell office:value-type="string" calcext:value-type="string">
            <text:p>NOMPLAN</text:p>
          </table:table-cell>
          <table:table-cell office:value-type="string" calcext:value-type="string">
            <text:p>Nom ou référence du fichier du plan origine scanné ou d'une archive zip regroupant les plans scannés. Il s'agit du plan sur lequel figure le tampon juridique.</text:p>
          </table:table-cell>
          <table:table-cell office:value-type="string" calcext:value-type="string">
            <text:p>oui</text:p>
          </table:table-cell>
          <table:table-cell office:value-type="string" calcext:value-type="string">
            <text:p>Les noms des fichiers respectent une convention de nommage</text:p>
          </table:table-cell>
          <table:table-cell office:value-type="string" calcext:value-type="string">
            <text:p>non</text:p>
          </table:table-cell>
          <table:table-cell office:value-type="string" calcext:value-type="string">
            <text:p>C80</text:p>
          </table:table-cell>
        </table:table-row>
        <table:table-row table:style-name="ro1">
          <table:table-cell office:value-type="string" calcext:value-type="string">
            <text:p>DOC_URBA</text:p>
          </table:table-cell>
          <table:table-cell office:value-type="string" calcext:value-type="string">
            <text:p>non</text:p>
          </table:table-cell>
          <table:table-cell office:value-type="string" calcext:value-type="string">
            <text:p>URLPLAN</text:p>
          </table:table-cell>
          <table:table-cell office:value-type="string" calcext:value-type="string">
            <text:p>Lien d’accès au fichier du plan scanné, ou d'une archive zip regroupant les plans scannés</text:p>
          </table:table-cell>
          <table:table-cell office:value-type="string" calcext:value-type="string">
            <text:p>oui</text:p>
          </table:table-cell>
          <table:table-cell office:value-type="string" calcext:value-type="string">
            <text:p>Hyperlien</text:p>
          </table:table-cell>
          <table:table-cell office:value-type="string" calcext:value-type="string">
            <text:p>non</text:p>
          </table:table-cell>
          <table:table-cell office:value-type="string" calcext:value-type="string">
            <text:p>C254</text:p>
          </table:table-cell>
        </table:table-row>
        <table:table-row table:style-name="ro1">
          <table:table-cell office:value-type="string" calcext:value-type="string">
            <text:p>DOC_URBA</text:p>
          </table:table-cell>
          <table:table-cell office:value-type="string" calcext:value-type="string">
            <text:p>non</text:p>
          </table:table-cell>
          <table:table-cell office:value-type="string" calcext:value-type="string">
            <text:p>URLPE</text:p>
          </table:table-cell>
          <table:table-cell office:value-type="string" calcext:value-type="string">
            <text:p>Lien d’accès à l’archive zip comprenant l’ensemble des pièces écrites</text:p>
          </table:table-cell>
          <table:table-cell office:value-type="string" calcext:value-type="string">
            <text:p>oui</text:p>
          </table:table-cell>
          <table:table-cell office:value-type="string" calcext:value-type="string">
            <text:p>Hyperlien</text:p>
          </table:table-cell>
          <table:table-cell office:value-type="string" calcext:value-type="string">
            <text:p>non</text:p>
          </table:table-cell>
          <table:table-cell office:value-type="string" calcext:value-type="string">
            <text:p>C254</text:p>
          </table:table-cell>
        </table:table-row>
        <table:table-row table:style-name="ro1">
          <table:table-cell office:value-type="string" calcext:value-type="string">
            <text:p>DOC_URBA</text:p>
          </table:table-cell>
          <table:table-cell office:value-type="string" calcext:value-type="string">
            <text:p>non</text:p>
          </table:table-cell>
          <table:table-cell office:value-type="string" calcext:value-type="string">
            <text:p>SITEWEB</text:p>
          </table:table-cell>
          <table:table-cell office:value-type="string" calcext:value-type="string">
            <text:p>Page web du service de consultation du PLU offert par la collectivité locale</text:p>
          </table:table-cell>
          <table:table-cell office:value-type="string" calcext:value-type="string">
            <text:p>oui</text:p>
          </table:table-cell>
          <table:table-cell office:value-type="string" calcext:value-type="string">
            <text:p>La valeur vide signifie que le document n'est pas accessible sur internet ou que son adresse n'est pas connue.</text:p>
          </table:table-cell>
          <table:table-cell office:value-type="string" calcext:value-type="string">
            <text:p>non</text:p>
          </table:table-cell>
          <table:table-cell office:value-type="string" calcext:value-type="string">
            <text:p>C254</text:p>
          </table:table-cell>
        </table:table-row>
        <table:table-row table:style-name="ro1">
          <table:table-cell office:value-type="string" calcext:value-type="string">
            <text:p>DOC_URBA</text:p>
          </table:table-cell>
          <table:table-cell office:value-type="string" calcext:value-type="string">
            <text:p>non</text:p>
          </table:table-cell>
          <table:table-cell office:value-type="string" calcext:value-type="string">
            <text:p>TYPEREF</text:p>
          </table:table-cell>
          <table:table-cell office:value-type="string" calcext:value-type="string">
            <text:p>Référentiel cadastral utilisé lors de la numérisation des documents graphiques</text:p>
          </table:table-cell>
          <table:table-cell office:value-type="string" calcext:value-type="string">
            <text:p>oui</text:p>
          </table:table-cell>
          <table:table-cell office:value-type="string" calcext:value-type="string">
            <text:p>La valeur vide signifie que le référentiel de saisie n'est pas connu ou n'a pas pu être identifié</text:p>
          </table:table-cell>
          <table:table-cell office:value-type="string" calcext:value-type="string">
            <text:p>oui</text:p>
          </table:table-cell>
          <table:table-cell office:value-type="string" calcext:value-type="string">
            <text:p>C2</text:p>
          </table:table-cell>
        </table:table-row>
        <table:table-row table:style-name="ro1">
          <table:table-cell office:value-type="string" calcext:value-type="string">
            <text:p>DOC_URBA</text:p>
          </table:table-cell>
          <table:table-cell office:value-type="string" calcext:value-type="string">
            <text:p>non</text:p>
          </table:table-cell>
          <table:table-cell office:value-type="string" calcext:value-type="string">
            <text:p>DATEREF</text:p>
          </table:table-cell>
          <table:table-cell office:value-type="string" calcext:value-type="string">
            <text:p>Date d'actualité ou de mise à jour du référentiel cadastral utilisé</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cell office:value-type="string" calcext:value-type="string">
            <text:p>C8</text:p>
          </table:table-cell>
        </table:table-row>
        <table:table-row table:style-name="ro1">
          <table:table-cell office:value-type="string" calcext:value-type="string">
            <text:p>DOC_URBA_COM</text:p>
          </table:table-cell>
          <table:table-cell office:value-type="string" calcext:value-type="string">
            <text:p>non</text:p>
          </table:table-cell>
          <table:table-cell office:value-type="string" calcext:value-type="string">
            <text:p>IDURBA</text:p>
          </table:table-cell>
          <table:table-cell office:value-type="string" calcext:value-type="string">
            <text:p>Identifiant du document d'urbanisme : constitue une clé externe dans les autres tables du lot de données</text:p>
          </table:table-cell>
          <table:table-cell office:value-type="string" calcext:value-type="string">
            <text:p>non</text:p>
          </table:table-cell>
          <table:table-cell office:value-type="string" calcext:value-type="string">
            <text:p>Format : &lt;INSEE/SIREN&gt;_&lt;TYPEDOC&gt;_&lt;DATAPPRO&gt;{_CodeDU}</text:p>
          </table:table-cell>
          <table:table-cell office:value-type="string" calcext:value-type="string">
            <text:p>non</text:p>
          </table:table-cell>
          <table:table-cell office:value-type="string" calcext:value-type="string">
            <text:p>C20</text:p>
          </table:table-cell>
        </table:table-row>
        <table:table-row table:style-name="ro1">
          <table:table-cell office:value-type="string" calcext:value-type="string">
            <text:p>DOC_URBA_COM</text:p>
          </table:table-cell>
          <table:table-cell office:value-type="string" calcext:value-type="string">
            <text:p>non</text:p>
          </table:table-cell>
          <table:table-cell office:value-type="string" calcext:value-type="string">
            <text:p>INSEE</text:p>
          </table:table-cell>
          <table:table-cell office:value-type="string" calcext:value-type="string">
            <text:p>Code INSEE de la commune sur laquelle il s’applique</text:p>
          </table:table-cell>
          <table:table-cell office:value-type="string" calcext:value-type="string">
            <text:p>non</text:p>
          </table:table-cell>
          <table:table-cell office:value-type="string" calcext:value-type="string">
            <text:p>null</text:p>
          </table:table-cell>
          <table:table-cell/>
          <table:table-cell office:value-type="string" calcext:value-type="string">
            <text:p>C5</text:p>
          </table:table-cell>
        </table:table-row>
      </table:table>
      <table:table table:name="details_attributs" table:style-name="ta1">
        <table:table-column table:style-name="co9" table:number-columns-repeated="2" table:default-cell-style-name="ce3"/>
        <table:table-column table:style-name="co9" table:number-columns-repeated="2" table:default-cell-style-name="ce4"/>
        <table:table-column table:style-name="co10" table:default-cell-style-name="ce3"/>
        <table:table-column table:style-name="co9" table:default-cell-style-name="ce3"/>
        <table:table-column table:style-name="co9" table:default-cell-style-name="Default"/>
        <table:table-column table:style-name="co9" table:default-cell-style-name="ce3"/>
        <table:table-row table:style-name="ro1">
          <table:table-cell office:value-type="string" calcext:value-type="string">
            <text:p>Document</text:p>
          </table:table-cell>
          <table:table-cell office:value-type="string" calcext:value-type="string">
            <text:p>Champ</text:p>
          </table:table-cell>
          <table:table-cell office:value-type="string" calcext:value-type="string">
            <text:p>Code</text:p>
          </table:table-cell>
          <table:table-cell office:value-type="string" calcext:value-type="string">
            <text:p>Sous-code</text:p>
          </table:table-cell>
          <table:table-cell office:value-type="string" calcext:value-type="string">
            <text:p>Libelle_court</text:p>
          </table:table-cell>
          <table:table-cell office:value-type="string" calcext:value-type="string">
            <text:p>Libelle_long</text:p>
          </table:table-cell>
          <table:table-cell table:style-name="ce3" office:value-type="string" calcext:value-type="string">
            <text:p>Référence législative</text:p>
          </table:table-cell>
          <table:table-cell office:value-type="string" calcext:value-type="string">
            <text:p>Référence réglementaire</text:p>
          </table:table-cell>
        </table:table-row>
        <table:table-row table:style-name="ro1">
          <table:table-cell table:style-name="Default" office:value-type="string" calcext:value-type="string">
            <text:p>SECTEUR_CC</text:p>
          </table:table-cell>
          <table:table-cell table:style-name="Default" office:value-type="string" calcext:value-type="string">
            <text:p>LIBELLE</text:p>
          </table:table-cell>
          <table:table-cell table:number-columns-repeated="2" table:style-name="Default" office:value-type="string" calcext:value-type="string">
            <text:p>null</text:p>
          </table:table-cell>
          <table:table-cell table:style-name="Default" office:value-type="string" calcext:value-type="string">
            <text:p>ZC</text:p>
          </table:table-cell>
          <table:table-cell table:style-name="Default" office:value-type="string" calcext:value-type="string">
            <text:p>Secteur ouvert à la construction</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table:style-name="Default" office:value-type="string" calcext:value-type="string">
            <text:p>SECTEUR_CC</text:p>
          </table:table-cell>
          <table:table-cell table:style-name="Default" office:value-type="string" calcext:value-type="string">
            <text:p>LIBELLE</text:p>
          </table:table-cell>
          <table:table-cell table:number-columns-repeated="2" table:style-name="Default" office:value-type="string" calcext:value-type="string">
            <text:p>null</text:p>
          </table:table-cell>
          <table:table-cell table:style-name="Default" office:value-type="string" calcext:value-type="string">
            <text:p>ZCa</text:p>
          </table:table-cell>
          <table:table-cell table:style-name="Default" office:value-type="string" calcext:value-type="string">
            <text:p>Secteur réservé aux activités</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table:style-name="Default" office:value-type="string" calcext:value-type="string">
            <text:p>SECTEUR_CC</text:p>
          </table:table-cell>
          <table:table-cell table:style-name="Default" office:value-type="string" calcext:value-type="string">
            <text:p>LIBELLE</text:p>
          </table:table-cell>
          <table:table-cell table:number-columns-repeated="2" table:style-name="Default" office:value-type="string" calcext:value-type="string">
            <text:p>null</text:p>
          </table:table-cell>
          <table:table-cell table:style-name="Default" office:value-type="string" calcext:value-type="string">
            <text:p>ZnC</text:p>
          </table:table-cell>
          <table:table-cell table:style-name="Default" office:value-type="string" calcext:value-type="string">
            <text:p>Secteur non ouvert à la construction, sauf exceptions prévues par la loi</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table:style-name="Default" office:value-type="string" calcext:value-type="string">
            <text:p>SECTEUR_CC</text:p>
          </table:table-cell>
          <table:table-cell table:style-name="Default" office:value-type="string" calcext:value-type="string">
            <text:p>LIBELLE</text:p>
          </table:table-cell>
          <table:table-cell table:number-columns-repeated="2" table:style-name="Default" office:value-type="string" calcext:value-type="string">
            <text:p>null</text:p>
          </table:table-cell>
          <table:table-cell table:style-name="Default" office:value-type="string" calcext:value-type="string">
            <text:p>RNU</text:p>
          </table:table-cell>
          <table:table-cell table:style-name="Default" office:value-type="string" calcext:value-type="string">
            <text:p>Zone non couverte par la carte communale (soumise au Règlement National de l’Urbanisme).</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table:style-name="Default" office:value-type="string" calcext:value-type="string">
            <text:p>SECTEUR_CC</text:p>
          </table:table-cell>
          <table:table-cell table:style-name="Default" office:value-type="string" calcext:value-type="string">
            <text:p>LIBELONG</text:p>
          </table:table-cell>
          <table:table-cell table:number-columns-repeated="2" table:style-name="Default" office:value-type="string" calcext:value-type="string">
            <text:p>null</text:p>
          </table:table-cell>
          <table:table-cell table:style-name="Default" office:value-type="string" calcext:value-type="string">
            <text:p>ZC</text:p>
          </table:table-cell>
          <table:table-cell table:style-name="Default" office:value-type="string" calcext:value-type="string">
            <text:p>Secteur ouvert à la construction</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table:style-name="Default" office:value-type="string" calcext:value-type="string">
            <text:p>SECTEUR_CC</text:p>
          </table:table-cell>
          <table:table-cell table:style-name="Default" office:value-type="string" calcext:value-type="string">
            <text:p>LIBELONG</text:p>
          </table:table-cell>
          <table:table-cell table:number-columns-repeated="2" table:style-name="Default" office:value-type="string" calcext:value-type="string">
            <text:p>null</text:p>
          </table:table-cell>
          <table:table-cell table:style-name="Default" office:value-type="string" calcext:value-type="string">
            <text:p>ZCa</text:p>
          </table:table-cell>
          <table:table-cell table:style-name="Default" office:value-type="string" calcext:value-type="string">
            <text:p>Secteur réservé aux activités</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table:style-name="Default" office:value-type="string" calcext:value-type="string">
            <text:p>SECTEUR_CC</text:p>
          </table:table-cell>
          <table:table-cell table:style-name="Default" office:value-type="string" calcext:value-type="string">
            <text:p>LIBELONG</text:p>
          </table:table-cell>
          <table:table-cell table:number-columns-repeated="2" table:style-name="Default" office:value-type="string" calcext:value-type="string">
            <text:p>null</text:p>
          </table:table-cell>
          <table:table-cell table:style-name="Default" office:value-type="string" calcext:value-type="string">
            <text:p>ZnC</text:p>
          </table:table-cell>
          <table:table-cell table:style-name="Default" office:value-type="string" calcext:value-type="string">
            <text:p>Secteur non ouvert à la construction, sauf exceptions prévues par la loi</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table:style-name="Default" office:value-type="string" calcext:value-type="string">
            <text:p>SECTEUR_CC</text:p>
          </table:table-cell>
          <table:table-cell table:style-name="Default" office:value-type="string" calcext:value-type="string">
            <text:p>LIBELONG</text:p>
          </table:table-cell>
          <table:table-cell table:number-columns-repeated="2" table:style-name="Default" office:value-type="string" calcext:value-type="string">
            <text:p>null</text:p>
          </table:table-cell>
          <table:table-cell table:style-name="Default" office:value-type="string" calcext:value-type="string">
            <text:p>RNU</text:p>
          </table:table-cell>
          <table:table-cell table:style-name="Default" office:value-type="string" calcext:value-type="string">
            <text:p>Zone non couverte par la carte communale (soumise au Règlement National de l’Urbanisme).</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table:style-name="Default" office:value-type="string" calcext:value-type="string">
            <text:p>SECTEUR_CC</text:p>
          </table:table-cell>
          <table:table-cell table:style-name="Default" office:value-type="string" calcext:value-type="string">
            <text:p>TYPESECT</text:p>
          </table:table-cell>
          <table:table-cell table:style-name="ce1" office:value-type="string" calcext:value-type="string">
            <text:p>01</text:p>
          </table:table-cell>
          <table:table-cell table:style-name="Default" office:value-type="string" calcext:value-type="string">
            <text:p>null</text:p>
          </table:table-cell>
          <table:table-cell table:style-name="Default" office:value-type="string" calcext:value-type="string">
            <text:p>ZC</text:p>
          </table:table-cell>
          <table:table-cell table:style-name="Default" office:value-type="string" calcext:value-type="string">
            <text:p>Secteur ouvert à la construction</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table:style-name="Default" office:value-type="string" calcext:value-type="string">
            <text:p>SECTEUR_CC</text:p>
          </table:table-cell>
          <table:table-cell table:style-name="Default" office:value-type="string" calcext:value-type="string">
            <text:p>TYPESECT</text:p>
          </table:table-cell>
          <table:table-cell table:style-name="ce1" office:value-type="string" calcext:value-type="string">
            <text:p>02</text:p>
          </table:table-cell>
          <table:table-cell table:style-name="Default" office:value-type="string" calcext:value-type="string">
            <text:p>null</text:p>
          </table:table-cell>
          <table:table-cell table:style-name="Default" office:value-type="string" calcext:value-type="string">
            <text:p>ZCa</text:p>
          </table:table-cell>
          <table:table-cell table:style-name="Default" office:value-type="string" calcext:value-type="string">
            <text:p>Secteur réservé aux activités</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table:style-name="Default" office:value-type="string" calcext:value-type="string">
            <text:p>SECTEUR_CC</text:p>
          </table:table-cell>
          <table:table-cell table:style-name="Default" office:value-type="string" calcext:value-type="string">
            <text:p>TYPESECT</text:p>
          </table:table-cell>
          <table:table-cell table:style-name="ce1" office:value-type="string" calcext:value-type="string">
            <text:p>03</text:p>
          </table:table-cell>
          <table:table-cell table:style-name="Default" office:value-type="string" calcext:value-type="string">
            <text:p>null</text:p>
          </table:table-cell>
          <table:table-cell table:style-name="Default" office:value-type="string" calcext:value-type="string">
            <text:p>ZnC</text:p>
          </table:table-cell>
          <table:table-cell table:style-name="Default" office:value-type="string" calcext:value-type="string">
            <text:p>Secteur non ouvert à la construction, sauf exceptions prévues par la loi</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table:style-name="Default" office:value-type="string" calcext:value-type="string">
            <text:p>SECTEUR_CC</text:p>
          </table:table-cell>
          <table:table-cell table:style-name="Default" office:value-type="string" calcext:value-type="string">
            <text:p>TYPESECT</text:p>
          </table:table-cell>
          <table:table-cell table:style-name="ce1" office:value-type="string" calcext:value-type="string">
            <text:p>99</text:p>
          </table:table-cell>
          <table:table-cell table:style-name="Default" office:value-type="string" calcext:value-type="string">
            <text:p>null</text:p>
          </table:table-cell>
          <table:table-cell table:style-name="Default" office:value-type="string" calcext:value-type="string">
            <text:p>RNU</text:p>
          </table:table-cell>
          <table:table-cell table:style-name="Default" office:value-type="string" calcext:value-type="string">
            <text:p>Zone non couverte par la carte communale (soumise au Règlement National de l’Urbanisme).</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2</text:p>
          </table:table-cell>
          <table:table-cell office:value-type="string" calcext:value-type="string">
            <text:p>00</text:p>
          </table:table-cell>
          <table:table-cell/>
          <table:table-cell office:value-type="string" calcext:value-type="string">
            <text:p>Zone d’aménagement concerté</text:p>
          </table:table-cell>
          <table:table-cell office:value-type="string" calcext:value-type="string">
            <text:p>&lt;p&gt;&lt;a href="https://www.legifrance.gouv.fr/affichCode.do;jsessionid=60197FF3A5424CD371B6195D7E132D2B.tplgfr22s_3?idSectionTA=LEGISCTA000006128562&amp;cidTexte=LEGITEXT000006074075&amp;dateTexte=20201231"&gt;Livre III du Code de l'Urbanisme&lt;/a&gt;&lt;/p&gt;</text:p>
          </table:table-cell>
          <table:table-cell table:style-name="Default"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3</text:p>
          </table:table-cell>
          <table:table-cell office:value-type="string" calcext:value-type="string">
            <text:p>00</text:p>
          </table:table-cell>
          <table:table-cell/>
          <table:table-cell office:value-type="string" calcext:value-type="string">
            <text:p>Zone de préemption dans un espace naturel et sensible (information facultative non exigée par la loi)</text:p>
          </table:table-cell>
          <table:table-cell office:value-type="string" calcext:value-type="string">
            <text:p>&lt;p&gt;&lt;a href="https://www.legifrance.gouv.fr/affichCodeArticle.do?idArticle=LEGIARTI000031213356&amp;cidTexte=LEGITEXT000006074075"&gt;Article L215-1 du Code de l'Urbanisme&lt;/a&gt; : Pour mettre en œuvre la politique prévue à l'article &lt;a href="https://www.legifrance.gouv.fr/affichCodeArticle.do?cidTexte=LEGITEXT000006074075&amp;idArticle=LEGIARTI000031210321&amp;dateTexte=&amp;categorieLien=cid"&gt;L. 113-8&lt;/a&gt;, le département peut créer des zones de préemption dans les conditions définies au présent article. &lt;br /&gt;Dans les communes dotées d'un plan local d'urbanisme approuvé, les zones de préemption sont créées avec l'accord de la commune ou de l'établissement public de coopération intercommunale compétent en matière de plan local d'urbanisme. En l'absence d'un tel document, et à défaut d'accord des communes ou des établissements publics de coopération intercommunale compétents en matière de plan local d'urbanisme concernés, ces zones ne peuvent être créées par le département qu'avec l'accord de l'autorité administrative compétente de l'Etat.&lt;/p&gt;</text:p>
          </table:table-cell>
          <table:table-cell table:style-name="Default" office:value-type="string" calcext:value-type="string">
            <text:p>&lt;p&gt;&lt;a href="https://www.legifrance.gouv.fr/affichCodeArticle.do?idArticle=LEGIARTI000034354968&amp;cidTexte=LEGITEXT000006074075"&gt;Article R151-52 8°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4</text:p>
          </table:table-cell>
          <table:table-cell office:value-type="string" calcext:value-type="string">
            <text:p>00</text:p>
          </table:table-cell>
          <table:table-cell/>
          <table:table-cell office:value-type="string" calcext:value-type="string">
            <text:p>Périmètre de droit de préemption urbain</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4</text:p>
          </table:table-cell>
          <table:table-cell office:value-type="string" calcext:value-type="string">
            <text:p>01</text:p>
          </table:table-cell>
          <table:table-cell/>
          <table:table-cell office:value-type="string" calcext:value-type="string">
            <text:p>Périmètre de droit de préemption urbain renforcé</text:p>
          </table:table-cell>
          <table:table-cell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7°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5</text:p>
          </table:table-cell>
          <table:table-cell office:value-type="string" calcext:value-type="string">
            <text:p>00</text:p>
          </table:table-cell>
          <table:table-cell/>
          <table:table-cell office:value-type="string" calcext:value-type="string">
            <text:p>Zone d’aménagement différé</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7</text:p>
          </table:table-cell>
          <table:table-cell office:value-type="string" calcext:value-type="string">
            <text:p>00</text:p>
          </table:table-cell>
          <table:table-cell/>
          <table:table-cell office:value-type="string" calcext:value-type="string">
            <text:p>Périmètre de développement prioritaire économie d’énergie</text:p>
          </table:table-cell>
          <table:table-cell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7°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8</text:p>
          </table:table-cell>
          <table:table-cell office:value-type="string" calcext:value-type="string">
            <text:p>00</text:p>
          </table:table-cell>
          <table:table-cell/>
          <table:table-cell office:value-type="string" calcext:value-type="string">
            <text:p>Périmètre forestier : interdiction ou réglementation des plantations (code rural et de la pêche maritime), plantations à réaliser et semis d’essence forestière</text:p>
          </table:table-cell>
          <table:table-cell office:value-type="string" calcext:value-type="string">
            <text:p>null</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1°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9</text:p>
          </table:table-cell>
          <table:table-cell office:value-type="string" calcext:value-type="string">
            <text:p>00</text:p>
          </table:table-cell>
          <table:table-cell/>
          <table:table-cell office:value-type="string" calcext:value-type="string">
            <text:p>Périmètre minier de concession pour l’exploitation ou le stockage</text:p>
          </table:table-cell>
          <table:table-cell office:value-type="string" calcext:value-type="string">
            <text:p>null</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2°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0</text:p>
          </table:table-cell>
          <table:table-cell office:value-type="string" calcext:value-type="string">
            <text:p>00</text:p>
          </table:table-cell>
          <table:table-cell/>
          <table:table-cell office:value-type="string" calcext:value-type="string">
            <text:p>Zone de recherche et d’exploitation de carrière</text:p>
          </table:table-cell>
          <table:table-cell office:value-type="string" calcext:value-type="string">
            <text:p>null</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3°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1</text:p>
          </table:table-cell>
          <table:table-cell office:value-type="string" calcext:value-type="string">
            <text:p>00</text:p>
          </table:table-cell>
          <table:table-cell/>
          <table:table-cell office:value-type="string" calcext:value-type="string">
            <text:p>Périmètre des zones délimitées – divisions foncières soumises à déclaration préalable</text:p>
          </table:table-cell>
          <table:table-cell office:value-type="string" calcext:value-type="string">
            <text:p>null</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4°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2</text:p>
          </table:table-cell>
          <table:table-cell office:value-type="string" calcext:value-type="string">
            <text:p>00</text:p>
          </table:table-cell>
          <table:table-cell/>
          <table:table-cell office:value-type="string" calcext:value-type="string">
            <text:p>Périmètre de sursis à statuer</text:p>
          </table:table-cell>
          <table:table-cell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4°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3</text:p>
          </table:table-cell>
          <table:table-cell office:value-type="string" calcext:value-type="string">
            <text:p>00</text:p>
          </table:table-cell>
          <table:table-cell/>
          <table:table-cell office:value-type="string" calcext:value-type="string">
            <text:p>Secteur de programme d’aménagement d’ensemble</text:p>
          </table:table-cell>
          <table:table-cell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4°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4</text:p>
          </table:table-cell>
          <table:table-cell office:value-type="string" calcext:value-type="string">
            <text:p>00</text:p>
          </table:table-cell>
          <table:table-cell/>
          <table:table-cell office:value-type="string" calcext:value-type="string">
            <text:p>Périmètre de voisinage d’infrastructure de transport terrestre</text:p>
          </table:table-cell>
          <table:table-cell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4°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2">
          <table:table-cell office:value-type="string" calcext:value-type="string">
            <text:p>INFORMATION</text:p>
          </table:table-cell>
          <table:table-cell office:value-type="string" calcext:value-type="string">
            <text:p>STYPEINF</text:p>
          </table:table-cell>
          <table:table-cell office:value-type="string" calcext:value-type="string">
            <text:p>16</text:p>
          </table:table-cell>
          <table:table-cell office:value-type="string" calcext:value-type="string">
            <text:p>00</text:p>
          </table:table-cell>
          <table:table-cell/>
          <table:table-cell office:value-type="string" calcext:value-type="string">
            <text:p>Site archéologique (information facultative non exigée par la loi)</text:p>
          </table:table-cell>
          <table:table-cell office:value-type="string" calcext:value-type="string">
            <text:p>&lt;p&gt;&lt;a href="https://www.legifrance.gouv.fr/affichCodeArticle.do?idArticle=LEGIARTI000006845689&amp;cidTexte=LEGITEXT000006074236"&gt;Article L522-5 2<text:span text:style-name="T3">e</text:span> alinéa du Code du Patrimoine&lt;/a&gt; : Avec le concours des établissements publics ayant des activités de recherche archéologique et des collectivités territoriales, l'Etat dresse et met à jour la carte archéologique nationale. Cette carte rassemble et ordonne pour l'ensemble du territoire national les données archéologiques disponibles.&lt;br /&gt;Dans le cadre de l'établissement de la carte archéologique, l'Etat peut définir des zones où les projets d'aménagement affectant le sous-sol sont présumés faire l'objet de prescriptions archéologiques préalablement à leur réalisation.&lt;/p&gt;</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5°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7</text:p>
          </table:table-cell>
          <table:table-cell office:value-type="string" calcext:value-type="string">
            <text:p>00</text:p>
          </table:table-cell>
          <table:table-cell/>
          <table:table-cell office:value-type="string" calcext:value-type="string">
            <text:p>Zone à risque d’exposition au plomb</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9</text:p>
          </table:table-cell>
          <table:table-cell office:value-type="string" calcext:value-type="string">
            <text:p>01</text:p>
          </table:table-cell>
          <table:table-cell/>
          <table:table-cell office:value-type="string" calcext:value-type="string">
            <text:p>Zone d’assainissement collectif/non collectif, eaux usées/eaux pluviales, schéma de réseaux eau et assainissement, systèmes d’élimination des déchets</text:p>
          </table:table-cell>
          <table:table-cell office:value-type="string" calcext:value-type="string">
            <text:p>null</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6°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9</text:p>
          </table:table-cell>
          <table:table-cell office:value-type="string" calcext:value-type="string">
            <text:p>02</text:p>
          </table:table-cell>
          <table:table-cell/>
          <table:table-cell office:value-type="string" calcext:value-type="string">
            <text:p>Emplacements traitement eaux et déchets</text:p>
          </table:table-cell>
          <table:table-cell office:value-type="string" calcext:value-type="string">
            <text:p>null</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8°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0</text:p>
          </table:table-cell>
          <table:table-cell office:value-type="string" calcext:value-type="string">
            <text:p>00</text:p>
          </table:table-cell>
          <table:table-cell/>
          <table:table-cell office:value-type="string" calcext:value-type="string">
            <text:p>Règlement local de publicité</text:p>
          </table:table-cell>
          <table:table-cell office:value-type="string" calcext:value-type="string">
            <text:p>&lt;p&gt;&lt;a href="https://www.legifrance.gouv.fr/affichCodeArticle.do?idArticle=LEGIARTI000033034050&amp;cidTexte=LEGITEXT000006074220"&gt;Article L581-14 du Code de l'environnement&lt;/a&gt; : L'établissement public de coopération intercommunale compétent en matière de plan local d'urbanisme, la métropole de Lyon ou, à défaut, la commune peut élaborer sur l'ensemble du territoire de l'établissement public ou de la commune un règlement local de publicité qui adapte les dispositions prévues aux articles &lt;a href="https://www.legifrance.gouv.fr/affichCodeArticle.do?cidTexte=LEGITEXT000006074220&amp;idArticle=LEGIARTI000006834699&amp;dateTexte=&amp;categorieLien=cid"&gt;L. 581-9 et L. 581-10&lt;/a&gt;.&lt;br /&gt;Sous réserve des dispositions des articles &lt;a href="https://www.legifrance.gouv.fr/affichCodeArticle.do?cidTexte=LEGITEXT000006074220&amp;idArticle=LEGIARTI000006834687&amp;dateTexte=&amp;categorieLien=cid"&gt;L. 581-4&lt;/a&gt;, L. 581-8 et &lt;a href="https://www.legifrance.gouv.fr/affichCodeArticle.do?cidTexte=LEGITEXT000006074220&amp;idArticle=LEGIARTI000006834707&amp;dateTexte=&amp;categorieLien=cid"&gt;L. 581-13&lt;/a&gt;, le règlement local de publicité définit une ou plusieurs zones où s'applique une réglementation plus restrictive que les prescriptions du règlement national.&lt;br /&gt;Il peut aussi définir des zones dans lesquelles tout occupant d'un local commercial visible depuis la rue ou, à défaut d'occupant, tout propriétaire doit veiller à ce que l'aspect extérieur de ce local ne porte pas atteinte au caractère ou à l'intérêt des lieux avoisinants.&lt;br /&gt;La publicité supportée par des palissades de chantier ne peut être interdite, sauf lorsque celles-ci sont implantées dans les lieux visés aux 1° et 2° du I de l'article L. 581-8.&lt;br /&gt;Le cas échéant, les dispositions du règlement local de publicité doivent être compatibles avec les orientations de protection, de mise en valeur et de développement durable de la charte applicables à l'aire d'adhésion d'un parc national mentionnées au 2° du I de l'article &lt;a href="https://www.legifrance.gouv.fr/affichCodeArticle.do?cidTexte=LEGITEXT000006074220&amp;idArticle=LEGIARTI000033035403&amp;dateTexte=&amp;categorieLien=id"&gt;L. 331-3&lt;/a&gt;.&lt;br /&gt;Sur le territoire d'un parc naturel régional, le règlement local de publicité peut autoriser la publicité dans les conditions prévues aux articles L. 581-7 et L. 581-8 lorsque la charte du parc contient des orientations ou mesures relatives à la publicité, après avis du syndicat mixte d'aménagement et de gestion du parc.&lt;br /&gt;Les dispositions du règlement local de publicité doivent être compatibles avec la charte.&lt;br /&gt;Le sixième alinéa du présent article est opposable aux règlements locaux de publicité applicables sur le territoire d'un parc naturel régional dont le projet de charte a fait l'objet d'une enquête publique ouverte après la publication de la loi n° 2016-1087 du 8 août 2016 pour la reconquête de la biodiversité, de la nature et des paysages. Les règlements locaux de publicité doivent alors être abrogés ou mis en compatibilité avec la charte, dans un délai de trois ans à compter de la date de publication du décret approuvant la charte initiale ou révisée.&lt;/p&gt;</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8°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1</text:p>
          </table:table-cell>
          <table:table-cell office:value-type="string" calcext:value-type="string">
            <text:p>00</text:p>
          </table:table-cell>
          <table:table-cell/>
          <table:table-cell office:value-type="string" calcext:value-type="string">
            <text:p>Projet de plan de prévention des risques</text:p>
          </table:table-cell>
          <table:table-cell office:value-type="string" calcext:value-type="string">
            <text:p>&lt;p&gt;&lt;a href="https://www.legifrance.gouv.fr/affichCodeArticle.do?cidTexte=LEGITEXT000006074220&amp;idArticle=LEGIARTI000006834575"&gt;Article L562-2 du Code de l'environnement&lt;/a&gt; : Lorsqu'un projet de plan de prévention des risques naturels prévisibles contient certaines des dispositions mentionnées au 1° et au 2° du II de l'article &lt;a href="https://www.legifrance.gouv.fr/affichCodeArticle.do?cidTexte=LEGITEXT000006074220&amp;idArticle=LEGIARTI000006834573&amp;dateTexte=&amp;categorieLien=cid"&gt;L. 562-1&lt;/a&gt; et que l'urgence le justifie, le préfet peut, après consultation des maires concernés, les rendre immédiatement opposables à toute personne publique ou privée par une décision rendue publique. &lt;br /&gt;Ces dispositions cessent d'être opposables si elles ne sont pas reprises dans le plan approuvé.&lt;/p&gt;</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11°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2</text:p>
          </table:table-cell>
          <table:table-cell office:value-type="string" calcext:value-type="string">
            <text:p>00</text:p>
          </table:table-cell>
          <table:table-cell/>
          <table:table-cell office:value-type="string" calcext:value-type="string">
            <text:p>Protection des rives des plans d’eau en zone de montagne</text:p>
          </table:table-cell>
          <table:table-cell office:value-type="string" calcext:value-type="string">
            <text:p>null</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9°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3</text:p>
          </table:table-cell>
          <table:table-cell office:value-type="string" calcext:value-type="string">
            <text:p>00</text:p>
          </table:table-cell>
          <table:table-cell/>
          <table:table-cell office:value-type="string" calcext:value-type="string">
            <text:p>Arrêté du préfet coordonnateur de massif</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5</text:p>
          </table:table-cell>
          <table:table-cell office:value-type="string" calcext:value-type="string">
            <text:p>00</text:p>
          </table:table-cell>
          <table:table-cell/>
          <table:table-cell office:value-type="string" calcext:value-type="string">
            <text:p>Périmètre de protection des espaces agricoles et naturels périurbain</text:p>
          </table:table-cell>
          <table:table-cell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6°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7</text:p>
          </table:table-cell>
          <table:table-cell office:value-type="string" calcext:value-type="string">
            <text:p>00</text:p>
          </table:table-cell>
          <table:table-cell/>
          <table:table-cell office:value-type="string" calcext:value-type="string">
            <text:p>Plan d’exposition au bruit des aérodromes</text:p>
          </table:table-cell>
          <table:table-cell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3°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0</text:p>
          </table:table-cell>
          <table:table-cell office:value-type="string" calcext:value-type="string">
            <text:p>00</text:p>
          </table:table-cell>
          <table:table-cell/>
          <table:table-cell office:value-type="string" calcext:value-type="string">
            <text:p>Périmètre projet urbain partenarial</text:p>
          </table:table-cell>
          <table:table-cell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2°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1</text:p>
          </table:table-cell>
          <table:table-cell office:value-type="string" calcext:value-type="string">
            <text:p>00</text:p>
          </table:table-cell>
          <table:table-cell/>
          <table:table-cell office:value-type="string" calcext:value-type="string">
            <text:p>Périmètres patrimoniaux d’exclusion des matériaux et énergies renouvelables pris par délibération</text:p>
          </table:table-cell>
          <table:table-cell office:value-type="string" calcext:value-type="string">
            <text:p>&lt;p&gt;&lt;a href="https://www.legifrance.gouv.fr/affichCodeArticle.do;jsessionid=12D51BB9F92DAE9637E116CC73025817.tplgfr22s_3?idArticle=LEGIARTI000031211197&amp;cidTexte=LEGITEXT000006074075&amp;dateTexte=20160101&amp;categorieLien=id&amp;oldAction=&amp;nbResultRech="&gt;Article L151-17 2° du Code de l'Urbanisme&lt;/a&gt; : &lt;br /&gt;Le règlement peut définir, en fonction des circonstances locales, les règles concernant l'implantation des constructions.&lt;/p&gt;</text:p>
          </table:table-cell>
          <table:table-cell table:style-name="Default" office:value-type="string" calcext:value-type="string">
            <text:p>&lt;p&gt;&lt;a href="https://www.legifrance.gouv.fr/affichCodeArticle.do?idArticle=LEGIARTI000034354968&amp;cidTexte=LEGITEXT000006074075"&gt;Article R151-52 12°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2</text:p>
          </table:table-cell>
          <table:table-cell office:value-type="string" calcext:value-type="string">
            <text:p>00</text:p>
          </table:table-cell>
          <table:table-cell/>
          <table:table-cell office:value-type="string" calcext:value-type="string">
            <text:p>Secteur de taxe d’aménagement</text:p>
          </table:table-cell>
          <table:table-cell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1°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3</text:p>
          </table:table-cell>
          <table:table-cell office:value-type="string" calcext:value-type="string">
            <text:p>00</text:p>
          </table:table-cell>
          <table:table-cell/>
          <table:table-cell office:value-type="string" calcext:value-type="string">
            <text:p>Droit de préemption commercial (information facultative non exigée par la loi)</text:p>
          </table:table-cell>
          <table:table-cell office:value-type="string" calcext:value-type="string">
            <text:p>&lt;p&gt;&lt;a href="https://www.legifrance.gouv.fr/affichCodeArticle.do?idArticle=LEGIARTI000029108800&amp;cidTexte=LEGITEXT000006074075"&gt;Article L214-1 du Code de l'Urbanisme&lt;/a&gt; : Le conseil municipal peut, par délibération motivée, délimiter un périmètre de sauvegarde du commerce et de l'artisanat de proximité, à l'intérieur duquel sont soumises au droit de préemption institué par le présent chapitre les aliénations à titre onéreux de fonds artisanaux, de fonds de commerce ou de baux commerciaux.&lt;br /&gt;A l'intérieur de ce périmètre, sont également soumises au droit de préemption visé à l'alinéa précédent les aliénations à titre onéreux de terrains portant ou destinés à porter des commerces d'une surface de vente comprise entre 300 et 1 000 mètres carrés. &lt;br /&gt;Chaque aliénation à titre onéreux est subordonnée, à peine de nullité, à une déclaration préalable faite par le cédant à la commune. Cette déclaration précise le prix, l'activité de l'acquéreur pressenti, le nombre de salariés du cédant, la nature de leur contrat de travail et les conditions de la cession. Elle comporte également le bail commercial, le cas échéant, et précise le chiffre d'affaires lorsque la cession porte sur un bail commercial ou un fonds artisanal ou commercial. &lt;br /&gt;Le droit de préemption est exercé selon les modalités prévues par les articles &lt;a href="https://www.legifrance.gouv.fr/affichCodeArticle.do?cidTexte=LEGITEXT000006074075&amp;idArticle=LEGIARTI000006815130&amp;dateTexte=&amp;categorieLien=cid"&gt;L. 213-4 à L. 213-7&lt;/a&gt;. Le silence du titulaire du droit de préemption pendant le délai de deux mois à compter de la réception de cette déclaration vaut renonciation à l'exercice du droit de préemption. Le cédant peut alors réaliser la vente aux prix et conditions figurant dans sa déclaration.&lt;/p&gt;</text:p>
          </table:table-cell>
          <table:table-cell table:style-name="Default" office:value-type="string" calcext:value-type="string">
            <text:p>&lt;p&gt;&lt;a href="https://www.legifrance.gouv.fr/affichCodeArticle.do?idArticle=LEGIARTI000034354968&amp;cidTexte=LEGITEXT000006074075"&gt;Article R151-52 10°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4</text:p>
          </table:table-cell>
          <table:table-cell office:value-type="string" calcext:value-type="string">
            <text:p>00</text:p>
          </table:table-cell>
          <table:table-cell/>
          <table:table-cell office:value-type="string" calcext:value-type="string">
            <text:p>Périmètre d’opération d’intérêt national (information facultative non exigée par la loi)</text:p>
          </table:table-cell>
          <table:table-cell office:value-type="string" calcext:value-type="string">
            <text:p>&lt;p&gt;&lt;a href="https://www.legifrance.gouv.fr/affichCodeArticle.do;jsessionid=968DF5E0F32EFA4C92C7544A801B1701.tplgfr36s_3?idArticle=LEGIARTI000037666425&amp;cidTexte=LEGITEXT000006074075&amp;dateTexte=20200228"&gt;Article L102-12 du Code de l'Urbanisme&lt;/a&gt; : Une opération d'aménagement qui répond à des enjeux d'une importance telle qu'elle nécessite une mobilisation de la collectivité nationale et à laquelle l'Etat décide par conséquent de consacrer des moyens particuliers peut être qualifiée d'opération d'intérêt national par un décret en Conseil d'Etat qui l'inscrit sur la liste des opérations auxquelles cette qualité est reconnue.&lt;br /&gt;L'établissement public de coopération intercommunale à fiscalité propre compétent en matière d'opérations d'aménagement ou la métropole de Lyon ainsi que les communes, les départements et les régions dont le territoire est inclus en tout ou partie dans le périmètre de l'opération, sont consultés sur le projet d'opération d'intérêt national. L'avis intervient dans un délai de trois mois à compter de la saisine. Cet avis est réputé favorable s'il n'est pas intervenu avant l'expiration de ce délai.&lt;/p&gt;</text:p>
          </table:table-cell>
          <table:table-cell table:style-name="Default"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5</text:p>
          </table:table-cell>
          <table:table-cell office:value-type="string" calcext:value-type="string">
            <text:p>00</text:p>
          </table:table-cell>
          <table:table-cell/>
          <table:table-cell office:value-type="string" calcext:value-type="string">
            <text:p>Périmètre de secteur affecté par un seuil minimal de densité</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6</text:p>
          </table:table-cell>
          <table:table-cell office:value-type="string" calcext:value-type="string">
            <text:p>00</text:p>
          </table:table-cell>
          <table:table-cell/>
          <table:table-cell office:value-type="string" calcext:value-type="string">
            <text:p>Schémas d’aménagement de plage</text:p>
          </table:table-cell>
          <table:table-cell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11°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7</text:p>
          </table:table-cell>
          <table:table-cell office:value-type="string" calcext:value-type="string">
            <text:p>00</text:p>
          </table:table-cell>
          <table:table-cell/>
          <table:table-cell office:value-type="string" calcext:value-type="string">
            <text:p>Bois ou forêts relevant du régime forestier</text:p>
          </table:table-cell>
          <table:table-cell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5°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8</text:p>
          </table:table-cell>
          <table:table-cell office:value-type="string" calcext:value-type="string">
            <text:p>00</text:p>
          </table:table-cell>
          <table:table-cell/>
          <table:table-cell office:value-type="string" calcext:value-type="string">
            <text:p>Secteurs d’information sur les sols</text:p>
          </table:table-cell>
          <table:table-cell office:value-type="string" calcext:value-type="string">
            <text:p>null</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7°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9</text:p>
          </table:table-cell>
          <table:table-cell office:value-type="string" calcext:value-type="string">
            <text:p>00</text:p>
          </table:table-cell>
          <table:table-cell/>
          <table:table-cell office:value-type="string" calcext:value-type="string">
            <text:p>Périmètres de projets AFUP (dans lesquels les propriétaires fonciers sont incités à se regrouper en AFU de projet et les AFU de projet à mener leurs opérations de façon concertée)</text:p>
          </table:table-cell>
          <table:table-cell office:value-type="string" calcext:value-type="string">
            <text:p>&lt;p&gt;&lt;a href="https://www.legifrance.gouv.fr/affichCodeArticle.do?idArticle=LEGIARTI000028810969&amp;cidTexte=LEGITEXT000006074075"&gt;Article L322-13 du Code de l'Urbanisme&lt;/a&gt; : La commune ou l'établissement public de coopération intercommunale compétent en matière de plan local d'urbanisme ou le représentant de l'Etat dans le cadre d'une opération d'intérêt national peuvent délimiter des périmètres de projet au sein desquels les propriétaires fonciers sont incités à se regrouper en association foncière urbaine de projet et les associations foncières urbaines de projet à mener leurs opérations de façon concertée.&lt;/p&gt;</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10°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98</text:p>
          </table:table-cell>
          <table:table-cell office:value-type="string" calcext:value-type="string">
            <text:p>00</text:p>
          </table:table-cell>
          <table:table-cell/>
          <table:table-cell office:value-type="string" calcext:value-type="string">
            <text:p>Périmètre d’annulation partielle du document d’urbanisme (lorsqu’elle impacte le règlement graphique)</text:p>
          </table:table-cell>
          <table:table-cell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14°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99</text:p>
          </table:table-cell>
          <table:table-cell office:value-type="string" calcext:value-type="string">
            <text:p>00</text:p>
          </table:table-cell>
          <table:table-cell/>
          <table:table-cell office:value-type="string" calcext:value-type="string">
            <text:p>Autre périmètre, secteur, plan, document, site, projet, espace</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99</text:p>
          </table:table-cell>
          <table:table-cell office:value-type="string" calcext:value-type="string">
            <text:p>01</text:p>
          </table:table-cell>
          <table:table-cell/>
          <table:table-cell office:value-type="string" calcext:value-type="string">
            <text:p>Autre relevant de la loi littoral</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99</text:p>
          </table:table-cell>
          <table:table-cell office:value-type="string" calcext:value-type="string">
            <text:p>02</text:p>
          </table:table-cell>
          <table:table-cell/>
          <table:table-cell office:value-type="string" calcext:value-type="string">
            <text:p>Autre relevant de la loi montagne</text:p>
          </table:table-cell>
          <table:table-cell office:value-type="string" calcext:value-type="string">
            <text:p>null</text:p>
          </table:table-cell>
          <table:table-cell table:style-name="Default"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1</text:p>
          </table:table-cell>
          <table:table-cell office:value-type="string" calcext:value-type="string">
            <text:p>00</text:p>
          </table:table-cell>
          <table:table-cell office:value-type="string" calcext:value-type="string">
            <text:p>EBC*</text:p>
          </table:table-cell>
          <table:table-cell office:value-type="string" calcext:value-type="string">
            <text:p>Espace boisé classé</text:p>
          </table:table-cell>
          <table:table-cell office:value-type="string" calcext:value-type="string">
            <text:p>&lt;p&gt;&lt;a href="https://www.legifrance.gouv.fr/affichCodeArticle.do?idArticle=LEGIARTI000031210297&amp;cidTexte=LEGITEXT000006074075&amp;dateTexte=20160101"&gt;Article L113-1 du Code de l'Urbanisme&lt;/a&gt; : &lt;br /&gt;Les plans locaux d'urbanisme peuvent classer comme espaces boisés, les bois, forêts, parcs à conserver, à protéger ou à créer, qu'ils relèvent ou non du régime forestier, enclos ou non, attenant ou non à des habitations. Ce classement peut s'appliquer également à des arbres isolés, des haies ou réseaux de haies ou des plantations d'alignements.&lt;/p&gt;</text:p>
          </table:table-cell>
          <table:table-cell table:style-name="ce12" office:value-type="string" calcext:value-type="string">
            <text:p>&lt;p&gt;&lt;a href="https://www.legifrance.gouv.fr/affichCodeArticle.do?idArticle=LEGIARTI000031720583&amp;cidTexte=LEGITEXT000006074075"&gt;Article R151-31 1°&lt;/a&gt; : Dans les zones U, AU, A et N, les documents graphiques du règlement font apparaître, s'il y a lieu :&lt;br /&gt;1° Les espaces boisés classés définis à l'article &lt;a href="https://www.legifrance.gouv.fr/affichCodeArticle.do?cidTexte=LEGITEXT000006074075&amp;idArticle=LEGIARTI000031210297&amp;dateTexte=&amp;categorieLien=cid"&gt;L113-1&lt;/a&gt; ;&lt;/p&gt;</text:p>
          </table:table-cell>
        </table:table-row>
        <table:table-row table:style-name="ro1">
          <table:table-cell office:value-type="string" calcext:value-type="string">
            <text:p>INFORMATION</text:p>
          </table:table-cell>
          <table:table-cell office:value-type="string" calcext:value-type="string">
            <text:p>STYPEP</text:p>
          </table:table-cell>
          <table:table-cell table:number-columns-repeated="2" office:value-type="string" calcext:value-type="string">
            <text:p>01</text:p>
          </table:table-cell>
          <table:table-cell/>
          <table:table-cell office:value-type="string" calcext:value-type="string">
            <text:p>Espace boisé classé à protéger ou conserver</text:p>
          </table:table-cell>
          <table:table-cell office:value-type="string" calcext:value-type="string">
            <text:p>&lt;p&gt;&lt;a href="https://www.legifrance.gouv.fr/affichCodeArticle.do?idArticle=LEGIARTI000031210297&amp;cidTexte=LEGITEXT000006074075&amp;dateTexte=20160101"&gt;Article L113-1 du Code de l'Urbanisme&lt;/a&gt; : &lt;br /&gt;Les plans locaux d'urbanisme peuvent classer comme espaces boisés, les bois, forêts, parcs à conserver, à protéger ou à créer, qu'ils relèvent ou non du régime forestier, enclos ou non, attenant ou non à des habitations. Ce classement peut s'appliquer également à des arbres isolés, des haies ou réseaux de haies ou des plantations d'alignements.&lt;/p&gt;</text:p>
          </table:table-cell>
          <table:table-cell table:style-name="ce12" office:value-type="string" calcext:value-type="string">
            <text:p>&lt;p&gt;&lt;a href="https://www.legifrance.gouv.fr/affichCodeArticle.do?idArticle=LEGIARTI000031720583&amp;cidTexte=LEGITEXT000006074075"&gt;Article R151-31 1°&lt;/a&gt; : Dans les zones U, AU, A et N, les documents graphiques du règlement font apparaître, s'il y a lieu :&lt;br /&gt;1° Les espaces boisés classés définis à l'article &lt;a href="https://www.legifrance.gouv.fr/affichCodeArticle.do?cidTexte=LEGITEXT000006074075&amp;idArticle=LEGIARTI000031210297&amp;dateTexte=&amp;categorieLien=cid"&gt;L113-1&lt;/a&gt; ;&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1</text:p>
          </table:table-cell>
          <table:table-cell office:value-type="string" calcext:value-type="string">
            <text:p>02</text:p>
          </table:table-cell>
          <table:table-cell/>
          <table:table-cell office:value-type="string" calcext:value-type="string">
            <text:p>Espace boisé classé à créer</text:p>
          </table:table-cell>
          <table:table-cell office:value-type="string" calcext:value-type="string">
            <text:p>&lt;p&gt;&lt;a href="https://www.legifrance.gouv.fr/affichCodeArticle.do?idArticle=LEGIARTI000031210297&amp;cidTexte=LEGITEXT000006074075&amp;dateTexte=20160101"&gt;Article L113-1 du Code de l'Urbanisme&lt;/a&gt; : &lt;br /&gt;Les plans locaux d'urbanisme peuvent classer comme espaces boisés, les bois, forêts, parcs à conserver, à protéger ou à créer, qu'ils relèvent ou non du régime forestier, enclos ou non, attenant ou non à des habitations. Ce classement peut s'appliquer également à des arbres isolés, des haies ou réseaux de haies ou des plantations d'alignements.&lt;/p&gt;</text:p>
          </table:table-cell>
          <table:table-cell table:style-name="ce12" office:value-type="string" calcext:value-type="string">
            <text:p>&lt;p&gt;&lt;a href="https://www.legifrance.gouv.fr/affichCodeArticle.do?idArticle=LEGIARTI000031720583&amp;cidTexte=LEGITEXT000006074075"&gt;Article R151-31 1°&lt;/a&gt; : Dans les zones U, AU, A et N, les documents graphiques du règlement font apparaître, s'il y a lieu :&lt;br /&gt;1° Les espaces boisés classés définis à l'article &lt;a href="https://www.legifrance.gouv.fr/affichCodeArticle.do?cidTexte=LEGITEXT000006074075&amp;idArticle=LEGIARTI000031210297&amp;dateTexte=&amp;categorieLien=cid"&gt;L113-1&lt;/a&gt; ;&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1</text:p>
          </table:table-cell>
          <table:table-cell office:value-type="string" calcext:value-type="string">
            <text:p>03</text:p>
          </table:table-cell>
          <table:table-cell/>
          <table:table-cell office:value-type="string" calcext:value-type="string">
            <text:p>Espace boisé classé significatif au titre de la loi littoral</text:p>
          </table:table-cell>
          <table:table-cell office:value-type="string" calcext:value-type="string">
            <text:p>&lt;p&gt;&lt;a href="https://www.legifrance.gouv.fr/affichCodeArticle.do?idArticle=LEGIARTI000031210488&amp;cidTexte=LEGITEXT000006074075&amp;dateTexte=20160101"&gt;Article L121-27 du Code de l'Urbanisme&lt;/a&gt; : &lt;br /&gt;Le plan local d'urbanisme classe en espaces boisés, au titre de l'article &lt;a href="https://www.legifrance.gouv.fr/affichCodeArticle.do?cidTexte=LEGITEXT000006074075&amp;idArticle=LEGIARTI000031210297&amp;dateTexte=&amp;categorieLien=cid"&gt;L. 113-1&lt;/a&gt;, les parcs et ensembles boisés existants les plus significatifs de la commune ou du groupement de communes, après avis de la commission départementale de la nature, des paysages et des sites.&lt;/p&gt;</text:p>
          </table:table-cell>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2</text:p>
          </table:table-cell>
          <table:table-cell office:value-type="string" calcext:value-type="string">
            <text:p>00</text:p>
          </table:table-cell>
          <table:table-cell/>
          <table:table-cell office:value-type="string" calcext:value-type="string">
            <text:p>Limitations de la constructibilité pour des raisons environnementales, de risques, d’intérêt général</text:p>
          </table:table-cell>
          <table:table-cell table:style-name="ce11" office:value-type="string" calcext:value-type="string">
            <text:p>null</text:p>
          </table:table-cell>
          <table:table-cell office:value-type="string" calcext:value-type="string">
            <text:p>&lt;p&gt;&lt;a href="https://www.legifrance.gouv.fr/affichCodeArticle.do?idArticle=LEGIARTI000031720583&amp;cidTexte=LEGITEXT000006074075"&gt;Article R151-31 2° du Code de l'Urbanisme&lt;/a&gt; : Dans les zones U, AU, A et N, les documents graphiques du règlement font apparaître, s'il y a lieu :&lt;br /&gt;(...)&lt;br /&gt;2° Les secteurs où les nécessités du fonctionnement des services publics, de l'hygiène, de la protection contre les nuisances et de la préservation des ressources naturelles ou l'existence de risques naturels, de risques miniers ou de risques technologiques justifient que soient interdites les constructions et installations de toute nature, permanentes ou non, les plantations, dépôts, affouillements, forages et exhaussements des sols.&lt;/p&gt;&lt;p&gt;&lt;a href="https://www.legifrance.gouv.fr/affichCodeArticle.do?idArticle=LEGIARTI000031720577&amp;cidTexte=LEGITEXT000006074075"&gt;Article R151-34 1° du Code de l'Urbanisme&lt;/a&gt; : Dans les zones U, AU, A et N les documents graphiques du règlement font apparaître, s'il y a lieu :&lt;br /&gt;1° Les secteurs où les nécessités du fonctionnement des services publics, de l'hygiène, de la protection contre les nuisances et de la préservation des ressources naturelles ou l'existence de risques naturels, de risques miniers ou de risques technologiques justifient que soient soumises à des conditions spéciales les constructions et installations de toute nature, permanentes ou non, les plantations, dépôts, affouillements, forages et exhaussements des sols ;&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2</text:p>
          </table:table-cell>
          <table:table-cell office:value-type="string" calcext:value-type="string">
            <text:p>01</text:p>
          </table:table-cell>
          <table:table-cell/>
          <table:table-cell office:value-type="string" calcext:value-type="string">
            <text:p>Secteur avec interdiction de constructibilité pour des raisons environnementales, de risques, d’intérêt général</text:p>
          </table:table-cell>
          <table:table-cell table:style-name="ce11" office:value-type="string" calcext:value-type="string">
            <text:p>null</text:p>
          </table:table-cell>
          <table:table-cell table:style-name="ce13" office:value-type="string" calcext:value-type="string">
            <text:p>&lt;p&gt;&lt;a href="https://www.legifrance.gouv.fr/affichCodeArticle.do?idArticle=LEGIARTI000031720583&amp;cidTexte=LEGITEXT000006074075"&gt;Article R151-31 2° du Code de l'Urbanisme&lt;/a&gt; : Dans les zones U, AU, A et N, les documents graphiques du règlement font apparaître, s'il y a lieu :&lt;br /&gt;(...)&lt;br /&gt;2° Les secteurs où les nécessités du fonctionnement des services publics, de l'hygiène, de la protection contre les nuisances et de la préservation des ressources naturelles ou l'existence de risques naturels, de risques miniers ou de risques technologiques justifient que soient interdites les constructions et installations de toute nature, permanentes ou non, les plantations, dépôts, affouillements, forages et exhaussements des sols.&lt;/p&gt;</text:p>
          </table:table-cell>
        </table:table-row>
        <table:table-row table:style-name="ro1">
          <table:table-cell office:value-type="string" calcext:value-type="string">
            <text:p>INFORMATION</text:p>
          </table:table-cell>
          <table:table-cell office:value-type="string" calcext:value-type="string">
            <text:p>STYPEP</text:p>
          </table:table-cell>
          <table:table-cell table:number-columns-repeated="2" office:value-type="string" calcext:value-type="string">
            <text:p>02</text:p>
          </table:table-cell>
          <table:table-cell/>
          <table:table-cell office:value-type="string" calcext:value-type="string">
            <text:p>Secteur avec conditions spéciales de constructibilité pour des raisons environnementales, de risques, d’intérêt général</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77&amp;cidTexte=LEGITEXT000006074075"&gt;Article R151-34 1° du Code de l'Urbanisme&lt;/a&gt; : Dans les zones U, AU, A et N les documents graphiques du règlement font apparaître, s'il y a lieu :&lt;br /&gt;1° Les secteurs où les nécessités du fonctionnement des services publics, de l'hygiène, de la protection contre les nuisances et de la préservation des ressources naturelles ou l'existence de risques naturels, de risques miniers ou de risques technologiques justifient que soient soumises à des conditions spéciales les constructions et installations de toute nature, permanentes ou non, les plantations, dépôts, affouillements, forages et exhaussements des sols ;&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3</text:p>
          </table:table-cell>
          <table:table-cell office:value-type="string" calcext:value-type="string">
            <text:p>00</text:p>
          </table:table-cell>
          <table:table-cell/>
          <table:table-cell office:value-type="string" calcext:value-type="string">
            <text:p>Secteur avec disposition de reconstruction/démolition</text:p>
          </table:table-cell>
          <table:table-cell office:value-type="string" calcext:value-type="string">
            <text:p>&lt;p&gt;&lt;a href="https://www.legifrance.gouv.fr/affichCodeArticle.do?idArticle=LEGIARTI000031211147&amp;cidTexte=LEGITEXT000006074075&amp;dateTexte=20160101"&gt;Article L151-1 du Code de l'Urbanisme&lt;/a&gt; : &lt;br /&gt;Le plan local d'urbanisme respecte les principes énoncés aux articles &lt;a href="https://www.legifrance.gouv.fr/affichCodeArticle.do?cidTexte=LEGITEXT000006074075&amp;idArticle=LEGIARTI000031210068&amp;dateTexte=&amp;categorieLien=cid"&gt;L. 101-1 à L. 101-3&lt;/a&gt;.&lt;br /&gt;Il est compatible avec les documents énumérés à l'article &lt;a href="https://www.legifrance.gouv.fr/affichCodeArticle.do?cidTexte=LEGITEXT000006074075&amp;idArticle=LEGIARTI000031210773&amp;dateTexte=&amp;categorieLien=cid"&gt;L. 131-4&lt;/a&gt; et prend en compte ceux énumérés à l'article &lt;a href="https://www.legifrance.gouv.fr/affichCodeArticle.do?cidTexte=LEGITEXT000006074075&amp;idArticle=LEGIARTI000031210776&amp;dateTexte=&amp;categorieLien=cid"&gt;L. 131-5&lt;/a&gt;.&lt;/p&gt;</text:p>
          </table:table-cell>
          <table:table-cell office:value-type="string" calcext:value-type="string">
            <text:p>&lt;p&gt;&lt;a href="https://www.legifrance.gouv.fr/affichCodeArticle.do?idArticle=LEGIARTI000031720577&amp;cidTexte=LEGITEXT000006074075"&gt;Article R151-34 3° du Code de l'Urbanisme&lt;/a&gt; : Dans les zones U, AU, A et N les documents graphiques du règlement font apparaître, s'il y a lieu :&lt;br /&gt;(...)&lt;br /&gt;3° Les secteurs dans lesquels la délivrance du permis de construire peut être subordonnée à la démolition de tout ou partie des bâtiments existants sur le terrain où l'implantation de la construction est envisagée ;&lt;/p&gt;&lt;p&gt;&lt;a href="https://www.legifrance.gouv.fr/affichCodeArticle.do?idArticle=LEGIARTI000034355257&amp;cidTexte=LEGITEXT000006074075"&gt;Article R313-5 3e alinéa du Code de l'Urbanisme&lt;/a&gt; : Le règlement du plan de sauvegarde et de mise en valeur (...) peut préciser les conditions dans lesquelles la démolition ou la modification des immeubles ou des parties intérieures ou extérieures d'immeubles est imposée à l'occasion d'opérations d'aménagement publiques ou privées, en application du 2° du III de l'article &lt;a href="https://www.legifrance.gouv.fr/affichCodeArticle.do?cidTexte=LEGITEXT000006074075&amp;idArticle=LEGIARTI000006815452&amp;dateTexte=&amp;categorieLien=cid"&gt;L313-1&lt;/a&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3</text:p>
          </table:table-cell>
          <table:table-cell office:value-type="string" calcext:value-type="string">
            <text:p>01</text:p>
          </table:table-cell>
          <table:table-cell/>
          <table:table-cell office:value-type="string" calcext:value-type="string">
            <text:p>Secteur dans lequel la reconstruction à l'identique d'un bâtiment détruit par un sinistre n'est pas autorisée</text:p>
          </table:table-cell>
          <table:table-cell office:value-type="string" calcext:value-type="string">
            <text:p>null</text:p>
          </table:table-cell>
          <table:table-cell office:value-type="string" calcext:value-type="string">
            <text:p>&lt;p&gt;&lt;a href="https://www.legifrance.gouv.fr/affichCodeArticle.do?idArticle=LEGIARTI000031720403&amp;cidTexte=LEGITEXT000006074075&amp;dateTexte=20160101"&gt;Article R161-7 du Code de l'Urbanisme&lt;/a&gt; : &lt;br /&gt;Le ou les documents graphiques délimitent, s'il y a lieu, les secteurs dans lesquels la reconstruction à l'identique d'un bâtiment détruit par un sinistre n'est pas autorisée.&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3</text:p>
          </table:table-cell>
          <table:table-cell office:value-type="string" calcext:value-type="string">
            <text:p>02</text:p>
          </table:table-cell>
          <table:table-cell/>
          <table:table-cell office:value-type="string" calcext:value-type="string">
            <text:p>Interdiction de restauration de bâtiment dont il reste l’essentiel des murs porteurs</text:p>
          </table:table-cell>
          <table:table-cell office:value-type="string" calcext:value-type="string">
            <text:p>&lt;p&gt;&lt;a href="https://www.legifrance.gouv.fr/affichCodeArticle.do?idArticle=LEGIARTI000031210231&amp;cidTexte=LEGITEXT000006074075"&gt;Article L111-23 du Code de l'Urbanisme&lt;/a&gt; : La restauration d'un bâtiment dont il reste l'essentiel des murs porteurs peut être autorisée, sauf dispositions contraires des documents d'urbanisme et sous réserve des dispositions de l'article &lt;a href="https://www.legifrance.gouv.fr/affichCodeArticle.do?cidTexte=LEGITEXT000006074075&amp;idArticle=LEGIARTI000031210199&amp;dateTexte=&amp;categorieLien=cid"&gt;L111-11&lt;/a&gt;, lorsque son intérêt architectural ou patrimonial en justifie le maintien et sous réserve de respecter les principales caractéristiques de ce bâtiment.&lt;/p&gt;</text:p>
          </table:table-cell>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4</text:p>
          </table:table-cell>
          <table:table-cell office:value-type="string" calcext:value-type="string">
            <text:p>00</text:p>
          </table:table-cell>
          <table:table-cell/>
          <table:table-cell office:value-type="string" calcext:value-type="string">
            <text:p>Périmètre issu des PDU sur obligation de stationnement</text:p>
          </table:table-cell>
          <table:table-cell office:value-type="string" calcext:value-type="string">
            <text:p>&lt;p&gt;&lt;a href="https://www.legifrance.gouv.fr/affichCodeArticle.do;jsessionid=12D51BB9F92DAE9637E116CC73025817.tplgfr22s_3?idArticle=LEGIARTI000039783795&amp;cidTexte=LEGITEXT000006074075&amp;dateTexte=20200304&amp;categorieLien=id&amp;oldAction=&amp;nbResultRech="&gt;Article L151-47 dernier alinéa du Code de l'Urbanisme&lt;/a&gt; : &lt;br /&gt;Le plan local d'urbanisme tenant lieu de plan de mobilité poursuit les objectifs énoncés aux articles L. 1214-1 et L. 1214-2 du code des transports.&lt;br /&gt;Il comprend :&lt;br /&gt;1° Des orientations d'aménagement et de programmation qui précisent les actions et opérations d'aménagement visant à poursuivre les principes et les objectifs énoncés aux articles &lt;a href="https://www.legifrance.gouv.fr/affichCodeArticle.do?cidTexte=LEGITEXT000023086525&amp;idArticle=LEGIARTI000023069067&amp;dateTexte=&amp;categorieLien=cid"&gt;L. 1214-1&lt;/a&gt; et &lt;a href="https://www.legifrance.gouv.fr/affichCodeArticle.do?cidTexte=LEGITEXT000023086525&amp;idArticle=LEGIARTI000023069069&amp;dateTexte=&amp;categorieLien=cid"&gt;L. 1214-2&lt;/a&gt; du code des transports ;&lt;br /&gt;2° Le ou les plans de mise en accessibilité de la voirie et des espaces publics, prévus à l'&lt;a href="https://www.legifrance.gouv.fr/affichTexteArticle.do?cidTexte=JORFTEXT000000809647&amp;idArticle=LEGIARTI000006682276&amp;dateTexte=&amp;categorieLien=cid"&gt;article 45 de la loi n° 2005-102 du 11 février 2005 pour l'égalité des droits et des chances&lt;/a&gt;, la participation et la citoyenneté des personnes handicapées, applicables sur le territoire de l'établissement public de coopération intercommunale.&lt;br /&gt;Le règlement fixe les obligations minimales en matière de stationnement pour les véhicules non motorisés, en tenant compte notamment de la desserte en transports publics réguliers et, le cas échéant, de la destination des bâtiments, dans le respect des conditions prévues au &lt;a href="https://www.legifrance.gouv.fr/affichCodeArticle.do?cidTexte=LEGITEXT000006074096&amp;idArticle=LEGIARTI000039678749&amp;dateTexte=&amp;categorieLien=cid"&gt;II de l'article L. 111-3-10 du code de la construction et de l'habitation&lt;/a&gt;.&lt;br /&gt;Il détermine des secteurs à l'intérieur desquels les conditions de desserte et de transports publics réguliers permettent de réduire ou de supprimer les obligations minimales en matière de réalisation d'aires de stationnement pour les véhicules motorisés, notamment pour la construction d'immeubles de bureaux. A l'intérieur de ces secteurs, il fixe un nombre maximal d'aires de stationnement pour les véhicules motorisés, lors de la construction de bâtiments destinés à un usage autre que l'habitation.&lt;/p&gt;</text:p>
          </table:table-cell>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5</text:p>
          </table:table-cell>
          <table:table-cell office:value-type="string" calcext:value-type="string">
            <text:p>00</text:p>
          </table:table-cell>
          <table:table-cell/>
          <table:table-cell office:value-type="string" calcext:value-type="string">
            <text:p>Emplacement réservé</text:p>
          </table:table-cell>
          <table:table-cell office:value-type="string" calcext:value-type="string">
            <text:p><text:span text:style-name="T4">&lt;p&gt;&lt;a href="https://www.legifrance.gouv.fr/affichCodeArticle.do;jsessionid=12D51BB9F92DAE9637E116CC73025817.tplgfr22s_3?idArticle=LEGIARTI000033035563&amp;cidTexte=LEGITEXT000006074075&amp;dateTexte=20200304&amp;categorieLien=id&amp;oldAction=&amp;nbResultRech="&gt;Article L151-41 1° à 3°</text:span>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text:p>
          </table:table-cell>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5</text:p>
          </table:table-cell>
          <table:table-cell office:value-type="string" calcext:value-type="string">
            <text:p>01</text:p>
          </table:table-cell>
          <table:table-cell/>
          <table:table-cell office:value-type="string" calcext:value-type="string">
            <text:p>Emplacement réservé aux voies publiques</text:p>
          </table:table-cell>
          <table:table-cell office:value-type="string" calcext:value-type="string">
            <text:p><text:span text:style-name="T4">&lt;p&gt;&lt;a href="https://www.legifrance.gouv.fr/affichCodeArticle.do;jsessionid=12D51BB9F92DAE9637E116CC73025817.tplgfr22s_3?idArticle=LEGIARTI000033035563&amp;cidTexte=LEGITEXT000006074075&amp;dateTexte=20200304&amp;categorieLien=id&amp;oldAction=&amp;nbResultRech="&gt;Article L151-41 1°</text:span>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text:p>
          </table:table-cell>
          <table:table-cell table:style-name="ce12" office:value-type="string" calcext:value-type="string">
            <text:p>&lt;p&gt;&lt;a href="https://www.legifrance.gouv.fr/affichCodeArticle.do?idArticle=LEGIARTI000031720533&amp;cidTexte=LEGITEXT000006074075"&gt;Article R151-48 2° du Code de l'Urbanisme&lt;/a&gt; : Dans les zones U, AU, A et N, le ou les documents graphiques du règlement font, en outre, apparaître, s'il y a lieu :&lt;br /&gt;(...)&lt;br /&gt;2° Les emplacements réservés aux voies publiques délimités en application du 1° de l'article L151-41, en précisant leur destination et les collectivités, services et organismes publics bénéficiaires ;&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5</text:p>
          </table:table-cell>
          <table:table-cell office:value-type="string" calcext:value-type="string">
            <text:p>02</text:p>
          </table:table-cell>
          <table:table-cell/>
          <table:table-cell office:value-type="string" calcext:value-type="string">
            <text:p>Emplacement réservé aux ouvrages publics</text:p>
          </table:table-cell>
          <table:table-cell office:value-type="string" calcext:value-type="string">
            <text:p><text:span text:style-name="T4">&lt;p&gt;&lt;a href="https://www.legifrance.gouv.fr/affichCodeArticle.do;jsessionid=12D51BB9F92DAE9637E116CC73025817.tplgfr22s_3?idArticle=LEGIARTI000033035563&amp;cidTexte=LEGITEXT000006074075&amp;dateTexte=20200304&amp;categorieLien=id&amp;oldAction=&amp;nbResultRech="&gt;Article L151-41 1°</text:span>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text:p>
          </table:table-cell>
          <table:table-cell table:style-name="ce12" office:value-type="string" calcext:value-type="string">
            <text:p>&lt;p&gt;&lt;a href="https://www.legifrance.gouv.fr/affichCodeArticle.do?idArticle=LEGIARTI000031720527&amp;cidTexte=LEGITEXT000006074075"&gt;Article R151-50 1° du Code de l'Urbanisme&lt;/a&gt;Dans les zones U, AU, A et N, le ou les documents graphiques font apparaître s'il y a lieu :&lt;br /&gt;1° Les emplacements réservés aux ouvrages publics délimités en application du 1° de l'article &lt;a href="https://www.legifrance.gouv.fr/affichCodeArticle.do?cidTexte=LEGITEXT000006074075&amp;idArticle=LEGIARTI000031211249&amp;dateTexte=&amp;categorieLien=cid"&gt;L151-41&lt;/a&gt;, en précisant leur destination et les collectivités, services et organismes publics bénéficiaires ;&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5</text:p>
          </table:table-cell>
          <table:table-cell office:value-type="string" calcext:value-type="string">
            <text:p>03</text:p>
          </table:table-cell>
          <table:table-cell/>
          <table:table-cell office:value-type="string" calcext:value-type="string">
            <text:p>Emplacement réservé aux installations d’intérêt général</text:p>
          </table:table-cell>
          <table:table-cell office:value-type="string" calcext:value-type="string">
            <text:p><text:span text:style-name="T4">&lt;p&gt;&lt;a href="https://www.legifrance.gouv.fr/affichCodeArticle.do;jsessionid=12D51BB9F92DAE9637E116CC73025817.tplgfr22s_3?idArticle=LEGIARTI000033035563&amp;cidTexte=LEGITEXT000006074075&amp;dateTexte=20200304&amp;categorieLien=id&amp;oldAction=&amp;nbResultRech="&gt;Article L151-41 2°</text:span>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text:p>
          </table:table-cell>
          <table:table-cell table:style-name="ce12" office:value-type="string" calcext:value-type="string">
            <text:p>&lt;p&gt;&lt;a href="https://www.legifrance.gouv.fr/affichCodeArticle.do?idArticle=LEGIARTI000031720577&amp;cidTexte=LEGITEXT000006074075"&gt;Article R151-34 4° du Code de l'Urbanisme&lt;/a&gt; : Dans les zones U, AU, A et N les documents graphiques du règlement font apparaître, s'il y a lieu :&lt;br /&gt;(...)&lt;br /&gt;4° Les emplacements réservés aux équipements et installations d'intérêt général en précisant leur destination et les collectivités, services et organismes publics bénéficiaire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5</text:p>
          </table:table-cell>
          <table:table-cell office:value-type="string" calcext:value-type="string">
            <text:p>04</text:p>
          </table:table-cell>
          <table:table-cell/>
          <table:table-cell office:value-type="string" calcext:value-type="string">
            <text:p>Emplacement réservé aux espaces verts/continuités écologiques</text:p>
          </table:table-cell>
          <table:table-cell office:value-type="string" calcext:value-type="string">
            <text:p>&lt;p&gt;&lt;a href="https://www.legifrance.gouv.fr/affichCodeArticle.do;jsessionid=12D51BB9F92DAE9637E116CC73025817.tplgfr22s_3?idArticle=LEGIARTI000033035563&amp;cidTexte=LEGITEXT000006074075&amp;dateTexte=20200304&amp;categorieLien=id&amp;oldAction=&amp;nbResultRech="&gt;Article L151-41 3°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text:p>
          </table:table-cell>
          <table:table-cell table:style-name="ce12" office:value-type="string" calcext:value-type="string">
            <text:p>&lt;p&gt;&lt;a href="https://www.legifrance.gouv.fr/affichCodeArticle.do?idArticle=LEGIARTI000031720549&amp;cidTexte=LEGITEXT000006074075"&gt;Article R151-43 3° du Code de l'Urbanisme&lt;/a&gt; : Afin de contribuer à la qualité du cadre de vie, assurer un équilibre entre les espaces construits et les espaces libres et répondre aux enjeux environnementaux, le règlement peut :&lt;br /&gt;(...)&lt;br /&gt;3° Fixer, en application du 3° de l'article &lt;a href="https://www.legifrance.gouv.fr/affichCodeArticle.do?cidTexte=LEGITEXT000006074075&amp;idArticle=LEGIARTI000031211251&amp;dateTexte=&amp;categorieLien=cid"&gt;L151-41&lt;/a&gt; les emplacements réservés aux espaces verts ainsi qu'aux espaces nécessaires aux continuités écologiques, en précisant leur destination et les collectivités, services et organismes publics bénéficiaires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table:number-columns-repeated="2" office:value-type="string" calcext:value-type="string">
            <text:p>05</text:p>
          </table:table-cell>
          <table:table-cell/>
          <table:table-cell office:value-type="string" calcext:value-type="string">
            <text:p>Emplacement réservé logement social/mixité sociale</text:p>
          </table:table-cell>
          <table:table-cell office:value-type="string" calcext:value-type="string">
            <text:p>&lt;p&gt;&lt;a href="https://www.legifrance.gouv.fr/affichCodeArticle.do;jsessionid=12D51BB9F92DAE9637E116CC73025817.tplgfr22s_3?idArticle=LEGIARTI000033035563&amp;cidTexte=LEGITEXT000006074075&amp;dateTexte=20200304&amp;categorieLien=id&amp;oldAction=&amp;nbResultRech="&gt;Article L151-41 4°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text:p>
          </table:table-cell>
          <table:table-cell table:style-name="ce12" office:value-type="string" calcext:value-type="string">
            <text:p>&lt;p&gt;&lt;a href="https://www.legifrance.gouv.fr/affichCodeArticle.do?idArticle=LEGIARTI000031720567&amp;cidTexte=LEGITEXT000006074075"&gt;Article R151-38 1° du Code de l'Urbanisme&lt;/a&gt;Les documents graphiques du règlement délimitent dans les zones U et AU, s'il y a lieu : &lt;br /&gt;1° Les emplacements réservés en application du 4° de l'article &lt;a href="https://www.legifrance.gouv.fr/affichCodeArticle.do?cidTexte=LEGITEXT000006074075&amp;idArticle=LEGIARTI000031211251&amp;dateTexte=&amp;categorieLien=cid"&gt;L151-41&lt;/a&gt; en vue de la réalisation, dans le respect des objectifs de mixité sociale, de programmes de logements en précisant la nature de ces programmes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5</text:p>
          </table:table-cell>
          <table:table-cell office:value-type="string" calcext:value-type="string">
            <text:p>06</text:p>
          </table:table-cell>
          <table:table-cell/>
          <table:table-cell office:value-type="string" calcext:value-type="string">
            <text:p>Servitude de localisation des voies, ouvrages publics, installation d’intérêt général et espaces verts en zone U ou AU</text:p>
          </table:table-cell>
          <table:table-cell office:value-type="string" calcext:value-type="string">
            <text:p>&lt;p&gt;&lt;a href="https://www.legifrance.gouv.fr/affichCodeArticle.do;jsessionid=12D51BB9F92DAE9637E116CC73025817.tplgfr22s_3?idArticle=LEGIARTI000033035563&amp;cidTexte=LEGITEXT000006074075&amp;dateTexte=20200304&amp;categorieLien=id&amp;oldAction=&amp;nbResultRech="&gt;Article L151-41 dernier alinéa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text:p>
          </table:table-cell>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5</text:p>
          </table:table-cell>
          <table:table-cell office:value-type="string" calcext:value-type="string">
            <text:p>07</text:p>
          </table:table-cell>
          <table:table-cell/>
          <table:table-cell office:value-type="string" calcext:value-type="string">
            <text:p>Secteur de projet en attente d’un projet d’aménagement global</text:p>
          </table:table-cell>
          <table:table-cell office:value-type="string" calcext:value-type="string">
            <text:p>&lt;p&gt;&lt;a href="https://www.legifrance.gouv.fr/affichCodeArticle.do;jsessionid=12D51BB9F92DAE9637E116CC73025817.tplgfr22s_3?idArticle=LEGIARTI000033035563&amp;cidTexte=LEGITEXT000006074075&amp;dateTexte=20200304&amp;categorieLien=id&amp;oldAction=&amp;nbResultRech="&gt;Article L151-41 5°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text:p>
          </table:table-cell>
          <table:table-cell table:style-name="ce14" office:value-type="string" calcext:value-type="string">
            <text:p>&lt;p&gt;&lt;a href="https://www.legifrance.gouv.fr/affichCodeArticle.do?idArticle=LEGIARTI000031720581&amp;cidTexte=LEGITEXT000006074075"&gt;Article R151-32 du Code de l'Urbanisme&lt;/a&gt; : Dans les zones U et AU, les documents graphiques du règlement font apparaître, s'il y a lieu les secteurs délimités en application du 5° de l'article &lt;a href="https://www.legifrance.gouv.fr/affichCodeArticle.do?cidTexte=LEGITEXT000006074075&amp;idArticle=LEGIARTI000031211251&amp;dateTexte=&amp;categorieLien=cid"&gt;L151-41&lt;/a&gt; en précisant à partir de quelle surface les constructions ou installations sont interdites et la date à laquelle la servitude sera levée.&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7</text:p>
          </table:table-cell>
          <table:table-cell office:value-type="string" calcext:value-type="string">
            <text:p>00</text:p>
          </table:table-cell>
          <table:table-cell/>
          <table:table-cell office:value-type="string" calcext:value-type="string">
            <text:p>Patrimoine bâti, paysager ou éléments de paysages à protéger pour des motifs d’ordre culturel, historique, architectural ou écologique</text:p>
          </table:table-cell>
          <table:table-cell office:value-type="string" calcext:value-type="string">
            <text:p>&lt;p&gt;&lt;a href="https://www.legifrance.gouv.fr/affichCodeArticle.do;jsessionid=12D51BB9F92DAE9637E116CC73025817.tplgfr22s_3?idArticle=LEGIARTI000033034409&amp;cidTexte=LEGITEXT000006074075&amp;dateTexte=20200304&amp;categorieLien=id&amp;oldAction=&amp;nbResultRech="&gt;Article L151-19 du Code de l'Urbanisme&lt;/a&gt; : &lt;br /&gt;Le règlement peut identifier et localiser les éléments de paysage et identifier, localiser et délimiter les quartiers, îlots, immeubles bâtis ou non bâtis, espaces publics, monuments, sites et secteurs à protéger, à conserver, à mettre en valeur ou à requalifier pour des motifs d'ordre culturel, historique ou architectural et définir, le cas échéant, les prescriptions de nature à assurer leur préservation leur conservation ou leur restauration. Lorsqu'il s'agit d'espaces boisés, il est fait application du régime d'exception prévu à l'article L. 421-4 pour les coupes et abattages d'arbres.&lt;/p&gt;&lt;p&gt;&lt;a href="https://www.legifrance.gouv.fr/affichCodeArticle.do;jsessionid=12D51BB9F92DAE9637E116CC73025817.tplgfr22s_3?idArticle=LEGIARTI000033034406&amp;cidTexte=LEGITEXT000006074075&amp;dateTexte=20200304&amp;categorieLien=id&amp;oldAction=&amp;nbResultRech="&gt;Article L151-23 du Code de l'Urbanisme&lt;/a&gt; : &lt;br /&gt;Le règlement peut identifier et localiser les éléments de paysage et délimiter les sites et secteurs à protéger pour des motifs d'ordre écologique, notamment pour la préservation, le maintien ou la remise en état des continuités écologiques et définir, le cas échéant, les prescriptions de nature à assurer leur préservation. Lorsqu'il s'agit d'espaces boisés, il est fait application du régime d'exception prévu à l'article L. 421-4 pour les coupes et abattages d'arbres.&lt;br /&gt;Il peut localiser, dans les zones urbaines, les terrains cultivés et les espaces non bâtis nécessaires au maintien des continuités écologiques à protéger et inconstructibles quels que soient les équipements qui, le cas échéant, les desservent.&lt;/p&gt;</text:p>
          </table:table-cell>
          <table:table-cell office:value-type="string" calcext:value-type="string">
            <text:p>&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lt;p&gt;&lt;a href="https://www.legifrance.gouv.fr/affichCodeArticle.do?idArticle=LEGIARTI000031720555&amp;cidTexte=LEGITEXT000006074075"&gt;Article R151-41 3° du Code de l'Urbanisme&lt;/a&gt; : Afin d'assurer l'insertion de la construction dans ses abords, la qualité et la diversité architecturale, urbaine et paysagère des constructions ainsi que la conservation et la mise en valeur du patrimoine, le règlement peut :&lt;br /&gt;(...)&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lt;p&gt;&lt;a href="https://www.legifrance.gouv.fr/affichCodeArticle.do?idArticle=LEGIARTI000031720549&amp;cidTexte=LEGITEXT000006074075"&gt;Article R151-43 5° du Code de l'Urbanisme&lt;/a&gt; : Afin de contribuer à la qualité du cadre de vie, assurer un équilibre entre les espaces construits et les espaces libres et répondre aux enjeux environnementaux, le règlement peut :&lt;br /&gt;(...)&lt;br /&gt;5° Identifier, localiser les éléments de paysage et délimiter les sites et secteurs à protéger au titre de l'article &lt;a href="https://www.legifrance.gouv.fr/affichCodeArticle.do?cidTexte=LEGITEXT000006074075&amp;idArticle=LEGIARTI000031211209&amp;dateTexte=&amp;categorieLien=cid"&gt;L151-23&lt;/a&gt; pour lesquels les travaux non soumis à un permis de construire sont précédés d'une déclaration préalable et dont la démolition est subordonnée à la délivrance d'un permis de démolir, et définir, s'il y a lieu, les prescriptions nécessaires pour leur préservation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7</text:p>
          </table:table-cell>
          <table:table-cell office:value-type="string" calcext:value-type="string">
            <text:p>01</text:p>
          </table:table-cell>
          <table:table-cell/>
          <table:table-cell office:value-type="string" calcext:value-type="string">
            <text:p>Patrimoine bâti à protéger pour des motifs d’ordre culturel, historique, architectural</text:p>
          </table:table-cell>
          <table:table-cell office:value-type="string" calcext:value-type="string">
            <text:p>&lt;p&gt;&lt;a href="https://www.legifrance.gouv.fr/affichCodeArticle.do;jsessionid=12D51BB9F92DAE9637E116CC73025817.tplgfr22s_3?idArticle=LEGIARTI000033034409&amp;cidTexte=LEGITEXT000006074075&amp;dateTexte=20200304&amp;categorieLien=id&amp;oldAction=&amp;nbResultRech="&gt;Article L151-19 du Code de l'Urbanisme&lt;/a&gt; : &lt;br /&gt;Le règlement peut identifier et localiser les éléments de paysage et identifier, localiser et délimiter les quartiers, îlots, immeubles bâtis ou non bâtis, espaces publics, monuments, sites et secteurs à protéger, à conserver, à mettre en valeur ou à requalifier pour des motifs d'ordre culturel, historique ou architectural et définir, le cas échéant, les prescriptions de nature à assurer leur préservation leur conservation ou leur restauration. Lorsqu'il s'agit d'espaces boisés, il est fait application du régime d'exception prévu à l'article L. 421-4 pour les coupes et abattages d'arbres.&lt;/p&gt;</text:p>
          </table:table-cell>
          <table:table-cell table:style-name="ce12" office:value-type="string" calcext:value-type="string">
            <text:p>&lt;p&gt;&lt;a href="https://www.legifrance.gouv.fr/affichCodeArticle.do?idArticle=LEGIARTI000031720555&amp;cidTexte=LEGITEXT000006074075"&gt;Article R151-41 3° du Code de l'Urbanisme&lt;/a&gt; : Afin d'assurer l'insertion de la construction dans ses abords, la qualité et la diversité architecturale, urbaine et paysagère des constructions ainsi que la conservation et la mise en valeur du patrimoine, le règlement peut :&lt;br /&gt;(...)&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7</text:p>
          </table:table-cell>
          <table:table-cell office:value-type="string" calcext:value-type="string">
            <text:p>02</text:p>
          </table:table-cell>
          <table:table-cell/>
          <table:table-cell office:value-type="string" calcext:value-type="string">
            <text:p>Patrimoine paysager à protéger pour des motifs d’ordre culturel, historique, architectural</text:p>
          </table:table-cell>
          <table:table-cell office:value-type="string" calcext:value-type="string">
            <text:p>&lt;p&gt;&lt;a href="https://www.legifrance.gouv.fr/affichCodeArticle.do;jsessionid=12D51BB9F92DAE9637E116CC73025817.tplgfr22s_3?idArticle=LEGIARTI000033034409&amp;cidTexte=LEGITEXT000006074075&amp;dateTexte=20200304&amp;categorieLien=id&amp;oldAction=&amp;nbResultRech="&gt;Article L151-19 du Code de l'Urbanisme&lt;/a&gt; : &lt;br /&gt;Le règlement peut identifier et localiser les éléments de paysage et identifier, localiser et délimiter les quartiers, îlots, immeubles bâtis ou non bâtis, espaces publics, monuments, sites et secteurs à protéger, à conserver, à mettre en valeur ou à requalifier pour des motifs d'ordre culturel, historique ou architectural et définir, le cas échéant, les prescriptions de nature à assurer leur préservation leur conservation ou leur restauration. Lorsqu'il s'agit d'espaces boisés, il est fait application du régime d'exception prévu à l'article L. 421-4 pour les coupes et abattages d'arbres.&lt;/p&gt;</text:p>
          </table:table-cell>
          <table:table-cell table:style-name="ce12" office:value-type="string" calcext:value-type="string">
            <text:p>&lt;p&gt;&lt;a href="https://www.legifrance.gouv.fr/affichCodeArticle.do?idArticle=LEGIARTI000031720555&amp;cidTexte=LEGITEXT000006074075"&gt;Article R151-41 3° du Code de l'Urbanisme&lt;/a&gt; : Afin d'assurer l'insertion de la construction dans ses abords, la qualité et la diversité architecturale, urbaine et paysagère des constructions ainsi que la conservation et la mise en valeur du patrimoine, le règlement peut :&lt;br /&gt;(...)&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7</text:p>
          </table:table-cell>
          <table:table-cell office:value-type="string" calcext:value-type="string">
            <text:p>03</text:p>
          </table:table-cell>
          <table:table-cell/>
          <table:table-cell office:value-type="string" calcext:value-type="string">
            <text:p>Patrimoine paysager correspondant à un espace boisé à protéger pour des motifs d’ordre culturel, historique, architectural</text:p>
          </table:table-cell>
          <table:table-cell office:value-type="string" calcext:value-type="string">
            <text:p>&lt;p&gt;&lt;a href="https://www.legifrance.gouv.fr/affichCodeArticle.do;jsessionid=12D51BB9F92DAE9637E116CC73025817.tplgfr22s_3?idArticle=LEGIARTI000033034409&amp;cidTexte=LEGITEXT000006074075&amp;dateTexte=20200304&amp;categorieLien=id&amp;oldAction=&amp;nbResultRech="&gt;Article L151-19 du Code de l'Urbanisme&lt;/a&gt; : &lt;br /&gt;Le règlement peut identifier et localiser les éléments de paysage et identifier, localiser et délimiter les quartiers, îlots, immeubles bâtis ou non bâtis, espaces publics, monuments, sites et secteurs à protéger, à conserver, à mettre en valeur ou à requalifier pour des motifs d'ordre culturel, historique ou architectural et définir, le cas échéant, les prescriptions de nature à assurer leur préservation leur conservation ou leur restauration. Lorsqu'il s'agit d'espaces boisés, il est fait application du régime d'exception prévu à l'article L. 421-4 pour les coupes et abattages d'arbres.&lt;/p&gt;</text:p>
          </table:table-cell>
          <table:table-cell table:style-name="ce12" office:value-type="string" calcext:value-type="string">
            <text:p>&lt;p&gt;&lt;a href="https://www.legifrance.gouv.fr/affichCodeArticle.do?idArticle=LEGIARTI000031720555&amp;cidTexte=LEGITEXT000006074075"&gt;Article R151-41 3° du Code de l'Urbanisme&lt;/a&gt; : Afin d'assurer l'insertion de la construction dans ses abords, la qualité et la diversité architecturale, urbaine et paysagère des constructions ainsi que la conservation et la mise en valeur du patrimoine, le règlement peut :&lt;br /&gt;(...)&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07</text:p>
          </table:table-cell>
          <table:table-cell office:value-type="string" calcext:value-type="string">
            <text:p>04</text:p>
          </table:table-cell>
          <table:table-cell/>
          <table:table-cell office:value-type="string" calcext:value-type="string">
            <text:p>Éléments de paysage (sites et secteurs) à préserver pour des motifs d’ordre écologique</text:p>
          </table:table-cell>
          <table:table-cell office:value-type="string" calcext:value-type="string">
            <text:p>&lt;p&gt;&lt;a href="https://www.legifrance.gouv.fr/affichCodeArticle.do;jsessionid=12D51BB9F92DAE9637E116CC73025817.tplgfr22s_3?idArticle=LEGIARTI000033034406&amp;cidTexte=LEGITEXT000006074075&amp;dateTexte=20200304&amp;categorieLien=id&amp;oldAction=&amp;nbResultRech="&gt;Article L151-23 du Code de l'Urbanisme&lt;/a&gt; : &lt;br /&gt;Le règlement peut identifier et localiser les éléments de paysage et délimiter les sites et secteurs à protéger pour des motifs d'ordre écologique, notamment pour la préservation, le maintien ou la remise en état des continuités écologiques et définir, le cas échéant, les prescriptions de nature à assurer leur préservation. Lorsqu'il s'agit d'espaces boisés, il est fait application du régime d'exception prévu à l'article L. 421-4 pour les coupes et abattages d'arbres.&lt;br /&gt;Il peut localiser, dans les zones urbaines, les terrains cultivés et les espaces non bâtis nécessaires au maintien des continuités écologiques à protéger et inconstructibles quels que soient les équipements qui, le cas échéant, les desservent.&lt;/p&gt;</text:p>
          </table:table-cell>
          <table:table-cell office:value-type="string" calcext:value-type="string">
            <text:p>&lt;p&gt;&lt;a href="https://www.legifrance.gouv.fr/affichCodeArticle.do?idArticle=LEGIARTI000031720549&amp;cidTexte=LEGITEXT000006074075"&gt;Article R151-43 5° du Code de l'Urbanisme&lt;/a&gt; : Afin de contribuer à la qualité du cadre de vie, assurer un équilibre entre les espaces construits et les espaces libres et répondre aux enjeux environnementaux, le règlement peut :&lt;br /&gt;(...)&lt;br /&gt;5° Identifier, localiser les éléments de paysage et délimiter les sites et secteurs à protéger au titre de l'article &lt;a href="https://www.legifrance.gouv.fr/affichCodeArticle.do?cidTexte=LEGITEXT000006074075&amp;idArticle=LEGIARTI000031211209&amp;dateTexte=&amp;categorieLien=cid"&gt;L151-23&lt;/a&gt; pour lesquels les travaux non soumis à un permis de construire sont précédés d'une déclaration préalable et dont la démolition est subordonnée à la délivrance d'un permis de démolir, et définir, s'il y a lieu, les prescriptions nécessaires pour leur préservation ;&lt;br /&gt;(...)&lt;/p&gt;</text:p>
          </table:table-cell>
        </table:table-row>
        <table:table-row table:style-name="ro2">
          <table:table-cell office:value-type="string" calcext:value-type="string">
            <text:p>INFORMATION</text:p>
          </table:table-cell>
          <table:table-cell office:value-type="string" calcext:value-type="string">
            <text:p>STYPEP</text:p>
          </table:table-cell>
          <table:table-cell office:value-type="string" calcext:value-type="string">
            <text:p>07</text:p>
          </table:table-cell>
          <table:table-cell office:value-type="string" calcext:value-type="string">
            <text:p>05</text:p>
          </table:table-cell>
          <table:table-cell/>
          <table:table-cell office:value-type="string" calcext:value-type="string">
            <text:p>Éléments de paysage correspondant à un espace boisé (sites et secteurs) à préserver pour des motifs d’ordre écologique</text:p>
          </table:table-cell>
          <table:table-cell office:value-type="string" calcext:value-type="string">
            <text:p>&lt;p&gt;&lt;a href="https://www.legifrance.gouv.fr/affichCodeArticle.do;jsessionid=12D51BB9F92DAE9637E116CC73025817.tplgfr22s_3?idArticle=LEGIARTI000033034406&amp;cidTexte=LEGITEXT000006074075&amp;dateTexte=20200304&amp;categorieLien=id&amp;oldAction=&amp;nbResultRech="&gt;Article L151-23 1<text:span text:style-name="T3">er</text:span> alinéa du Code de l'Urbanisme&lt;/a&gt; : &lt;br /&gt;Le règlement peut identifier et localiser les éléments de paysage et délimiter les sites et secteurs à protéger pour des motifs d'ordre écologique, notamment pour la préservation, le maintien ou la remise en état des continuités écologiques et définir, le cas échéant, les prescriptions de nature à assurer leur préservation. Lorsqu'il s'agit d'espaces boisés, il est fait application du régime d'exception prévu à l'article L. 421-4 pour les coupes et abattages d'arbres.&lt;br /&gt;Il peut localiser, dans les zones urbaines, les terrains cultivés et les espaces non bâtis nécessaires au maintien des continuités écologiques à protéger et inconstructibles quels que soient les équipements qui, le cas échéant, les desservent.&lt;/p&gt;</text:p>
          </table:table-cell>
          <table:table-cell office:value-type="string" calcext:value-type="string">
            <text:p>&lt;p&gt;&lt;a href="https://www.legifrance.gouv.fr/affichCodeArticle.do?idArticle=LEGIARTI000031720549&amp;cidTexte=LEGITEXT000006074075"&gt;Article R151-43 5° du Code de l'Urbanisme&lt;/a&gt; : Afin de contribuer à la qualité du cadre de vie, assurer un équilibre entre les espaces construits et les espaces libres et répondre aux enjeux environnementaux, le règlement peut :&lt;br /&gt;(...)&lt;br /&gt;5° Identifier, localiser les éléments de paysage et délimiter les sites et secteurs à protéger au titre de l'article &lt;a href="https://www.legifrance.gouv.fr/affichCodeArticle.do?cidTexte=LEGITEXT000006074075&amp;idArticle=LEGIARTI000031211209&amp;dateTexte=&amp;categorieLien=cid"&gt;L151-23&lt;/a&gt; pour lesquels les travaux non soumis à un permis de construire sont précédés d'une déclaration préalable et dont la démolition est subordonnée à la délivrance d'un permis de démolir, et définir, s'il y a lieu, les prescriptions nécessaires pour leur préservation ;&lt;br /&gt;(...)&lt;/p&gt;</text:p>
          </table:table-cell>
        </table:table-row>
        <table:table-row table:style-name="ro2">
          <table:table-cell office:value-type="string" calcext:value-type="string">
            <text:p>INFORMATION</text:p>
          </table:table-cell>
          <table:table-cell office:value-type="string" calcext:value-type="string">
            <text:p>STYPEP</text:p>
          </table:table-cell>
          <table:table-cell office:value-type="string" calcext:value-type="string">
            <text:p>08</text:p>
          </table:table-cell>
          <table:table-cell office:value-type="string" calcext:value-type="string">
            <text:p>00</text:p>
          </table:table-cell>
          <table:table-cell/>
          <table:table-cell office:value-type="string" calcext:value-type="string">
            <text:p>Terrain cultivé ou non bâti à protéger en zone urbaine</text:p>
          </table:table-cell>
          <table:table-cell office:value-type="string" calcext:value-type="string">
            <text:p>&lt;p&gt;&lt;a href="https://www.legifrance.gouv.fr/affichCodeArticle.do;jsessionid=12D51BB9F92DAE9637E116CC73025817.tplgfr22s_3?idArticle=LEGIARTI000033034406&amp;cidTexte=LEGITEXT000006074075&amp;dateTexte=20200304&amp;categorieLien=id&amp;oldAction=&amp;nbResultRech="&gt;Article L151-23 2<text:span text:style-name="T3">e</text:span> aliéna du Code de l'Urbanisme&lt;/a&gt; : &lt;br /&gt;Le règlement peut identifier et localiser les éléments de paysage et délimiter les sites et secteurs à protéger pour des motifs d'ordre écologique, notamment pour la préservation, le maintien ou la remise en état des continuités écologiques et définir, le cas échéant, les prescriptions de nature à assurer leur préservation. Lorsqu'il s'agit d'espaces boisés, il est fait application du régime d'exception prévu à l'article L. 421-4 pour les coupes et abattages d'arbres.&lt;br /&gt;Il peut localiser, dans les zones urbaines, les terrains cultivés et les espaces non bâtis nécessaires au maintien des continuités écologiques à protéger et inconstructibles quels que soient les équipements qui, le cas échéant, les desservent.&lt;/p&gt;</text:p>
          </table:table-cell>
          <table:table-cell table:style-name="ce12" office:value-type="string" calcext:value-type="string">
            <text:p>&lt;p&gt;&lt;a href="https://www.legifrance.gouv.fr/affichCodeArticle.do?idArticle=LEGIARTI000031720549&amp;cidTexte=LEGITEXT000006074075"&gt;Article R151-43 6° du Code de l'Urbanisme&lt;/a&gt; : Afin de contribuer à la qualité du cadre de vie, assurer un équilibre entre les espaces construits et les espaces libres et répondre aux enjeux environnementaux, le règlement peut :&lt;br /&gt;(...)&lt;br /&gt;6° Délimiter dans les documents graphiques les terrains et espaces inconstructibles en zone urbaine en application du second alinéa de l'article &lt;a href="https://www.legifrance.gouv.fr/affichCodeArticle.do?cidTexte=LEGITEXT000006074075&amp;idArticle=LEGIARTI000031211209&amp;dateTexte=&amp;categorieLien=cid"&gt;L151-23&lt;/a&gt;;&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13</text:p>
          </table:table-cell>
          <table:table-cell office:value-type="string" calcext:value-type="string">
            <text:p>00</text:p>
          </table:table-cell>
          <table:table-cell/>
          <table:table-cell office:value-type="string" calcext:value-type="string">
            <text:p>Zone à aménager en vue de la pratique du ski</text:p>
          </table:table-cell>
          <table:table-cell office:value-type="string" calcext:value-type="string">
            <text:p>&lt;p&gt;&lt;a href="https://www.legifrance.gouv.fr/affichCodeArticle.do;jsessionid=12D51BB9F92DAE9637E116CC73025817.tplgfr22s_3?idArticle=LEGIARTI000031211245&amp;cidTexte=LEGITEXT000006074075&amp;dateTexte=20200304&amp;categorieLien=id&amp;oldAction=&amp;nbResultRech="&gt;Article L151-38 du Code de l'Urbanisme&lt;/a&gt; : &lt;br /&gt;Le règlement peut préciser le tracé et les caractéristiques des voies de circulation à conserver, à modifier ou à créer, y compris les rues ou sentiers piétonniers et les itinéraires cyclables, les voies et espaces réservés au transport public.&lt;br /&gt;Il peut également délimiter les zones qui sont ou peuvent être aménagées en vue de la pratique du ski et les secteurs réservés aux remontées mécaniques en indiquant, le cas échéant, les équipements et aménagements susceptibles d'y être prévus.&lt;/p&gt;</text:p>
          </table:table-cell>
          <table:table-cell table:style-name="ce12" office:value-type="string" calcext:value-type="string">
            <text:p>&lt;p&gt;&lt;a href="https://www.legifrance.gouv.fr/affichCodeArticle.do?idArticle=LEGIARTI000031720533&amp;cidTexte=LEGITEXT000006074075"&gt;Article R151-48 3° du Code de l'Urbanisme&lt;/a&gt; : Dans les zones U, AU, A et N, le ou les documents graphiques du règlement font, en outre, apparaître, s'il y a lieu :&lt;br /&gt;(...)&lt;br /&gt;3° Les zones qui sont ou peuvent être aménagées en vue de la pratique du ski et les secteurs réservés aux remontées mécaniques en application du deuxième alinéa de l'article L151-38 en indiquant, le cas échéant, les équipements et aménagements susceptibles d'y être prévu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14</text:p>
          </table:table-cell>
          <table:table-cell office:value-type="string" calcext:value-type="string">
            <text:p>00</text:p>
          </table:table-cell>
          <table:table-cell/>
          <table:table-cell office:value-type="string" calcext:value-type="string">
            <text:p>Secteur de plan de masse</text:p>
          </table:table-cell>
          <table:table-cell table:style-name="ce11" office:value-type="string" calcext:value-type="string">
            <text:p>null</text:p>
          </table:table-cell>
          <table:table-cell table:style-name="ce14" office:value-type="string" calcext:value-type="string">
            <text:p>&lt;p&gt;&lt;a href="https://www.legifrance.gouv.fr/affichCodeArticle.do?idArticle=LEGIARTI000031720559&amp;cidTexte=LEGITEXT000006074075"&gt;Article R151-40 du Code de l'Urbanisme&lt;/a&gt; : Dans les zones U, AU, dans les secteurs de taille et de capacité d'accueil limitées délimités en application de l'article &lt;a href="https://www.legifrance.gouv.fr/affichCodeArticle.do?cidTexte=LEGITEXT000006074075&amp;idArticle=LEGIARTI000031211183&amp;dateTexte=&amp;categorieLien=cid"&gt;L151-13&lt;/a&gt;, ainsi que dans les zones où un transfert des possibilités de construction a été décidé en application de l'article &lt;a href="https://www.legifrance.gouv.fr/affichCodeArticle.do?cidTexte=LEGITEXT000006074075&amp;idArticle=LEGIARTI000031211213&amp;dateTexte=&amp;categorieLien=cid"&gt;L151-25&lt;/a&gt;, le règlement peut définir des secteurs de plan masse côté en trois dimension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15</text:p>
          </table:table-cell>
          <table:table-cell office:value-type="string" calcext:value-type="string">
            <text:p>00</text:p>
          </table:table-cell>
          <table:table-cell/>
          <table:table-cell office:value-type="string" calcext:value-type="string">
            <text:p>Règles d’implantation des constructions</text:p>
          </table:table-cell>
          <table:table-cell office:value-type="string" calcext:value-type="string">
            <text:p>&lt;p&gt;&lt;a href="https://www.legifrance.gouv.fr/affichCodeArticle.do;jsessionid=12D51BB9F92DAE9637E116CC73025817.tplgfr22s_3?idArticle=LEGIARTI000031211197&amp;cidTexte=LEGITEXT000006074075&amp;dateTexte=20160101&amp;categorieLien=id&amp;oldAction=&amp;nbResultRech="&gt;Article L151-17 du Code de l'Urbanisme&lt;/a&gt; : &lt;br /&gt;Le règlement peut définir, en fonction des circonstances locales, les règles concernant l'implantation des constructions.&lt;/p&gt;&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text:p>
          </table:table-cell>
          <table:table-cell table:style-name="ce12" office:value-type="string" calcext:value-type="string">
            <text:p>&lt;p&gt;&lt;a href="https://www.legifrance.gouv.fr/affichCodeArticle.do?idArticle=LEGIARTI000031720561&amp;cidTexte=LEGITEXT000006074075"&gt;Article R151-39 dernier alinéa du Code de l'Urbanisme&lt;/a&gt; : (...) 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15</text:p>
          </table:table-cell>
          <table:table-cell table:style-name="ce8" office:value-type="string" calcext:value-type="string">
            <text:p>01</text:p>
          </table:table-cell>
          <table:table-cell table:style-name="ce9"/>
          <table:table-cell table:style-name="ce9" office:value-type="string" calcext:value-type="string">
            <text:p>Implantation des constructions par rapport aux voies et aux emprises publiques</text:p>
          </table:table-cell>
          <table:table-cell office:value-type="string" calcext:value-type="string">
            <text:p>&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text:p>
          </table:table-cell>
          <table:table-cell table:style-name="ce15"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15</text:p>
          </table:table-cell>
          <table:table-cell table:style-name="ce8" office:value-type="string" calcext:value-type="string">
            <text:p>02</text:p>
          </table:table-cell>
          <table:table-cell table:style-name="ce9"/>
          <table:table-cell table:style-name="ce9" office:value-type="string" calcext:value-type="string">
            <text:p>Implantation des constructions par rapport aux limites séparatives latérales</text:p>
          </table:table-cell>
          <table:table-cell office:value-type="string" calcext:value-type="string">
            <text:p>&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text:p>
          </table:table-cell>
          <table:table-cell table:style-name="ce15"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15</text:p>
          </table:table-cell>
          <table:table-cell table:style-name="ce8" office:value-type="string" calcext:value-type="string">
            <text:p>03</text:p>
          </table:table-cell>
          <table:table-cell table:style-name="ce9"/>
          <table:table-cell table:style-name="ce9" office:value-type="string" calcext:value-type="string">
            <text:p>Implantation des constructions par rapport aux limites des fonds de parcelles</text:p>
          </table:table-cell>
          <table:table-cell office:value-type="string" calcext:value-type="string">
            <text:p>&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text:p>
          </table:table-cell>
          <table:table-cell table:style-name="ce15"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15</text:p>
          </table:table-cell>
          <table:table-cell table:style-name="ce8" office:value-type="string" calcext:value-type="string">
            <text:p>98</text:p>
          </table:table-cell>
          <table:table-cell table:style-name="ce9"/>
          <table:table-cell table:style-name="ce9" office:value-type="string" calcext:value-type="string">
            <text:p>Implantation alternative des constructions</text:p>
          </table:table-cell>
          <table:table-cell office:value-type="string" calcext:value-type="string">
            <text:p>&lt;p&gt;&lt;a href="https://www.legifrance.gouv.fr/affichCodeArticle.do;jsessionid=12D51BB9F92DAE9637E116CC73025817.tplgfr22s_3?idArticle=LEGIARTI000031211197&amp;cidTexte=LEGITEXT000006074075&amp;dateTexte=20160101&amp;categorieLien=id&amp;oldAction=&amp;nbResultRech="&gt;Article L151-17 du Code de l'Urbanisme&lt;/a&gt; : &lt;br /&gt;Le règlement peut définir, en fonction des circonstances locales, les règles concernant l'implantation des constructions.&lt;/p&gt;</text:p>
          </table:table-cell>
          <table:table-cell table:style-name="ce15"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16</text:p>
          </table:table-cell>
          <table:table-cell table:style-name="ce8" office:value-type="string" calcext:value-type="string">
            <text:p>00</text:p>
          </table:table-cell>
          <table:table-cell table:style-name="ce9"/>
          <table:table-cell table:style-name="ce9" office:value-type="string" calcext:value-type="string">
            <text:p>Constructions et installations nécessaires à des équipements collectifs</text:p>
          </table:table-cell>
          <table:table-cell office:value-type="string" calcext:value-type="string">
            <text:p>&lt;p&gt;&lt;a href="https://www.legifrance.gouv.fr/affichCodeArticle.do;jsessionid=12D51BB9F92DAE9637E116CC73025817.tplgfr22s_3?idArticle=LEGIARTI000031211179&amp;cidTexte=LEGITEXT000006074075&amp;dateTexte=20160101&amp;categorieLien=id&amp;oldAction=&amp;nbResultRech="&gt;Article L151-11 1° du Code de l'Urbanisme&lt;/a&gt; : &lt;br /&gt;Dans les zones agricoles, naturelles ou forestières, le règlement peut :&lt;br /&gt;1° Autoriser les constructions et installations nécessaires à des équipements collectifs dès lors qu'elles ne sont pas incompatibles avec l'exercice d'une activité agricole, pastorale ou forestière du terrain sur lequel elles sont implantées et qu'elles ne portent pas atteinte à la sauvegarde des espaces naturels et des paysages ;&lt;br /&gt;2° Désigner, en dehors des secteurs mentionnés à l'article &lt;a href="https://www.legifrance.gouv.fr/affichCodeArticle.do?cidTexte=LEGITEXT000006074075&amp;idArticle=LEGIARTI000031211183&amp;dateTexte=&amp;categorieLien=cid"&gt;L. 151-13&lt;/a&gt;, les bâtiments qui peuvent faire l'objet d'un changement de destination, dès lors que ce changement de destination ne compromet pas l'activité agricole ou la qualité paysagère du site. Le changement de destination est soumis, en zone agricole, à l'avis conforme de la commission départementale de la préservation des espaces agricoles, naturels et forestiers prévue à l'article &lt;a href="https://www.legifrance.gouv.fr/affichCodeArticle.do?cidTexte=LEGITEXT000006071367&amp;idArticle=LEGIARTI000022524799&amp;dateTexte=&amp;categorieLien=cid"&gt;L. 112-1-1 du code rural et de la pêche maritime&lt;/a&gt;, et, en zone naturelle, à l'avis conforme de la commission départementale de la nature, des paysages et des sites.&lt;/p&gt;</text:p>
          </table:table-cell>
          <table:table-cell table:style-name="ce15"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16</text:p>
          </table:table-cell>
          <table:table-cell table:style-name="ce8" office:value-type="string" calcext:value-type="string">
            <text:p>01</text:p>
          </table:table-cell>
          <table:table-cell table:style-name="ce9"/>
          <table:table-cell table:style-name="ce9" office:value-type="string" calcext:value-type="string">
            <text:p>Bâtiment susceptible de changer de destination</text:p>
          </table:table-cell>
          <table:table-cell office:value-type="string" calcext:value-type="string">
            <text:p>&lt;p&gt;&lt;a href="https://www.legifrance.gouv.fr/affichCodeArticle.do;jsessionid=12D51BB9F92DAE9637E116CC73025817.tplgfr22s_3?idArticle=LEGIARTI000031211179&amp;cidTexte=LEGITEXT000006074075&amp;dateTexte=20160101&amp;categorieLien=id&amp;oldAction=&amp;nbResultRech="&gt;Article L151-11 2° du Code de l'Urbanisme&lt;/a&gt; : &lt;br /&gt;Dans les zones agricoles, naturelles ou forestières, le règlement peut :&lt;br /&gt;1° Autoriser les constructions et installations nécessaires à des équipements collectifs dès lors qu'elles ne sont pas incompatibles avec l'exercice d'une activité agricole, pastorale ou forestière du terrain sur lequel elles sont implantées et qu'elles ne portent pas atteinte à la sauvegarde des espaces naturels et des paysages ;&lt;br /&gt;2° Désigner, en dehors des secteurs mentionnés à l'article &lt;a href="https://www.legifrance.gouv.fr/affichCodeArticle.do?cidTexte=LEGITEXT000006074075&amp;idArticle=LEGIARTI000031211183&amp;dateTexte=&amp;categorieLien=cid"&gt;L. 151-13&lt;/a&gt;, les bâtiments qui peuvent faire l'objet d'un changement de destination, dès lors que ce changement de destination ne compromet pas l'activité agricole ou la qualité paysagère du site. Le changement de destination est soumis, en zone agricole, à l'avis conforme de la commission départementale de la préservation des espaces agricoles, naturels et forestiers prévue à l'article &lt;a href="https://www.legifrance.gouv.fr/affichCodeArticle.do?cidTexte=LEGITEXT000006071367&amp;idArticle=LEGIARTI000022524799&amp;dateTexte=&amp;categorieLien=cid"&gt;L. 112-1-1 du code rural et de la pêche maritime&lt;/a&gt;, et, en zone naturelle, à l'avis conforme de la commission départementale de la nature, des paysages et des sites.&lt;/p&gt;</text:p>
          </table:table-cell>
          <table:table-cell table:style-name="ce15"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16</text:p>
          </table:table-cell>
          <table:table-cell table:style-name="ce8" office:value-type="string" calcext:value-type="string">
            <text:p>02</text:p>
          </table:table-cell>
          <table:table-cell table:style-name="ce9"/>
          <table:table-cell table:style-name="ce9" office:value-type="string" calcext:value-type="string">
            <text:p>Bâtiments d’habitation existants pouvant faire l’objet d’extensions ou d’annexes</text:p>
          </table:table-cell>
          <table:table-cell office:value-type="string" calcext:value-type="string">
            <text:p>&lt;p&gt;&lt;a href="https://www.legifrance.gouv.fr/affichCodeArticle.do;jsessionid=12D51BB9F92DAE9637E116CC73025817.tplgfr22s_3?idArticle=LEGIARTI000031211181&amp;cidTexte=LEGITEXT000006074075&amp;dateTexte=20160101&amp;categorieLien=id&amp;oldAction=&amp;nbResultRech="&gt;Article L151-12 du Code de l'Urbanisme&lt;/a&gt; : &lt;br /&gt;Dans les zones agricoles, naturelles ou forestières et en dehors des secteurs mentionnés à l'article &lt;a href="https://www.legifrance.gouv.fr/affichCodeArticle.do?cidTexte=LEGITEXT000006074075&amp;idArticle=LEGIARTI000031211183&amp;dateTexte=&amp;categorieLien=cid"&gt;L. 151-13&lt;/a&gt;, les bâtiments d'habitation existants peuvent faire l'objet d'extensions ou d'annexes, dès lors que ces extensions ou annexes ne compromettent pas l'activité agricole ou la qualité paysagère du site.&lt;br /&gt;Le règlement précise la zone d'implantation et les conditions de hauteur, d'emprise et de densité de ces extensions ou annexes permettant d'assurer leur insertion dans l'environnement et leur compatibilité avec le maintien du caractère naturel, agricole ou forestier de la zone.&lt;br /&gt;Les dispositions du règlement prévues au présent article sont soumises à l'avis de la commission départementale de la préservation des espaces naturels, agricoles et forestiers prévue à l'article &lt;a href="https://www.legifrance.gouv.fr/affichCodeArticle.do?cidTexte=LEGITEXT000006071367&amp;idArticle=LEGIARTI000022524799&amp;dateTexte=&amp;categorieLien=cid"&gt;L. 112-1-1 du code rural et de la pêche maritime&lt;/a&gt;.&lt;/p&gt;</text:p>
          </table:table-cell>
          <table:table-cell table:style-name="ce15"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16</text:p>
          </table:table-cell>
          <table:table-cell table:style-name="ce8" office:value-type="string" calcext:value-type="string">
            <text:p>03</text:p>
          </table:table-cell>
          <table:table-cell table:style-name="ce9"/>
          <table:table-cell table:style-name="ce9" office:value-type="string" calcext:value-type="string">
            <text:p>Secteur de taille et de capacité d’accueil limitées (STECAL)</text:p>
          </table:table-cell>
          <table:table-cell office:value-type="string" calcext:value-type="string">
            <text:p>&lt;p&gt;&lt;a href="https://www.legifrance.gouv.fr/affichCodeArticle.do;jsessionid=12D51BB9F92DAE9637E116CC73025817.tplgfr22s_3?idArticle=LEGIARTI000031211183&amp;cidTexte=LEGITEXT000006074075&amp;dateTexte=20160101&amp;categorieLien=id&amp;oldAction=&amp;nbResultRech="&gt;Article L151-13 du Code de l'Urbanisme&lt;/a&gt; : &lt;br /&gt;Le règlement peut, à titre exceptionnel, délimiter dans les zones naturelles, agricoles ou forestières des secteurs de taille et de capacité d'accueil limitées dans lesquels peuvent être autorisés :&lt;br /&gt;1° Des constructions ;&lt;br /&gt;2° Des aires d'accueil et des terrains familiaux locatifs destinés à l'habitat des gens du voyage au sens de la &lt;a href="https://www.legifrance.gouv.fr/affichTexte.do?cidTexte=JORFTEXT000000583573&amp;categorieLien=cid"&gt;loi n° 2000-614 du 5 juillet 2000 relative à l'accueil et à l'habitat des gens du voyage&lt;/a&gt; ;&lt;br /&gt;3° Des résidences démontables constituant l'habitat permanent de leurs utilisateurs.&lt;br /&gt;Il précise les conditions de hauteur, d'implantation et de densité des constructions, permettant d'assurer leur insertion dans l'environnement et leur compatibilité avec le maintien du caractère naturel, agricole ou forestier de la zone.&lt;br /&gt;Il fixe les conditions relatives aux raccordements aux réseaux publics, ainsi que les conditions relatives à l'hygiène et à la sécurité auxquelles les constructions, les résidences démontables ou les résidences mobiles doivent satisfaire.&lt;br /&gt;Ces secteurs sont délimités après avis de la commission départementale de la préservation des espaces naturels, agricoles et forestiers prévue à l'article &lt;a href="https://www.legifrance.gouv.fr/affichCodeArticle.do?cidTexte=LEGITEXT000006071367&amp;idArticle=LEGIARTI000022524799&amp;dateTexte=&amp;categorieLien=cid"&gt;L. 112-1-1&lt;/a&gt; du code rural et de la pêche maritime.&lt;/p&gt;</text:p>
          </table:table-cell>
          <table:table-cell table:style-name="ce15"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17</text:p>
          </table:table-cell>
          <table:table-cell office:value-type="string" calcext:value-type="string">
            <text:p>00</text:p>
          </table:table-cell>
          <table:table-cell/>
          <table:table-cell office:value-type="string" calcext:value-type="string">
            <text:p>Secteur à programme de logements mixité sociale en zone U et AU</text:p>
          </table:table-cell>
          <table:table-cell office:value-type="string" calcext:value-type="string">
            <text:p>&lt;p&gt;&lt;a href="https://www.legifrance.gouv.fr/affichCodeArticle.do;jsessionid=12D51BB9F92DAE9637E116CC73025817.tplgfr22s_3?idArticle=LEGIARTI000031211189&amp;cidTexte=LEGITEXT000006074075&amp;dateTexte=20160101&amp;categorieLien=id&amp;oldAction=&amp;nbResultRech="&gt;Article L151-15 du Code de l'Urbanisme&lt;/a&gt; : &lt;br /&gt;Le règlement peut délimiter, dans les zones urbaines ou à urbaniser, des secteurs dans lesquels, en cas de réalisation d'un programme de logements, un pourcentage de ce programme est affecté à des catégories de logements qu'il définit dans le respect des objectifs de mixité sociale.&lt;/p&gt;</text:p>
          </table:table-cell>
          <table:table-cell table:style-name="ce12" office:value-type="string" calcext:value-type="string">
            <text:p>&lt;p&gt;&lt;a href="https://www.legifrance.gouv.fr/affichCodeArticle.do?idArticle=LEGIARTI000031720567&amp;cidTexte=LEGITEXT000006074075"&gt;Article R151-38 3° du Code de l'Urbanisme&lt;/a&gt;Les documents graphiques du règlement délimitent dans les zones U et AU, s'il y a lieu : &lt;br /&gt;(...)&lt;br /&gt;3° Les secteurs où, en application de l'article &lt;a href="https://www.legifrance.gouv.fr/affichCodeArticle.do?cidTexte=LEGITEXT000006074075&amp;idArticle=LEGIARTI000031211189&amp;dateTexte=&amp;categorieLien=cid"&gt;L151-15&lt;/a&gt;, un pourcentage des programmes de logements doit être affecté à des catégories de logement en précisant ce pourcentage et les catégories prévues.&lt;/p&gt;</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18</text:p>
          </table:table-cell>
          <table:table-cell table:style-name="ce8" office:value-type="string" calcext:value-type="string">
            <text:p>00</text:p>
          </table:table-cell>
          <table:table-cell table:style-name="ce9"/>
          <table:table-cell table:style-name="ce9" office:value-type="string" calcext:value-type="string">
            <text:p>Secteur comportant des orientations d’aménagement et de programmation (OAP)</text:p>
          </table:table-cell>
          <table:table-cell office:value-type="string" calcext:value-type="string">
            <text:p>&lt;p&gt;&lt;a href="https://www.legifrance.gouv.fr/affichCodeArticle.do;jsessionid=12D51BB9F92DAE9637E116CC73025817.tplgfr22s_3?idArticle=LEGIARTI000031211163&amp;cidTexte=LEGITEXT000006074075&amp;dateTexte=20160101&amp;categorieLien=id&amp;oldAction=&amp;nbResultRech="&gt;Article L151-6 du Code de l'Urbanisme&lt;/a&gt; : &lt;br /&gt;Les orientations d'aménagement et de programmation comprennent, en cohérence avec le projet d'aménagement et de développement durables, des dispositions portant sur l'aménagement, l'habitat, les transports et les déplacements.&lt;br /&gt;En l'absence de schéma de cohérence territoriale, les orientations d'aménagement et de programmation d'un plan local d'urbanisme élaboré par un établissement public de coopération intercommunale comprennent les dispositions relatives à l'équipement commercial et artisanal mentionnées aux articles &lt;a href="https://www.legifrance.gouv.fr/affichCodeArticle.do?cidTexte=LEGITEXT000006074075&amp;idArticle=LEGIARTI000031210946&amp;dateTexte=&amp;categorieLien=cid"&gt;L. 141-16 et L. 141-17&lt;/a&gt;.&lt;/p&gt;&lt;p&gt;&lt;a href="https://www.legifrance.gouv.fr/affichCodeArticle.do?idArticle=LEGIARTI000037667284&amp;cidTexte=LEGITEXT000006074075"&gt;Article L151-7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able:table-cell>
          <table:table-cell table:style-name="ce15"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18</text:p>
          </table:table-cell>
          <table:table-cell table:style-name="ce8" office:value-type="string" calcext:value-type="string">
            <text:p>01</text:p>
          </table:table-cell>
          <table:table-cell table:style-name="ce9"/>
          <table:table-cell table:style-name="ce9" office:value-type="string" calcext:value-type="string">
            <text:p>OAP de projet (sans règlement)</text:p>
          </table:table-cell>
          <table:table-cell office:value-type="string" calcext:value-type="string">
            <text:p>&lt;p&gt;&lt;a href="https://www.legifrance.gouv.fr/affichCodeArticle.do;jsessionid=12D51BB9F92DAE9637E116CC73025817.tplgfr22s_3?idArticle=LEGIARTI000031211163&amp;cidTexte=LEGITEXT000006074075&amp;dateTexte=20160101&amp;categorieLien=id&amp;oldAction=&amp;nbResultRech="&gt;Article L151-6 du Code de l'Urbanisme&lt;/a&gt; : &lt;br /&gt;Les orientations d'aménagement et de programmation comprennent, en cohérence avec le projet d'aménagement et de développement durables, des dispositions portant sur l'aménagement, l'habitat, les transports et les déplacements.&lt;br /&gt;En l'absence de schéma de cohérence territoriale, les orientations d'aménagement et de programmation d'un plan local d'urbanisme élaboré par un établissement public de coopération intercommunale comprennent les dispositions relatives à l'équipement commercial et artisanal mentionnées aux articles &lt;a href="https://www.legifrance.gouv.fr/affichCodeArticle.do?cidTexte=LEGITEXT000006074075&amp;idArticle=LEGIARTI000031210946&amp;dateTexte=&amp;categorieLien=cid"&gt;L. 141-16 et L. 141-17&lt;/a&gt;.&lt;/p&gt;&lt;p&gt;&lt;a href="https://www.legifrance.gouv.fr/affichCodeArticle.do?idArticle=LEGIARTI000037667284&amp;cidTexte=LEGITEXT000006074075"&gt;Article L151-7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able:table-cell>
          <table:table-cell table:style-name="ce15" office:value-type="string" calcext:value-type="string">
            <text:p>&lt;p&gt;&lt;a href="https://www.legifrance.gouv.fr/affichCodeArticle.do;jsessionid=0883E8B46CA5FB84D926CD4E3F6B514F.tplgfr41s_3?idArticle=LEGIARTI000031720641&amp;cidTexte=LEGITEXT000006074075&amp;dateTexte=20160101&amp;categorieLien=id&amp;oldAction=&amp;nbResultRech="&gt;Article R151-8 du Code de l'Urbanisme&lt;/a&gt; : &lt;br /&gt;Les orientations d'aménagement et de programmation des secteurs de zones urbaines ou de zones à urbaniser mentionnées au deuxième alinéa du R. 151-20 dont les conditions d'aménagement et d'équipement ne sont pas définies par des dispositions réglementaires garantissent la cohérence des projets d'aménagement et de construction avec le projet d'aménagement et de développement durables.&lt;br /&gt;Elles portent au moins sur :&lt;br /&gt;1° La qualité de l'insertion architecturale, urbaine et paysagère ;&lt;br /&gt;2° La mixité fonctionnelle et sociale ;&lt;br /&gt;3° La qualité environnementale et la prévention des risques ;&lt;br /&gt;4° Les besoins en matière de stationnement ;&lt;br /&gt;5° La desserte par les transports en commun ;&lt;br /&gt;6° La desserte des terrains par les voies et réseaux.&lt;br /&gt;Ces orientations d'aménagement et de programmation comportent un schéma d'aménagement qui précise les principales caractéristiques d'organisation spatiale du secteur.&lt;/p&gt;</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18</text:p>
          </table:table-cell>
          <table:table-cell table:style-name="ce8" office:value-type="string" calcext:value-type="string">
            <text:p>02</text:p>
          </table:table-cell>
          <table:table-cell table:style-name="ce9"/>
          <table:table-cell table:style-name="ce9" office:value-type="string" calcext:value-type="string">
            <text:p>OAP entrées de ville</text:p>
          </table:table-cell>
          <table:table-cell office:value-type="string" calcext:value-type="string">
            <text:p>&lt;p&gt;&lt;a href="https://www.legifrance.gouv.fr/affichCodeArticle.do;jsessionid=12D51BB9F92DAE9637E116CC73025817.tplgfr22s_3?idArticle=LEGIARTI000031211163&amp;cidTexte=LEGITEXT000006074075&amp;dateTexte=20160101&amp;categorieLien=id&amp;oldAction=&amp;nbResultRech="&gt;Article L151-6 du Code de l'Urbanisme&lt;/a&gt; : &lt;br /&gt;Les orientations d'aménagement et de programmation comprennent, en cohérence avec le projet d'aménagement et de développement durables, des dispositions portant sur l'aménagement, l'habitat, les transports et les déplacements.&lt;br /&gt;En l'absence de schéma de cohérence territoriale, les orientations d'aménagement et de programmation d'un plan local d'urbanisme élaboré par un établissement public de coopération intercommunale comprennent les dispositions relatives à l'équipement commercial et artisanal mentionnées aux articles &lt;a href="https://www.legifrance.gouv.fr/affichCodeArticle.do?cidTexte=LEGITEXT000006074075&amp;idArticle=LEGIARTI000031210946&amp;dateTexte=&amp;categorieLien=cid"&gt;L. 141-16 et L. 141-17&lt;/a&gt;.&lt;/p&gt;&lt;p&gt;&lt;a href="https://www.legifrance.gouv.fr/affichCodeArticle.do?idArticle=LEGIARTI000037667284&amp;cidTexte=LEGITEXT000006074075"&gt;Article L151-7 1°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able:table-cell>
          <table:table-cell table:style-name="ce15" office:value-type="string" calcext:value-type="string">
            <text:p>&lt;p&gt;&lt;a href="https://www.legifrance.gouv.fr/affichCodeArticle.do;jsessionid=0883E8B46CA5FB84D926CD4E3F6B514F.tplgfr41s_3?idArticle=LEGIARTI000031720645&amp;cidTexte=LEGITEXT000006074075&amp;dateTexte=20160101&amp;categorieLien=id&amp;oldAction="&gt;Article R151-6 du Code de l'Urbanisme&lt;/a&gt; : &lt;br /&gt;Les orientations d'aménagement et de programmation par quartier ou secteur définissent les conditions d'aménagement garantissant la prise en compte des qualités architecturales, urbaines et paysagères des espaces dans la continuité desquels s'inscrit la zone, notamment en entrée de ville.&lt;br /&gt;Le périmètre des quartiers ou secteurs auxquels ces orientations sont applicables est délimité dans le ou les documents graphiques prévus à l'article &lt;a href="https://www.legifrance.gouv.fr/affichCodeArticle.do?cidTexte=LEGITEXT000006074075&amp;idArticle=LEGIARTI000031720005&amp;dateTexte=&amp;categorieLien=cid"&gt;R. 151-10&lt;/a&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18</text:p>
          </table:table-cell>
          <table:table-cell office:value-type="string" calcext:value-type="string">
            <text:p>03</text:p>
          </table:table-cell>
          <table:table-cell/>
          <table:table-cell office:value-type="string" calcext:value-type="string">
            <text:p>OAP relatives à la réhabilitation, la restructuration, la mise en valeur ou l’aménagement</text:p>
          </table:table-cell>
          <table:table-cell office:value-type="string" calcext:value-type="string">
            <text:p>&lt;p&gt;&lt;a href="https://www.legifrance.gouv.fr/affichCodeArticle.do?idArticle=LEGIARTI000037667284&amp;cidTexte=LEGITEXT000006074075"&gt;Article L151-7 4°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able:table-cell>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18</text:p>
          </table:table-cell>
          <table:table-cell office:value-type="string" calcext:value-type="string">
            <text:p>04</text:p>
          </table:table-cell>
          <table:table-cell/>
          <table:table-cell office:value-type="string" calcext:value-type="string">
            <text:p>OAP d’adaptation des périmètres de transports collectifs</text:p>
          </table:table-cell>
          <table:table-cell office:value-type="string" calcext:value-type="string">
            <text:p>&lt;p&gt;&lt;a href="https://www.legifrance.gouv.fr/affichCodeArticle.do?idArticle=LEGIARTI000037667284&amp;cidTexte=LEGITEXT000006074075"&gt;Article L151-7 6°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able:table-cell>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18</text:p>
          </table:table-cell>
          <table:table-cell table:style-name="ce8" office:value-type="string" calcext:value-type="string">
            <text:p>05</text:p>
          </table:table-cell>
          <table:table-cell table:style-name="ce9"/>
          <table:table-cell table:style-name="ce9" office:value-type="string" calcext:value-type="string">
            <text:p>OAP patrimoniales, architecturales et écologiques</text:p>
          </table:table-cell>
          <table:table-cell office:value-type="string" calcext:value-type="string">
            <text:p>&lt;p&gt;&lt;a href="https://www.legifrance.gouv.fr/affichCodeArticle.do;jsessionid=12D51BB9F92DAE9637E116CC73025817.tplgfr22s_3?idArticle=LEGIARTI000031211163&amp;cidTexte=LEGITEXT000006074075&amp;dateTexte=20160101&amp;categorieLien=id&amp;oldAction=&amp;nbResultRech="&gt;Article L151-6 du Code de l'Urbanisme&lt;/a&gt; : &lt;br /&gt;Les orientations d'aménagement et de programmation comprennent, en cohérence avec le projet d'aménagement et de développement durables, des dispositions portant sur l'aménagement, l'habitat, les transports et les déplacements.&lt;br /&gt;En l'absence de schéma de cohérence territoriale, les orientations d'aménagement et de programmation d'un plan local d'urbanisme élaboré par un établissement public de coopération intercommunale comprennent les dispositions relatives à l'équipement commercial et artisanal mentionnées aux articles &lt;a href="https://www.legifrance.gouv.fr/affichCodeArticle.do?cidTexte=LEGITEXT000006074075&amp;idArticle=LEGIARTI000031210946&amp;dateTexte=&amp;categorieLien=cid"&gt;L. 141-16 et L. 141-17&lt;/a&gt;.&lt;/p&gt;&lt;p&gt;&lt;a href="https://www.legifrance.gouv.fr/affichCodeArticle.do?idArticle=LEGIARTI000037667284&amp;cidTexte=LEGITEXT000006074075"&gt;Article L151-7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able:table-cell>
          <table:table-cell table:style-name="ce15" office:value-type="string" calcext:value-type="string">
            <text:p>&lt;p&gt;&lt;a href="https://www.legifrance.gouv.fr/affichCodeArticle.do;jsessionid=0883E8B46CA5FB84D926CD4E3F6B514F.tplgfr41s_3?idArticle=LEGIARTI000031720643&amp;cidTexte=LEGITEXT000006074075&amp;dateTexte=20160101&amp;categorieLien=id&amp;oldAction=&amp;nbResultRech="&gt;Article R151-7 du Code de l'Urbanisme&lt;/a&gt; : &lt;br /&gt;Les orientations d'aménagement et de programmation peuvent comprendre des dispositions portant sur la conservation, la mise en valeur ou la requalification des éléments de paysage, quartiers, îlots, immeubles, espaces publics, monuments, sites et secteurs qu'elles ont identifiés et localisés pour des motifs d'ordre culturel, historique, architectural ou écologique, notamment dans les zones urbaines réglementées en application de l'article &lt;a href="https://www.legifrance.gouv.fr/affichCodeArticle.do?cidTexte=LEGITEXT000006074075&amp;idArticle=LEGIARTI000031720025&amp;dateTexte=&amp;categorieLien=cid"&gt;R. 151-19&lt;/a&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18</text:p>
          </table:table-cell>
          <table:table-cell office:value-type="string" calcext:value-type="string">
            <text:p>06</text:p>
          </table:table-cell>
          <table:table-cell/>
          <table:table-cell office:value-type="string" calcext:value-type="string">
            <text:p>OAP relatives à l’habitat</text:p>
          </table:table-cell>
          <table:table-cell office:value-type="string" calcext:value-type="string">
            <text:p>&lt;p&gt;&lt;a href="https://www.legifrance.gouv.fr/affichCodeArticle.do;jsessionid=12D51BB9F92DAE9637E116CC73025817.tplgfr22s_3?idArticle=LEGIARTI000031211163&amp;cidTexte=LEGITEXT000006074075&amp;dateTexte=20160101&amp;categorieLien=id&amp;oldAction=&amp;nbResultRech="&gt;Article L151-6 du Code de l'Urbanisme&lt;/a&gt; : &lt;br /&gt;Les orientations d'aménagement et de programmation comprennent, en cohérence avec le projet d'aménagement et de développement durables, des dispositions portant sur l'aménagement, l'habitat, les transports et les déplacements.&lt;br /&gt;En l'absence de schéma de cohérence territoriale, les orientations d'aménagement et de programmation d'un plan local d'urbanisme élaboré par un établissement public de coopération intercommunale comprennent les dispositions relatives à l'équipement commercial et artisanal mentionnées aux articles &lt;a href="https://www.legifrance.gouv.fr/affichCodeArticle.do?cidTexte=LEGITEXT000006074075&amp;idArticle=LEGIARTI000031210946&amp;dateTexte=&amp;categorieLien=cid"&gt;L. 141-16 et L. 141-17&lt;/a&gt;.&lt;/p&gt;&lt;p&gt;&lt;a href="https://www.legifrance.gouv.fr/affichCodeArticle.do;jsessionid=12D51BB9F92DAE9637E116CC73025817.tplgfr22s_3?idArticle=LEGIARTI000031211265&amp;cidTexte=LEGITEXT000006074075&amp;dateTexte=20200304&amp;categorieLien=id&amp;oldAction=&amp;nbResultRech="&gt;Article L151-46 du Code de l'Urbanisme&lt;/a&gt; : &lt;br /&gt;Le plan local d'urbanisme tenant lieu de programme local de l'habitat poursuit les objectifs énoncés à l'article &lt;a href="https://www.legifrance.gouv.fr/affichCodeArticle.do;jsessionid=12D51BB9F92DAE9637E116CC73025817.tplgfr22s_3?idArticle=LEGIARTI000031211265&amp;cidTexte=LEGITEXT000006074075&amp;dateTexte=20200304&amp;categorieLien=id&amp;oldAction=&amp;nbResultRech="&gt;L. 302-1 du code de la construction et de l'habitation&lt;/a&gt;.&lt;br /&gt;Les orientations d'aménagement et de programmation précisent les actions et opérations d'aménagement visant à poursuivre ces objectifs.&lt;/p&gt;</text:p>
          </table:table-cell>
          <table:table-cell/>
        </table:table-row>
        <table:table-row table:style-name="ro3">
          <table:table-cell office:value-type="string" calcext:value-type="string">
            <text:p>INFORMATION</text:p>
          </table:table-cell>
          <table:table-cell office:value-type="string" calcext:value-type="string">
            <text:p>STYPEP</text:p>
          </table:table-cell>
          <table:table-cell office:value-type="string" calcext:value-type="string">
            <text:p>18</text:p>
          </table:table-cell>
          <table:table-cell office:value-type="string" calcext:value-type="string">
            <text:p>07</text:p>
          </table:table-cell>
          <table:table-cell/>
          <table:table-cell office:value-type="string" calcext:value-type="string">
            <text:p>OAP comprenant des dispositions relatives à l’équipement commercial et artisanal</text:p>
          </table:table-cell>
          <table:table-cell office:value-type="string" calcext:value-type="string">
            <text:p>&lt;p&gt;&lt;a href="https://www.legifrance.gouv.fr/affichCodeArticle.do;jsessionid=12D51BB9F92DAE9637E116CC73025817.tplgfr22s_3?idArticle=LEGIARTI000031211163&amp;cidTexte=LEGITEXT000006074075&amp;dateTexte=20160101&amp;categorieLien=id&amp;oldAction=&amp;nbResultRech="&gt;Article L151-6 2<text:span text:style-name="T3">e</text:span> alinéa du Code de l'Urbanisme&lt;/a&gt; : &lt;br /&gt;Les orientations d'aménagement et de programmation comprennent, en cohérence avec le projet d'aménagement et de développement durables, des dispositions portant sur l'aménagement, l'habitat, les transports et les déplacements.&lt;br /&gt;En l'absence de schéma de cohérence territoriale, les orientations d'aménagement et de programmation d'un plan local d'urbanisme élaboré par un établissement public de coopération intercommunale comprennent les dispositions relatives à l'équipement commercial et artisanal mentionnées aux articles &lt;a href="https://www.legifrance.gouv.fr/affichCodeArticle.do?cidTexte=LEGITEXT000006074075&amp;idArticle=LEGIARTI000031210946&amp;dateTexte=&amp;categorieLien=cid"&gt;L. 141-16 et L. 141-17&lt;/a&gt;.&lt;/p&gt;&lt;p&gt;&lt;a href="https://www.legifrance.gouv.fr/affichCodeArticle.do?idArticle=LEGIARTI000037667284&amp;cidTexte=LEGITEXT000006074075"&gt;Article L151-7 2°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ext:p/>
          </table:table-cell>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18</text:p>
          </table:table-cell>
          <table:table-cell office:value-type="string" calcext:value-type="string">
            <text:p>08</text:p>
          </table:table-cell>
          <table:table-cell/>
          <table:table-cell office:value-type="string" calcext:value-type="string">
            <text:p>OAP relatives aux transports et aux déplacements</text:p>
          </table:table-cell>
          <table:table-cell office:value-type="string" calcext:value-type="string">
            <text:p>&lt;p&gt;&lt;a href="https://www.legifrance.gouv.fr/affichCodeArticle.do;jsessionid=12D51BB9F92DAE9637E116CC73025817.tplgfr22s_3?idArticle=LEGIARTI000031211163&amp;cidTexte=LEGITEXT000006074075&amp;dateTexte=20160101&amp;categorieLien=id&amp;oldAction=&amp;nbResultRech="&gt;Article L151-6 du Code de l'Urbanisme&lt;/a&gt; : &lt;br /&gt;Les orientations d'aménagement et de programmation comprennent, en cohérence avec le projet d'aménagement et de développement durables, des dispositions portant sur l'aménagement, l'habitat, les transports et les déplacements.&lt;br /&gt;En l'absence de schéma de cohérence territoriale, les orientations d'aménagement et de programmation d'un plan local d'urbanisme élaboré par un établissement public de coopération intercommunale comprennent les dispositions relatives à l'équipement commercial et artisanal mentionnées aux articles &lt;a href="https://www.legifrance.gouv.fr/affichCodeArticle.do?cidTexte=LEGITEXT000006074075&amp;idArticle=LEGIARTI000031210946&amp;dateTexte=&amp;categorieLien=cid"&gt;L. 141-16 et L. 141-17&lt;/a&gt;.&lt;/p&gt;&lt;p&gt;&lt;a href="https://www.legifrance.gouv.fr/affichCodeArticle.do;jsessionid=12D51BB9F92DAE9637E116CC73025817.tplgfr22s_3?idArticle=LEGIARTI000039783795&amp;cidTexte=LEGITEXT000006074075&amp;dateTexte=20200304&amp;categorieLien=id&amp;oldAction=&amp;nbResultRech="&gt;Article L151-47 du Code de l'Urbanisme&lt;/a&gt; : &lt;br /&gt;Le plan local d'urbanisme tenant lieu de plan de mobilité poursuit les objectifs énoncés aux articles L. 1214-1 et L. 1214-2 du code des transports.&lt;br /&gt;Il comprend :&lt;br /&gt;1° Des orientations d'aménagement et de programmation qui précisent les actions et opérations d'aménagement visant à poursuivre les principes et les objectifs énoncés aux articles &lt;a href="https://www.legifrance.gouv.fr/affichCodeArticle.do?cidTexte=LEGITEXT000023086525&amp;idArticle=LEGIARTI000023069067&amp;dateTexte=&amp;categorieLien=cid"&gt;L. 1214-1&lt;/a&gt; et &lt;a href="https://www.legifrance.gouv.fr/affichCodeArticle.do?cidTexte=LEGITEXT000023086525&amp;idArticle=LEGIARTI000023069069&amp;dateTexte=&amp;categorieLien=cid"&gt;L. 1214-2&lt;/a&gt; du code des transports ;&lt;br /&gt;2° Le ou les plans de mise en accessibilité de la voirie et des espaces publics, prévus à l'&lt;a href="https://www.legifrance.gouv.fr/affichTexteArticle.do?cidTexte=JORFTEXT000000809647&amp;idArticle=LEGIARTI000006682276&amp;dateTexte=&amp;categorieLien=cid"&gt;article 45 de la loi n° 2005-102 du 11 février 2005 pour l'égalité des droits et des chances&lt;/a&gt;, la participation et la citoyenneté des personnes handicapées, applicables sur le territoire de l'établissement public de coopération intercommunale.&lt;br /&gt;Le règlement fixe les obligations minimales en matière de stationnement pour les véhicules non motorisés, en tenant compte notamment de la desserte en transports publics réguliers et, le cas échéant, de la destination des bâtiments, dans le respect des conditions prévues au &lt;a href="https://www.legifrance.gouv.fr/affichCodeArticle.do?cidTexte=LEGITEXT000006074096&amp;idArticle=LEGIARTI000039678749&amp;dateTexte=&amp;categorieLien=cid"&gt;II de l'article L. 111-3-10 du code de la construction et de l'habitation&lt;/a&gt;.&lt;br /&gt;Il détermine des secteurs à l'intérieur desquels les conditions de desserte et de transports publics réguliers permettent de réduire ou de supprimer les obligations minimales en matière de réalisation d'aires de stationnement pour les véhicules motorisés, notamment pour la construction d'immeubles de bureaux. A l'intérieur de ces secteurs, il fixe un nombre maximal d'aires de stationnement pour les véhicules motorisés, lors de la construction de bâtiments destinés à un usage autre que l'habitation.&lt;/p&gt;</text:p>
          </table:table-cell>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19</text:p>
          </table:table-cell>
          <table:table-cell office:value-type="string" calcext:value-type="string">
            <text:p>00</text:p>
          </table:table-cell>
          <table:table-cell/>
          <table:table-cell office:value-type="string" calcext:value-type="string">
            <text:p>Secteur protégé en raison de la richesse du sol et du sous-sol</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77&amp;cidTexte=LEGITEXT000006074075"&gt;Article R151-34 2° du Code de l'Urbanisme&lt;/a&gt; : Dans les zones U, AU, A et N les documents graphiques du règlement font apparaître, s'il y a lieu :&lt;br /&gt;(...)&lt;br /&gt;2° Les secteurs protégés en raison de la richesse du sol ou du sous-sol, dans lesquels les constructions et installations nécessaires à la mise en valeur de ces ressources naturelles sont autorisées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0</text:p>
          </table:table-cell>
          <table:table-cell office:value-type="string" calcext:value-type="string">
            <text:p>00</text:p>
          </table:table-cell>
          <table:table-cell/>
          <table:table-cell office:value-type="string" calcext:value-type="string">
            <text:p>Secteur à transfert de constructibilité en zone N</text:p>
          </table:table-cell>
          <table:table-cell office:value-type="string" calcext:value-type="string">
            <text:p>&lt;p&gt;&lt;a href="https://www.legifrance.gouv.fr/affichCodeArticle.do;jsessionid=12D51BB9F92DAE9637E116CC73025817.tplgfr22s_3?idArticle=LEGIARTI000031211213&amp;cidTexte=LEGITEXT000006074075&amp;dateTexte=20200304&amp;categorieLien=id&amp;oldAction=&amp;nbResultRech="&gt;Article L151-25 du Code de l'Urbanisme&lt;/a&gt; : &lt;br /&gt;Dans les zones à protéger en raison de la qualité de leurs paysages, le règlement peut déterminer les conditions dans lesquelles les possibilités de construction résultant des règles qu'il fixe pour l'ensemble de la zone pourront être transférées en vue de favoriser un regroupement des constructions sur d'autres terrains situés dans un ou plusieurs secteurs de la même zone.&lt;br /&gt;Dans ces secteurs, les constructions ne sont autorisées qu'après de tels transferts, les possibilités de construire propres aux terrains situés dans ces secteurs s'ajoutant alors aux possibilités transférées.&lt;br /&gt;Le règlement fixe la densité maximale de construction dans ces secteurs.&lt;br /&gt;En cas de transfert, la totalité du terrain dont les possibilités de construction sont transférées est frappée de plein droit d'une servitude administrative d'interdiction de construire constatée par un acte authentique publié au fichier immobilier. Cette servitude ne peut être levée que par décret pris sur avis conforme du Conseil d'Etat.&lt;/p&gt;</text:p>
          </table:table-cell>
          <table:table-cell table:style-name="ce14" office:value-type="string" calcext:value-type="string">
            <text:p>&lt;p&gt;&lt;a href="https://www.legifrance.gouv.fr/affichCodeArticle.do?idArticle=LEGIARTI000031720573&amp;cidTexte=LEGITEXT000006074075"&gt;Article R151-36 du Code de l'Urbanisme&lt;/a&gt; : Dans les zones N, le ou les documents graphiques du règlement font apparaître, s'il y a lieu, les secteurs protégés en raison de la qualité de leur paysage où est applicable le transfert des possibilités de construction prévu à l'article &lt;a href="https://www.legifrance.gouv.fr/affichCodeArticle.do?cidTexte=LEGITEXT000006074075&amp;idArticle=LEGIARTI000031211213&amp;dateTexte=&amp;categorieLien=cid"&gt;L151-25&lt;/a&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2</text:p>
          </table:table-cell>
          <table:table-cell office:value-type="string" calcext:value-type="string">
            <text:p>00</text:p>
          </table:table-cell>
          <table:table-cell/>
          <table:table-cell office:value-type="string" calcext:value-type="string">
            <text:p>Diversité commerciale à protéger ou à développer</text:p>
          </table:table-cell>
          <table:table-cell office:value-type="string" calcext:value-type="string">
            <text:p>&lt;p&gt;&lt;a href="https://www.legifrance.gouv.fr/affichCodeArticle.do;jsessionid=12D51BB9F92DAE9637E116CC73025817.tplgfr22s_3?idArticle=LEGIARTI000031211191&amp;cidTexte=LEGITEXT000006074075&amp;dateTexte=20160101&amp;categorieLien=id&amp;oldAction=&amp;nbResultRech="&gt;Article L151-16 du Code de l'Urbanisme&lt;/a&gt; : &lt;br /&gt;Le règlement peut identifier et délimiter les quartiers, îlots et voies dans lesquels est préservée ou développée la diversité commerciale, notamment à travers les commerces de détail et de proximité, et définir, le cas échéant, les prescriptions de nature à assurer cet objectif.&lt;/p&gt;</text:p>
          </table:table-cell>
          <table:table-cell table:style-name="ce12" office:value-type="string" calcext:value-type="string">
            <text:p>&lt;p&gt;&lt;a href="https://www.legifrance.gouv.fr/affichCodeArticle.do?idArticle=LEGIARTI000031720569&amp;cidTexte=LEGITEXT000006074075"&gt;Article R151-37 4° du Code de l'Urbanisme&lt;/a&gt; : Afin d'assurer la mise en œuvre des objectifs de mixité sociale et fonctionnelle, le règlement peut :&lt;br /&gt;(...)&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lt;br /&gt;(...)&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2</text:p>
          </table:table-cell>
          <table:table-cell office:value-type="string" calcext:value-type="string">
            <text:p>01</text:p>
          </table:table-cell>
          <table:table-cell/>
          <table:table-cell office:value-type="string" calcext:value-type="string">
            <text:p>Diversité commerciale à protéger</text:p>
          </table:table-cell>
          <table:table-cell office:value-type="string" calcext:value-type="string">
            <text:p>&lt;p&gt;&lt;a href="https://www.legifrance.gouv.fr/affichCodeArticle.do;jsessionid=12D51BB9F92DAE9637E116CC73025817.tplgfr22s_3?idArticle=LEGIARTI000031211191&amp;cidTexte=LEGITEXT000006074075&amp;dateTexte=20160101&amp;categorieLien=id&amp;oldAction=&amp;nbResultRech="&gt;Article L151-16 du Code de l'Urbanisme&lt;/a&gt; : &lt;br /&gt;Le règlement peut identifier et délimiter les quartiers, îlots et voies dans lesquels est préservée ou développée la diversité commerciale, notamment à travers les commerces de détail et de proximité, et définir, le cas échéant, les prescriptions de nature à assurer cet objectif.&lt;/p&gt;</text:p>
          </table:table-cell>
          <table:table-cell table:style-name="ce12" office:value-type="string" calcext:value-type="string">
            <text:p>&lt;p&gt;&lt;a href="https://www.legifrance.gouv.fr/affichCodeArticle.do?idArticle=LEGIARTI000031720569&amp;cidTexte=LEGITEXT000006074075"&gt;Article R151-37 4° du Code de l'Urbanisme&lt;/a&gt; : Afin d'assurer la mise en œuvre des objectifs de mixité sociale et fonctionnelle, le règlement peut :&lt;br /&gt;(...)&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lt;br /&gt;(...)&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2</text:p>
          </table:table-cell>
          <table:table-cell office:value-type="string" calcext:value-type="string">
            <text:p>02</text:p>
          </table:table-cell>
          <table:table-cell/>
          <table:table-cell office:value-type="string" calcext:value-type="string">
            <text:p>Diversité commerciale à développer</text:p>
          </table:table-cell>
          <table:table-cell office:value-type="string" calcext:value-type="string">
            <text:p>&lt;p&gt;&lt;a href="https://www.legifrance.gouv.fr/affichCodeArticle.do;jsessionid=12D51BB9F92DAE9637E116CC73025817.tplgfr22s_3?idArticle=LEGIARTI000031211191&amp;cidTexte=LEGITEXT000006074075&amp;dateTexte=20160101&amp;categorieLien=id&amp;oldAction=&amp;nbResultRech="&gt;Article L151-16 du Code de l'Urbanisme&lt;/a&gt; : &lt;br /&gt;Le règlement peut identifier et délimiter les quartiers, îlots et voies dans lesquels est préservée ou développée la diversité commerciale, notamment à travers les commerces de détail et de proximité, et définir, le cas échéant, les prescriptions de nature à assurer cet objectif.&lt;/p&gt;</text:p>
          </table:table-cell>
          <table:table-cell table:style-name="ce12" office:value-type="string" calcext:value-type="string">
            <text:p>&lt;p&gt;&lt;a href="https://www.legifrance.gouv.fr/affichCodeArticle.do?idArticle=LEGIARTI000031720569&amp;cidTexte=LEGITEXT000006074075"&gt;Article R151-37 4° du Code de l'Urbanisme&lt;/a&gt; : Afin d'assurer la mise en œuvre des objectifs de mixité sociale et fonctionnelle, le règlement peut :&lt;br /&gt;(...)&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lt;br /&gt;(...)&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2</text:p>
          </table:table-cell>
          <table:table-cell office:value-type="string" calcext:value-type="string">
            <text:p>03</text:p>
          </table:table-cell>
          <table:table-cell/>
          <table:table-cell office:value-type="string" calcext:value-type="string">
            <text:p>Linéaire commercial protégé</text:p>
          </table:table-cell>
          <table:table-cell office:value-type="string" calcext:value-type="string">
            <text:p>&lt;p&gt;&lt;a href="https://www.legifrance.gouv.fr/affichCodeArticle.do;jsessionid=12D51BB9F92DAE9637E116CC73025817.tplgfr22s_3?idArticle=LEGIARTI000031211191&amp;cidTexte=LEGITEXT000006074075&amp;dateTexte=20160101&amp;categorieLien=id&amp;oldAction=&amp;nbResultRech="&gt;Article L151-16 du Code de l'Urbanisme&lt;/a&gt; : &lt;br /&gt;Le règlement peut identifier et délimiter les quartiers, îlots et voies dans lesquels est préservée ou développée la diversité commerciale, notamment à travers les commerces de détail et de proximité, et définir, le cas échéant, les prescriptions de nature à assurer cet objectif.&lt;/p&gt;</text:p>
          </table:table-cell>
          <table:table-cell table:style-name="ce12" office:value-type="string" calcext:value-type="string">
            <text:p>&lt;p&gt;&lt;a href="https://www.legifrance.gouv.fr/affichCodeArticle.do?idArticle=LEGIARTI000031720569&amp;cidTexte=LEGITEXT000006074075"&gt;Article R151-37 4° du Code de l'Urbanisme&lt;/a&gt; : Afin d'assurer la mise en œuvre des objectifs de mixité sociale et fonctionnelle, le règlement peut :&lt;br /&gt;(...)&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lt;br /&gt;(...)&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2</text:p>
          </table:table-cell>
          <table:table-cell office:value-type="string" calcext:value-type="string">
            <text:p>04</text:p>
          </table:table-cell>
          <table:table-cell/>
          <table:table-cell office:value-type="string" calcext:value-type="string">
            <text:p>Linéaire commercial protégé renforcé</text:p>
          </table:table-cell>
          <table:table-cell office:value-type="string" calcext:value-type="string">
            <text:p>&lt;p&gt;&lt;a href="https://www.legifrance.gouv.fr/affichCodeArticle.do;jsessionid=12D51BB9F92DAE9637E116CC73025817.tplgfr22s_3?idArticle=LEGIARTI000031211191&amp;cidTexte=LEGITEXT000006074075&amp;dateTexte=20160101&amp;categorieLien=id&amp;oldAction=&amp;nbResultRech="&gt;Article L151-16 du Code de l'Urbanisme&lt;/a&gt; : &lt;br /&gt;Le règlement peut identifier et délimiter les quartiers, îlots et voies dans lesquels est préservée ou développée la diversité commerciale, notamment à travers les commerces de détail et de proximité, et définir, le cas échéant, les prescriptions de nature à assurer cet objectif.&lt;/p&gt;</text:p>
          </table:table-cell>
          <table:table-cell table:style-name="ce12" office:value-type="string" calcext:value-type="string">
            <text:p>&lt;p&gt;&lt;a href="https://www.legifrance.gouv.fr/affichCodeArticle.do?idArticle=LEGIARTI000031720569&amp;cidTexte=LEGITEXT000006074075"&gt;Article R151-37 4° du Code de l'Urbanisme&lt;/a&gt; : Afin d'assurer la mise en œuvre des objectifs de mixité sociale et fonctionnelle, le règlement peut :&lt;br /&gt;(...)&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lt;br /&gt;(...)&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3</text:p>
          </table:table-cell>
          <table:table-cell office:value-type="string" calcext:value-type="string">
            <text:p>00</text:p>
          </table:table-cell>
          <table:table-cell/>
          <table:table-cell office:value-type="string" calcext:value-type="string">
            <text:p>Secteur avec taille minimale des logements en zone U et AU</text:p>
          </table:table-cell>
          <table:table-cell office:value-type="string" calcext:value-type="string">
            <text:p>&lt;p&gt;&lt;a href="https://www.legifrance.gouv.fr/affichCodeArticle.do;jsessionid=12D51BB9F92DAE9637E116CC73025817.tplgfr22s_3?idArticle=LEGIARTI000031211187&amp;cidTexte=LEGITEXT000006074075&amp;dateTexte=20160101&amp;categorieLien=id&amp;oldAction=&amp;nbResultRech="&gt;Article L151-14 du Code de l'Urbanisme&lt;/a&gt; : &lt;br /&gt;Le règlement peut délimiter, dans les zones urbaines ou à urbaniser, des secteurs dans lesquels les programmes de logements comportent une proportion de logements d'une taille minimale qu'il fixe.&lt;/p&gt;</text:p>
          </table:table-cell>
          <table:table-cell table:style-name="ce12" office:value-type="string" calcext:value-type="string">
            <text:p>&lt;p&gt;&lt;a href="https://www.legifrance.gouv.fr/affichCodeArticle.do?idArticle=LEGIARTI000031720567&amp;cidTexte=LEGITEXT000006074075"&gt;Article R151-38 2° du Code de l'Urbanisme&lt;/a&gt;Les documents graphiques du règlement délimitent dans les zones U et AU, s'il y a lieu : &lt;br /&gt;(...)&lt;br /&gt;2° Les secteurs où les programmes de logements doivent, en application de l'article &lt;a href="https://www.legifrance.gouv.fr/affichCodeArticle.do?cidTexte=LEGITEXT000006074075&amp;idArticle=LEGIARTI000031211187&amp;dateTexte=&amp;categorieLien=cid"&gt;L151-14&lt;/a&gt;, comporter une proportion de logements d'une taille minimale, en précisant cette taille minimale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4</text:p>
          </table:table-cell>
          <table:table-cell office:value-type="string" calcext:value-type="string">
            <text:p>00</text:p>
          </table:table-cell>
          <table:table-cell/>
          <table:table-cell office:value-type="string" calcext:value-type="string">
            <text:p>Voies, chemins, transport public à conserver et à créer</text:p>
          </table:table-cell>
          <table:table-cell office:value-type="string" calcext:value-type="string">
            <text:p>&lt;p&gt;&lt;a href="https://www.legifrance.gouv.fr/affichCodeArticle.do;jsessionid=12D51BB9F92DAE9637E116CC73025817.tplgfr22s_3?idArticle=LEGIARTI000031211245&amp;cidTexte=LEGITEXT000006074075&amp;dateTexte=20200304&amp;categorieLien=id&amp;oldAction=&amp;nbResultRech="&gt;Article L151-38 du Code de l'Urbanisme&lt;/a&gt; : &lt;br /&gt;Le règlement peut préciser le tracé et les caractéristiques des voies de circulation à conserver, à modifier ou à créer, y compris les rues ou sentiers piétonniers et les itinéraires cyclables, les voies et espaces réservés au transport public.&lt;br /&gt;Il peut également délimiter les zones qui sont ou peuvent être aménagées en vue de la pratique du ski et les secteurs réservés aux remontées mécaniques en indiquant, le cas échéant, les équipements et aménagements susceptibles d'y être prévus.&lt;/p&gt;</text:p>
          </table:table-cell>
          <table:table-cell table:style-name="ce12" office:value-type="string" calcext:value-type="string">
            <text:p>&lt;p&gt;&lt;a href="https://www.legifrance.gouv.fr/affichCodeArticle.do?idArticle=LEGIARTI000031720533&amp;cidTexte=LEGITEXT000006074075"&gt;Article R151-48 1° du Code de l'Urbanisme&lt;/a&gt; : Dans les zones U, AU, A et N, le ou les documents graphiques du règlement font, en outre, apparaître, s'il y a lieu :&lt;br /&gt;1° 1° En application du premier alinéa de l'article L151-38, le tracé et les dimensions des voies de circulation à modifier ou à créer, y compris les rues ou sentiers piétonniers, les itinéraires cyclables ainsi que les voies et espaces réservés au transport public, et, le cas échéant, de celles à conserver ;&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4</text:p>
          </table:table-cell>
          <table:table-cell office:value-type="string" calcext:value-type="string">
            <text:p>01</text:p>
          </table:table-cell>
          <table:table-cell/>
          <table:table-cell office:value-type="string" calcext:value-type="string">
            <text:p>Voies de circulation à créer, modifier ou conserver</text:p>
          </table:table-cell>
          <table:table-cell office:value-type="string" calcext:value-type="string">
            <text:p>&lt;p&gt;&lt;a href="https://www.legifrance.gouv.fr/affichCodeArticle.do;jsessionid=12D51BB9F92DAE9637E116CC73025817.tplgfr22s_3?idArticle=LEGIARTI000031211245&amp;cidTexte=LEGITEXT000006074075&amp;dateTexte=20200304&amp;categorieLien=id&amp;oldAction=&amp;nbResultRech="&gt;Article L151-38 du Code de l'Urbanisme&lt;/a&gt; : &lt;br /&gt;Le règlement peut préciser le tracé et les caractéristiques des voies de circulation à conserver, à modifier ou à créer, y compris les rues ou sentiers piétonniers et les itinéraires cyclables, les voies et espaces réservés au transport public.&lt;br /&gt;Il peut également délimiter les zones qui sont ou peuvent être aménagées en vue de la pratique du ski et les secteurs réservés aux remontées mécaniques en indiquant, le cas échéant, les équipements et aménagements susceptibles d'y être prévus.&lt;/p&gt;</text:p>
          </table:table-cell>
          <table:table-cell table:style-name="ce12" office:value-type="string" calcext:value-type="string">
            <text:p>&lt;p&gt;&lt;a href="https://www.legifrance.gouv.fr/affichCodeArticle.do?idArticle=LEGIARTI000031720533&amp;cidTexte=LEGITEXT000006074075"&gt;Article R151-48 1° du Code de l'Urbanisme&lt;/a&gt; : Dans les zones U, AU, A et N, le ou les documents graphiques du règlement font, en outre, apparaître, s'il y a lieu :&lt;br /&gt;1° 1° En application du premier alinéa de l'article L151-38, le tracé et les dimensions des voies de circulation à modifier ou à créer, y compris les rues ou sentiers piétonniers, les itinéraires cyclables ainsi que les voies et espaces réservés au transport public, et, le cas échéant, de celles à conserver ;&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4</text:p>
          </table:table-cell>
          <table:table-cell office:value-type="string" calcext:value-type="string">
            <text:p>02</text:p>
          </table:table-cell>
          <table:table-cell/>
          <table:table-cell office:value-type="string" calcext:value-type="string">
            <text:p>Voies de circulation à modifier</text:p>
          </table:table-cell>
          <table:table-cell office:value-type="string" calcext:value-type="string">
            <text:p>&lt;p&gt;&lt;a href="https://www.legifrance.gouv.fr/affichCodeArticle.do;jsessionid=12D51BB9F92DAE9637E116CC73025817.tplgfr22s_3?idArticle=LEGIARTI000031211245&amp;cidTexte=LEGITEXT000006074075&amp;dateTexte=20200304&amp;categorieLien=id&amp;oldAction=&amp;nbResultRech="&gt;Article L151-38 du Code de l'Urbanisme&lt;/a&gt; : &lt;br /&gt;Le règlement peut préciser le tracé et les caractéristiques des voies de circulation à conserver, à modifier ou à créer, y compris les rues ou sentiers piétonniers et les itinéraires cyclables, les voies et espaces réservés au transport public.&lt;br /&gt;Il peut également délimiter les zones qui sont ou peuvent être aménagées en vue de la pratique du ski et les secteurs réservés aux remontées mécaniques en indiquant, le cas échéant, les équipements et aménagements susceptibles d'y être prévus.&lt;/p&gt;</text:p>
          </table:table-cell>
          <table:table-cell table:style-name="ce12" office:value-type="string" calcext:value-type="string">
            <text:p>&lt;p&gt;&lt;a href="https://www.legifrance.gouv.fr/affichCodeArticle.do?idArticle=LEGIARTI000031720533&amp;cidTexte=LEGITEXT000006074075"&gt;Article R151-48 1° du Code de l'Urbanisme&lt;/a&gt; : Dans les zones U, AU, A et N, le ou les documents graphiques du règlement font, en outre, apparaître, s'il y a lieu :&lt;br /&gt;1° 1° En application du premier alinéa de l'article L151-38, le tracé et les dimensions des voies de circulation à modifier ou à créer, y compris les rues ou sentiers piétonniers, les itinéraires cyclables ainsi que les voies et espaces réservés au transport public, et, le cas échéant, de celles à conserver ;&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4</text:p>
          </table:table-cell>
          <table:table-cell office:value-type="string" calcext:value-type="string">
            <text:p>03</text:p>
          </table:table-cell>
          <table:table-cell/>
          <table:table-cell office:value-type="string" calcext:value-type="string">
            <text:p>Voies de circulation à créer</text:p>
          </table:table-cell>
          <table:table-cell office:value-type="string" calcext:value-type="string">
            <text:p>&lt;p&gt;&lt;a href="https://www.legifrance.gouv.fr/affichCodeArticle.do;jsessionid=12D51BB9F92DAE9637E116CC73025817.tplgfr22s_3?idArticle=LEGIARTI000031211245&amp;cidTexte=LEGITEXT000006074075&amp;dateTexte=20200304&amp;categorieLien=id&amp;oldAction=&amp;nbResultRech="&gt;Article L151-38 du Code de l'Urbanisme&lt;/a&gt; : &lt;br /&gt;Le règlement peut préciser le tracé et les caractéristiques des voies de circulation à conserver, à modifier ou à créer, y compris les rues ou sentiers piétonniers et les itinéraires cyclables, les voies et espaces réservés au transport public.&lt;br /&gt;Il peut également délimiter les zones qui sont ou peuvent être aménagées en vue de la pratique du ski et les secteurs réservés aux remontées mécaniques en indiquant, le cas échéant, les équipements et aménagements susceptibles d'y être prévus.&lt;/p&gt;</text:p>
          </table:table-cell>
          <table:table-cell table:style-name="ce12" office:value-type="string" calcext:value-type="string">
            <text:p>&lt;p&gt;&lt;a href="https://www.legifrance.gouv.fr/affichCodeArticle.do?idArticle=LEGIARTI000031720533&amp;cidTexte=LEGITEXT000006074075"&gt;Article R151-48 1° du Code de l'Urbanisme&lt;/a&gt; : Dans les zones U, AU, A et N, le ou les documents graphiques du règlement font, en outre, apparaître, s'il y a lieu :&lt;br /&gt;1° 1° En application du premier alinéa de l'article L151-38, le tracé et les dimensions des voies de circulation à modifier ou à créer, y compris les rues ou sentiers piétonniers, les itinéraires cyclables ainsi que les voies et espaces réservés au transport public, et, le cas échéant, de celles à conserver ;&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4</text:p>
          </table:table-cell>
          <table:table-cell office:value-type="string" calcext:value-type="string">
            <text:p>04</text:p>
          </table:table-cell>
          <table:table-cell/>
          <table:table-cell office:value-type="string" calcext:value-type="string">
            <text:p>Voies de circulation à conserver</text:p>
          </table:table-cell>
          <table:table-cell office:value-type="string" calcext:value-type="string">
            <text:p>&lt;p&gt;&lt;a href="https://www.legifrance.gouv.fr/affichCodeArticle.do;jsessionid=12D51BB9F92DAE9637E116CC73025817.tplgfr22s_3?idArticle=LEGIARTI000031211245&amp;cidTexte=LEGITEXT000006074075&amp;dateTexte=20200304&amp;categorieLien=id&amp;oldAction=&amp;nbResultRech="&gt;Article L151-38 du Code de l'Urbanisme&lt;/a&gt; : &lt;br /&gt;Le règlement peut préciser le tracé et les caractéristiques des voies de circulation à conserver, à modifier ou à créer, y compris les rues ou sentiers piétonniers et les itinéraires cyclables, les voies et espaces réservés au transport public.&lt;br /&gt;Il peut également délimiter les zones qui sont ou peuvent être aménagées en vue de la pratique du ski et les secteurs réservés aux remontées mécaniques en indiquant, le cas échéant, les équipements et aménagements susceptibles d'y être prévus.&lt;/p&gt;</text:p>
          </table:table-cell>
          <table:table-cell table:style-name="ce12" office:value-type="string" calcext:value-type="string">
            <text:p>&lt;p&gt;&lt;a href="https://www.legifrance.gouv.fr/affichCodeArticle.do?idArticle=LEGIARTI000031720533&amp;cidTexte=LEGITEXT000006074075"&gt;Article R151-48 1° du Code de l'Urbanisme&lt;/a&gt; : Dans les zones U, AU, A et N, le ou les documents graphiques du règlement font, en outre, apparaître, s'il y a lieu :&lt;br /&gt;1° 1° En application du premier alinéa de l'article L151-38, le tracé et les dimensions des voies de circulation à modifier ou à créer, y compris les rues ou sentiers piétonniers, les itinéraires cyclables ainsi que les voies et espaces réservés au transport public, et, le cas échéant, de celles à conserver ;&lt;/p&gt;</text:p>
          </table:table-cell>
        </table:table-row>
        <table:table-row table:style-name="ro2">
          <table:table-cell office:value-type="string" calcext:value-type="string">
            <text:p>INFORMATION</text:p>
          </table:table-cell>
          <table:table-cell office:value-type="string" calcext:value-type="string">
            <text:p>STYPEP</text:p>
          </table:table-cell>
          <table:table-cell office:value-type="string" calcext:value-type="string">
            <text:p>25</text:p>
          </table:table-cell>
          <table:table-cell office:value-type="string" calcext:value-type="string">
            <text:p>00</text:p>
          </table:table-cell>
          <table:table-cell/>
          <table:table-cell office:value-type="string" calcext:value-type="string">
            <text:p>Éléments de continuité écologique et trame verte et bleue</text:p>
          </table:table-cell>
          <table:table-cell office:value-type="string" calcext:value-type="string">
            <text:p>&lt;p&gt;&lt;a href="https://www.legifrance.gouv.fr/affichCodeArticle.do;jsessionid=12D51BB9F92DAE9637E116CC73025817.tplgfr22s_3?idArticle=LEGIARTI000033034406&amp;cidTexte=LEGITEXT000006074075&amp;dateTexte=20200304&amp;categorieLien=id&amp;oldAction=&amp;nbResultRech="&gt;Article L151-23 2<text:span text:style-name="T3">e</text:span> alinéa du Code de l'Urbanisme&lt;/a&gt; : &lt;br /&gt;Le règlement peut identifier et localiser les éléments de paysage et délimiter les sites et secteurs à protéger pour des motifs d'ordre écologique, notamment pour la préservation, le maintien ou la remise en état des continuités écologiques et définir, le cas échéant, les prescriptions de nature à assurer leur préservation. Lorsqu'il s'agit d'espaces boisés, il est fait application du régime d'exception prévu à l'article L. 421-4 pour les coupes et abattages d'arbres.&lt;br /&gt;Il peut localiser, dans les zones urbaines, les terrains cultivés et les espaces non bâtis nécessaires au maintien des continuités écologiques à protéger et inconstructibles quels que soient les équipements qui, le cas échéant, les desservent.&lt;/p&gt;</text:p>
          </table:table-cell>
          <table:table-cell office:value-type="string" calcext:value-type="string">
            <text:p>&lt;p&gt;&lt;a href="https://www.legifrance.gouv.fr/affichCodeArticle.do?idArticle=LEGIARTI000031720549&amp;cidTexte=LEGITEXT000006074075"&gt;Article R151-43 4° du Code de l'Urbanisme&lt;/a&gt; : Afin de contribuer à la qualité du cadre de vie, assurer un équilibre entre les espaces construits et les espaces libres et répondre aux enjeux environnementaux, le règlement peut :&lt;br /&gt;(...)&lt;br /&gt;4° Délimiter les espaces et secteurs contribuant aux continuités écologiques et définir des règles nécessaires à leur maintien ou à leur remise en état ; &lt;br /&gt;(...)&lt;/p&gt;&lt;p&gt;&lt;a href="https://www.legifrance.gouv.fr/affichCodeArticle.do?idArticle=LEGIARTI000031720549&amp;cidTexte=LEGITEXT000006074075"&gt;Article R151-43 8° du Code de l'Urbanisme&lt;/a&gt; : Afin de contribuer à la qualité du cadre de vie, assurer un équilibre entre les espaces construits et les espaces libres et répondre aux enjeux environnementaux, le règlement peut :&lt;br /&gt;(...)&lt;br /&gt;8° Imposer pour les clôtures des caractéristiques permettant de préserver ou remettre en état les continuités écologiques ou de faciliter l'écoulement des eaux.&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6</text:p>
          </table:table-cell>
          <table:table-cell office:value-type="string" calcext:value-type="string">
            <text:p>00</text:p>
          </table:table-cell>
          <table:table-cell/>
          <table:table-cell office:value-type="string" calcext:value-type="string">
            <text:p>Secteur de performance énergétique</text:p>
          </table:table-cell>
          <table:table-cell office:value-type="string" calcext:value-type="string">
            <text:p>&lt;p&gt;&lt;a href="https://www.legifrance.gouv.fr/affichCodeArticle.do;jsessionid=12D51BB9F92DAE9637E116CC73025817.tplgfr22s_3?idArticle=LEGIARTI000031211205&amp;cidTexte=LEGITEXT000006074075&amp;dateTexte=20200304&amp;categorieLien=id&amp;oldAction=&amp;nbResultRech="&gt;Article L151-21 du Code de l'Urbanisme&lt;/a&gt; : &lt;br /&gt;Le règlement peut définir des secteurs dans lesquels il impose aux constructions, travaux, installations et aménagements de respecter des performances énergétiques et environnementales renforcées qu'il définit. A ce titre, il peut imposer une production minimale d'énergie renouvelable, le cas échéant, en fonction des caractéristiques du projet et de la consommation des sites concernés. Cette production peut être localisée dans le bâtiment, dans le même secteur ou à proximité de celui-ci.&lt;/p&gt;</text:p>
          </table:table-cell>
          <table:table-cell table:style-name="ce12" office:value-type="string" calcext:value-type="string">
            <text:p>&lt;p&gt;&lt;a href="https://www.legifrance.gouv.fr/affichCodeArticle.do?idArticle=LEGIARTI000032793138&amp;cidTexte=LEGITEXT000006074075"&gt;Article R151-42 1° du Code de l'Urbanisme&lt;/a&gt; : Afin d'assurer l'insertion et la qualité environnementale des constructions, le règlement peut : 1° Fixer des obligations en matière de performances énergétiques et environnementales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6</text:p>
          </table:table-cell>
          <table:table-cell office:value-type="string" calcext:value-type="string">
            <text:p>01</text:p>
          </table:table-cell>
          <table:table-cell/>
          <table:table-cell office:value-type="string" calcext:value-type="string">
            <text:p>Secteur de performance énergétique renforcé</text:p>
          </table:table-cell>
          <table:table-cell office:value-type="string" calcext:value-type="string">
            <text:p>&lt;p&gt;&lt;a href="https://www.legifrance.gouv.fr/affichCodeArticle.do;jsessionid=12D51BB9F92DAE9637E116CC73025817.tplgfr22s_3?idArticle=LEGIARTI000031211205&amp;cidTexte=LEGITEXT000006074075&amp;dateTexte=20200304&amp;categorieLien=id&amp;oldAction=&amp;nbResultRech="&gt;Article L151-21 du Code de l'Urbanisme&lt;/a&gt; : &lt;br /&gt;Le règlement peut définir des secteurs dans lesquels il impose aux constructions, travaux, installations et aménagements de respecter des performances énergétiques et environnementales renforcées qu'il définit. A ce titre, il peut imposer une production minimale d'énergie renouvelable, le cas échéant, en fonction des caractéristiques du projet et de la consommation des sites concernés. Cette production peut être localisée dans le bâtiment, dans le même secteur ou à proximité de celui-ci.&lt;/p&gt;</text:p>
          </table:table-cell>
          <table:table-cell table:style-name="ce12" office:value-type="string" calcext:value-type="string">
            <text:p>&lt;p&gt;&lt;a href="https://www.legifrance.gouv.fr/affichCodeArticle.do?idArticle=LEGIARTI000032793138&amp;cidTexte=LEGITEXT000006074075"&gt;Article R151-42 2° du Code de l'Urbanisme&lt;/a&gt; : Afin d'assurer l'insertion et la qualité environnementale des constructions, le règlement peut :&lt;br /&gt;(...)&lt;br /&gt;2° Identifier les secteurs où, en application de l'article &lt;a href="https://www.legifrance.gouv.fr/affichCodeArticle.do?cidTexte=LEGITEXT000006074075&amp;idArticle=LEGIARTI000031211205&amp;dateTexte=&amp;categorieLien=cid"&gt;L151-21&lt;/a&gt;, des performances énergétiques et environnementales renforcées doivent être respectées ;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7</text:p>
          </table:table-cell>
          <table:table-cell office:value-type="string" calcext:value-type="string">
            <text:p>00</text:p>
          </table:table-cell>
          <table:table-cell/>
          <table:table-cell office:value-type="string" calcext:value-type="string">
            <text:p>Secteur d’aménagement numérique</text:p>
          </table:table-cell>
          <table:table-cell office:value-type="string" calcext:value-type="string">
            <text:p>&lt;p&gt;&lt;a href="https://www.legifrance.gouv.fr/affichCodeArticle.do;jsessionid=12D51BB9F92DAE9637E116CC73025817.tplgfr22s_3?idArticle=LEGIARTI000031211249&amp;cidTexte=LEGITEXT000006074075&amp;dateTexte=20200304&amp;categorieLien=id&amp;oldAction=&amp;nbResultRech="&gt;Article L151-40 du Code de l'Urbanisme&lt;/a&gt; : &lt;br /&gt;Le règlement peut imposer aux constructions, travaux, installations et aménagements dans les secteurs qu'il ouvre à l'urbanisation de respecter, en matière d'infrastructures et réseaux de communications électroniques, des critères de qualité renforcés, qu'il définit.&lt;/p&gt;</text:p>
          </table:table-cell>
          <table:table-cell table:style-name="ce12" office:value-type="string" calcext:value-type="string">
            <text:p>&lt;p&gt;&lt;a href="https://www.legifrance.gouv.fr/affichCodeArticle.do?idArticle=LEGIARTI000031720527&amp;cidTexte=LEGITEXT000006074075"&gt;Article R151-50 2° du Code de l'Urbanisme&lt;/a&gt;Dans les zones U, AU, A et N, le ou les documents graphiques font apparaître s'il y a lieu :&lt;br /&gt;(...)&lt;br /&gt;2° Les secteurs où, en application de l'article &lt;a href="https://www.legifrance.gouv.fr/affichCodeArticle.do?idArticle=LEGIARTI000031720527&amp;cidTexte=LEGITEXT000006074075"&gt;L151-40&lt;/a&gt;, des critères de qualité renforcés en matière d'infrastructures et réseaux de communications électroniques doivent être respecté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8</text:p>
          </table:table-cell>
          <table:table-cell office:value-type="string" calcext:value-type="string">
            <text:p>00</text:p>
          </table:table-cell>
          <table:table-cell/>
          <table:table-cell office:value-type="string" calcext:value-type="string">
            <text:p>Conditions de desserte</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35&amp;cidTexte=LEGITEXT000006074075"&gt;Article R151-47 1° et 2° du Code de l'Urbanisme&lt;/a&gt; : Afin de répondre aux besoins en matière de mobilité, de sécurité et de salubrité, le règlement peut fixer :&lt;br /&gt;1° Les conditions de desserte des terrains mentionnés à l'article &lt;a href="https://www.legifrance.gouv.fr/affichCodeArticle.do?cidTexte=LEGITEXT000006074075&amp;idArticle=LEGIARTI000031211247&amp;dateTexte=&amp;categorieLien=cid"&gt;L151-39&lt;/a&gt; par les voies publiques ou privées et d'accès aux voies ouvertes au public ;&lt;br /&gt;2° Les conditions permettant une bonne desserte des terrains par les services publics de collecte des déchet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8</text:p>
          </table:table-cell>
          <table:table-cell office:value-type="string" calcext:value-type="string">
            <text:p>01</text:p>
          </table:table-cell>
          <table:table-cell/>
          <table:table-cell office:value-type="string" calcext:value-type="string">
            <text:p>Conditions permettant une bonne desserte des terrains par les services publics de collecte des déchets</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35&amp;cidTexte=LEGITEXT000006074075"&gt;Article R151-47 2° du Code de l'Urbanisme&lt;/a&gt; : Afin de répondre aux besoins en matière de mobilité, de sécurité et de salubrité, le règlement peut fixer : 2° Les conditions permettant une bonne desserte des terrains par les services publics de collecte des déchet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29</text:p>
          </table:table-cell>
          <table:table-cell office:value-type="string" calcext:value-type="string">
            <text:p>00</text:p>
          </table:table-cell>
          <table:table-cell/>
          <table:table-cell office:value-type="string" calcext:value-type="string">
            <text:p>Secteur avec densité minimale de construction</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61&amp;cidTexte=LEGITEXT000006074075"&gt;Article R151-39 2e alinéa du Code de l'Urbanisme&lt;/a&gt; : (...) le règlement (...) peut également prévoir, pour traduire un objectif de densité minimale de construction qu'il justifie de façon circonstanciée, des règles minimales d'emprise au sol et de hauteuRIl délimite, dans le ou les documents graphiques, les secteurs dans lesquels il les impose.&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29</text:p>
          </table:table-cell>
          <table:table-cell table:style-name="ce8" office:value-type="string" calcext:value-type="string">
            <text:p>01</text:p>
          </table:table-cell>
          <table:table-cell table:style-name="ce9"/>
          <table:table-cell table:style-name="ce9" office:value-type="string" calcext:value-type="string">
            <text:p>Secteur avec densité minimale de construction à proximité des transports collectifs</text:p>
          </table:table-cell>
          <table:table-cell office:value-type="string" calcext:value-type="string">
            <text:p>&lt;p&gt;&lt;a href="https://www.legifrance.gouv.fr/affichCodeArticle.do;jsessionid=12D51BB9F92DAE9637E116CC73025817.tplgfr22s_3?idArticle=LEGIARTI000031211217&amp;cidTexte=LEGITEXT000006074075&amp;dateTexte=20200304&amp;categorieLien=id&amp;oldAction=&amp;nbResultRech="&gt;Article L151-26 du Code de l'Urbanisme&lt;/a&gt; : &lt;br /&gt;Le règlement peut imposer, dans des secteurs qu'il délimite au sein des secteurs situés à proximité des transports collectifs, existants ou programmés, une densité minimale de constructions.&lt;/p&gt;</text:p>
          </table:table-cell>
          <table:table-cell table:style-name="ce16"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0</text:p>
          </table:table-cell>
          <table:table-cell office:value-type="string" calcext:value-type="string">
            <text:p>00</text:p>
          </table:table-cell>
          <table:table-cell/>
          <table:table-cell office:value-type="string" calcext:value-type="string">
            <text:p>Majoration des volumes constructibles</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69&amp;cidTexte=LEGITEXT000006074075"&gt;Article R151-37 2° du Code de l'Urbanisme&lt;/a&gt; : Afin d'assurer la mise en œuvre des objectifs de mixité sociale et fonctionnelle, le règlement peut :&lt;br /&gt;(...)&lt;br /&gt;2° Définir, pour certaines destinations et sous-destinations, des majorations de volume constructible qu'il détermine en référence à l'emprise au sol et la hauteur ;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0</text:p>
          </table:table-cell>
          <table:table-cell office:value-type="string" calcext:value-type="string">
            <text:p>01</text:p>
          </table:table-cell>
          <table:table-cell/>
          <table:table-cell office:value-type="string" calcext:value-type="string">
            <text:p>Majoration des volumes constructibles pour l’habitation</text:p>
          </table:table-cell>
          <table:table-cell office:value-type="string" calcext:value-type="string">
            <text:p>&lt;p&gt;&lt;a href="https://www.legifrance.gouv.fr/affichCodeArticle.do?idArticle=LEGIARTI000031211221&amp;cidTexte=LEGITEXT000006074075"&gt;Article L151-28 1° du Code de l'Urbanisme&lt;/a&gt; : Le règlement du plan local d'urbanisme ou du document d'urbanisme en tenant lieu peut prévoir, dans le respect des autres règles établies par le document et notamment les servitudes d'utilité publique visées à l'article &lt;a href="https://www.legifrance.gouv.fr/affichCodeArticle.do?cidTexte=LEGITEXT000006074075&amp;idArticle=LEGIARTI000031211257&amp;dateTexte=&amp;categorieLien=cid"&gt;L151-43&lt;/a&gt; et sous réserve des dispositions de l'article &lt;a href="https://www.legifrance.gouv.fr/affichCodeArticle.do;jsessionid=1374BBF914B05E0F585ED5406E74A69F.tplgfr28s_2?idArticle=LEGIARTI000032860940&amp;cidTexte=LEGITEXT000006074075&amp;dateTexte=20200226&amp;categorieLien=id&amp;oldAction=&amp;nbResultRech="&gt;L151-29&lt;/a&gt; : &lt;br /&gt;1° Des secteurs situés dans les zones urbaines à l'intérieur desquels un dépassement des règles relatives au gabarit, à la hauteur et à l'emprise au sol est autorisé pour permettre l'agrandissement ou la construction de bâtiments à usage d'habitation. Ce dépassement, fixé pour chaque secteur, ne peut excéder 20 % pour chacune des règles concernées. L'application du dépassement ainsi autorisé ne peut conduire à la création d'une surface de plancher supérieure de plus de 20 % à la surface de plancher existante ; &lt;br /&gt;2°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u volume constructible tel qu'il résulte des règles relatives au gabarit, à la hauteur et à l'emprise au soLCette majoration, fixée pour chaque secteur, ne peut excéder 50 %. Pour chaque opération, elle ne peut être supérieure au rapport entre le nombre de logements locatifs sociaux et le nombre total des logements de l'opération ; &lt;br /&gt;3° Dans les zones urbaines ou à urbaniser, un dépassement des règles relatives au gabarit qui peut être modulé mais ne peut excéder 30 %, pour les constructions faisant preuve d'exemplarité énergétique ou environnementale ou qui sont à énergie positive. La limitation en hauteur des bâtiments ne peut avoir pour effet d'introduire une limitation du nombre d'étages plus contraignante d'un système constructif à l'autre. Un décret en Conseil d'Etat détermine les conditions d'application de la majoration ; &lt;br /&gt;4°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 résulte des règles relatives au gabarit, à la hauteur et à l'emprise au soLCette majoration, fixée pour chaque secteur, ne peut excéder 30 %. Pour chaque opération, elle ne peut être supérieure au rapport entre le nombre de logements intermédiaires et le nombre total de logements de l'opération.&lt;/p&gt;</text:p>
          </table:table-cell>
          <table:table-cell table:style-name="ce12" office:value-type="string" calcext:value-type="string">
            <text:p>&lt;p&gt;&lt;a href="https://www.legifrance.gouv.fr/affichCodeArticle.do?idArticle=LEGIARTI000031720569&amp;cidTexte=LEGITEXT000006074075"&gt;Article R151-37 5° du Code de l'Urbanisme&lt;/a&gt; : Afin d'assurer la mise en œuvre des objectifs de mixité sociale et fonctionnelle, le règlement peut :&lt;br /&gt;(...)&lt;br /&gt;5° Délimiter, dans le ou les documents graphiques, des secteurs situés dans les zones urbaines à l'intérieur desquels les constructions à usage d'habitation bénéficient d'une majoration de volume constructible qu'il détermine en référence à l'emprise au sol et à la hauteur dans les conditions prévues au 1° de l'article &lt;a href="https://www.legifrance.gouv.fr/affichCodeArticle.do;jsessionid=0DAF6BD3398524F08023E1A9DB6E17C8.tplgfr21s_2?idArticle=LEGIARTI000031211221&amp;cidTexte=LEGITEXT000006074075&amp;dateTexte=20200225&amp;categorieLien=id&amp;oldAction=&amp;nbResultRech="&gt;L151-28&lt;/a&gt; ;&lt;br /&gt;(...)&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0</text:p>
          </table:table-cell>
          <table:table-cell office:value-type="string" calcext:value-type="string">
            <text:p>02</text:p>
          </table:table-cell>
          <table:table-cell/>
          <table:table-cell office:value-type="string" calcext:value-type="string">
            <text:p>Majoration des volumes constructibles pour les programmes comportant des logements locatifs sociaux</text:p>
          </table:table-cell>
          <table:table-cell office:value-type="string" calcext:value-type="string">
            <text:p>&lt;p&gt;&lt;a href="https://www.legifrance.gouv.fr/affichCodeArticle.do?idArticle=LEGIARTI000031211221&amp;cidTexte=LEGITEXT000006074075"&gt;Article L151-28 2° du Code de l'Urbanisme&lt;/a&gt; : Le règlement du plan local d'urbanisme ou du document d'urbanisme en tenant lieu peut prévoir, dans le respect des autres règles établies par le document et notamment les servitudes d'utilité publique visées à l'article &lt;a href="https://www.legifrance.gouv.fr/affichCodeArticle.do?cidTexte=LEGITEXT000006074075&amp;idArticle=LEGIARTI000031211257&amp;dateTexte=&amp;categorieLien=cid"&gt;L151-43&lt;/a&gt; et sous réserve des dispositions de l'article &lt;a href="https://www.legifrance.gouv.fr/affichCodeArticle.do;jsessionid=1374BBF914B05E0F585ED5406E74A69F.tplgfr28s_2?idArticle=LEGIARTI000032860940&amp;cidTexte=LEGITEXT000006074075&amp;dateTexte=20200226&amp;categorieLien=id&amp;oldAction=&amp;nbResultRech="&gt;L151-29&lt;/a&gt; : &lt;br /&gt;1° Des secteurs situés dans les zones urbaines à l'intérieur desquels un dépassement des règles relatives au gabarit, à la hauteur et à l'emprise au sol est autorisé pour permettre l'agrandissement ou la construction de bâtiments à usage d'habitation. Ce dépassement, fixé pour chaque secteur, ne peut excéder 20 % pour chacune des règles concernées. L'application du dépassement ainsi autorisé ne peut conduire à la création d'une surface de plancher supérieure de plus de 20 % à la surface de plancher existante ; &lt;br /&gt;2°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u volume constructible tel qu'il résulte des règles relatives au gabarit, à la hauteur et à l'emprise au soLCette majoration, fixée pour chaque secteur, ne peut excéder 50 %. Pour chaque opération, elle ne peut être supérieure au rapport entre le nombre de logements locatifs sociaux et le nombre total des logements de l'opération ; &lt;br /&gt;3° Dans les zones urbaines ou à urbaniser, un dépassement des règles relatives au gabarit qui peut être modulé mais ne peut excéder 30 %, pour les constructions faisant preuve d'exemplarité énergétique ou environnementale ou qui sont à énergie positive. La limitation en hauteur des bâtiments ne peut avoir pour effet d'introduire une limitation du nombre d'étages plus contraignante d'un système constructif à l'autre. Un décret en Conseil d'Etat détermine les conditions d'application de la majoration ; &lt;br /&gt;4°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 résulte des règles relatives au gabarit, à la hauteur et à l'emprise au soLCette majoration, fixée pour chaque secteur, ne peut excéder 30 %. Pour chaque opération, elle ne peut être supérieure au rapport entre le nombre de logements intermédiaires et le nombre total de logements de l'opération.&lt;/p&gt;</text:p>
          </table:table-cell>
          <table:table-cell table:style-name="ce12" office:value-type="string" calcext:value-type="string">
            <text:p>&lt;p&gt;&lt;a href="https://www.legifrance.gouv.fr/affichCodeArticle.do?idArticle=LEGIARTI000031720569&amp;cidTexte=LEGITEXT000006074075"&gt;Article R151-37 2° du Code de l'Urbanisme&lt;/a&gt; : Afin d'assurer la mise en œuvre des objectifs de mixité sociale et fonctionnelle, le règlement peut :&lt;br /&gt;(...)&lt;br /&gt;2° Définir, pour certaines destinations et sous-destinations, des majorations de volume constructible qu'il détermine en référence à l'emprise au sol et la hauteur ;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0</text:p>
          </table:table-cell>
          <table:table-cell office:value-type="string" calcext:value-type="string">
            <text:p>03</text:p>
          </table:table-cell>
          <table:table-cell/>
          <table:table-cell office:value-type="string" calcext:value-type="string">
            <text:p>Majoration des volumes constructibles pour exemplarité énergétique ou environnementale</text:p>
          </table:table-cell>
          <table:table-cell office:value-type="string" calcext:value-type="string">
            <text:p>&lt;p&gt;&lt;a href="https://www.legifrance.gouv.fr/affichCodeArticle.do?idArticle=LEGIARTI000031211221&amp;cidTexte=LEGITEXT000006074075"&gt;Article L151-28 3° du Code de l'Urbanisme&lt;/a&gt; : Le règlement du plan local d'urbanisme ou du document d'urbanisme en tenant lieu peut prévoir, dans le respect des autres règles établies par le document et notamment les servitudes d'utilité publique visées à l'article &lt;a href="https://www.legifrance.gouv.fr/affichCodeArticle.do?cidTexte=LEGITEXT000006074075&amp;idArticle=LEGIARTI000031211257&amp;dateTexte=&amp;categorieLien=cid"&gt;L151-43&lt;/a&gt; et sous réserve des dispositions de l'article &lt;a href="https://www.legifrance.gouv.fr/affichCodeArticle.do;jsessionid=1374BBF914B05E0F585ED5406E74A69F.tplgfr28s_2?idArticle=LEGIARTI000032860940&amp;cidTexte=LEGITEXT000006074075&amp;dateTexte=20200226&amp;categorieLien=id&amp;oldAction=&amp;nbResultRech="&gt;L151-29&lt;/a&gt; : &lt;br /&gt;1° Des secteurs situés dans les zones urbaines à l'intérieur desquels un dépassement des règles relatives au gabarit, à la hauteur et à l'emprise au sol est autorisé pour permettre l'agrandissement ou la construction de bâtiments à usage d'habitation. Ce dépassement, fixé pour chaque secteur, ne peut excéder 20 % pour chacune des règles concernées. L'application du dépassement ainsi autorisé ne peut conduire à la création d'une surface de plancher supérieure de plus de 20 % à la surface de plancher existante ; &lt;br /&gt;2°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u volume constructible tel qu'il résulte des règles relatives au gabarit, à la hauteur et à l'emprise au soLCette majoration, fixée pour chaque secteur, ne peut excéder 50 %. Pour chaque opération, elle ne peut être supérieure au rapport entre le nombre de logements locatifs sociaux et le nombre total des logements de l'opération ; &lt;br /&gt;3° Dans les zones urbaines ou à urbaniser, un dépassement des règles relatives au gabarit qui peut être modulé mais ne peut excéder 30 %, pour les constructions faisant preuve d'exemplarité énergétique ou environnementale ou qui sont à énergie positive. La limitation en hauteur des bâtiments ne peut avoir pour effet d'introduire une limitation du nombre d'étages plus contraignante d'un système constructif à l'autre. Un décret en Conseil d'Etat détermine les conditions d'application de la majoration ; &lt;br /&gt;4°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 résulte des règles relatives au gabarit, à la hauteur et à l'emprise au soLCette majoration, fixée pour chaque secteur, ne peut excéder 30 %. Pour chaque opération, elle ne peut être supérieure au rapport entre le nombre de logements intermédiaires et le nombre total de logements de l'opération.&lt;/p&gt;</text:p>
          </table:table-cell>
          <table:table-cell table:style-name="ce12" office:value-type="string" calcext:value-type="string">
            <text:p>&lt;p&gt;&lt;a href="https://www.legifrance.gouv.fr/affichCodeArticle.do?idArticle=LEGIARTI000032793138&amp;cidTexte=LEGITEXT000006074075"&gt;Article R151-42 3° du Code de l'Urbanisme&lt;/a&gt; : Afin d'assurer l'insertion et la qualité environnementale des constructions, le règlement peut :&lt;br /&gt;(...)&lt;br /&gt;3° Identifier les secteurs dans les zones urbaines ou à urbaniser où, en application du 3° de l'article &lt;a href="https://www.legifrance.gouv.fr/affichCodeArticle.do?cidTexte=LEGITEXT000006074075&amp;idArticle=LEGIARTI000031211221&amp;dateTexte=&amp;categorieLien=cid"&gt;L151-28&lt;/a&gt;, les constructions faisant preuve d'exemplarité énergétique ou environnementale ou qui sont à énergie positive bénéficient d'une majoration de volume constructible qu'il détermine en référence à l'emprise au sol et la hauteur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0</text:p>
          </table:table-cell>
          <table:table-cell office:value-type="string" calcext:value-type="string">
            <text:p>04</text:p>
          </table:table-cell>
          <table:table-cell/>
          <table:table-cell office:value-type="string" calcext:value-type="string">
            <text:p>Majoration des volumes constructibles pour les programmes comportant des logements intermédiaires</text:p>
          </table:table-cell>
          <table:table-cell office:value-type="string" calcext:value-type="string">
            <text:p>&lt;p&gt;&lt;a href="https://www.legifrance.gouv.fr/affichCodeArticle.do?idArticle=LEGIARTI000031211221&amp;cidTexte=LEGITEXT000006074075"&gt;Article L151-28 4° du Code de l'Urbanisme&lt;/a&gt; : Le règlement du plan local d'urbanisme ou du document d'urbanisme en tenant lieu peut prévoir, dans le respect des autres règles établies par le document et notamment les servitudes d'utilité publique visées à l'article &lt;a href="https://www.legifrance.gouv.fr/affichCodeArticle.do?cidTexte=LEGITEXT000006074075&amp;idArticle=LEGIARTI000031211257&amp;dateTexte=&amp;categorieLien=cid"&gt;L151-43&lt;/a&gt; et sous réserve des dispositions de l'article &lt;a href="https://www.legifrance.gouv.fr/affichCodeArticle.do;jsessionid=1374BBF914B05E0F585ED5406E74A69F.tplgfr28s_2?idArticle=LEGIARTI000032860940&amp;cidTexte=LEGITEXT000006074075&amp;dateTexte=20200226&amp;categorieLien=id&amp;oldAction=&amp;nbResultRech="&gt;L151-29&lt;/a&gt; : &lt;br /&gt;1° Des secteurs situés dans les zones urbaines à l'intérieur desquels un dépassement des règles relatives au gabarit, à la hauteur et à l'emprise au sol est autorisé pour permettre l'agrandissement ou la construction de bâtiments à usage d'habitation. Ce dépassement, fixé pour chaque secteur, ne peut excéder 20 % pour chacune des règles concernées. L'application du dépassement ainsi autorisé ne peut conduire à la création d'une surface de plancher supérieure de plus de 20 % à la surface de plancher existante ; &lt;br /&gt;2°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u volume constructible tel qu'il résulte des règles relatives au gabarit, à la hauteur et à l'emprise au soLCette majoration, fixée pour chaque secteur, ne peut excéder 50 %. Pour chaque opération, elle ne peut être supérieure au rapport entre le nombre de logements locatifs sociaux et le nombre total des logements de l'opération ; &lt;br /&gt;3° Dans les zones urbaines ou à urbaniser, un dépassement des règles relatives au gabarit qui peut être modulé mais ne peut excéder 30 %, pour les constructions faisant preuve d'exemplarité énergétique ou environnementale ou qui sont à énergie positive. La limitation en hauteur des bâtiments ne peut avoir pour effet d'introduire une limitation du nombre d'étages plus contraignante d'un système constructif à l'autre. Un décret en Conseil d'Etat détermine les conditions d'application de la majoration ; &lt;br /&gt;4°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 résulte des règles relatives au gabarit, à la hauteur et à l'emprise au soLCette majoration, fixée pour chaque secteur, ne peut excéder 30 %. Pour chaque opération, elle ne peut être supérieure au rapport entre le nombre de logements intermédiaires et le nombre total de logements de l'opération.&lt;/p&gt;</text:p>
          </table:table-cell>
          <table:table-cell table:style-name="ce12" office:value-type="string" calcext:value-type="string">
            <text:p>&lt;p&gt;&lt;a href="https://www.legifrance.gouv.fr/affichCodeArticle.do?idArticle=LEGIARTI000031720569&amp;cidTexte=LEGITEXT000006074075"&gt;Article R151-37 7° du Code de l'Urbanisme&lt;/a&gt; : Afin d'assurer la mise en œuvre des objectifs de mixité sociale et fonctionnelle, le règlement peut :&lt;br /&gt;(...)&lt;br /&gt;7° Délimiter, dans le ou les documents graphiques,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l détermine en référence à l'emprise au sol et à la hauteur dans les conditions prévues au 4° de l'article &lt;a href="https://www.legifrance.gouv.fr/affichCodeArticle.do?cidTexte=LEGITEXT000006074075&amp;idArticle=LEGIARTI000031211221&amp;dateTexte=&amp;categorieLien=cid"&gt;L151-28&lt;/a&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1</text:p>
          </table:table-cell>
          <table:table-cell office:value-type="string" calcext:value-type="string">
            <text:p>00</text:p>
          </table:table-cell>
          <table:table-cell/>
          <table:table-cell office:value-type="string" calcext:value-type="string">
            <text:p>Espaces remarquables du littoral</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12" office:value-type="string" calcext:value-type="string">
            <text:p>&lt;p&gt;&lt;a href="https://www.legifrance.gouv.fr/affichCodeArticle.do?idArticle=LEGIARTI000031721021&amp;cidTexte=LEGITEXT000006074075"&gt;Article R121-4 du Code de l'Urbanisme&lt;/a&gt; : 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 1° Les dunes, les landes côtières, les plages et les lidos, les estrans, les falaises et les abords de celles-ci ;&lt;br /&gt;2° Les forêts et zones boisées proches du rivage de la mer et des plans d'eau intérieurs d'une superficie supérieure à 1 000 hectares ;&lt;br /&gt;3° Les îlots inhabités ;&lt;br /&gt;4° Les parties naturelles des estuaires, des rias ou abers et des caps ;&lt;br /&gt;5° Les marais, les vasières, les tourbières, les plans d'eau, les zones humides et milieux temporairement immergés ;&lt;br /&gt;6° Les milieux abritant des concentrations naturelles d'espèces animales ou végétales telles que les herbiers, les frayères, les nourriceries et les gisements naturels de coquillages vivants, ainsi que les espaces délimités pour conserver les espèces en application de l'article &lt;a href="https://www.legifrance.gouv.fr/affichCodeArticle.do?cidTexte=LEGITEXT000006074220&amp;idArticle=LEGIARTI000006833716&amp;dateTexte=&amp;categorieLien=cid"&gt;L411-2&lt;/a&gt; du code de l'environnement et les zones de repos, de nidification et de gagnage de l'avifaune désignée par la directive 2009/147/CE du Parlement européen et du Conseil du 30 novembre 2009 concernant la conservation des oiseaux sauvages ;&lt;br /&gt;7° Les parties naturelles des sites inscrits ou classés en application des articles &lt;a href="https://www.legifrance.gouv.fr/affichCodeArticle.do?cidTexte=LEGITEXT000006074220&amp;idArticle=LEGIARTI000006833654&amp;dateTexte=&amp;categorieLien=cid"&gt;L341-1&lt;/a&gt; et &lt;a href="https://www.legifrance.gouv.fr/affichCodeArticle.do?cidTexte=LEGITEXT000006074220&amp;idArticle=LEGIARTI000006833657&amp;dateTexte=&amp;categorieLien=cid"&gt;L341-2&lt;/a&gt; du code de l'environnement, des parcs nationaux créés en application de l'article &lt;a href="https://www.legifrance.gouv.fr/affichCodeArticle.do?cidTexte=LEGITEXT000006074220&amp;idArticle=LEGIARTI000006833521&amp;dateTexte=&amp;categorieLien=cid"&gt;L331-1&lt;/a&gt; du code de l'environnement et des réserves naturelles instituées en application de l'article &lt;a href="https://www.legifrance.gouv.fr/affichCodeArticle.do?cidTexte=LEGITEXT000006074220&amp;idArticle=LEGIARTI000006833583&amp;dateTexte=&amp;categorieLien=cid"&gt;L332-1&lt;/a&gt; du code de l'environnement ;&lt;br /&gt;8° Les formations géologiques telles que les gisements de minéraux ou de fossiles, les stratotypes, les grottes ou les accidents géologiques remarquables.&lt;br /&gt;Lorsqu'ils identifient des espaces ou milieux relevant du présent article, les documents d'urbanisme précisent, le cas échéant, la nature des activités et catégories d'équipements nécessaires à leur gestion ou à leur mise en valeur notamment économique.&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1</text:p>
          </table:table-cell>
          <table:table-cell office:value-type="string" calcext:value-type="string">
            <text:p>01</text:p>
          </table:table-cell>
          <table:table-cell/>
          <table:table-cell office:value-type="string" calcext:value-type="string">
            <text:p>Dunes, landes côtières, plages et lidos, estrans, falaises et abords</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12" office:value-type="string" calcext:value-type="string">
            <text:p>&lt;p&gt;&lt;a href="https://www.legifrance.gouv.fr/affichCodeArticle.do?idArticle=LEGIARTI000031721021&amp;cidTexte=LEGITEXT000006074075"&gt;Article R121-4 1°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 1° Les dunes, les landes côtières, les plages et les lidos, les estrans, les falaises et les abords de celles-ci ;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1</text:p>
          </table:table-cell>
          <table:table-cell office:value-type="string" calcext:value-type="string">
            <text:p>02</text:p>
          </table:table-cell>
          <table:table-cell/>
          <table:table-cell office:value-type="string" calcext:value-type="string">
            <text:p>Forêts et zones boisées proches du rivage de la mer et des plans d’eau intérieurs d’une superficie supérieure à 1 000 hectares</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12" office:value-type="string" calcext:value-type="string">
            <text:p>&lt;p&gt;&lt;a href="https://www.legifrance.gouv.fr/affichCodeArticle.do?idArticle=LEGIARTI000031721021&amp;cidTexte=LEGITEXT000006074075"&gt;Article R121-4 2°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2° Les forêts et zones boisées proches du rivage de la mer et des plans d'eau intérieurs d'une superficie supérieure à 1 000 hectares ;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1</text:p>
          </table:table-cell>
          <table:table-cell office:value-type="string" calcext:value-type="string">
            <text:p>03</text:p>
          </table:table-cell>
          <table:table-cell/>
          <table:table-cell office:value-type="string" calcext:value-type="string">
            <text:p>Îlots inhabités</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12" office:value-type="string" calcext:value-type="string">
            <text:p>&lt;p&gt;&lt;a href="https://www.legifrance.gouv.fr/affichCodeArticle.do?idArticle=LEGIARTI000031721021&amp;cidTexte=LEGITEXT000006074075"&gt;Article R121-4 3°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3° Les îlots inhabités ; <text:s/>&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1</text:p>
          </table:table-cell>
          <table:table-cell office:value-type="string" calcext:value-type="string">
            <text:p>04</text:p>
          </table:table-cell>
          <table:table-cell/>
          <table:table-cell office:value-type="string" calcext:value-type="string">
            <text:p>Parties naturelles des estuaires, des rias ou abers et des caps</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12" office:value-type="string" calcext:value-type="string">
            <text:p>&lt;p&gt;&lt;a href="https://www.legifrance.gouv.fr/affichCodeArticle.do?idArticle=LEGIARTI000031721021&amp;cidTexte=LEGITEXT000006074075"&gt;Article R121-4 4°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4° Les parties naturelles des estuaires, des rias ou abers et des caps ; <text:s/>&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1</text:p>
          </table:table-cell>
          <table:table-cell office:value-type="string" calcext:value-type="string">
            <text:p>05</text:p>
          </table:table-cell>
          <table:table-cell/>
          <table:table-cell office:value-type="string" calcext:value-type="string">
            <text:p>Marais, vasières, tourbières, plans d’eau, les zones humides et milieux temporairement immergés</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12" office:value-type="string" calcext:value-type="string">
            <text:p>&lt;p&gt;&lt;a href="https://www.legifrance.gouv.fr/affichCodeArticle.do?idArticle=LEGIARTI000031721021&amp;cidTexte=LEGITEXT000006074075"&gt;Article R121-4 5°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5° Les marais, les vasières, les tourbières, les plans d'eau, les zones humides et milieux temporairement immergés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1</text:p>
          </table:table-cell>
          <table:table-cell office:value-type="string" calcext:value-type="string">
            <text:p>06</text:p>
          </table:table-cell>
          <table:table-cell/>
          <table:table-cell office:value-type="string" calcext:value-type="string">
            <text:p>Milieux abritant des concentrations naturelles d’espèces animales ou végétales</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12" office:value-type="string" calcext:value-type="string">
            <text:p>&lt;p&gt;&lt;a href="https://www.legifrance.gouv.fr/affichCodeArticle.do?idArticle=LEGIARTI000031721021&amp;cidTexte=LEGITEXT000006074075"&gt;Article R121-4 6°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6° Les milieux abritant des concentrations naturelles d'espèces animales ou végétales telles que les herbiers, les frayères, les nourriceries et les gisements naturels de coquillages vivants, ainsi que les espaces délimités pour conserver les espèces en application de l'article &lt;a href="https://www.legifrance.gouv.fr/affichCodeArticle.do?cidTexte=LEGITEXT000006074220&amp;idArticle=LEGIARTI000006833716&amp;dateTexte=&amp;categorieLien=cid"&gt;L411-2&lt;/a&gt; du code de l'environnement et les zones de repos, de nidification et de gagnage de l'avifaune désignée par la directive 2009/147/CE du Parlement européen et du Conseil du 30 novembre 2009 concernant la conservation des oiseaux sauvages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1</text:p>
          </table:table-cell>
          <table:table-cell office:value-type="string" calcext:value-type="string">
            <text:p>07</text:p>
          </table:table-cell>
          <table:table-cell/>
          <table:table-cell office:value-type="string" calcext:value-type="string">
            <text:p>Parties naturelles des sites inscrits ou classés</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12" office:value-type="string" calcext:value-type="string">
            <text:p>&lt;p&gt;&lt;a href="https://www.legifrance.gouv.fr/affichCodeArticle.do?idArticle=LEGIARTI000031721021&amp;cidTexte=LEGITEXT000006074075"&gt;Article R121-4 7°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7° Les parties naturelles des sites inscrits ou classés en application des articles &lt;a href="https://www.legifrance.gouv.fr/affichCodeArticle.do?cidTexte=LEGITEXT000006074220&amp;idArticle=LEGIARTI000006833654&amp;dateTexte=&amp;categorieLien=cid"&gt;L341-1&lt;/a&gt; et &lt;a href="https://www.legifrance.gouv.fr/affichCodeArticle.do?cidTexte=LEGITEXT000006074220&amp;idArticle=LEGIARTI000006833657&amp;dateTexte=&amp;categorieLien=cid"&gt;L341-2&lt;/a&gt; du code de l'environnement, des parcs nationaux créés en application de l'article &lt;a href="https://www.legifrance.gouv.fr/affichCodeArticle.do?cidTexte=LEGITEXT000006074220&amp;idArticle=LEGIARTI000006833521&amp;dateTexte=&amp;categorieLien=cid"&gt;L331-1&lt;/a&gt; du code de l'environnement et des réserves naturelles instituées en application de l'article &lt;a href="https://www.legifrance.gouv.fr/affichCodeArticle.do?cidTexte=LEGITEXT000006074220&amp;idArticle=LEGIARTI000006833583&amp;dateTexte=&amp;categorieLien=cid"&gt;L332-1&lt;/a&gt; du code de l'environnement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1</text:p>
          </table:table-cell>
          <table:table-cell office:value-type="string" calcext:value-type="string">
            <text:p>08</text:p>
          </table:table-cell>
          <table:table-cell/>
          <table:table-cell office:value-type="string" calcext:value-type="string">
            <text:p>Formations géologiques</text:p>
          </table:table-cell>
          <table:table-cell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12" office:value-type="string" calcext:value-type="string">
            <text:p>&lt;p&gt;&lt;a href="https://www.legifrance.gouv.fr/affichCodeArticle.do?idArticle=LEGIARTI000031721021&amp;cidTexte=LEGITEXT000006074075"&gt;Article R121-4 8°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8° Les formations géologiques telles que les gisements de minéraux ou de fossiles, les stratotypes, les grottes ou les accidents géologiques remarquables.&lt;br /&gt;Lorsqu'ils identifient des espaces ou milieux relevant du présent article, les documents d'urbanisme précisent, le cas échéant, la nature des activités et catégories d'équipements nécessaires à leur gestion ou à leur mise en valeur notamment économique.&lt;/p&gt;</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32</text:p>
          </table:table-cell>
          <table:table-cell table:style-name="ce8" office:value-type="string" calcext:value-type="string">
            <text:p>00</text:p>
          </table:table-cell>
          <table:table-cell table:style-name="ce9"/>
          <table:table-cell table:style-name="ce9" office:value-type="string" calcext:value-type="string">
            <text:p>Exclusion protection de plans d’eau de faible importance</text:p>
          </table:table-cell>
          <table:table-cell office:value-type="string" calcext:value-type="string">
            <text:p>&lt;p&gt;&lt;a href="https://www.legifrance.gouv.fr/affichCodeArticle.do?idArticle=LEGIARTI000033746405&amp;cidTexte=LEGITEXT000006074075"&gt;Article L122-10 du Code de l'Urbanisme&lt;/a&gt; : Les terres nécessaires au maintien et au développement des activités agricoles, pastorales et forestières, en particulier les terres qui se situent dans les fonds de vallée, sont préservées. La nécessité de préserver ces terres s'apprécie au regard de leur rôle et de leur place dans les systèmes d'exploitation locaux. Sont également pris en compte leur situation par rapport au siège de l'exploitation, leur relief, leur pente et leur exposition.&lt;/p&gt;</text:p>
          </table:table-cell>
          <table:table-cell table:style-name="ce9" office:value-type="string" calcext:value-type="string">
            <text:p>&lt;p&gt;&lt;a href="https://www.legifrance.gouv.fr/affichCodeArticle.do?idArticle=LEGIARTI000030294281&amp;cidTexte=LEGITEXT000006074075&amp;dateTexte=20150228"&gt;Article R122-2 du Code de l'Urbanisme&lt;/a&gt; : &lt;br /&gt;Le rapport de présentation :&lt;br /&gt;1° Expose le diagnostic prévu à l'article &lt;a href="https://www.legifrance.gouv.fr/affichCodeArticle.do?cidTexte=LEGITEXT000006074075&amp;idArticle=LEGIARTI000022474654&amp;dateTexte=&amp;categorieLien=cid"&gt;L. 122-1-2&lt;/a&gt; et présente une analyse de la consommation d'espaces naturels, agricoles et forestiers au cours des dix dernières années précédant l'approbation du schéma et justifie les objectifs chiffrés de limitation de cette consommation compris dans le document d'orientation et d'objectifs ;&lt;br /&gt;2° Décrit l'articulation du schéma avec les documents mentionnés aux articles &lt;a href="https://www.legifrance.gouv.fr/affichCodeArticle.do?cidTexte=LEGITEXT000006074075&amp;idArticle=LEGIARTI000006814665&amp;dateTexte=&amp;categorieLien=cid"&gt;L. 111-1-1&lt;/a&gt;, &lt;a href="https://www.legifrance.gouv.fr/affichCodeArticle.do?cidTexte=LEGITEXT000006074075&amp;idArticle=LEGIARTI000022474677&amp;dateTexte=&amp;categorieLien=cid"&gt;L. 122-1-12&lt;/a&gt; et &lt;a href="https://www.legifrance.gouv.fr/affichCodeArticle.do?cidTexte=LEGITEXT000006074075&amp;idArticle=LEGIARTI000022479527&amp;dateTexte=&amp;categorieLien=cid"&gt;L. 122-1-13&lt;/a&gt; et les plans ou programmes mentionnés à l'article &lt;a href="https://www.legifrance.gouv.fr/affichCodeArticle.do?cidTexte=LEGITEXT000006074220&amp;idArticle=LEGIARTI000006832889&amp;dateTexte=&amp;categorieLien=cid"&gt;L. 122-4&lt;/a&gt; du code de l'environnement avec lesquels il doit être compatible ou qu'il doit prendre en compte ;&lt;br /&gt;3° Analyse l'état initial de l'environnement et les perspectives de son évolution en exposant, notamment, les caractéristiques des zones susceptibles d'être touchées de manière notable par la mise en oeuvre du schéma ;&lt;br /&gt;4° Analyse les incidences notables prévisibles de la mise en œuvre du schéma sur l'environnement et expose les problèmes posés par l'adoption du schéma sur la protection des zones revêtant une importance particulière pour l'environnement, en particulier l'évaluation des incidences Natura 2000 mentionnée à l'article &lt;a href="https://www.legifrance.gouv.fr/affichCodeArticle.do?cidTexte=LEGITEXT000006074220&amp;idArticle=LEGIARTI000006833746&amp;dateTexte=&amp;categorieLien=cid"&gt;L. 414-4&lt;/a&gt; du code de l'environnement ;&lt;br /&gt;5° Explique les choix retenus pour établir le projet d'aménagement et de développement durables et le document d'orientation et d'objectifs. Le cas échéant, il explique les raisons pour lesquelles des projets alternatifs ont été écartés, au regard notamment des objectifs de protection de l'environnement établis au niveau international, communautaire ou national et les raisons qui justifient le choix opéré au regard des solutions de substitution raisonnables tenant compte des objectifs et du champ d'application géographique du schéma ;&lt;br /&gt;6° Présente les mesures envisagées pour éviter, réduire et, si possible, compenser s'il y a lieu, les conséquences dommageables de la mise en œuvre du schéma sur l'environnement ;&lt;br /&gt;7° Définit les critères, indicateurs et modalités retenus pour l'analyse des résultats de l'application du schéma prévue par l'article &lt;a href="https://www.legifrance.gouv.fr/affichCodeArticle.do?cidTexte=LEGITEXT000006074075&amp;idArticle=LEGIARTI000006814751&amp;dateTexte=&amp;categorieLien=cid"&gt;L. 122-14&lt;/a&gt;. Ils doivent permettre notamment de suivre les effets du schéma sur l'environnement afin d'identifier, le cas échéant, à un stade précoce, les impacts négatifs imprévus et envisager, si nécessaire, les mesures appropriées ;&lt;br /&gt;8° Comprend un résumé non technique des éléments précédents et une description de la manière dont l'évaluation a été effectuée ;&lt;br /&gt;9° Précise, le cas échéant, les principales phases de réalisation envisagées.&lt;br /&gt;Le rapport de présentation est proportionné à l'importance du schéma de cohérence territoriale, aux effets de sa mise en œuvre ainsi qu'aux enjeux environnementaux de la zone considérée.&lt;br /&gt;En cas de modification, de révision ou de mise en compatibilité dans les cas prévus aux articles &lt;a href="https://www.legifrance.gouv.fr/affichCodeArticle.do?cidTexte=LEGITEXT000006074075&amp;idArticle=LEGIARTI000006817048&amp;dateTexte=&amp;categorieLien=cid"&gt;R. 122-13, R. 122-13-1, R. 122-13-2, R. 122-13-3 et R. 300-15 à R. 300-27&lt;/a&gt; du schéma de cohérence territoriale, le rapport de présentation est complété par l'exposé des motifs des changements apportés.&lt;br /&gt;Le rapport de présentation peut se référer aux renseignements relatifs à l'environnement figurant dans d'autres études, plans ou documents.&lt;br /&gt;Lorsque le schéma de cohérence territoriale comprend un chapitre individualisé valant schéma de mise en valeur de la mer, le rapport de présentation du schéma de cohérence territoriale décrit les conditions de l'utilisation de l'espace marin et terrestre du littoral, indique les perspectives d'évolution de ce milieu et explique les orientations retenues, en matière de développement, de protection et d'équipement.&lt;br /&gt;&lt;em&gt;NOTA : Décret n° 2012-995 du 23 août 2012 JORF du 25 août 2012, art. 11 : Les dispositions du présent décret entrent en vigueur le 1er février 2013.&lt;br /&gt;Toutefois, pour les procédures qui sont soumises à évaluation environnementale du fait des dispositions nouvelles des articles R. 121-14 et R. 121-16 du code de l'urbanisme, elles s'appliqueront :&lt;br /&gt;1° A la déclaration de projet emportant la mise en compatibilité du schéma directeur de la région d'Ile-de-France, d'un schéma de cohérence territoriale ou d'un plan local d'urbanisme et procédant, le cas échéant, aux adaptations nécessaires d'un règlement ou d'une servitude mentionné au deuxième alinéa de l'article L. 300-6 du code de l'urbanisme, lorsque la réunion conjointe des personnes publiques associées n'a pas encore eu lieu à la date d'entrée en vigueur du présent décret ;&lt;br /&gt;2° A l'élaboration ou à la révision d'un plan local d'urbanisme, lorsque le débat portant sur le projet d'aménagement et de développement durables n'a pas encore eu lieu à la date d'entrée en vigueur du présent décret ;&lt;br /&gt;3° A l'élaboration ou à la révision d'une carte communale, lorsque l'enquête publique n'a pas encore eu lieu à la date d'entrée en vigueur du présent décret.&lt;/em&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3</text:p>
          </table:table-cell>
          <table:table-cell office:value-type="string" calcext:value-type="string">
            <text:p>00</text:p>
          </table:table-cell>
          <table:table-cell/>
          <table:table-cell office:value-type="string" calcext:value-type="string">
            <text:p>Secteur de dérogation aux protections des rives des plans d’eau en zone de montagne</text:p>
          </table:table-cell>
          <table:table-cell office:value-type="string" calcext:value-type="string">
            <text:p>&lt;p&gt;&lt;a href="https://www.legifrance.gouv.fr/affichCodeArticle.do?idArticle=LEGIARTI000028810013&amp;cidTexte=LEGITEXT000006074075&amp;dateTexte=20140327"&gt;Article L122-14 1° du Code de l'Urbanisme&lt;/a&gt; : &lt;br /&gt;I. ― Le schéma de cohérence territoriale fait l'objet d'une révision lorsque l'établissement public prévu à l'article &lt;a href="https://www.legifrance.gouv.fr/affichCodeArticle.do?cidTexte=LEGITEXT000006074075&amp;idArticle=LEGIARTI000006814728&amp;dateTexte=&amp;categorieLien=cid"&gt;L. 122-4&lt;/a&gt; envisage des changements portant sur :&lt;br /&gt;1° Les orientations définies par le projet d'aménagement et de développement durables ;&lt;br /&gt;2° Les dispositions du document d'orientation et d'objectifs prises en application du II de l'article &lt;a href="https://www.legifrance.gouv.fr/affichCodeArticle.do?cidTexte=LEGITEXT000006074075&amp;idArticle=LEGIARTI000022474660&amp;dateTexte=&amp;categorieLien=cid"&gt;L. 122-1-5&lt;/a&gt; ;&lt;br /&gt;3° Les dispositions du document d'orientation et d'objectifs relatives à la politique de l'habitat prises en application du 1° de l'article &lt;a href="https://www.legifrance.gouv.fr/affichCodeArticle.do?cidTexte=LEGITEXT000006074075&amp;idArticle=LEGIARTI000022474665&amp;dateTexte=&amp;categorieLien=cid"&gt;L. 122-1-7&lt;/a&gt; ayant pour effet de diminuer l'objectif global concernant l'offre de nouveaux logements.&lt;br /&gt;II. ― La révision est prescrite par délibération de l'organe délibérant de l'établissement public. Elle est effectuée dans les conditions définies par les articles &lt;a href="https://www.legifrance.gouv.fr/affichCodeArticle.do?cidTexte=LEGITEXT000006074075&amp;idArticle=LEGIARTI000029593988&amp;dateTexte=&amp;categorieLien=id"&gt;L. 122-6 à L. 122-12&lt;/a&gt;.&lt;br /&gt;Toutefois, le débat sur les orientations du projet d'aménagement et de développement durables prévu par l'article &lt;a href="https://www.legifrance.gouv.fr/affichCodeArticle.do?cidTexte=LEGITEXT000006074075&amp;idArticle=LEGIARTI000006814740&amp;dateTexte=&amp;categorieLien=cid"&gt;L. 122-7&lt;/a&gt; peut avoir lieu dès la mise en révision du schéma.&lt;br /&gt;Entre la mise en révision d'un schéma de cohérence territoriale et l'approbation de cette révision, il peut être décidé une ou plusieurs modifications ou mises en compatibilité de ce schéma.&lt;br /&gt;&lt;em&gt;&lt;ul&gt;NOTA : Ordonnance n° 2012-11 du 5 janvier 2012 article 19 : Les présentes dispositions entrent en vigueur à une date déterminée par décret en Conseil d'Etat et au plus tard le 1er janvier 2013. Toutefois, les dispositions en vigueur antérieurement à l'entrée en vigueur de l'ordonnance demeurent applicables :&lt;li&gt;aux procédures d'élaboration et de révision des schémas de cohérence territoriale et des plans locaux d'urbanisme prescrites à cette même date ;&lt;/li&gt;&lt;li&gt;aux procédures de modification des schémas de cohérence territoriale et des plans locaux d'urbanisme lorsque le projet de modification a été notifié aux personnes publiques associées à la date d'entrée en vigueur de l'ordonnance&lt;/li&gt;&lt;/ul&gt;&lt;/em&gt;.&lt;/p&gt;</text:p>
          </table:table-cell>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4</text:p>
          </table:table-cell>
          <table:table-cell office:value-type="string" calcext:value-type="string">
            <text:p>00</text:p>
          </table:table-cell>
          <table:table-cell/>
          <table:table-cell office:value-type="string" calcext:value-type="string">
            <text:p>Espaces, paysage et milieux caractéristiques du patrimoine naturel et culturel montagnard à préserver</text:p>
          </table:table-cell>
          <table:table-cell office:value-type="string" calcext:value-type="string">
            <text:p>&lt;p&gt;&lt;a href="https://www.legifrance.gouv.fr/affichCodeArticle.do?idArticle=LEGIARTI000031210607&amp;cidTexte=LEGITEXT000006074075"&gt;Article L122-9 du Code de l'Urbanisme&lt;/a&gt; : Les documents et décisions relatifs à l'occupation des sols comportent les dispositions propres à préserver les espaces, paysages et milieux caractéristiques du patrimoine naturel et culturel montagnard.&lt;/p&gt;</text:p>
          </table:table-cell>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5</text:p>
          </table:table-cell>
          <table:table-cell office:value-type="string" calcext:value-type="string">
            <text:p>00</text:p>
          </table:table-cell>
          <table:table-cell/>
          <table:table-cell office:value-type="string" calcext:value-type="string">
            <text:p>Terres nécessaires au maintien et au développement des activités agricoles, pastorales et forestières à préserver</text:p>
          </table:table-cell>
          <table:table-cell office:value-type="string" calcext:value-type="string">
            <text:p>&lt;p&gt;&lt;a href="https://www.legifrance.gouv.fr/affichCodeArticle.do?idArticle=LEGIARTI000033746405&amp;cidTexte=LEGITEXT000006074075"&gt;Article L122-10 du Code de l'Urbanisme&lt;/a&gt; : Les terres nécessaires au maintien et au développement des activités agricoles, pastorales et forestières, en particulier les terres qui se situent dans les fonds de vallée, sont préservées. La nécessité de préserver ces terres s'apprécie au regard de leur rôle et de leur place dans les systèmes d'exploitation locaux. Sont également pris en compte leur situation par rapport au siège de l'exploitation, leur relief, leur pente et leur exposition.&lt;/p&gt;</text:p>
          </table:table-cell>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6</text:p>
          </table:table-cell>
          <table:table-cell office:value-type="string" calcext:value-type="string">
            <text:p>00</text:p>
          </table:table-cell>
          <table:table-cell/>
          <table:table-cell office:value-type="string" calcext:value-type="string">
            <text:p>Mixité des destinations ou sous-destinations</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69&amp;cidTexte=LEGITEXT000006074075"&gt;Article R151-37 1° du Code de l'Urbanisme&lt;/a&gt; : Afin d'assurer la mise en œuvre des objectifs de mixité sociale et fonctionnelle, le règlement peut : 1° Définir des règles permettant d'imposer une mixité des destinations ou sous-destinations au sein d'une construction ou d'une unité foncière ;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7</text:p>
          </table:table-cell>
          <table:table-cell office:value-type="string" calcext:value-type="string">
            <text:p>00</text:p>
          </table:table-cell>
          <table:table-cell/>
          <table:table-cell office:value-type="string" calcext:value-type="string">
            <text:p>Règles différenciées entre le rez-de-chaussée et les étages supérieurs des constructions</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69&amp;cidTexte=LEGITEXT000006074075"&gt;Article R151-37 3° du Code de l'Urbanisme&lt;/a&gt; : Afin d'assurer la mise en œuvre des objectifs de mixité sociale et fonctionnelle, le règlement peut : 3° Définir des règles différenciées entre le rez-de-chaussée et les étages supérieurs des constructions ;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7</text:p>
          </table:table-cell>
          <table:table-cell office:value-type="string" calcext:value-type="string">
            <text:p>01</text:p>
          </table:table-cell>
          <table:table-cell/>
          <table:table-cell office:value-type="string" calcext:value-type="string">
            <text:p>Règles différenciées pour le rez-de-chaussée en raison des risques inondations</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2793138&amp;cidTexte=LEGITEXT000006074075"&gt;Article R151-42 4° du Code de l'Urbanisme&lt;/a&gt; : Afin d'assurer l'insertion et la qualité environnementale des constructions, le règlement peut :&lt;br /&gt;(...)&lt;br /&gt;4° Prévoir des règles différenciées entre le rez-de-chaussée et les étages supérieurs des constructions pour prendre en compte les risques d'inondation et de submersion.&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7</text:p>
          </table:table-cell>
          <table:table-cell office:value-type="string" calcext:value-type="string">
            <text:p>02</text:p>
          </table:table-cell>
          <table:table-cell/>
          <table:table-cell office:value-type="string" calcext:value-type="string">
            <text:p>Règles différenciées pour mixité sociale et fonctionnelle</text:p>
          </table:table-cell>
          <table:table-cell table:style-name="ce11" office:value-type="string" calcext:value-type="string">
            <text:p>null</text:p>
          </table:table-cell>
          <table:table-cell table:style-name="ce17" office:value-type="string" calcext:value-type="string">
            <text:p>&lt;p&gt;&lt;a href="https://www.legifrance.gouv.fr/affichCodeArticle.do?idArticle=LEGIARTI000031720569&amp;cidTexte=LEGITEXT000006074075"&gt;Article R151-37 1° du Code de l'Urbanisme&lt;/a&gt; : Afin d'assurer la mise en œuvre des objectifs de mixité sociale et fonctionnelle, le règlement peut : 1° Définir des règles permettant d'imposer une mixité des destinations ou sous-destinations au sein d'une construction ou d'une unité foncière ; &lt;br /&gt;(...)&lt;br /&gt;(...)&lt;br /&gt;3° Définir des règles différenciées entre le rez-de-chaussée et les étages supérieurs des constructions ;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8</text:p>
          </table:table-cell>
          <table:table-cell office:value-type="string" calcext:value-type="string">
            <text:p>00</text:p>
          </table:table-cell>
          <table:table-cell/>
          <table:table-cell office:value-type="string" calcext:value-type="string">
            <text:p>Emprise au sol</text:p>
          </table:table-cell>
          <table:table-cell table:style-name="ce11" office:value-type="string" calcext:value-type="string">
            <text:p>null</text:p>
          </table:table-cell>
          <table:table-cell table:style-name="ce14" office:value-type="string" calcext:value-type="string">
            <text:p>&lt;p&gt;&lt;a href="https://www.legifrance.gouv.fr/affichCodeArticle.do?idArticle=LEGIARTI000031720561&amp;cidTexte=LEGITEXT000006074075"&gt;Article R151-39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Il peut également prévoir, pour traduire un objectif de densité minimale de construction qu'il justifie de façon circonstanciée, des règles minimales d'emprise au sol et de hauteuRIl délimite, dans le ou les documents graphiques, les secteurs dans lesquels il les impose.&lt;br /&gt;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8</text:p>
          </table:table-cell>
          <table:table-cell office:value-type="string" calcext:value-type="string">
            <text:p>01</text:p>
          </table:table-cell>
          <table:table-cell/>
          <table:table-cell office:value-type="string" calcext:value-type="string">
            <text:p>Emprise au sol minimale</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61&amp;cidTexte=LEGITEXT000006074075"&gt;Article R151-39 2e alinéa du Code de l'Urbanisme&lt;/a&gt; : (...) le règlement (...) peut également prévoir, pour traduire un objectif de densité minimale de construction qu'il justifie de façon circonstanciée, des règles minimales d'emprise au sol et de hauteuRIl délimite, dans le ou les documents graphiques, les secteurs dans lesquels il les impose.&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8</text:p>
          </table:table-cell>
          <table:table-cell office:value-type="string" calcext:value-type="string">
            <text:p>02</text:p>
          </table:table-cell>
          <table:table-cell/>
          <table:table-cell office:value-type="string" calcext:value-type="string">
            <text:p>Emprise au sol maximale</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61&amp;cidTexte=LEGITEXT000006074075"&gt;Article R151-39 1er alinéa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8</text:p>
          </table:table-cell>
          <table:table-cell office:value-type="string" calcext:value-type="string">
            <text:p>97</text:p>
          </table:table-cell>
          <table:table-cell/>
          <table:table-cell office:value-type="string" calcext:value-type="string">
            <text:p>Emprise au sol règles qualitatives</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61&amp;cidTexte=LEGITEXT000006074075"&gt;Article R151-39 dernier alinéa du Code de l'Urbanisme&lt;/a&gt; : (...) 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8</text:p>
          </table:table-cell>
          <table:table-cell office:value-type="string" calcext:value-type="string">
            <text:p>98</text:p>
          </table:table-cell>
          <table:table-cell/>
          <table:table-cell office:value-type="string" calcext:value-type="string">
            <text:p>Emprise au sol règles alternatives</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55&amp;cidTexte=LEGITEXT000006074075"&gt;Article R151-41 1° du Code de l'Urbanisme&lt;/a&gt; : Afin d'assurer l'insertion de la construction dans ses abords, la qualité et la diversité architecturale, urbaine et paysagère des constructions ainsi que la conservation et la mise en valeur du patrimoine, le règlement peut : 1° Prévoir des règles alternatives, dans les conditions prévues à l'article &lt;a href="https://www.legifrance.gouv.fr/affichCodeArticle.do?cidTexte=LEGITEXT000006074075&amp;idArticle=LEGIARTI000031720011&amp;dateTexte=&amp;categorieLien=cid"&gt;R151-13&lt;/a&gt;, afin d'adapter des règles volumétriques définies en application de l'article &lt;a href="https://www.legifrance.gouv.fr/affichCodeArticle.do?cidTexte=LEGITEXT000006074075&amp;idArticle=LEGIARTI000031720077&amp;dateTexte=&amp;categorieLien=cid"&gt;R151-39&lt;/a&gt; pour satisfaire à une insertion dans le contexte, en lien avec les bâtiments contigus ; &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9</text:p>
          </table:table-cell>
          <table:table-cell office:value-type="string" calcext:value-type="string">
            <text:p>00</text:p>
          </table:table-cell>
          <table:table-cell/>
          <table:table-cell office:value-type="string" calcext:value-type="string">
            <text:p>Hauteur</text:p>
          </table:table-cell>
          <table:table-cell table:style-name="ce11" office:value-type="string" calcext:value-type="string">
            <text:p>null</text:p>
          </table:table-cell>
          <table:table-cell table:style-name="ce14" office:value-type="string" calcext:value-type="string">
            <text:p>&lt;p&gt;&lt;a href="https://www.legifrance.gouv.fr/affichCodeArticle.do?idArticle=LEGIARTI000031720561&amp;cidTexte=LEGITEXT000006074075"&gt;Article R151-39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Il peut également prévoir, pour traduire un objectif de densité minimale de construction qu'il justifie de façon circonstanciée, des règles minimales d'emprise au sol et de hauteuRIl délimite, dans le ou les documents graphiques, les secteurs dans lesquels il les impose.&lt;br /&gt;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9</text:p>
          </table:table-cell>
          <table:table-cell office:value-type="string" calcext:value-type="string">
            <text:p>01</text:p>
          </table:table-cell>
          <table:table-cell/>
          <table:table-cell office:value-type="string" calcext:value-type="string">
            <text:p>Hauteur minimale</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61&amp;cidTexte=LEGITEXT000006074075"&gt;Article R151-39 2e alinéa du Code de l'Urbanisme&lt;/a&gt; : (...) le règlement (...) peut également prévoir, pour traduire un objectif de densité minimale de construction qu'il justifie de façon circonstanciée, des règles minimales d'emprise au sol et de hauteuRIl délimite, dans le ou les documents graphiques, les secteurs dans lesquels il les impose.&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9</text:p>
          </table:table-cell>
          <table:table-cell office:value-type="string" calcext:value-type="string">
            <text:p>02</text:p>
          </table:table-cell>
          <table:table-cell/>
          <table:table-cell office:value-type="string" calcext:value-type="string">
            <text:p>Hauteur maximale</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61&amp;cidTexte=LEGITEXT000006074075"&gt;Article R151-39 1er alinéa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9</text:p>
          </table:table-cell>
          <table:table-cell office:value-type="string" calcext:value-type="string">
            <text:p>97</text:p>
          </table:table-cell>
          <table:table-cell/>
          <table:table-cell office:value-type="string" calcext:value-type="string">
            <text:p>Hauteur règles qualitatives</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61&amp;cidTexte=LEGITEXT000006074075"&gt;Article R151-39 dernier alinéa du Code de l'Urbanisme&lt;/a&gt; : (...) 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39</text:p>
          </table:table-cell>
          <table:table-cell office:value-type="string" calcext:value-type="string">
            <text:p>98</text:p>
          </table:table-cell>
          <table:table-cell/>
          <table:table-cell office:value-type="string" calcext:value-type="string">
            <text:p>Hauteur règles alternatives</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55&amp;cidTexte=LEGITEXT000006074075"&gt;Article R151-41 1° du Code de l'Urbanisme&lt;/a&gt; : Afin d'assurer l'insertion de la construction dans ses abords, la qualité et la diversité architecturale, urbaine et paysagère des constructions ainsi que la conservation et la mise en valeur du patrimoine, le règlement peut : 1° Prévoir des règles alternatives, dans les conditions prévues à l'article &lt;a href="https://www.legifrance.gouv.fr/affichCodeArticle.do?cidTexte=LEGITEXT000006074075&amp;idArticle=LEGIARTI000031720011&amp;dateTexte=&amp;categorieLien=cid"&gt;R151-13&lt;/a&gt;, afin d'adapter des règles volumétriques définies en application de l'article &lt;a href="https://www.legifrance.gouv.fr/affichCodeArticle.do?cidTexte=LEGITEXT000006074075&amp;idArticle=LEGIARTI000031720077&amp;dateTexte=&amp;categorieLien=cid"&gt;R151-39&lt;/a&gt; pour satisfaire à une insertion dans le contexte, en lien avec les bâtiments contigus ; &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0</text:p>
          </table:table-cell>
          <table:table-cell office:value-type="string" calcext:value-type="string">
            <text:p>00</text:p>
          </table:table-cell>
          <table:table-cell/>
          <table:table-cell office:value-type="string" calcext:value-type="string">
            <text:p>Volumétrie</text:p>
          </table:table-cell>
          <table:table-cell table:style-name="ce11" office:value-type="string" calcext:value-type="string">
            <text:p>null</text:p>
          </table:table-cell>
          <table:table-cell table:style-name="ce14" office:value-type="string" calcext:value-type="string">
            <text:p>&lt;p&gt;&lt;a href="https://www.legifrance.gouv.fr/affichCodeArticle.do?idArticle=LEGIARTI000031720561&amp;cidTexte=LEGITEXT000006074075"&gt;Article R151-39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Il peut également prévoir, pour traduire un objectif de densité minimale de construction qu'il justifie de façon circonstanciée, des règles minimales d'emprise au sol et de hauteuRIl délimite, dans le ou les documents graphiques, les secteurs dans lesquels il les impose.&lt;br /&gt;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40</text:p>
          </table:table-cell>
          <table:table-cell table:style-name="ce8" office:value-type="string" calcext:value-type="string">
            <text:p>01</text:p>
          </table:table-cell>
          <table:table-cell table:style-name="ce9"/>
          <table:table-cell table:style-name="ce9" office:value-type="string" calcext:value-type="string">
            <text:p>Volumétrie minimale</text:p>
          </table:table-cell>
          <table:table-cell table:style-name="ce11" office:value-type="string" calcext:value-type="string">
            <text:p>null</text:p>
          </table:table-cell>
          <table:table-cell table:style-name="ce18"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40</text:p>
          </table:table-cell>
          <table:table-cell table:style-name="ce8" office:value-type="string" calcext:value-type="string">
            <text:p>02</text:p>
          </table:table-cell>
          <table:table-cell table:style-name="ce9"/>
          <table:table-cell table:style-name="ce9" office:value-type="string" calcext:value-type="string">
            <text:p>Volumétrie maximale</text:p>
          </table:table-cell>
          <table:table-cell table:style-name="ce11" office:value-type="string" calcext:value-type="string">
            <text:p>null</text:p>
          </table:table-cell>
          <table:table-cell table:style-name="ce18"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0</text:p>
          </table:table-cell>
          <table:table-cell office:value-type="string" calcext:value-type="string">
            <text:p>97</text:p>
          </table:table-cell>
          <table:table-cell/>
          <table:table-cell office:value-type="string" calcext:value-type="string">
            <text:p>Règles volumétriques qualitatives</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61&amp;cidTexte=LEGITEXT000006074075"&gt;Article R151-39 dernier alinéa du Code de l'Urbanisme&lt;/a&gt; : (...) 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0</text:p>
          </table:table-cell>
          <table:table-cell office:value-type="string" calcext:value-type="string">
            <text:p>98</text:p>
          </table:table-cell>
          <table:table-cell/>
          <table:table-cell office:value-type="string" calcext:value-type="string">
            <text:p>Règles volumétriques alternatives</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55&amp;cidTexte=LEGITEXT000006074075"&gt;Article R151-41 1° du Code de l'Urbanisme&lt;/a&gt; : Afin d'assurer l'insertion de la construction dans ses abords, la qualité et la diversité architecturale, urbaine et paysagère des constructions ainsi que la conservation et la mise en valeur du patrimoine, le règlement peut : 1° Prévoir des règles alternatives, dans les conditions prévues à l'article &lt;a href="https://www.legifrance.gouv.fr/affichCodeArticle.do?cidTexte=LEGITEXT000006074075&amp;idArticle=LEGIARTI000031720011&amp;dateTexte=&amp;categorieLien=cid"&gt;R151-13&lt;/a&gt;, afin d'adapter des règles volumétriques définies en application de l'article &lt;a href="https://www.legifrance.gouv.fr/affichCodeArticle.do?cidTexte=LEGITEXT000006074075&amp;idArticle=LEGIARTI000031720077&amp;dateTexte=&amp;categorieLien=cid"&gt;R151-39&lt;/a&gt; pour satisfaire à une insertion dans le contexte, en lien avec les bâtiments contigus ; &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1</text:p>
          </table:table-cell>
          <table:table-cell office:value-type="string" calcext:value-type="string">
            <text:p>00</text:p>
          </table:table-cell>
          <table:table-cell/>
          <table:table-cell office:value-type="string" calcext:value-type="string">
            <text:p>Aspect extérieur</text:p>
          </table:table-cell>
          <table:table-cell office:value-type="string" calcext:value-type="string">
            <text:p>&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text:p>
          </table:table-cell>
          <table:table-cell table:style-name="ce12" office:value-type="string" calcext:value-type="string">
            <text:p>&lt;p&gt;&lt;a href="https://www.legifrance.gouv.fr/affichCodeArticle.do?idArticle=LEGIARTI000031720555&amp;cidTexte=LEGITEXT000006074075"&gt;Article R151-41 2° du Code de l'Urbanisme&lt;/a&gt; : Afin d'assurer l'insertion de la construction dans ses abords, la qualité et la diversité architecturale, urbaine et paysagère des constructions ainsi que la conservation et la mise en valeur du patrimoine, le règlement peut :&lt;br /&gt;(...)&lt;br /&gt;2° Prévoir des dispositions concernant les caractéristiques architecturales des façades et toitures des constructions ainsi que des clôtures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1</text:p>
          </table:table-cell>
          <table:table-cell office:value-type="string" calcext:value-type="string">
            <text:p>01</text:p>
          </table:table-cell>
          <table:table-cell/>
          <table:table-cell office:value-type="string" calcext:value-type="string">
            <text:p>Aspect extérieur façades</text:p>
          </table:table-cell>
          <table:table-cell office:value-type="string" calcext:value-type="string">
            <text:p>&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text:p>
          </table:table-cell>
          <table:table-cell table:style-name="ce12" office:value-type="string" calcext:value-type="string">
            <text:p>&lt;p&gt;&lt;a href="https://www.legifrance.gouv.fr/affichCodeArticle.do?idArticle=LEGIARTI000031720555&amp;cidTexte=LEGITEXT000006074075"&gt;Article R151-41 2° du Code de l'Urbanisme&lt;/a&gt; : Afin d'assurer l'insertion de la construction dans ses abords, la qualité et la diversité architecturale, urbaine et paysagère des constructions ainsi que la conservation et la mise en valeur du patrimoine, le règlement peut :&lt;br /&gt;(...)&lt;br /&gt;2° Prévoir des dispositions concernant les caractéristiques architecturales des façades et toitures des constructions ainsi que des clôtures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1</text:p>
          </table:table-cell>
          <table:table-cell office:value-type="string" calcext:value-type="string">
            <text:p>02</text:p>
          </table:table-cell>
          <table:table-cell/>
          <table:table-cell office:value-type="string" calcext:value-type="string">
            <text:p>Aspect extérieur toitures</text:p>
          </table:table-cell>
          <table:table-cell office:value-type="string" calcext:value-type="string">
            <text:p>&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text:p>
          </table:table-cell>
          <table:table-cell table:style-name="ce12" office:value-type="string" calcext:value-type="string">
            <text:p>&lt;p&gt;&lt;a href="https://www.legifrance.gouv.fr/affichCodeArticle.do?idArticle=LEGIARTI000031720555&amp;cidTexte=LEGITEXT000006074075"&gt;Article R151-41 2° du Code de l'Urbanisme&lt;/a&gt; : Afin d'assurer l'insertion de la construction dans ses abords, la qualité et la diversité architecturale, urbaine et paysagère des constructions ainsi que la conservation et la mise en valeur du patrimoine, le règlement peut :&lt;br /&gt;(...)&lt;br /&gt;2° Prévoir des dispositions concernant les caractéristiques architecturales des façades et toitures des constructions ainsi que des clôtures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1</text:p>
          </table:table-cell>
          <table:table-cell office:value-type="string" calcext:value-type="string">
            <text:p>03</text:p>
          </table:table-cell>
          <table:table-cell/>
          <table:table-cell office:value-type="string" calcext:value-type="string">
            <text:p>Aspect extérieur clôtures</text:p>
          </table:table-cell>
          <table:table-cell office:value-type="string" calcext:value-type="string">
            <text:p>&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text:p>
          </table:table-cell>
          <table:table-cell table:style-name="ce12" office:value-type="string" calcext:value-type="string">
            <text:p>&lt;p&gt;&lt;a href="https://www.legifrance.gouv.fr/affichCodeArticle.do?idArticle=LEGIARTI000031720555&amp;cidTexte=LEGITEXT000006074075"&gt;Article R151-41 2° du Code de l'Urbanisme&lt;/a&gt; : Afin d'assurer l'insertion de la construction dans ses abords, la qualité et la diversité architecturale, urbaine et paysagère des constructions ainsi que la conservation et la mise en valeur du patrimoine, le règlement peut :&lt;br /&gt;(...)&lt;br /&gt;2° Prévoir des dispositions concernant les caractéristiques architecturales des façades et toitures des constructions ainsi que des clôtures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1</text:p>
          </table:table-cell>
          <table:table-cell office:value-type="string" calcext:value-type="string">
            <text:p>98</text:p>
          </table:table-cell>
          <table:table-cell/>
          <table:table-cell office:value-type="string" calcext:value-type="string">
            <text:p>Aspect extérieur règles alternatives</text:p>
          </table:table-cell>
          <table:table-cell table:style-name="ce11" office:value-type="string" calcext:value-type="string">
            <text:p>null</text:p>
          </table:table-cell>
          <table:table-cell table:style-name="ce14" office:value-type="string" calcext:value-type="string">
            <text:p>&lt;p&gt;&lt;a href="https://www.legifrance.gouv.fr/affichCodeArticle.do?idArticle=LEGIARTI000031720627&amp;cidTexte=LEGITEXT000006074075"&gt;Article R151-13 du Code de l'Urbanisme&lt;/a&gt; : Les règles générales peuvent être assorties de règles alternatives qui en permettent une application circonstanciée à des conditions locales particulières.&lt;br /&gt;Ces règles alternatives ne peuvent avoir pour objet ou pour effet de se substituer aux possibilités reconnues à l'autorité compétente en matière d'autorisation d'urbanisme de procéder à des adaptations mineures par l'article &lt;a href="https://www.legifrance.gouv.fr/affichCodeArticle.do?cidTexte=LEGITEXT000006074075&amp;idArticle=LEGIARTI000031211281&amp;dateTexte=&amp;categorieLien=cid"&gt;L152-3&lt;/a&gt; et d'accorder des dérogations aux règles du plan local d'urbanisme par les articles &lt;a href="https://www.legifrance.gouv.fr/affichCodeArticle.do?cidTexte=LEGITEXT000006074075&amp;idArticle=LEGIARTI000031211283&amp;dateTexte=&amp;categorieLien=cid"&gt;L152-4 à L152-6&lt;/a&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2</text:p>
          </table:table-cell>
          <table:table-cell office:value-type="string" calcext:value-type="string">
            <text:p>00</text:p>
          </table:table-cell>
          <table:table-cell/>
          <table:table-cell office:value-type="string" calcext:value-type="string">
            <text:p>Coefficient de biotope par surface</text:p>
          </table:table-cell>
          <table:table-cell office:value-type="string" calcext:value-type="string">
            <text:p>&lt;p&gt;&lt;a href="https://www.legifrance.gouv.fr/affichCodeArticle.do;jsessionid=12D51BB9F92DAE9637E116CC73025817.tplgfr22s_3?idArticle=LEGIARTI000031211207&amp;cidTexte=LEGITEXT000006074075&amp;dateTexte=20200304&amp;categorieLien=id&amp;oldAction=&amp;nbResultRech="&gt;Article L151-22 du Code de l'Urbanisme&lt;/a&gt; : &lt;br /&gt;Le règlement peut imposer une part minimale de surfaces non imperméabilisées ou éco-aménageables, éventuellement pondérées en fonction de leur nature, afin de contribuer au maintien de la biodiversité et de la nature en ville.&lt;/p&gt;</text:p>
          </table:table-cell>
          <table:table-cell table:style-name="ce12" office:value-type="string" calcext:value-type="string">
            <text:p>&lt;p&gt;&lt;a href="https://www.legifrance.gouv.fr/affichCodeArticle.do?idArticle=LEGIARTI000031720549&amp;cidTexte=LEGITEXT000006074075"&gt;Article R151-43 1° du Code de l'Urbanisme&lt;/a&gt; : Afin de contribuer à la qualité du cadre de vie, assurer un équilibre entre les espaces construits et les espaces libres et répondre aux enjeux environnementaux, le règlement peut :&lt;br /&gt;1° Imposer, en application de l'article &lt;a href="https://www.legifrance.gouv.fr/affichCodeArticle.do?cidTexte=LEGITEXT000006074075&amp;idArticle=LEGIARTI000031211207&amp;dateTexte=&amp;categorieLien=cid"&gt;L151-22&lt;/a&gt;, que les surfaces non imperméabilisées ou éco-aménageables d'un projet représentent une proportion minimale de l'unité foncière. Il précise les types d'espaces, construits ou non, qui peuvent entrer dans le décompte de cette surface minimale en leur affectant un coefficient qui en exprime la valeur pour l'écosystème par référence à celle d'un espace équivalent de pleine terre ;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3</text:p>
          </table:table-cell>
          <table:table-cell office:value-type="string" calcext:value-type="string">
            <text:p>00</text:p>
          </table:table-cell>
          <table:table-cell/>
          <table:table-cell office:value-type="string" calcext:value-type="string">
            <text:p>Réalisation d’espaces libres, plantations, aires de jeux et de loisir</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49&amp;cidTexte=LEGITEXT000006074075"&gt;Article R151-43 2° du Code de l'Urbanisme&lt;/a&gt; : Afin de contribuer à la qualité du cadre de vie, assurer un équilibre entre les espaces construits et les espaces libres et répondre aux enjeux environnementaux, le règlement peut :&lt;br /&gt;(...)&lt;br /&gt;2° Imposer des obligations en matière de réalisation d'espaces libres et de plantations, d'aires de jeux et de loisir ; &lt;br /&gt;(...)&lt;/p&gt;&lt;p&gt;&lt;a href="https://www.legifrance.gouv.fr/affichCodeArticle.do?idArticle=LEGIARTI000031720549&amp;cidTexte=LEGITEXT000006074075"&gt;Article R151-43 8° du Code de l'Urbanisme&lt;/a&gt; : Afin de contribuer à la qualité du cadre de vie, assurer un équilibre entre les espaces construits et les espaces libres et répondre aux enjeux environnementaux, le règlement peut :&lt;br /&gt;(...)&lt;br /&gt;8° Imposer pour les clôtures des caractéristiques permettant de préserver ou remettre en état les continuités écologiques ou de faciliter l'écoulement des eaux.&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3</text:p>
          </table:table-cell>
          <table:table-cell office:value-type="string" calcext:value-type="string">
            <text:p>01</text:p>
          </table:table-cell>
          <table:table-cell/>
          <table:table-cell office:value-type="string" calcext:value-type="string">
            <text:p>Réalisation d’espaces libres</text:p>
          </table:table-cell>
          <table:table-cell table:style-name="ce11" office:value-type="string" calcext:value-type="string">
            <text:p>null</text:p>
          </table:table-cell>
          <table:table-cell table:style-name="ce17" office:value-type="string" calcext:value-type="string">
            <text:p>&lt;p&gt;&lt;a href="https://www.legifrance.gouv.fr/affichCodeArticle.do?idArticle=LEGIARTI000031720549&amp;cidTexte=LEGITEXT000006074075"&gt;Article R151-43 2° du Code de l'Urbanisme&lt;/a&gt; : Afin de contribuer à la qualité du cadre de vie, assurer un équilibre entre les espaces construits et les espaces libres et répondre aux enjeux environnementaux, le règlement peut :&lt;br /&gt;(...)&lt;br /&gt;2° Imposer des obligations en matière de réalisation d'espaces libres et de plantations, d'aires de jeux et de loisir ;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3</text:p>
          </table:table-cell>
          <table:table-cell office:value-type="string" calcext:value-type="string">
            <text:p>02</text:p>
          </table:table-cell>
          <table:table-cell/>
          <table:table-cell office:value-type="string" calcext:value-type="string">
            <text:p>Réalisation d’aires de jeux et de loisirs</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49&amp;cidTexte=LEGITEXT000006074075"&gt;Article R151-43 2° du Code de l'Urbanisme&lt;/a&gt; : Afin de contribuer à la qualité du cadre de vie, assurer un équilibre entre les espaces construits et les espaces libres et répondre aux enjeux environnementaux, le règlement peut :&lt;br /&gt;(...)&lt;br /&gt;2° Imposer des obligations en matière de réalisation d'espaces libres et de plantations, d'aires de jeux et de loisir ;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3</text:p>
          </table:table-cell>
          <table:table-cell office:value-type="string" calcext:value-type="string">
            <text:p>03</text:p>
          </table:table-cell>
          <table:table-cell/>
          <table:table-cell office:value-type="string" calcext:value-type="string">
            <text:p>Réglementation des plantations</text:p>
          </table:table-cell>
          <table:table-cell table:style-name="ce11" office:value-type="string" calcext:value-type="string">
            <text:p>null</text:p>
          </table:table-cell>
          <table:table-cell table:style-name="ce12" office:value-type="string" calcext:value-type="string">
            <text:p>&lt;p&gt;&lt;a href="https://www.legifrance.gouv.fr/affichCodeArticle.do?idArticle=LEGIARTI000031720549&amp;cidTexte=LEGITEXT000006074075"&gt;Article R151-43 8° du Code de l'Urbanisme&lt;/a&gt; : Afin de contribuer à la qualité du cadre de vie, assurer un équilibre entre les espaces construits et les espaces libres et répondre aux enjeux environnementaux, le règlement peut :&lt;br /&gt;(...)&lt;br /&gt;8° Imposer pour les clôtures des caractéristiques permettant de préserver ou remettre en état les continuités écologiques ou de faciliter l'écoulement des eaux.&lt;/p&gt;</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44</text:p>
          </table:table-cell>
          <table:table-cell table:style-name="ce8" office:value-type="string" calcext:value-type="string">
            <text:p>00</text:p>
          </table:table-cell>
          <table:table-cell table:style-name="ce9"/>
          <table:table-cell table:style-name="ce9" office:value-type="string" calcext:value-type="string">
            <text:p>Stationnement</text:p>
          </table:table-cell>
          <table:table-cell table:style-name="ce11" office:value-type="string" calcext:value-type="string">
            <text:p>null</text:p>
          </table:table-cell>
          <table:table-cell table:style-name="ce15"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44</text:p>
          </table:table-cell>
          <table:table-cell table:style-name="ce8" office:value-type="string" calcext:value-type="string">
            <text:p>01</text:p>
          </table:table-cell>
          <table:table-cell table:style-name="ce9"/>
          <table:table-cell table:style-name="ce9" office:value-type="string" calcext:value-type="string">
            <text:p>Stationnement minimal</text:p>
          </table:table-cell>
          <table:table-cell office:value-type="string" calcext:value-type="string">
            <text:p>&lt;p&gt;&lt;a href="https://www.legifrance.gouv.fr/affichCodeArticle.do;jsessionid=12D51BB9F92DAE9637E116CC73025817.tplgfr22s_3?idArticle=LEGIARTI000039784616&amp;cidTexte=LEGITEXT000006074075&amp;dateTexte=20200304&amp;categorieLien=id&amp;oldAction=&amp;nbResultRech="&gt;Article L151-30 du Code de l'Urbanisme&lt;/a&gt; : &lt;br /&gt;Lorsque le règlement prévoit des obligations en matière de stationnement des véhicules motorisés, il fixe des obligations suffisantes pour les vélos pour les immeubles d'habitation et de bureaux, dans le respect des conditions prévues au I de l'&lt;a href="https://www.legifrance.gouv.fr/affichCodeArticle.do?cidTexte=LEGITEXT000006074096&amp;idArticle=LEGIARTI000039678749&amp;dateTexte=&amp;categorieLien=cid"&gt;article L. 111-3-10 du code de la construction et de l'habitation&lt;/a&gt;.&lt;/p&gt;&lt;p&gt;&lt;a href="legifrance.gouv.fr/affichCodeArticle.do;jsessionid=12D51BB9F92DAE9637E116CC73025817.tplgfr22s_3?idArticle=LEGIARTI000039784961&amp;cidTexte=LEGITEXT000006074075&amp;dateTexte=20200304&amp;categorieLien=id&amp;oldAction=&amp;nbResultRech="&gt;Article L151-31 du Code de l'Urbanisme&lt;/a&gt; : &lt;br /&gt;Lorsque le règlement impose la réalisation d'aires de stationnement pour les véhicules motorisés, cette obligation est réduite de 15 % au minimum en contrepartie de la mise à disposition de véhicules électriques munis d'un dispositif de recharge adapté ou de véhicules propres en auto-partage.&lt;/p&gt;&lt;p&gt;&lt;a href="https://www.legifrance.gouv.fr/affichCodeArticle.do;jsessionid=12D51BB9F92DAE9637E116CC73025817.tplgfr22s_3?idArticle=LEGIARTI000031211231&amp;cidTexte=LEGITEXT000006074075&amp;dateTexte=20200304&amp;categorieLien=id&amp;oldAction=&amp;nbResultRech="&gt;Article L151-32 du Code de l'Urbanisme&lt;/a&gt; : &lt;br /&gt;Lorsque les conditions de desserte par les transports publics réguliers le permettent, le règlement peut fixer un nombre maximal d'aires de stationnement pour les véhicules motorisés à réaliser lors de la construction de bâtiments destinés à un usage autre que d'habitation.&lt;/p&gt;&lt;p&gt;&lt;a href="https://www.legifrance.gouv.fr/affichCodeArticle.do;jsessionid=12D51BB9F92DAE9637E116CC73025817.tplgfr22s_3?idArticle=LEGIARTI000031211233&amp;cidTexte=LEGITEXT000006074075&amp;dateTexte=20200304&amp;categorieLien=id&amp;oldAction=&amp;nbResultRech="&gt;Article L151-33 du Code de l'Urbanisme&lt;/a&gt; : &lt;br /&gt;Lorsque le règlement impose la réalisation d'aires de stationnement pour les véhicules motorisés, celles-ci peuvent être réalisées sur le terrain d'assiette ou dans son environnement immédiat.&lt;br /&gt;Lorsque le bénéficiaire du permis ou de la décision de non-opposition à une déclaration préalable ne peut pas satisfaire aux obligations résultant du premier alinéa, il peut être tenu quitte de ces obligations en justifiant, pour les places qu'il ne peut réaliser lui-même, soit de l'obtention d'une concession à long terme dans un parc public de stationnement existant ou en cours de réalisation et situé à proximité de l'opération, soit de l'acquisition ou de la concession de places dans un parc privé de stationnement répondant aux mêmes conditions.&lt;br /&gt;Lorsqu'une aire de stationnement a été prise en compte dans le cadre d'une concession à long terme ou d'un parc privé de stationnement, au titre des obligations prévues aux articles &lt;a href="https://www.legifrance.gouv.fr/affichCodeArticle.do?cidTexte=LEGITEXT000006074075&amp;idArticle=LEGIARTI000031211227&amp;dateTexte=&amp;categorieLien=cid"&gt;L. 151-30&lt;/a&gt; et &lt;a href="https://www.legifrance.gouv.fr/affichCodeArticle.do?cidTexte=LEGITEXT000006074075&amp;idArticle=LEGIARTI000031211231&amp;dateTexte=&amp;categorieLien=cid"&gt;L. 151-32&lt;/a&gt;, elle ne peut plus être prise en compte, en tout ou en partie, à l'occasion d'une nouvelle autorisation.&lt;/p&gt;&lt;p&gt;&lt;a href="https://www.legifrance.gouv.fr/affichCodeArticle.do;jsessionid=12D51BB9F92DAE9637E116CC73025817.tplgfr22s_3?idArticle=LEGIARTI000037670829&amp;cidTexte=LEGITEXT000006074075&amp;dateTexte=20200304&amp;categorieLien=id&amp;oldAction=&amp;nbResultRech="&gt;Article L151-34 du Code de l'Urbanisme&lt;/a&gt; : &lt;br /&gt;Le règlement peut ne pas imposer la réalisation d'aires de stationnement lors de la construction :&lt;br /&gt;1° De logements locatifs financés avec un prêt aidé par l'Etat ;&lt;br /&gt;1° bis De logements locatifs intermédiaires mentionnés à l'article &lt;a href="https://www.legifrance.gouv.fr/affichCodeArticle.do?cidTexte=LEGITEXT000006074096&amp;idArticle=LEGIARTI000028627019&amp;dateTexte=&amp;categorieLien=cid"&gt;L. 302-16&lt;/a&gt; du code de la construction et de l'habitation ;&lt;br /&gt;2° Des établissements assurant l'hébergement des personnes âgées mentionnés au &lt;a href="https://www.legifrance.gouv.fr/affichCodeArticle.do?cidTexte=LEGITEXT000006074069&amp;idArticle=LEGIARTI000006797382&amp;dateTexte=&amp;categorieLien=cid"&gt;6° du I de l'article L. 312-1 du code de l'action sociale et des familles&lt;/a&gt; ;&lt;br /&gt;3° Des résidences universitaires mentionnées à l'article L. 631-12 du code de la construction et de l'habitation.&lt;/p&gt;&lt;p&gt;&lt;a href="https://www.legifrance.gouv.fr/affichCodeArticle.do;jsessionid=12D51BB9F92DAE9637E116CC73025817.tplgfr22s_3?idArticle=LEGIARTI000031211237&amp;cidTexte=LEGITEXT000006074075&amp;dateTexte=20200304&amp;categorieLien=id&amp;oldAction=&amp;nbResultRech="&gt;Article L151-35 du Code de l'Urbanisme&lt;/a&gt; : &lt;br /&gt;Il ne peut, nonobstant toute disposition du plan local d'urbanisme, être exigé pour les constructions destinées à l'habitation mentionnées aux 1° à 3° de l'article &lt;a href="https://www.legifrance.gouv.fr/affichCodeArticle.do?cidTexte=LEGITEXT000006074075&amp;idArticle=LEGIARTI000031211235&amp;dateTexte=&amp;categorieLien=cid"&gt;L. 151-34&lt;/a&gt; la réalisation de plus d'une aire de stationnement par logement.&lt;br /&gt;Toutefois, lorsque les logements mentionnées aux 1° à 3° de l'article L. 151-34 sont situés à moins de cinq cents mètres d'une gare ou d'une station de transport public guidé ou de transport collectif en site propre et que la qualité de la desserte le permet, il ne peut, nonobstant toute disposition du plan local d'urbanisme, être exigé la réalisation de plus de 0,5 aire de stationnement par logement.&lt;br /&gt;L'obligation de réaliser des aires de stationnement n'est pas applicable aux travaux de transformation ou d'amélioration de bâtiments affectés à des logements locatifs financés avec un prêt aidé par l'Etat, y compris dans le cas où ces travaux s'accompagnent de la création de surface de plancher, dans la limite d'un plafond fixé par décret en Conseil d'Etat.&lt;br /&gt;Pour la mise en œuvre des plafonds mentionnés aux premier et deuxième alinéas, la définition des établissements assurant l'hébergement des personnes âgées et des résidences universitaires mentionnés aux 2° et 3° de l'article L. 151-34 est précisée par décret en Conseil d'Etat.&lt;/p&gt;&lt;p&gt;&lt;a href="https://www.legifrance.gouv.fr/affichCodeArticle.do;jsessionid=12D51BB9F92DAE9637E116CC73025817.tplgfr22s_3?idArticle=LEGIARTI000031211239&amp;cidTexte=LEGITEXT000006074075&amp;dateTexte=20200304&amp;categorieLien=id&amp;oldAction=&amp;nbResultRech="&gt;Article L151-36 du Code de l'Urbanisme&lt;/a&gt; : &lt;br /&gt;Pour les constructions destinées à l'habitation, autres que celles mentionnées aux 1° à 3° de l'article &lt;a href="https://www.legifrance.gouv.fr/affichCodeArticle.do?cidTexte=LEGITEXT000006074075&amp;idArticle=LEGIARTI000031211235&amp;dateTexte=&amp;categorieLien=cid"&gt;L. 151-34&lt;/a&gt;, situées à moins de cinq cents mètres d'une gare ou d'une station de transport public guidé ou de transport collectif en site propre et dès lors que la qualité de la desserte le permet, il ne peut, nonobstant toute disposition du plan local d'urbanisme, être exigé la réalisation de plus d'une aire de stationnement par logement.&lt;/p&gt;&lt;p&gt;&lt;a href="https://www.legifrance.gouv.fr/affichCodeArticle.do;jsessionid=12D51BB9F92DAE9637E116CC73025817.tplgfr22s_3?idArticle=LEGIARTI000031211241&amp;cidTexte=LEGITEXT000006074075&amp;dateTexte=20200304&amp;categorieLien=id&amp;oldAction=&amp;nbResultRech="&gt;Article L151-37 du Code de l'Urbanisme&lt;/a&gt; : &lt;br /&gt;Le plan local d'urbanisme peut augmenter le plafond défini à l'article &lt;a href="https://www.legifrance.gouv.fr/affichCodeArticle.do?cidTexte=LEGITEXT000006074075&amp;idArticle=LEGIARTI000031210221&amp;dateTexte=&amp;categorieLien=cid"&gt;L. 111-19&lt;/a&gt; pour le fixer à un niveau compris entre les trois quarts et la totalité de la surface de plancher affectée au commerce.&lt;/p&gt;</text:p>
          </table:table-cell>
          <table:table-cell table:style-name="ce15"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4</text:p>
          </table:table-cell>
          <table:table-cell office:value-type="string" calcext:value-type="string">
            <text:p>02</text:p>
          </table:table-cell>
          <table:table-cell/>
          <table:table-cell office:value-type="string" calcext:value-type="string">
            <text:p>Stationnement maximal</text:p>
          </table:table-cell>
          <table:table-cell office:value-type="string" calcext:value-type="string">
            <text:p>&lt;p&gt;&lt;a href="https://www.legifrance.gouv.fr/affichCodeArticle.do;jsessionid=12D51BB9F92DAE9637E116CC73025817.tplgfr22s_3?idArticle=LEGIARTI000039784616&amp;cidTexte=LEGITEXT000006074075&amp;dateTexte=20200304&amp;categorieLien=id&amp;oldAction=&amp;nbResultRech="&gt;Article L151-30 du Code de l'Urbanisme&lt;/a&gt; : &lt;br /&gt;Lorsque le règlement prévoit des obligations en matière de stationnement des véhicules motorisés, il fixe des obligations suffisantes pour les vélos pour les immeubles d'habitation et de bureaux, dans le respect des conditions prévues au I de l'&lt;a href="https://www.legifrance.gouv.fr/affichCodeArticle.do?cidTexte=LEGITEXT000006074096&amp;idArticle=LEGIARTI000039678749&amp;dateTexte=&amp;categorieLien=cid"&gt;article L. 111-3-10 du code de la construction et de l'habitation&lt;/a&gt;.&lt;/p&gt;&lt;p&gt;&lt;a href="legifrance.gouv.fr/affichCodeArticle.do;jsessionid=12D51BB9F92DAE9637E116CC73025817.tplgfr22s_3?idArticle=LEGIARTI000039784961&amp;cidTexte=LEGITEXT000006074075&amp;dateTexte=20200304&amp;categorieLien=id&amp;oldAction=&amp;nbResultRech="&gt;Article L151-31 du Code de l'Urbanisme&lt;/a&gt; : &lt;br /&gt;Lorsque le règlement impose la réalisation d'aires de stationnement pour les véhicules motorisés, cette obligation est réduite de 15 % au minimum en contrepartie de la mise à disposition de véhicules électriques munis d'un dispositif de recharge adapté ou de véhicules propres en auto-partage.&lt;/p&gt;&lt;p&gt;&lt;a href="https://www.legifrance.gouv.fr/affichCodeArticle.do;jsessionid=12D51BB9F92DAE9637E116CC73025817.tplgfr22s_3?idArticle=LEGIARTI000031211231&amp;cidTexte=LEGITEXT000006074075&amp;dateTexte=20200304&amp;categorieLien=id&amp;oldAction=&amp;nbResultRech="&gt;Article L151-32 du Code de l'Urbanisme&lt;/a&gt; : &lt;br /&gt;Lorsque les conditions de desserte par les transports publics réguliers le permettent, le règlement peut fixer un nombre maximal d'aires de stationnement pour les véhicules motorisés à réaliser lors de la construction de bâtiments destinés à un usage autre que d'habitation.&lt;/p&gt;&lt;p&gt;&lt;a href="https://www.legifrance.gouv.fr/affichCodeArticle.do;jsessionid=12D51BB9F92DAE9637E116CC73025817.tplgfr22s_3?idArticle=LEGIARTI000031211233&amp;cidTexte=LEGITEXT000006074075&amp;dateTexte=20200304&amp;categorieLien=id&amp;oldAction=&amp;nbResultRech="&gt;Article L151-33 du Code de l'Urbanisme&lt;/a&gt; : &lt;br /&gt;Lorsque le règlement impose la réalisation d'aires de stationnement pour les véhicules motorisés, celles-ci peuvent être réalisées sur le terrain d'assiette ou dans son environnement immédiat.&lt;br /&gt;Lorsque le bénéficiaire du permis ou de la décision de non-opposition à une déclaration préalable ne peut pas satisfaire aux obligations résultant du premier alinéa, il peut être tenu quitte de ces obligations en justifiant, pour les places qu'il ne peut réaliser lui-même, soit de l'obtention d'une concession à long terme dans un parc public de stationnement existant ou en cours de réalisation et situé à proximité de l'opération, soit de l'acquisition ou de la concession de places dans un parc privé de stationnement répondant aux mêmes conditions.&lt;br /&gt;Lorsqu'une aire de stationnement a été prise en compte dans le cadre d'une concession à long terme ou d'un parc privé de stationnement, au titre des obligations prévues aux articles &lt;a href="https://www.legifrance.gouv.fr/affichCodeArticle.do?cidTexte=LEGITEXT000006074075&amp;idArticle=LEGIARTI000031211227&amp;dateTexte=&amp;categorieLien=cid"&gt;L. 151-30&lt;/a&gt; et &lt;a href="https://www.legifrance.gouv.fr/affichCodeArticle.do?cidTexte=LEGITEXT000006074075&amp;idArticle=LEGIARTI000031211231&amp;dateTexte=&amp;categorieLien=cid"&gt;L. 151-32&lt;/a&gt;, elle ne peut plus être prise en compte, en tout ou en partie, à l'occasion d'une nouvelle autorisation.&lt;/p&gt;&lt;p&gt;&lt;a href="https://www.legifrance.gouv.fr/affichCodeArticle.do;jsessionid=12D51BB9F92DAE9637E116CC73025817.tplgfr22s_3?idArticle=LEGIARTI000037670829&amp;cidTexte=LEGITEXT000006074075&amp;dateTexte=20200304&amp;categorieLien=id&amp;oldAction=&amp;nbResultRech="&gt;Article L151-34 du Code de l'Urbanisme&lt;/a&gt; : &lt;br /&gt;Le règlement peut ne pas imposer la réalisation d'aires de stationnement lors de la construction :&lt;br /&gt;1° De logements locatifs financés avec un prêt aidé par l'Etat ;&lt;br /&gt;1° bis De logements locatifs intermédiaires mentionnés à l'article &lt;a href="https://www.legifrance.gouv.fr/affichCodeArticle.do?cidTexte=LEGITEXT000006074096&amp;idArticle=LEGIARTI000028627019&amp;dateTexte=&amp;categorieLien=cid"&gt;L. 302-16&lt;/a&gt; du code de la construction et de l'habitation ;&lt;br /&gt;2° Des établissements assurant l'hébergement des personnes âgées mentionnés au &lt;a href="https://www.legifrance.gouv.fr/affichCodeArticle.do?cidTexte=LEGITEXT000006074069&amp;idArticle=LEGIARTI000006797382&amp;dateTexte=&amp;categorieLien=cid"&gt;6° du I de l'article L. 312-1 du code de l'action sociale et des familles&lt;/a&gt; ;&lt;br /&gt;3° Des résidences universitaires mentionnées à l'article L. 631-12 du code de la construction et de l'habitation.&lt;/p&gt;&lt;p&gt;&lt;a href="https://www.legifrance.gouv.fr/affichCodeArticle.do;jsessionid=12D51BB9F92DAE9637E116CC73025817.tplgfr22s_3?idArticle=LEGIARTI000031211237&amp;cidTexte=LEGITEXT000006074075&amp;dateTexte=20200304&amp;categorieLien=id&amp;oldAction=&amp;nbResultRech="&gt;Article L151-35 du Code de l'Urbanisme&lt;/a&gt; : &lt;br /&gt;Il ne peut, nonobstant toute disposition du plan local d'urbanisme, être exigé pour les constructions destinées à l'habitation mentionnées aux 1° à 3° de l'article &lt;a href="https://www.legifrance.gouv.fr/affichCodeArticle.do?cidTexte=LEGITEXT000006074075&amp;idArticle=LEGIARTI000031211235&amp;dateTexte=&amp;categorieLien=cid"&gt;L. 151-34&lt;/a&gt; la réalisation de plus d'une aire de stationnement par logement.&lt;br /&gt;Toutefois, lorsque les logements mentionnées aux 1° à 3° de l'article L. 151-34 sont situés à moins de cinq cents mètres d'une gare ou d'une station de transport public guidé ou de transport collectif en site propre et que la qualité de la desserte le permet, il ne peut, nonobstant toute disposition du plan local d'urbanisme, être exigé la réalisation de plus de 0,5 aire de stationnement par logement.&lt;br /&gt;L'obligation de réaliser des aires de stationnement n'est pas applicable aux travaux de transformation ou d'amélioration de bâtiments affectés à des logements locatifs financés avec un prêt aidé par l'Etat, y compris dans le cas où ces travaux s'accompagnent de la création de surface de plancher, dans la limite d'un plafond fixé par décret en Conseil d'Etat.&lt;br /&gt;Pour la mise en œuvre des plafonds mentionnés aux premier et deuxième alinéas, la définition des établissements assurant l'hébergement des personnes âgées et des résidences universitaires mentionnés aux 2° et 3° de l'article L. 151-34 est précisée par décret en Conseil d'Etat.&lt;/p&gt;&lt;p&gt;&lt;a href="https://www.legifrance.gouv.fr/affichCodeArticle.do;jsessionid=12D51BB9F92DAE9637E116CC73025817.tplgfr22s_3?idArticle=LEGIARTI000031211239&amp;cidTexte=LEGITEXT000006074075&amp;dateTexte=20200304&amp;categorieLien=id&amp;oldAction=&amp;nbResultRech="&gt;Article L151-36 du Code de l'Urbanisme&lt;/a&gt; : &lt;br /&gt;Pour les constructions destinées à l'habitation, autres que celles mentionnées aux 1° à 3° de l'article &lt;a href="https://www.legifrance.gouv.fr/affichCodeArticle.do?cidTexte=LEGITEXT000006074075&amp;idArticle=LEGIARTI000031211235&amp;dateTexte=&amp;categorieLien=cid"&gt;L. 151-34&lt;/a&gt;, situées à moins de cinq cents mètres d'une gare ou d'une station de transport public guidé ou de transport collectif en site propre et dès lors que la qualité de la desserte le permet, il ne peut, nonobstant toute disposition du plan local d'urbanisme, être exigé la réalisation de plus d'une aire de stationnement par logement.&lt;/p&gt;&lt;p&gt;&lt;a href="https://www.legifrance.gouv.fr/affichCodeArticle.do;jsessionid=12D51BB9F92DAE9637E116CC73025817.tplgfr22s_3?idArticle=LEGIARTI000031211241&amp;cidTexte=LEGITEXT000006074075&amp;dateTexte=20200304&amp;categorieLien=id&amp;oldAction=&amp;nbResultRech="&gt;Article L151-37 du Code de l'Urbanisme&lt;/a&gt; : &lt;br /&gt;Le plan local d'urbanisme peut augmenter le plafond défini à l'article &lt;a href="https://www.legifrance.gouv.fr/affichCodeArticle.do?cidTexte=LEGITEXT000006074075&amp;idArticle=LEGIARTI000031210221&amp;dateTexte=&amp;categorieLien=cid"&gt;L. 111-19&lt;/a&gt; pour le fixer à un niveau compris entre les trois quarts et la totalité de la surface de plancher affectée au commerce.&lt;/p&gt;</text:p>
          </table:table-cell>
          <table:table-cell table:style-name="ce12" office:value-type="string" calcext:value-type="string">
            <text:p>&lt;p&gt;&lt;a href="https://www.legifrance.gouv.fr/affichCodeArticle.do?idArticle=LEGIARTI000031720543&amp;cidTexte=LEGITEXT000006074075"&gt;Article R151-45 3° du Code de l'Urbanisme&lt;/a&gt; : Lorsque le règlement comporte des obligations de réalisation d'aires de stationnement, il peut :&lt;br /&gt;(...)&lt;br /&gt;3° Dans les conditions définies par la loi, fixer un nombre maximal d'aires de stationnement pour les véhicules motorisés dans des secteurs qu'il délimite.&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4</text:p>
          </table:table-cell>
          <table:table-cell office:value-type="string" calcext:value-type="string">
            <text:p>03</text:p>
          </table:table-cell>
          <table:table-cell/>
          <table:table-cell office:value-type="string" calcext:value-type="string">
            <text:p>Caractéristiques et type de stationnement</text:p>
          </table:table-cell>
          <table:table-cell table:style-name="ce11" office:value-type="string" calcext:value-type="string">
            <text:p>null</text:p>
          </table:table-cell>
          <table:table-cell office:value-type="string" calcext:value-type="string">
            <text:p>&lt;p&gt;&lt;a href="https://www.legifrance.gouv.fr/affichCodeArticle.do?idArticle=LEGIARTI000031720543&amp;cidTexte=LEGITEXT000006074075"&gt;Article R151-45 1° du Code de l'Urbanisme&lt;/a&gt; : Lorsque le règlement comporte des obligations de réalisation d'aires de stationnement, il peut : 1° En préciser le type ainsi que les principales caractéristiques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4</text:p>
          </table:table-cell>
          <table:table-cell office:value-type="string" calcext:value-type="string">
            <text:p>04</text:p>
          </table:table-cell>
          <table:table-cell/>
          <table:table-cell office:value-type="string" calcext:value-type="string">
            <text:p>Minoration des règles de stationnement</text:p>
          </table:table-cell>
          <table:table-cell table:style-name="ce11" office:value-type="string" calcext:value-type="string">
            <text:p>null</text:p>
          </table:table-cell>
          <table:table-cell office:value-type="string" calcext:value-type="string">
            <text:p>&lt;p&gt;&lt;a href="https://www.legifrance.gouv.fr/affichCodeArticle.do?idArticle=LEGIARTI000031720543&amp;cidTexte=LEGITEXT000006074075"&gt;Article R151-45 2° du Code de l'Urbanisme&lt;/a&gt; : Lorsque le règlement comporte des obligations de réalisation d'aires de stationnement, il peut :&lt;br /&gt;(...)&lt;br /&gt;2° Minorer ces obligations pour les véhicules motorisés quand les projets comportent plusieurs destinations ou sous-destinations permettant la mutualisation de tout ou partie des aires de stationnement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4</text:p>
          </table:table-cell>
          <table:table-cell office:value-type="string" calcext:value-type="string">
            <text:p>98</text:p>
          </table:table-cell>
          <table:table-cell/>
          <table:table-cell office:value-type="string" calcext:value-type="string">
            <text:p>Stationnement règles alternatives</text:p>
          </table:table-cell>
          <table:table-cell table:style-name="ce11" office:value-type="string" calcext:value-type="string">
            <text:p>null</text:p>
          </table:table-cell>
          <table:table-cell table:style-name="ce14" office:value-type="string" calcext:value-type="string">
            <text:p>&lt;p&gt;&lt;a href="https://www.legifrance.gouv.fr/affichCodeArticle.do?idArticle=LEGIARTI000031720627&amp;cidTexte=LEGITEXT000006074075"&gt;Article R151-13 du Code de l'Urbanisme&lt;/a&gt; : Les règles générales peuvent être assorties de règles alternatives qui en permettent une application circonstanciée à des conditions locales particulières.&lt;br /&gt;Ces règles alternatives ne peuvent avoir pour objet ou pour effet de se substituer aux possibilités reconnues à l'autorité compétente en matière d'autorisation d'urbanisme de procéder à des adaptations mineures par l'article &lt;a href="https://www.legifrance.gouv.fr/affichCodeArticle.do?cidTexte=LEGITEXT000006074075&amp;idArticle=LEGIARTI000031211281&amp;dateTexte=&amp;categorieLien=cid"&gt;L152-3&lt;/a&gt; et d'accorder des dérogations aux règles du plan local d'urbanisme par les articles &lt;a href="https://www.legifrance.gouv.fr/affichCodeArticle.do?cidTexte=LEGITEXT000006074075&amp;idArticle=LEGIARTI000031211283&amp;dateTexte=&amp;categorieLien=cid"&gt;L152-4 à L152-6&lt;/a&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5</text:p>
          </table:table-cell>
          <table:table-cell office:value-type="string" calcext:value-type="string">
            <text:p>00</text:p>
          </table:table-cell>
          <table:table-cell/>
          <table:table-cell office:value-type="string" calcext:value-type="string">
            <text:p>Zone d’aménagement concerté (surface de plancher, destination)</text:p>
          </table:table-cell>
          <table:table-cell office:value-type="string" calcext:value-type="string">
            <text:p>&lt;p&gt;&lt;a href="https://www.legifrance.gouv.fr/affichCodeArticle.do;jsessionid=12D51BB9F92DAE9637E116CC73025817.tplgfr22s_3?idArticle=LEGIARTI000031211219&amp;cidTexte=LEGITEXT000006074075&amp;dateTexte=20200304&amp;categorieLien=id&amp;oldAction=&amp;nbResultRech="&gt;Article L151-27 du Code de l'Urbanisme&lt;/a&gt; : &lt;br /&gt;Dans les zones d'aménagement concerté, le règlement peut déterminer la surface de plancher dont la construction est autorisée dans chaque îlot, en fonction, le cas échéant, de la nature et de la destination des bâtiments.&lt;/p&gt;</text:p>
          </table:table-cell>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6</text:p>
          </table:table-cell>
          <table:table-cell office:value-type="string" calcext:value-type="string">
            <text:p>00</text:p>
          </table:table-cell>
          <table:table-cell/>
          <table:table-cell office:value-type="string" calcext:value-type="string">
            <text:p>Constructibilité espace boisé antérieur au 20ᵉ siècle</text:p>
          </table:table-cell>
          <table:table-cell office:value-type="string" calcext:value-type="string">
            <text:p>&lt;p&gt;&lt;a href="https://www.legifrance.gouv.fr/affichCodeArticle.do;jsessionid=12D51BB9F92DAE9637E116CC73025817.tplgfr22s_3?idArticle=LEGIARTI000031211203&amp;cidTexte=LEGITEXT000006074075&amp;dateTexte=20200304&amp;categorieLien=id&amp;oldAction=&amp;nbResultRech="&gt;Article L151-20 du Code de l'Urbanisme&lt;/a&gt; : &lt;br /&gt;Dans les secteurs bâtis des zones urbaines issus d'une opération d'aménagement d'ensemble d'un domaine boisé, antérieure au XXe siècle, et ayant conservé leur caractère remarquable de parc, le règlement peut comporter des dispositions réglementant la surface de plancher des constructions en fonction de la taille des terrains si la préservation de la qualité des boisements et espaces verts le justifie.&lt;/p&gt;</text:p>
          </table:table-cell>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7</text:p>
          </table:table-cell>
          <table:table-cell office:value-type="string" calcext:value-type="string">
            <text:p>00</text:p>
          </table:table-cell>
          <table:table-cell/>
          <table:table-cell office:value-type="string" calcext:value-type="string">
            <text:p>Desserte par les réseaux</text:p>
          </table:table-cell>
          <table:table-cell office:value-type="string" calcext:value-type="string">
            <text:p>&lt;p&gt;&lt;a href="https://www.legifrance.gouv.fr/affichCodeArticle.do;jsessionid=12D51BB9F92DAE9637E116CC73025817.tplgfr22s_3?idArticle=LEGIARTI000031211247&amp;cidTexte=LEGITEXT000006074075&amp;dateTexte=20200304&amp;categorieLien=id&amp;oldAction=&amp;nbResultRech="&gt;Article L151-39 du Code de l'Urbanisme&lt;/a&gt; : &lt;br /&gt;Le règlement peut fixer les conditions de desserte par les voies et réseaux des terrains susceptibles de recevoir des constructions ou de faire l'objet d'aménagements.&lt;/p&gt;</text:p>
          </table:table-cell>
          <table:table-cell office:value-type="string" calcext:value-type="string">
            <text:p>&lt;p&gt;&lt;a href="https://www.legifrance.gouv.fr/affichCodeArticle.do?idArticle=LEGIARTI000031720529&amp;cidTexte=LEGITEXT000006074075"&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3° Les obligations imposées aux constructions, travaux, installations et aménagements, en matière d'infrastructures et réseaux de communications électronique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7</text:p>
          </table:table-cell>
          <table:table-cell office:value-type="string" calcext:value-type="string">
            <text:p>01</text:p>
          </table:table-cell>
          <table:table-cell/>
          <table:table-cell office:value-type="string" calcext:value-type="string">
            <text:p>Réseaux publics d’eau</text:p>
          </table:table-cell>
          <table:table-cell office:value-type="string" calcext:value-type="string">
            <text:p>&lt;p&gt;&lt;a href="https://www.legifrance.gouv.fr/affichCodeArticle.do;jsessionid=12D51BB9F92DAE9637E116CC73025817.tplgfr22s_3?idArticle=LEGIARTI000031211247&amp;cidTexte=LEGITEXT000006074075&amp;dateTexte=20200304&amp;categorieLien=id&amp;oldAction=&amp;nbResultRech="&gt;Article L151-39 du Code de l'Urbanisme&lt;/a&gt; : &lt;br /&gt;Le règlement peut fixer les conditions de desserte par les voies et réseaux des terrains susceptibles de recevoir des constructions ou de faire l'objet d'aménagements.&lt;/p&gt;</text:p>
          </table:table-cell>
          <table:table-cell office:value-type="string" calcext:value-type="string">
            <text:p>&lt;p&gt;&lt;a href="https://www.legifrance.gouv.fr/affichCodeArticle.do?idArticle=LEGIARTI000031720529&amp;cidTexte=LEGITEXT000006074075"&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3° Les obligations imposées aux constructions, travaux, installations et aménagements, en matière d'infrastructures et réseaux de communications électronique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7</text:p>
          </table:table-cell>
          <table:table-cell office:value-type="string" calcext:value-type="string">
            <text:p>02</text:p>
          </table:table-cell>
          <table:table-cell/>
          <table:table-cell office:value-type="string" calcext:value-type="string">
            <text:p>Réseaux publics d’électricité</text:p>
          </table:table-cell>
          <table:table-cell office:value-type="string" calcext:value-type="string">
            <text:p>&lt;p&gt;&lt;a href="https://www.legifrance.gouv.fr/affichCodeArticle.do;jsessionid=12D51BB9F92DAE9637E116CC73025817.tplgfr22s_3?idArticle=LEGIARTI000031211247&amp;cidTexte=LEGITEXT000006074075&amp;dateTexte=20200304&amp;categorieLien=id&amp;oldAction=&amp;nbResultRech="&gt;Article L151-39 du Code de l'Urbanisme&lt;/a&gt; : &lt;br /&gt;Le règlement peut fixer les conditions de desserte par les voies et réseaux des terrains susceptibles de recevoir des constructions ou de faire l'objet d'aménagements.&lt;/p&gt;</text:p>
          </table:table-cell>
          <table:table-cell office:value-type="string" calcext:value-type="string">
            <text:p>&lt;p&gt;&lt;a href="https://www.legifrance.gouv.fr/affichCodeArticle.do?idArticle=LEGIARTI000031720529&amp;cidTexte=LEGITEXT000006074075"&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3° Les obligations imposées aux constructions, travaux, installations et aménagements, en matière d'infrastructures et réseaux de communications électronique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7</text:p>
          </table:table-cell>
          <table:table-cell office:value-type="string" calcext:value-type="string">
            <text:p>03</text:p>
          </table:table-cell>
          <table:table-cell/>
          <table:table-cell office:value-type="string" calcext:value-type="string">
            <text:p>Réseaux publics d’assainissement</text:p>
          </table:table-cell>
          <table:table-cell office:value-type="string" calcext:value-type="string">
            <text:p>&lt;p&gt;&lt;a href="https://www.legifrance.gouv.fr/affichCodeArticle.do;jsessionid=12D51BB9F92DAE9637E116CC73025817.tplgfr22s_3?idArticle=LEGIARTI000031211247&amp;cidTexte=LEGITEXT000006074075&amp;dateTexte=20200304&amp;categorieLien=id&amp;oldAction=&amp;nbResultRech="&gt;Article L151-39 du Code de l'Urbanisme&lt;/a&gt; : &lt;br /&gt;Le règlement peut fixer les conditions de desserte par les voies et réseaux des terrains susceptibles de recevoir des constructions ou de faire l'objet d'aménagements.&lt;/p&gt;</text:p>
          </table:table-cell>
          <table:table-cell office:value-type="string" calcext:value-type="string">
            <text:p>&lt;p&gt;&lt;a href="https://www.legifrance.gouv.fr/affichCodeArticle.do?idArticle=LEGIARTI000031720529&amp;cidTexte=LEGITEXT000006074075"&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3° Les obligations imposées aux constructions, travaux, installations et aménagements, en matière d'infrastructures et réseaux de communications électronique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7</text:p>
          </table:table-cell>
          <table:table-cell office:value-type="string" calcext:value-type="string">
            <text:p>04</text:p>
          </table:table-cell>
          <table:table-cell/>
          <table:table-cell office:value-type="string" calcext:value-type="string">
            <text:p>Conditions de réalisation d’un assainissement non collectif</text:p>
          </table:table-cell>
          <table:table-cell office:value-type="string" calcext:value-type="string">
            <text:p>&lt;p&gt;&lt;a href="https://www.legifrance.gouv.fr/affichCodeArticle.do;jsessionid=12D51BB9F92DAE9637E116CC73025817.tplgfr22s_3?idArticle=LEGIARTI000031211247&amp;cidTexte=LEGITEXT000006074075&amp;dateTexte=20200304&amp;categorieLien=id&amp;oldAction=&amp;nbResultRech="&gt;Article L151-39 du Code de l'Urbanisme&lt;/a&gt; : &lt;br /&gt;Le règlement peut fixer les conditions de desserte par les voies et réseaux des terrains susceptibles de recevoir des constructions ou de faire l'objet d'aménagements.&lt;/p&gt;</text:p>
          </table:table-cell>
          <table:table-cell office:value-type="string" calcext:value-type="string">
            <text:p>&lt;p&gt;&lt;a href="https://www.legifrance.gouv.fr/affichCodeArticle.do?idArticle=LEGIARTI000031720529&amp;cidTexte=LEGITEXT000006074075"&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3° Les obligations imposées aux constructions, travaux, installations et aménagements, en matière d'infrastructures et réseaux de communications électronique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7</text:p>
          </table:table-cell>
          <table:table-cell office:value-type="string" calcext:value-type="string">
            <text:p>05</text:p>
          </table:table-cell>
          <table:table-cell/>
          <table:table-cell office:value-type="string" calcext:value-type="string">
            <text:p>Infrastructures et réseaux de communications électroniques</text:p>
          </table:table-cell>
          <table:table-cell office:value-type="string" calcext:value-type="string">
            <text:p>&lt;p&gt;&lt;a href="https://www.legifrance.gouv.fr/affichCodeArticle.do;jsessionid=12D51BB9F92DAE9637E116CC73025817.tplgfr22s_3?idArticle=LEGIARTI000031211247&amp;cidTexte=LEGITEXT000006074075&amp;dateTexte=20200304&amp;categorieLien=id&amp;oldAction=&amp;nbResultRech="&gt;Article L151-39 du Code de l'Urbanisme&lt;/a&gt; : &lt;br /&gt;Le règlement peut fixer les conditions de desserte par les voies et réseaux des terrains susceptibles de recevoir des constructions ou de faire l'objet d'aménagements.&lt;/p&gt;</text:p>
          </table:table-cell>
          <table:table-cell office:value-type="string" calcext:value-type="string">
            <text:p>&lt;p&gt;&lt;a href="https://www.legifrance.gouv.fr/affichCodeArticle.do?idArticle=LEGIARTI000031720529&amp;cidTexte=LEGITEXT000006074075"&gt;Article R151-49 3°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lt;br /&gt;3° Les obligations imposées aux constructions, travaux, installations et aménagements, en matière d'infrastructures et réseaux de communications électronique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8</text:p>
          </table:table-cell>
          <table:table-cell office:value-type="string" calcext:value-type="string">
            <text:p>00</text:p>
          </table:table-cell>
          <table:table-cell/>
          <table:table-cell office:value-type="string" calcext:value-type="string">
            <text:p>Mesures pour limiter l’imperméabilisation des sols</text:p>
          </table:table-cell>
          <table:table-cell table:style-name="ce11" office:value-type="string" calcext:value-type="string">
            <text:p>null</text:p>
          </table:table-cell>
          <table:table-cell office:value-type="string" calcext:value-type="string">
            <text:p>&lt;p&gt;&lt;a href="https://www.legifrance.gouv.fr/affichCodeArticle.do?idArticle=LEGIARTI000031720529&amp;cidTexte=LEGITEXT000006074075"&gt;Article R151-49 2°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8</text:p>
          </table:table-cell>
          <table:table-cell office:value-type="string" calcext:value-type="string">
            <text:p>01</text:p>
          </table:table-cell>
          <table:table-cell/>
          <table:table-cell office:value-type="string" calcext:value-type="string">
            <text:p>Installations nécessaires à la gestion des eaux pluviales et du ruissellement</text:p>
          </table:table-cell>
          <table:table-cell table:style-name="ce11" office:value-type="string" calcext:value-type="string">
            <text:p>null</text:p>
          </table:table-cell>
          <table:table-cell office:value-type="string" calcext:value-type="string">
            <text:p>&lt;p&gt;&lt;a href="https://www.legifrance.gouv.fr/affichCodeArticle.do?idArticle=LEGIARTI000031720549&amp;cidTexte=LEGITEXT000006074075"&gt;Article R151-43 7° du Code de l'Urbanisme&lt;/a&gt; : Afin de contribuer à la qualité du cadre de vie, assurer un équilibre entre les espaces construits et les espaces libres et répondre aux enjeux environnementaux, le règlement peut :&lt;br /&gt;(...)&lt;br /&gt;7° Imposer les installations nécessaires à la gestion des eaux pluviales et du ruissellement ;&lt;br /&gt;(...)&lt;/p&gt;&lt;p&gt;&lt;a href="https://www.legifrance.gouv.fr/affichCodeArticle.do?idArticle=LEGIARTI000031720529&amp;cidTexte=LEGITEXT000006074075"&gt;Article R151-49 2°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9</text:p>
          </table:table-cell>
          <table:table-cell office:value-type="string" calcext:value-type="string">
            <text:p>00</text:p>
          </table:table-cell>
          <table:table-cell/>
          <table:table-cell office:value-type="string" calcext:value-type="string">
            <text:p>Opération d’ensemble imposée en zone AU</text:p>
          </table:table-cell>
          <table:table-cell table:style-name="ce11" office:value-type="string" calcext:value-type="string">
            <text:p>null</text:p>
          </table:table-cell>
          <table:table-cell office:value-type="string" calcext:value-type="string">
            <text:p>&lt;p&gt;&lt;a href="https://www.legifrance.gouv.fr/affichCodeArticle.do?idArticle=LEGIARTI000031720611&amp;cidTexte=LEGITEXT000006074075"&gt;Article R151-20 du Code de l'Urbanisme&lt;/a&gt; : Les zones à urbaniser sont dites " zones AU ". Peuvent être classés en zone à urbaniser les secteurs destinés à être ouverts à l'urbanisation.&lt;br /&gt;Lorsque les voies ouvertes au public et les réseaux d'eau, d'électricité et, le cas échéant, d'assainissement existant à la périphérie immédiate d'une zone AU ont une capacité suffisante pour desservir les constructions à implanter dans l'ensemble de cette zone et que des orientations d'aménagement et de programmation et, le cas échéant, le règlement en ont défini les conditions d'aménagement et d'équipement, les constructions y sont autorisées soit lors de la réalisation d'une opération d'aménagement d'ensemble, soit au fur et à mesure de la réalisation des équipements internes à la zone prévus par les orientations d'aménagement et de programmation et, le cas échéant, le règlement.&lt;br /&gt;Lorsque les voies ouvertes au public et les réseaux d'eau, d'électricité et, le cas échéant, d'assainissement existant à la périphérie immédiate d'une zone AU n'ont pas une capacité suffisante pour desservir les constructions à implanter dans l'ensemble de cette zone, son ouverture à l'urbanisation est subordonnée à une modification ou à une révision du plan local d'urbanisme comportant notamment les orientations d'aménagement et de programmation de la zone.&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9</text:p>
          </table:table-cell>
          <table:table-cell office:value-type="string" calcext:value-type="string">
            <text:p>01</text:p>
          </table:table-cell>
          <table:table-cell/>
          <table:table-cell office:value-type="string" calcext:value-type="string">
            <text:p>Urbanisation par opération d’ensemble</text:p>
          </table:table-cell>
          <table:table-cell table:style-name="ce11" office:value-type="string" calcext:value-type="string">
            <text:p>null</text:p>
          </table:table-cell>
          <table:table-cell office:value-type="string" calcext:value-type="string">
            <text:p>&lt;p&gt;&lt;a href="https://www.legifrance.gouv.fr/affichCodeArticle.do?idArticle=LEGIARTI000031720611&amp;cidTexte=LEGITEXT000006074075"&gt;Article R151-20 2e alinéa du Code de l'Urbanisme&lt;/a&gt; : &lt;br /&gt;(...)&lt;br /&gt;Lorsque les voies ouvertes au public et les réseaux d'eau, d'électricité et, le cas échéant, d'assainissement existant à la périphérie immédiate d'une zone AU ont une capacité suffisante pour desservir les constructions à implanter dans l'ensemble de cette zone et que des orientations d'aménagement et de programmation et, le cas échéant, le règlement en ont défini les conditions d'aménagement et d'équipement, les constructions y sont autorisées soit lors de la réalisation d'une opération d'aménagement d'ensemble, soit au fur et à mesure de la réalisation des équipements internes à la zone prévus par les orientations d'aménagement et de programmation et, le cas échéant, le règlement.&lt;br /&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49</text:p>
          </table:table-cell>
          <table:table-cell office:value-type="string" calcext:value-type="string">
            <text:p>02</text:p>
          </table:table-cell>
          <table:table-cell/>
          <table:table-cell office:value-type="string" calcext:value-type="string">
            <text:p>Urbanisation conditionnée à la réalisation des équipements internes à la zone</text:p>
          </table:table-cell>
          <table:table-cell table:style-name="ce11" office:value-type="string" calcext:value-type="string">
            <text:p>null</text:p>
          </table:table-cell>
          <table:table-cell office:value-type="string" calcext:value-type="string">
            <text:p>&lt;p&gt;&lt;a href="https://www.legifrance.gouv.fr/affichCodeArticle.do?idArticle=LEGIARTI000031720611&amp;cidTexte=LEGITEXT000006074075"&gt;Article R151-20 3e alinéa du Code de l'Urbanisme&lt;/a&gt;&lt;br /&gt;(...)&lt;br /&gt;Lorsque les voies ouvertes au public et les réseaux d'eau, d'électricité et, le cas échéant, d'assainissement existant à la périphérie immédiate d'une zone AU n'ont pas une capacité suffisante pour desservir les constructions à implanter dans l'ensemble de cette zone, son ouverture à l'urbanisation est subordonnée à une modification ou à une révision du plan local d'urbanisme comportant notamment les orientations d'aménagement et de programmation de la zone.&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50</text:p>
          </table:table-cell>
          <table:table-cell office:value-type="string" calcext:value-type="string">
            <text:p>00</text:p>
          </table:table-cell>
          <table:table-cell/>
          <table:table-cell office:value-type="string" calcext:value-type="string">
            <text:p>Interdiction types d’activités, destinations, sous-destinations</text:p>
          </table:table-cell>
          <table:table-cell office:value-type="string" calcext:value-type="string">
            <text:p>&lt;p&gt;&lt;a href="https://www.legifrance.gouv.fr/affichCodeArticle.do;jsessionid=12D51BB9F92DAE9637E116CC73025817.tplgfr22s_3?idArticle=LEGIARTI000031211173&amp;cidTexte=LEGITEXT000006074075&amp;dateTexte=20160101&amp;categorieLien=id&amp;oldAction=&amp;nbResultRech="&gt;Article L151-9 du Code de l'Urbanisme&lt;/a&gt; : &lt;br /&gt;Le règlement délimite les zones urbaines ou à urbaniser et les zones naturelles ou agricoles et forestières à protéger.&lt;br /&gt;Il peut préciser l'affectation des sols selon les usages principaux qui peuvent en être faits ou la nature des activités qui peuvent y être exercées et également prévoir l'interdiction de construire.&lt;br /&gt;Il peut définir, en fonction des situations locales, les règles concernant la destination et la nature des constructions autorisées&lt;/p&gt;</text:p>
          </table:table-cell>
          <table:table-cell office:value-type="string" calcext:value-type="string">
            <text:p>&lt;p&gt;&lt;a href="https://www.legifrance.gouv.fr/affichCodeArticle.do?idArticle=LEGIARTI000031720585&amp;cidTexte=LEGITEXT000006074075"&gt;Article R151-30 du Code de l'Urbanisme&lt;/a&gt; : Pour des raisons de sécurité ou salubrité ou en cohérence avec le projet d'aménagement et de développement durables, le règlement peut, dans le respect de la vocation générale des zones, interdire :&lt;br /&gt;1° Certains usages et affectations des sols ainsi que certains types d'activités qu'il définit ;&lt;br /&gt;2° Les constructions ayant certaines destinations ou sous-destination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51</text:p>
          </table:table-cell>
          <table:table-cell office:value-type="string" calcext:value-type="string">
            <text:p>00</text:p>
          </table:table-cell>
          <table:table-cell/>
          <table:table-cell office:value-type="string" calcext:value-type="string">
            <text:p>Autorisation sous conditions types d’activités, destinations, sous-destinations</text:p>
          </table:table-cell>
          <table:table-cell office:value-type="string" calcext:value-type="string">
            <text:p>&lt;p&gt;&lt;a href="https://www.legifrance.gouv.fr/affichCodeArticle.do;jsessionid=12D51BB9F92DAE9637E116CC73025817.tplgfr22s_3?idArticle=LEGIARTI000031211173&amp;cidTexte=LEGITEXT000006074075&amp;dateTexte=20160101&amp;categorieLien=id&amp;oldAction=&amp;nbResultRech="&gt;Article L151-9 du Code de l'Urbanisme&lt;/a&gt; : &lt;br /&gt;Le règlement délimite les zones urbaines ou à urbaniser et les zones naturelles ou agricoles et forestières à protéger.&lt;br /&gt;Il peut préciser l'affectation des sols selon les usages principaux qui peuvent en être faits ou la nature des activités qui peuvent y être exercées et également prévoir l'interdiction de construire.&lt;br /&gt;Il peut définir, en fonction des situations locales, les règles concernant la destination et la nature des constructions autorisées&lt;/p&gt;</text:p>
          </table:table-cell>
          <table:table-cell office:value-type="string" calcext:value-type="string">
            <text:p>&lt;p&gt;&lt;a href="https://www.legifrance.gouv.fr/affichCodeArticle.do?idArticle=LEGIARTI000031720579&amp;cidTexte=LEGITEXT000006074075"&gt;Article R151-33 du Code de l'Urbanisme&lt;/a&gt; : Le règlement peut, en fonction des situations locales, soumettre à conditions particulières :&lt;br /&gt;1° Les types d'activités qu'il définit ;&lt;br /&gt;2° Les constructions ayant certaines destinations ou sous-destinations.&lt;/p&gt;</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99</text:p>
          </table:table-cell>
          <table:table-cell table:style-name="ce8" office:value-type="string" calcext:value-type="string">
            <text:p>00</text:p>
          </table:table-cell>
          <table:table-cell table:style-name="ce9"/>
          <table:table-cell table:style-name="ce9" office:value-type="string" calcext:value-type="string">
            <text:p>Autre</text:p>
          </table:table-cell>
          <table:table-cell table:style-name="ce11" office:value-type="string" calcext:value-type="string">
            <text:p>null</text:p>
          </table:table-cell>
          <table:table-cell table:style-name="ce19" office:value-type="string" calcext:value-type="string">
            <text:p>&lt;p&gt;&lt;a href="https://www.legifrance.gouv.fr/affichCodeArticle.do;jsessionid=FC5B2B63DB9C8689C273AADCDB2607E0.tplgfr21s_2?idArticle=LEGIARTI000031720593&amp;cidTexte=LEGITEXT000006074075&amp;dateTexte=20200225"&gt;Article R. 151-27 du Code de l'Urbanisme&lt;/a&gt; : Les destinations de constructions sont :&lt;br /&gt;1° Exploitation agricole et forestière ;&lt;br /&gt;2° Habitation ;&lt;br /&gt;3° Commerce et activités de service ;&lt;br /&gt;4° Equipements d'intérêt collectif et services publics ;&lt;br /&gt;5° Autres activités des secteurs secondaire ou tertiaire.&lt;/p&gt;&lt;p&gt;&lt;a href="https://www.legifrance.gouv.fr/affichCodeArticle.do;jsessionid=FC5B2B63DB9C8689C273AADCDB2607E0.tplgfr21s_2?idArticle=LEGIARTI000041525837&amp;cidTexte=LEGITEXT000006074075&amp;dateTexte=20200225&amp;categorieLien=id&amp;oldAction=&amp;nbResultRech="&gt;Article R. 151-28 du Code de l'Urbanisme&lt;/a&gt; : Les destinations de constructions prévues à l'article &lt;a href="https://www.legifrance.gouv.fr/affichCodeArticle.do?cidTexte=LEGITEXT000006074075&amp;idArticle=LEGIARTI000031720045&amp;dateTexte=&amp;categorieLien=cid"&gt;R. 151-27&lt;/a&gt; comprennent les sous-destinations suivantes :&lt;br /&gt;1° Pour la destination " exploitation agricole et forestière " : exploitation agricole, exploitation forestière ;&lt;br /&gt;2° Pour la destination " habitation " : logement, hébergement ;&lt;br /&gt;3° Pour la destination " commerce et activités de service " : artisanat et commerce de détail, restauration, commerce de gros, activités de services où s'effectue l'accueil d'une clientèle, cinéma, hôtels, autres hébergements touristiques ;&lt;br /&gt;4° Pour la destination " équipements d'intérêt collectif et services publics " : locaux et bureaux accueillant du public des administrations publiques et assimilés, locaux techniques et industriels des administrations publiques et assimilés, établissements d'enseignement, de santé et d'action sociale, salles d'art et de spectacles, équipements sportifs, autres équipements recevant du public ;&lt;br /&gt;5° Pour la destination " autres activités des secteurs secondaire ou tertiaire " : industrie, entrepôt, bureau, centre de congrès et d'exposition.&lt;br /&gt;&lt;em&gt;NOTA : Conformément aux dispositions de l'article 2 du décret n° 2020-78 du 31 janvier 2020, l'article R. 151-28 du code de l'urbanisme, dans sa rédaction antérieure à l'entrée en vigueur dudit décret, demeure applicable aux plans locaux d'urbanisme ou aux documents en tenant lieu dont l'élaboration, la révision, la modification ou la mise en compatibilité a été engagée avant cette même date.&lt;br /&gt;Toutefois, pour les plans locaux d'urbanisme ou les documents en tenant lieu dont l'élaboration ou la révision a été prescrite avant l'entrée en vigueur du présent décret, l'organe délibérant de l'établissement public de coopération intercommunale compétent ou le conseil municipal peut décider que seront applicables au projet les dispositions de l'article R. 151-28, dans leur rédaction issue du décret précité, par une délibération expresse qui intervient au plus tard lorsque le projet est arrêté.&lt;/em&gt;&lt;/p&gt;&lt;p&gt;&lt;a href="https://www.legifrance.gouv.fr/affichCodeArticle.do;jsessionid=FC5B2B63DB9C8689C273AADCDB2607E0.tplgfr21s_2?idArticle=LEGIARTI000031720589&amp;cidTexte=LEGITEXT000006074075&amp;dateTexte=20200225&amp;categorieLien=id&amp;oldAction=&amp;nbResultRech="&gt;Article R. 151-29 du Code de l'Urbanisme&lt;/a&gt; : Les définitions et le contenu des sous-destinations mentionnées à l'article &lt;a href="https://www.legifrance.gouv.fr/affichCodeArticle.do?cidTexte=LEGITEXT000006074075&amp;idArticle=LEGIARTI000031720047&amp;dateTexte=&amp;categorieLien=cid"&gt;R. 151-28&lt;/a&gt; sont précisées par arrêté du ministre chargé de l'urbanisme.&lt;br /&gt;Les locaux accessoires sont réputés avoir la même destination et sous-destination que le local principal.&lt;/p&gt;</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99</text:p>
          </table:table-cell>
          <table:table-cell table:style-name="ce8" office:value-type="string" calcext:value-type="string">
            <text:p>01</text:p>
          </table:table-cell>
          <table:table-cell table:style-name="ce9"/>
          <table:table-cell table:style-name="ce9" office:value-type="string" calcext:value-type="string">
            <text:p>Autre : affectation des sols et destination des constructions</text:p>
          </table:table-cell>
          <table:table-cell office:value-type="string" calcext:value-type="string">
            <text:p>&lt;p&gt;&lt;a href="https://www.legifrance.gouv.fr/affichCodeArticle.do;jsessionid=12D51BB9F92DAE9637E116CC73025817.tplgfr22s_3?idArticle=LEGIARTI000031211173&amp;cidTexte=LEGITEXT000006074075&amp;dateTexte=20160101&amp;categorieLien=id&amp;oldAction=&amp;nbResultRech="&gt;Article L151-9 du Code de l'Urbanisme&lt;/a&gt; : &lt;br /&gt;Le règlement délimite les zones urbaines ou à urbaniser et les zones naturelles ou agricoles et forestières à protéger.&lt;br /&gt;Il peut préciser l'affectation des sols selon les usages principaux qui peuvent en être faits ou la nature des activités qui peuvent y être exercées et également prévoir l'interdiction de construire.&lt;br /&gt;Il peut définir, en fonction des situations locales, les règles concernant la destination et la nature des constructions autorisées&lt;/p&gt;&lt;p&gt;&lt;a href="https://www.legifrance.gouv.fr/affichCodeArticle.do;jsessionid=12D51BB9F92DAE9637E116CC73025817.tplgfr22s_3?idArticle=LEGIARTI000031211175&amp;cidTexte=LEGITEXT000006074075&amp;dateTexte=20160101&amp;categorieLien=id&amp;oldAction=&amp;nbResultRech="&gt;Article L151-10 du Code de l'Urbanisme&lt;/a&gt; : &lt;br /&gt;Le règlement peut délimiter les secteurs dans lesquels la délivrance du permis de construire peut être subordonnée à la démolition de tout ou partie des bâtiments existants sur le terrain où l'implantation de la construction est envisagée.&lt;/p&gt;</text:p>
          </table:table-cell>
          <table:table-cell table:style-name="ce9" office:value-type="string" calcext:value-type="string">
            <text:p>&lt;p&gt;&lt;a href="https://www.legifrance.gouv.fr/affichCodeArticle.do?idArticle=LEGIARTI000031720585&amp;cidTexte=LEGITEXT000006074075"&gt;Article R151-30 du Code de l'Urbanisme&lt;/a&gt; : Pour des raisons de sécurité ou salubrité ou en cohérence avec le projet d'aménagement et de développement durables, le règlement peut, dans le respect de la vocation générale des zones, interdire :&lt;br /&gt;1° Certains usages et affectations des sols ainsi que certains types d'activités qu'il définit ;&lt;br /&gt;2° Les constructions ayant certaines destinations ou sous-destinations.&lt;/p&gt;&lt;p&gt;&lt;a href="https://www.legifrance.gouv.fr/affichCodeArticle.do;jsessionid=FC5B2B63DB9C8689C273AADCDB2607E0.tplgfr21s_2?idArticle=LEGIARTI000031720583&amp;cidTexte=LEGITEXT000006074075&amp;dateTexte=20200225&amp;categorieLien=id&amp;oldAction=&amp;nbResultRech="&gt;Article R151-31 du Code de l'Urbanisme&lt;/a&gt; : Dans les zones U, AU, A et N, les documents graphiques du règlement font apparaître, s'il y a lieu :&lt;br /&gt;1° Les espaces boisés classés définis à l'article &lt;a href="https://www.legifrance.gouv.fr/affichCodeArticle.do?cidTexte=LEGITEXT000006074075&amp;idArticle=LEGIARTI000031210297&amp;dateTexte=&amp;categorieLien=cid"&gt;L113-1&lt;/a&gt; ;&lt;br /&gt;2° Les secteurs où les nécessités du fonctionnement des services publics, de l'hygiène, de la protection contre les nuisances et de la préservation des ressources naturelles ou l'existence de risques naturels, de risques miniers ou de risques technologiques justifient que soient interdites les constructions et installations de toute nature, permanentes ou non, les plantations, dépôts, affouillements, forages et exhaussements des sols.&lt;/p&gt;&lt;p&gt;&lt;a href="https://www.legifrance.gouv.fr/affichCodeArticle.do;jsessionid=FC5B2B63DB9C8689C273AADCDB2607E0.tplgfr21s_2?idArticle=LEGIARTI000031720581&amp;cidTexte=LEGITEXT000006074075&amp;dateTexte=20200225&amp;categorieLien=id&amp;oldAction=&amp;nbResultRech="&gt;Article R151-32 du Code de l'Urbanisme&lt;/a&gt; : Dans les zones U et AU, les documents graphiques du règlement font apparaître, s'il y a lieu les secteurs délimités en application du 5° de l'article &lt;a href="https://www.legifrance.gouv.fr/affichCodeArticle.do?cidTexte=LEGITEXT000006074075&amp;idArticle=LEGIARTI000031211251&amp;dateTexte=&amp;categorieLien=cid"&gt;L151-41&lt;/a&gt; en précisant à partir de quelle surface les constructions ou installations sont interdites et la date à laquelle la servitude sera levée.&lt;/p&gt;&lt;p&gt;&lt;a href="https://www.legifrance.gouv.fr/affichCodeArticle.do?idArticle=LEGIARTI000031720579&amp;cidTexte=LEGITEXT000006074075"&gt;Article R151-33 du Code de l'Urbanisme&lt;/a&gt; : Le règlement peut, en fonction des situations locales, soumettre à conditions particulières :&lt;br /&gt;1° Les types d'activités qu'il définit ;&lt;br /&gt;2° Les constructions ayant certaines destinations ou sous-destinations.&lt;/p&gt;&lt;p&gt;&lt;a href="https://www.legifrance.gouv.fr/affichCodeArticle.do;jsessionid=FC5B2B63DB9C8689C273AADCDB2607E0.tplgfr21s_2?idArticle=LEGIARTI000031720577&amp;cidTexte=LEGITEXT000006074075&amp;dateTexte=20200225&amp;categorieLien=id&amp;oldAction=&amp;nbResultRech="&gt;Article R151-34 du Code de l'Urbanisme&lt;/a&gt; : Dans les zones U, AU, A et N les documents graphiques du règlement font apparaître, s'il y a lieu :&lt;br /&gt;1° Les secteurs où les nécessités du fonctionnement des services publics, de l'hygiène, de la protection contre les nuisances et de la préservation des ressources naturelles ou l'existence de risques naturels, de risques miniers ou de risques technologiques justifient que soient soumises à des conditions spéciales les constructions et installations de toute nature, permanentes ou non, les plantations, dépôts, affouillements, forages et exhaussements des sols ;&lt;br /&gt;2° Les secteurs protégés en raison de la richesse du sol ou du sous-sol, dans lesquels les constructions et installations nécessaires à la mise en valeur de ces ressources naturelles sont autorisées ;&lt;br /&gt;3° Les secteurs dans lesquels la délivrance du permis de construire peut être subordonnée à la démolition de tout ou partie des bâtiments existants sur le terrain où l'implantation de la construction est envisagée ;&lt;br /&gt;4° Les emplacements réservés aux équipements et installations d'intérêt général en précisant leur destination et les collectivités, services et organismes publics bénéficiaires.&lt;/p&gt;&lt;p&gt;&lt;a href="https://www.legifrance.gouv.fr/affichCodeArticle.do;jsessionid=FC5B2B63DB9C8689C273AADCDB2607E0.tplgfr21s_2?idArticle=LEGIARTI000031720575&amp;cidTexte=LEGITEXT000006074075&amp;dateTexte=20200225&amp;categorieLien=id&amp;oldAction=&amp;nbResultRech="&gt;Article R151-35 du Code de l'Urbanisme&lt;/a&gt; : Dans les zones A et N, les documents graphiques du règlement font apparaître, s'il y a lieu, les bâtiments qui peuvent faire l'objet d'un changement de destination, dès lors que ce changement de destination ne compromet pas l'activité agricole, ou la qualité paysagère du site.&lt;/p&gt;&lt;p&gt;&lt;a href="https://www.legifrance.gouv.fr/affichCodeArticle.do;jsessionid=FC5B2B63DB9C8689C273AADCDB2607E0.tplgfr21s_2?idArticle=LEGIARTI000031720573&amp;cidTexte=LEGITEXT000006074075&amp;dateTexte=20200225&amp;categorieLien=id&amp;oldAction=&amp;nbResultRech="&gt;Article R151-36 du Code de l'Urbanisme&lt;/a&gt; : Dans les zones N, le ou les documents graphiques du règlement font apparaître, s'il y a lieu, les secteurs protégés en raison de la qualité de leur paysage où est applicable le transfert des possibilités de construction prévu à l'article &lt;a href="https://www.legifrance.gouv.fr/affichCodeArticle.do?cidTexte=LEGITEXT000006074075&amp;idArticle=LEGIARTI000031211213&amp;dateTexte=&amp;categorieLien=cid"&gt;L151-25&lt;/a&gt;.&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99</text:p>
          </table:table-cell>
          <table:table-cell office:value-type="string" calcext:value-type="string">
            <text:p>02</text:p>
          </table:table-cell>
          <table:table-cell/>
          <table:table-cell office:value-type="string" calcext:value-type="string">
            <text:p>Autre : zones naturelles, agricoles ou forestières</text:p>
          </table:table-cell>
          <table:table-cell office:value-type="string" calcext:value-type="string">
            <text:p>&lt;p&gt;&lt;a href="https://www.legifrance.gouv.fr/affichCodeArticle.do;jsessionid=12D51BB9F92DAE9637E116CC73025817.tplgfr22s_3?idArticle=LEGIARTI000031211179&amp;cidTexte=LEGITEXT000006074075&amp;dateTexte=20160101&amp;categorieLien=id&amp;oldAction=&amp;nbResultRech="&gt;Article L151-11 du Code de l'Urbanisme&lt;/a&gt; : &lt;br /&gt;Dans les zones agricoles, naturelles ou forestières, le règlement peut :&lt;br /&gt;1° Autoriser les constructions et installations nécessaires à des équipements collectifs dès lors qu'elles ne sont pas incompatibles avec l'exercice d'une activité agricole, pastorale ou forestière du terrain sur lequel elles sont implantées et qu'elles ne portent pas atteinte à la sauvegarde des espaces naturels et des paysages ;&lt;br /&gt;2° Désigner, en dehors des secteurs mentionnés à l'article &lt;a href="https://www.legifrance.gouv.fr/affichCodeArticle.do?cidTexte=LEGITEXT000006074075&amp;idArticle=LEGIARTI000031211183&amp;dateTexte=&amp;categorieLien=cid"&gt;L. 151-13&lt;/a&gt;, les bâtiments qui peuvent faire l'objet d'un changement de destination, dès lors que ce changement de destination ne compromet pas l'activité agricole ou la qualité paysagère du site. Le changement de destination est soumis, en zone agricole, à l'avis conforme de la commission départementale de la préservation des espaces agricoles, naturels et forestiers prévue à l'article &lt;a href="https://www.legifrance.gouv.fr/affichCodeArticle.do?cidTexte=LEGITEXT000006071367&amp;idArticle=LEGIARTI000022524799&amp;dateTexte=&amp;categorieLien=cid"&gt;L. 112-1-1 du code rural et de la pêche maritime&lt;/a&gt;, et, en zone naturelle, à l'avis conforme de la commission départementale de la nature, des paysages et des sites.&lt;/p&gt;&lt;p&gt;&lt;a href="https://www.legifrance.gouv.fr/affichCodeArticle.do;jsessionid=12D51BB9F92DAE9637E116CC73025817.tplgfr22s_3?idArticle=LEGIARTI000031211181&amp;cidTexte=LEGITEXT000006074075&amp;dateTexte=20160101&amp;categorieLien=id&amp;oldAction=&amp;nbResultRech="&gt;Article L151-12 du Code de l'Urbanisme&lt;/a&gt; : &lt;br /&gt;Dans les zones agricoles, naturelles ou forestières et en dehors des secteurs mentionnés à l'article &lt;a href="https://www.legifrance.gouv.fr/affichCodeArticle.do?cidTexte=LEGITEXT000006074075&amp;idArticle=LEGIARTI000031211183&amp;dateTexte=&amp;categorieLien=cid"&gt;L. 151-13&lt;/a&gt;, les bâtiments d'habitation existants peuvent faire l'objet d'extensions ou d'annexes, dès lors que ces extensions ou annexes ne compromettent pas l'activité agricole ou la qualité paysagère du site.&lt;br /&gt;Le règlement précise la zone d'implantation et les conditions de hauteur, d'emprise et de densité de ces extensions ou annexes permettant d'assurer leur insertion dans l'environnement et leur compatibilité avec le maintien du caractère naturel, agricole ou forestier de la zone.&lt;br /&gt;Les dispositions du règlement prévues au présent article sont soumises à l'avis de la commission départementale de la préservation des espaces naturels, agricoles et forestiers prévue à l'article &lt;a href="https://www.legifrance.gouv.fr/affichCodeArticle.do?cidTexte=LEGITEXT000006071367&amp;idArticle=LEGIARTI000022524799&amp;dateTexte=&amp;categorieLien=cid"&gt;L. 112-1-1 du code rural et de la pêche maritime&lt;/a&gt;.&lt;/p&gt;&lt;p&gt;&lt;a href="https://www.legifrance.gouv.fr/affichCodeArticle.do;jsessionid=12D51BB9F92DAE9637E116CC73025817.tplgfr22s_3?idArticle=LEGIARTI000031211183&amp;cidTexte=LEGITEXT000006074075&amp;dateTexte=20160101&amp;categorieLien=id&amp;oldAction=&amp;nbResultRech="&gt;Article L151-13 du Code de l'Urbanisme&lt;/a&gt; : &lt;br /&gt;Le règlement peut, à titre exceptionnel, délimiter dans les zones naturelles, agricoles ou forestières des secteurs de taille et de capacité d'accueil limitées dans lesquels peuvent être autorisés :&lt;br /&gt;1° Des constructions ;&lt;br /&gt;2° Des aires d'accueil et des terrains familiaux locatifs destinés à l'habitat des gens du voyage au sens de la &lt;a href="https://www.legifrance.gouv.fr/affichTexte.do?cidTexte=JORFTEXT000000583573&amp;categorieLien=cid"&gt;loi n° 2000-614 du 5 juillet 2000 relative à l'accueil et à l'habitat des gens du voyage&lt;/a&gt; ;&lt;br /&gt;3° Des résidences démontables constituant l'habitat permanent de leurs utilisateurs.&lt;br /&gt;Il précise les conditions de hauteur, d'implantation et de densité des constructions, permettant d'assurer leur insertion dans l'environnement et leur compatibilité avec le maintien du caractère naturel, agricole ou forestier de la zone.&lt;br /&gt;Il fixe les conditions relatives aux raccordements aux réseaux publics, ainsi que les conditions relatives à l'hygiène et à la sécurité auxquelles les constructions, les résidences démontables ou les résidences mobiles doivent satisfaire.&lt;br /&gt;Ces secteurs sont délimités après avis de la commission départementale de la préservation des espaces naturels, agricoles et forestiers prévue à l'article &lt;a href="https://www.legifrance.gouv.fr/affichCodeArticle.do?cidTexte=LEGITEXT000006071367&amp;idArticle=LEGIARTI000022524799&amp;dateTexte=&amp;categorieLien=cid"&gt;L. 112-1-1&lt;/a&gt; du code rural et de la pêche maritime.&lt;/p&gt;</text:p>
          </table:table-cell>
          <table:table-cell office:value-type="string" calcext:value-type="string">
            <text:p>&lt;p&gt;&lt;a href="https://www.legifrance.gouv.fr/affichCodeArticle.do;jsessionid=FC5B2B63DB9C8689C273AADCDB2607E0.tplgfr21s_2?idArticle=LEGIARTI000031720617&amp;cidTexte=LEGITEXT000006074075&amp;dateTexte=20200225"&gt;Article R151-17 du Code de l'Urbanisme&lt;/a&gt; : Le règlement délimite, sur le ou les documents graphiques, les zones urbaines, les zones à urbaniser, les zones agricoles, les zones naturelles et forestières.&lt;br /&gt;Il fixe les règles applicables à l'intérieur de chacune de ces zones dans les conditions prévues par la présente section.&lt;/p&gt;&lt;p&gt;&lt;a href="https://www.legifrance.gouv.fr/affichCodeArticle.do;jsessionid=FC5B2B63DB9C8689C273AADCDB2607E0.tplgfr21s_2?idArticle=LEGIARTI000031720615&amp;cidTexte=LEGITEXT000006074075&amp;dateTexte=20200225&amp;categorieLien=id&amp;oldAction=&amp;nbResultRech="&gt;Article R151-18 du Code de l'Urbanisme&lt;/a&gt; : Les zones urbaines sont dites " zones U ". Peuvent être classés en zone urbaine, les secteurs déjà urbanisés et les secteurs où les équipements publics existants ou en cours de réalisation ont une capacité suffisante pour desservir les constructions à implanter.&lt;/p&gt;&lt;p&gt;&lt;a href="https://www.legifrance.gouv.fr/affichCodeArticle.do;jsessionid=FC5B2B63DB9C8689C273AADCDB2607E0.tplgfr21s_2?idArticle=LEGIARTI000031720613&amp;cidTexte=LEGITEXT000006074075&amp;dateTexte=20200225&amp;categorieLien=id&amp;oldAction=&amp;nbResultRech="&gt;Article R151-19 du Code de l'Urbanisme&lt;/a&gt; : Une ou plusieurs zones urbaines d'un plan local d'urbanisme intercommunal peuvent être réglementées en y appliquant l'ensemble des articles &lt;a href="https://www.legifrance.gouv.fr/affichCodeArticle.do?cidTexte=LEGITEXT000006074075&amp;idArticle=LEGIARTI000031719334&amp;dateTexte=&amp;categorieLien=cid"&gt;R111-3&lt;/a&gt;, &lt;a href="https://www.legifrance.gouv.fr/affichCodeArticle.do?cidTexte=LEGITEXT000006074075&amp;idArticle=LEGIARTI000031719338&amp;dateTexte=&amp;categorieLien=cid"&gt;R111-5 à R111-13&lt;/a&gt;, &lt;a href="https://www.legifrance.gouv.fr/affichCodeArticle.do?cidTexte=LEGITEXT000006074075&amp;idArticle=LEGIARTI000031719358&amp;dateTexte=&amp;categorieLien=cid"&gt;R111-15 à R111-18&lt;/a&gt; et &lt;a href="https://www.legifrance.gouv.fr/affichCodeArticle.do?cidTexte=LEGITEXT000006074075&amp;idArticle=LEGIARTI000031719392&amp;dateTexte=&amp;categorieLien=cid"&gt;R111-28 à R111-30&lt;/a&gt;, sans y ajouter d'autres règles.&lt;br /&gt;Il est alors fait renvoi à l'ensemble de ces articles en mentionnant leurs références dans le règlement de la ou des zones concernées.&lt;/p&gt;&lt;p&gt;&lt;a href="https://www.legifrance.gouv.fr/affichCodeArticle.do;jsessionid=FC5B2B63DB9C8689C273AADCDB2607E0.tplgfr21s_2?idArticle=LEGIARTI000031720611&amp;cidTexte=LEGITEXT000006074075&amp;dateTexte=20200225&amp;categorieLien=id&amp;oldAction=&amp;nbResultRech="&gt;Article R151-20 du Code de l'Urbanisme&lt;/a&gt; : Les zones à urbaniser sont dites " zones AU ". Peuvent être classés en zone à urbaniser les secteurs destinés à être ouverts à l'urbanisation.&lt;br/&gt;Lorsque les voies ouvertes au public et les réseaux d'eau, d'électricité et, le cas échéant, d'assainissement existant à la périphérie immédiate d'une zone AU ont une capacité suffisante pour desservir les constructions à implanter dans l'ensemble de cette zone et que des orientations d'aménagement et de programmation et, le cas échéant, le règlement en ont défini les conditions d'aménagement et d'équipement, les constructions y sont autorisées soit lors de la réalisation d'une opération d'aménagement d'ensemble, soit au fur et à mesure de la réalisation des équipements internes à la zone prévus par les orientations d'aménagement et de programmation et, le cas échéant, le règlement. &lt;br /&gt;Lorsque les voies ouvertes au public et les réseaux d'eau, d'électricité et, le cas échéant, d'assainissement existant à la périphérie immédiate d'une zone AU n'ont pas une capacité suffisante pour desservir les constructions à implanter dans l'ensemble de cette zone, son ouverture à l'urbanisation est subordonnée à une modification ou à une révision du plan local d'urbanisme comportant notamment les orientations d'aménagement et de programmation de la zone.&lt;/p&gt;&lt;p&gt;&lt;a href="https://www.legifrance.gouv.fr/affichCodeArticle.do;jsessionid=FC5B2B63DB9C8689C273AADCDB2607E0.tplgfr21s_2?idArticle=LEGIARTI000031720609&amp;cidTexte=LEGITEXT000006074075&amp;dateTexte=20200225&amp;categorieLien=id&amp;oldAction=&amp;nbResultRech="&gt;Article R151-21 du Code de l'Urbanisme&lt;/a&gt; : Dans les zones U et AU, le règlement peut, à l'intérieur d'une même zone, délimiter des secteurs dans lesquels les projets de constructions situés sur plusieurs unités foncières contiguës qui font l'objet d'une demande de permis de construire ou d'aménager conjointe sont appréciés comme un projet d'ensemble et auxquels il est fait application de règles alternatives édictées à leur bénéfice par le plan local d'urbanisme. &lt;br /&gt;Ces règles alternatives définissent notamment les obligations faites à ces projets lorsque le règlement prévoit sur ces secteurs, en application de l'article L151-15, qu'un pourcentage des programmes de logements doit être affecté à des catégories de logement en précisant ce pourcentage et les catégories prévues. &lt;br /&gt;Dans le cas d'un lotissement ou dans celui de la construction, sur une unité foncière ou sur plusieurs unités foncières contiguës, de plusieurs bâtiments dont le terrain d'assiette doit faire l'objet d'une division en propriété ou en jouissance, l'ensemble du projet est apprécié au regard de la totalité des règles édictées par le plan local d'urbanisme, sauf si le règlement de ce plan s'y oppose.&lt;/p&gt;&lt;p&gt;&lt;a href="https://www.legifrance.gouv.fr/affichCodeArticle.do;jsessionid=BC64A606EFBCE65DBEC4EDDF8EB7FAF6.tplgfr28s_2?idArticle=LEGIARTI000031720607&amp;cidTexte=LEGITEXT000006074075&amp;dateTexte=20200226"&gt;Article R151-22 du Code de l'Urbanisme&lt;/a&gt; : Les zones agricoles sont dites " zones A ". Peuvent être classés en zone agricole les secteurs de la commune, équipés ou non, à protéger en raison du potentiel agronomique, biologique ou économique des terres agricoles.&lt;/p&gt;&lt;p&gt;&lt;a href="https://www.legifrance.gouv.fr/affichCodeArticle.do;jsessionid=BC64A606EFBCE65DBEC4EDDF8EB7FAF6.tplgfr28s_2?idArticle=LEGIARTI000031720605&amp;cidTexte=LEGITEXT000006074075&amp;dateTexte=20200226&amp;categorieLien=id&amp;oldAction=&amp;nbResultRech="&gt;Article R151-23 du Code de l'Urbanisme&lt;/a&gt; : Peuvent être autorisées, en zone A :&lt;br /&gt;1° Les constructions et installations nécessaires à l'exploitation agricole ou au stockage et à l'entretien de matériel agricole par les coopératives d'utilisation de matériel agricole agréées au titre de l'article &lt;a href="https://www.legifrance.gouv.fr/affichCodeArticle.do?cidTexte=LEGITEXT000006071367&amp;idArticle=LEGIARTI000006584301&amp;dateTexte=&amp;categorieLien=cid"&gt;L525-1&lt;/a&gt; du code rural et de la pêche maritime ;&lt;br /&gt;2° Les constructions, installations, extensions ou annexes aux bâtiments d'habitation, changements de destination et aménagements prévus par les articles &lt;a href="https://www.legifrance.gouv.fr/affichCodeArticle.do?cidTexte=LEGITEXT000006074075&amp;idArticle=LEGIARTI000031211179&amp;dateTexte=&amp;categorieLien=cid"&gt;L151-11&lt;/a&gt;, &lt;a href="https://www.legifrance.gouv.fr/affichCodeArticle.do?cidTexte=LEGITEXT000006074075&amp;idArticle=LEGIARTI000031211181&amp;dateTexte=&amp;categorieLien=cid"&gt;L151-12&lt;/a&gt; et &lt;a href="https://www.legifrance.gouv.fr/affichCodeArticle.do?cidTexte=LEGITEXT000006074075&amp;idArticle=LEGIARTI000031211183&amp;dateTexte=&amp;categorieLien=cid"&gt;L151-13&lt;/a&gt;, dans les conditions fixées par ceux-ci.&lt;/p&gt;&lt;p&gt;&lt;a href="https://www.legifrance.gouv.fr/affichCodeArticle.do;jsessionid=BC64A606EFBCE65DBEC4EDDF8EB7FAF6.tplgfr28s_2?idArticle=LEGIARTI000031720603&amp;cidTexte=LEGITEXT000006074075&amp;dateTexte=20200226&amp;categorieLien=id&amp;oldAction=&amp;nbResultRech="&gt;Article R.151-24 du Code de l'Urbanisme&lt;/a&gt; : Les zones naturelles et forestières sont dites " zones N ". Peuvent être classés en zone naturelle et forestière, les secteurs de la commune, équipés ou non, à protéger en raison :&lt;br /&gt;1° Soit de la qualité des sites, milieux et espaces naturels, des paysages et de leur intérêt, notamment du point de vue esthétique, historique ou écologique ;&lt;br /&gt;2° Soit de l'existence d'une exploitation forestière ;&lt;br /&gt;3° Soit de leur caractère d'espaces naturels ; &lt;br /&gt;4° Soit de la nécessité de préserver ou restaurer les ressources naturelles ; &lt;br /&gt;5° Soit de la nécessité de prévenir les risques notamment d'expansion des crues.&lt;/p&gt;&lt;p&gt;&lt;a href="https://www.legifrance.gouv.fr/affichCodeArticle.do;jsessionid=BC64A606EFBCE65DBEC4EDDF8EB7FAF6.tplgfr28s_2?idArticle=LEGIARTI000031720601&amp;cidTexte=LEGITEXT000006074075&amp;dateTexte=20200226&amp;categorieLien=id&amp;oldAction=&amp;nbResultRech="&gt;Article R151-25 du Code de l'Urbanisme&lt;/a&gt; : Peuvent être autorisées en zone N : &lt;br /&gt;1° Les constructions et installations nécessaires à l'exploitation agricole et forestière, ou au stockage et à l'entretien de matériel agricole par les coopératives d'utilisation de matériel agricole agréées au titre de l'article &lt;a href="https://www.legifrance.gouv.fr/affichCodeArticle.do?cidTexte=LEGITEXT000006071367&amp;idArticle=LEGIARTI000006584301&amp;dateTexte=&amp;categorieLien=cid"&gt;L525-1&lt;/a&gt; du code rural et de la pêche maritime ; &lt;br /&gt;2° Les constructions, installations, extensions ou annexes aux bâtiments d'habitation, changements de destination et aménagements prévus par les articles &lt;a href="https://www.legifrance.gouv.fr/affichCodeArticle.do?cidTexte=LEGITEXT000006074075&amp;idArticle=LEGIARTI000031211179&amp;dateTexte=&amp;categorieLien=cid"&gt;L151-11&lt;/a&gt;, &lt;a href="https://www.legifrance.gouv.fr/affichCodeArticle.do?cidTexte=LEGITEXT000006074075&amp;idArticle=LEGIARTI000031211181&amp;dateTexte=&amp;categorieLien=cid"&gt;L151-12&lt;/a&gt; et &lt;a href="https://www.legifrance.gouv.fr/affichCodeArticle.do?cidTexte=LEGITEXT000006074075&amp;idArticle=LEGIARTI000031211183&amp;dateTexte=&amp;categorieLien=cid"&gt;L151-13&lt;/a&gt;, dans les conditions fixées par ceux-ci.&lt;/p&gt;&lt;p&gt;&lt;a href="https://www.legifrance.gouv.fr/affichCodeArticle.do;jsessionid=BC64A606EFBCE65DBEC4EDDF8EB7FAF6.tplgfr28s_2?idArticle=LEGIARTI000034739295&amp;cidTexte=LEGITEXT000006074075&amp;dateTexte=20200226&amp;categorieLien=id&amp;oldAction=&amp;nbResultRech="&gt;Article R151-26 du Code de l'Urbanisme&lt;/a&gt; : L'avis de la commission départementale de la préservation des espaces naturels, agricoles et forestiers prévu aux articles &lt;a href="https://www.legifrance.gouv.fr/affichCodeArticle.do?cidTexte=LEGITEXT000006074075&amp;idArticle=LEGIARTI000031211181&amp;dateTexte=&amp;categorieLien=cid"&gt;L151-12&lt;/a&gt; et &lt;a href="https://www.legifrance.gouv.fr/affichCodeArticle.do?cidTexte=LEGITEXT000006074075&amp;idArticle=LEGIARTI000031211183&amp;dateTexte=&amp;categorieLien=cid"&gt;L151-13&lt;/a&gt; est réputé favorable s'il n'est pas intervenu dans un délai de trois mois à compter de la saisine.&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99</text:p>
          </table:table-cell>
          <table:table-cell office:value-type="string" calcext:value-type="string">
            <text:p>03</text:p>
          </table:table-cell>
          <table:table-cell/>
          <table:table-cell office:value-type="string" calcext:value-type="string">
            <text:p>Autre : mixité sociale et fonctionnelle en zones urbaines ou à urbaniser</text:p>
          </table:table-cell>
          <table:table-cell office:value-type="string" calcext:value-type="string">
            <text:p>&lt;p&gt;&lt;a href="https://www.legifrance.gouv.fr/affichCodeArticle.do;jsessionid=12D51BB9F92DAE9637E116CC73025817.tplgfr22s_3?idArticle=LEGIARTI000031211187&amp;cidTexte=LEGITEXT000006074075&amp;dateTexte=20160101&amp;categorieLien=id&amp;oldAction=&amp;nbResultRech="&gt;Article L151-14 du Code de l'Urbanisme&lt;/a&gt; : &lt;br /&gt;Le règlement peut délimiter, dans les zones urbaines ou à urbaniser, des secteurs dans lesquels les programmes de logements comportent une proportion de logements d'une taille minimale qu'il fixe.&lt;/p&gt;&lt;p&gt;&lt;a href="https://www.legifrance.gouv.fr/affichCodeArticle.do;jsessionid=12D51BB9F92DAE9637E116CC73025817.tplgfr22s_3?idArticle=LEGIARTI000031211189&amp;cidTexte=LEGITEXT000006074075&amp;dateTexte=20160101&amp;categorieLien=id&amp;oldAction=&amp;nbResultRech="&gt;Article L151-15 du Code de l'Urbanisme&lt;/a&gt; : &lt;br /&gt;Le règlement peut délimiter, dans les zones urbaines ou à urbaniser, des secteurs dans lesquels, en cas de réalisation d'un programme de logements, un pourcentage de ce programme est affecté à des catégories de logements qu'il définit dans le respect des objectifs de mixité sociale.&lt;/p&gt;&lt;p&gt;&lt;a href="https://www.legifrance.gouv.fr/affichCodeArticle.do;jsessionid=12D51BB9F92DAE9637E116CC73025817.tplgfr22s_3?idArticle=LEGIARTI000031211191&amp;cidTexte=LEGITEXT000006074075&amp;dateTexte=20160101&amp;categorieLien=id&amp;oldAction=&amp;nbResultRech="&gt;Article L151-16 du Code de l'Urbanisme&lt;/a&gt; : &lt;br /&gt;Le règlement peut identifier et délimiter les quartiers, îlots et voies dans lesquels est préservée ou développée la diversité commerciale, notamment à travers les commerces de détail et de proximité, et définir, le cas échéant, les prescriptions de nature à assurer cet objectif.&lt;/p&gt;</text:p>
          </table:table-cell>
          <table:table-cell office:value-type="string" calcext:value-type="string">
            <text:p>&lt;p&gt;&lt;a href="https://www.legifrance.gouv.fr/affichCodeArticle.do;jsessionid=BC64A606EFBCE65DBEC4EDDF8EB7FAF6.tplgfr28s_2?idArticle=LEGIARTI000031720569&amp;cidTexte=LEGITEXT000006074075&amp;dateTexte=20200226"&gt;Article R151-37 du Code de l'Urbanisme&lt;/a&gt; : Afin d'assurer la mise en œuvre des objectifs de mixité sociale et fonctionnelle, le règlement peut : &lt;br /&gt;1° Définir des règles permettant d'imposer une mixité des destinations ou sous-destinations au sein d'une construction ou d'une unité foncière ; &lt;br /&gt;2° Définir, pour certaines destinations et sous-destinations, des majorations de volume constructible qu'il détermine en référence à l'emprise au sol et la hauteur ; &lt;br /&gt;3° Définir des règles différenciées entre le rez-de-chaussée et les étages supérieurs des constructions ; &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 &lt;br /&gt;5° Délimiter, dans le ou les documents graphiques, des secteurs situés dans les zones urbaines à l'intérieur desquels les constructions à usage d'habitation bénéficient d'une majoration de volume constructible qu'il détermine en référence à l'emprise au sol et à la hauteur dans les conditions prévues au 1° de l'article L151-28 ; &lt;br /&gt;6° Délimiter, dans le ou les documents graphiques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e volume constructible qu'il détermine en référence à l'emprise au sol et à la hauteur dans les conditions prévues au 2° de l'article &lt;a href="https://www.legifrance.gouv.fr/affichCodeArticle.do?cidTexte=LEGITEXT000006074075&amp;idArticle=LEGIARTI000031211221&amp;dateTexte=&amp;categorieLien=cid"&gt;L151-28&lt;/a&gt; ; &lt;br /&gt;7° Délimiter, dans le ou les documents graphiques,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l détermine en référence à l'emprise au sol et à la hauteur dans les conditions prévues au 4° de l'article L151-28.&lt;/p&gt;&lt;p&gt;&lt;a href="https://www.legifrance.gouv.fr/affichCodeArticle.do;jsessionid=BC64A606EFBCE65DBEC4EDDF8EB7FAF6.tplgfr28s_2?idArticle=LEGIARTI000031720567&amp;cidTexte=LEGITEXT000006074075&amp;dateTexte=20200226&amp;categorieLien=id&amp;oldAction=&amp;nbResultRech="&gt;Article R151-38 du Code de l'Urbanisme&lt;/a&gt; : Les documents graphiques du règlement délimitent dans les zones U et AU, s'il y a lieu : &lt;br /&gt;1° Les emplacements réservés en application du 4° de l'article &lt;a href="https://www.legifrance.gouv.fr/affichCodeArticle.do?cidTexte=LEGITEXT000006074075&amp;idArticle=LEGIARTI000031211251&amp;dateTexte=&amp;categorieLien=cid"&gt;L151-41&lt;/a&gt; en vue de la réalisation, dans le respect des objectifs de mixité sociale, de programmes de logements en précisant la nature de ces programmes ; &lt;br /&gt;2° Les secteurs où les programmes de logements doivent, en application de l'article &lt;a href="https://www.legifrance.gouv.fr/affichCodeArticle.do?cidTexte=LEGITEXT000006074075&amp;idArticle=LEGIARTI000031211187&amp;dateTexte=&amp;categorieLien=cid"&gt;L151-14&lt;/a&gt;, comporter une proportion de logements d'une taille minimale, en précisant cette taille minimale ; &lt;br /&gt;3° Les secteurs où, en application de l'article &lt;a href="https://www.legifrance.gouv.fr/affichCodeArticle.do?cidTexte=LEGITEXT000006074075&amp;idArticle=LEGIARTI000031211189&amp;dateTexte=&amp;categorieLien=cid"&gt;L151-15&lt;/a&gt;, un pourcentage des programmes de logements doit être affecté à des catégories de logement en précisant ce pourcentage et les catégories prévue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99</text:p>
          </table:table-cell>
          <table:table-cell office:value-type="string" calcext:value-type="string">
            <text:p>04</text:p>
          </table:table-cell>
          <table:table-cell/>
          <table:table-cell office:value-type="string" calcext:value-type="string">
            <text:p>Autre : qualité du cadre de vie</text:p>
          </table:table-cell>
          <table:table-cell office:value-type="string" calcext:value-type="string">
            <text:p>&lt;p&gt;&lt;a href="https://www.legifrance.gouv.fr/affichCodeArticle.do;jsessionid=12D51BB9F92DAE9637E116CC73025817.tplgfr22s_3?idArticle=LEGIARTI000031211197&amp;cidTexte=LEGITEXT000006074075&amp;dateTexte=20160101&amp;categorieLien=id&amp;oldAction=&amp;nbResultRech="&gt;Article L151-17 du Code de l'Urbanisme&lt;/a&gt; : &lt;br /&gt;Le règlement peut définir, en fonction des circonstances locales, les règles concernant l'implantation des constructions.&lt;/p&gt;&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lt;p&gt;&lt;a href="https://www.legifrance.gouv.fr/affichCodeArticle.do;jsessionid=12D51BB9F92DAE9637E116CC73025817.tplgfr22s_3?idArticle=LEGIARTI000033034409&amp;cidTexte=LEGITEXT000006074075&amp;dateTexte=20200304&amp;categorieLien=id&amp;oldAction=&amp;nbResultRech="&gt;Article L151-19 du Code de l'Urbanisme&lt;/a&gt; : &lt;br /&gt;Le règlement peut identifier et localiser les éléments de paysage et identifier, localiser et délimiter les quartiers, îlots, immeubles bâtis ou non bâtis, espaces publics, monuments, sites et secteurs à protéger, à conserver, à mettre en valeur ou à requalifier pour des motifs d'ordre culturel, historique ou architectural et définir, le cas échéant, les prescriptions de nature à assurer leur préservation leur conservation ou leur restauration. Lorsqu'il s'agit d'espaces boisés, il est fait application du régime d'exception prévu à l'article L. 421-4 pour les coupes et abattages d'arbres.&lt;/p&gt;&lt;p&gt;&lt;a href="https://www.legifrance.gouv.fr/affichCodeArticle.do;jsessionid=12D51BB9F92DAE9637E116CC73025817.tplgfr22s_3?idArticle=LEGIARTI000031211203&amp;cidTexte=LEGITEXT000006074075&amp;dateTexte=20200304&amp;categorieLien=id&amp;oldAction=&amp;nbResultRech="&gt;Article L151-20 du Code de l'Urbanisme&lt;/a&gt; : &lt;br /&gt;Dans les secteurs bâtis des zones urbaines issus d'une opération d'aménagement d'ensemble d'un domaine boisé, antérieure au XXe siècle, et ayant conservé leur caractère remarquable de parc, le règlement peut comporter des dispositions réglementant la surface de plancher des constructions en fonction de la taille des terrains si la préservation de la qualité des boisements et espaces verts le justifie.&lt;/p&gt;&lt;p&gt;&lt;a href="https://www.legifrance.gouv.fr/affichCodeArticle.do;jsessionid=12D51BB9F92DAE9637E116CC73025817.tplgfr22s_3?idArticle=LEGIARTI000031211205&amp;cidTexte=LEGITEXT000006074075&amp;dateTexte=20200304&amp;categorieLien=id&amp;oldAction=&amp;nbResultRech="&gt;Article L151-21 du Code de l'Urbanisme&lt;/a&gt; : &lt;br /&gt;Le règlement peut définir des secteurs dans lesquels il impose aux constructions, travaux, installations et aménagements de respecter des performances énergétiques et environnementales renforcées qu'il définit. A ce titre, il peut imposer une production minimale d'énergie renouvelable, le cas échéant, en fonction des caractéristiques du projet et de la consommation des sites concernés. Cette production peut être localisée dans le bâtiment, dans le même secteur ou à proximité de celui-ci.&lt;/p&gt;&lt;p&gt;&lt;a href="https://www.legifrance.gouv.fr/affichCodeArticle.do;jsessionid=12D51BB9F92DAE9637E116CC73025817.tplgfr22s_3?idArticle=LEGIARTI000031211207&amp;cidTexte=LEGITEXT000006074075&amp;dateTexte=20200304&amp;categorieLien=id&amp;oldAction=&amp;nbResultRech="&gt;Article L151-22 du Code de l'Urbanisme&lt;/a&gt; : &lt;br /&gt;Le règlement peut imposer une part minimale de surfaces non imperméabilisées ou éco-aménageables, éventuellement pondérées en fonction de leur nature, afin de contribuer au maintien de la biodiversité et de la nature en ville.&lt;/p&gt;&lt;p&gt;&lt;a href="https://www.legifrance.gouv.fr/affichCodeArticle.do;jsessionid=12D51BB9F92DAE9637E116CC73025817.tplgfr22s_3?idArticle=LEGIARTI000033034406&amp;cidTexte=LEGITEXT000006074075&amp;dateTexte=20200304&amp;categorieLien=id&amp;oldAction=&amp;nbResultRech="&gt;Article L151-23 du Code de l'Urbanisme&lt;/a&gt; : &lt;br /&gt;Le règlement peut identifier et localiser les éléments de paysage et délimiter les sites et secteurs à protéger pour des motifs d'ordre écologique, notamment pour la préservation, le maintien ou la remise en état des continuités écologiques et définir, le cas échéant, les prescriptions de nature à assurer leur préservation. Lorsqu'il s'agit d'espaces boisés, il est fait application du régime d'exception prévu à l'article L. 421-4 pour les coupes et abattages d'arbres.&lt;br /&gt;Il peut localiser, dans les zones urbaines, les terrains cultivés et les espaces non bâtis nécessaires au maintien des continuités écologiques à protéger et inconstructibles quels que soient les équipements qui, le cas échéant, les desservent.&lt;/p&gt;&lt;p&gt;&lt;a href="https://www.legifrance.gouv.fr/affichCodeArticle.do;jsessionid=12D51BB9F92DAE9637E116CC73025817.tplgfr22s_3?idArticle=LEGIARTI000031211211&amp;cidTexte=LEGITEXT000006074075&amp;dateTexte=20200304&amp;categorieLien=id&amp;oldAction=&amp;nbResultRech="&gt;Article L151-24 du Code de l'Urbanisme&lt;/a&gt; : &lt;br /&gt;Le règlement peut délimiter les zones mentionnées à l'&lt;a href="https://www.legifrance.gouv.fr/affichCodeArticle.do?cidTexte=LEGITEXT000006070633&amp;idArticle=LEGIARTI000006390357&amp;dateTexte=&amp;categorieLien=cid"&gt;article L. 2224-10 du code général des collectivités territoriales concernant l'assainissement et les eaux pluviales&lt;/a&gt;.&lt;/p&gt;&lt;p&gt;&lt;a href="https://www.legifrance.gouv.fr/affichCodeArticle.do;jsessionid=12D51BB9F92DAE9637E116CC73025817.tplgfr22s_3?idArticle=LEGIARTI000031211213&amp;cidTexte=LEGITEXT000006074075&amp;dateTexte=20200304&amp;categorieLien=id&amp;oldAction=&amp;nbResultRech="&gt;Article L151-25 du Code de l'Urbanisme&lt;/a&gt; : &lt;br /&gt;Dans les zones à protéger en raison de la qualité de leurs paysages, le règlement peut déterminer les conditions dans lesquelles les possibilités de construction résultant des règles qu'il fixe pour l'ensemble de la zone pourront être transférées en vue de favoriser un regroupement des constructions sur d'autres terrains situés dans un ou plusieurs secteurs de la même zone.&lt;br /&gt;Dans ces secteurs, les constructions ne sont autorisées qu'après de tels transferts, les possibilités de construire propres aux terrains situés dans ces secteurs s'ajoutant alors aux possibilités transférées.&lt;br /&gt;Le règlement fixe la densité maximale de construction dans ces secteurs.&lt;br /&gt;En cas de transfert, la totalité du terrain dont les possibilités de construction sont transférées est frappée de plein droit d'une servitude administrative d'interdiction de construire constatée par un acte authentique publié au fichier immobilier. Cette servitude ne peut être levée que par décret pris sur avis conforme du Conseil d'Etat.&lt;/p&gt;</text:p>
          </table:table-cell>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99</text:p>
          </table:table-cell>
          <table:table-cell office:value-type="string" calcext:value-type="string">
            <text:p>05</text:p>
          </table:table-cell>
          <table:table-cell/>
          <table:table-cell office:value-type="string" calcext:value-type="string">
            <text:p>Autre : qualité urbaine, architecturale, environnementale et paysagère</text:p>
          </table:table-cell>
          <table:table-cell table:style-name="ce11" office:value-type="string" calcext:value-type="string">
            <text:p>null</text:p>
          </table:table-cell>
          <table:table-cell office:value-type="string" calcext:value-type="string">
            <text:p>&lt;p&gt;&lt;a href="https://www.legifrance.gouv.fr/affichCodeArticle.do;jsessionid=BC64A606EFBCE65DBEC4EDDF8EB7FAF6.tplgfr28s_2?idArticle=LEGIARTI000031720555&amp;cidTexte=LEGITEXT000006074075&amp;dateTexte=20200226&amp;categorieLien=id&amp;oldAction=&amp;nbResultRech="&gt;Article R151-41 du Code de l'Urbanisme&lt;/a&gt; : Afin d'assurer l'insertion de la construction dans ses abords, la qualité et la diversité architecturale, urbaine et paysagère des constructions ainsi que la conservation et la mise en valeur du patrimoine, le règlement peut : &lt;br /&gt;1° Prévoir des règles alternatives, dans les conditions prévues à l'article &lt;a href="https://www.legifrance.gouv.fr/affichCodeArticle.do?cidTexte=LEGITEXT000006074075&amp;idArticle=LEGIARTI000031720011&amp;dateTexte=&amp;categorieLien=cid"&gt;R151-13&lt;/a&gt;, afin d'adapter des règles volumétriques définies en application de l'article &lt;a href="https://www.legifrance.gouv.fr/affichCodeArticle.do?cidTexte=LEGITEXT000006074075&amp;idArticle=LEGIARTI000031720077&amp;dateTexte=&amp;categorieLien=cid"&gt;R151-39&lt;/a&gt; pour satisfaire à une insertion dans le contexte, en lien avec les bâtiments contigus ; &lt;br /&gt;2° Prévoir des dispositions concernant les caractéristiques architecturales des façades et toitures des constructions ainsi que des clôtures ; &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lt;p&gt;&lt;a href="https://www.legifrance.gouv.fr/affichCodeArticle.do;jsessionid=7C88266D00A7BADB4A92F7C9E84F6CBA.tplgfr28s_2?idArticle=LEGIARTI000032793138&amp;cidTexte=LEGITEXT000006074075&amp;dateTexte=20200226&amp;categorieLien=id&amp;oldAction=&amp;nbResultRech="&gt;Article R151-42 du Code de l'Urbanisme&lt;/a&gt; : Afin d'assurer l'insertion et la qualité environnementale des constructions, le règlement peut : &lt;br /&gt;1° Fixer des obligations en matière de performances énergétiques et environnementales ; &lt;br /&gt;2° Identifier les secteurs où, en application de l'article &lt;a href="https://www.legifrance.gouv.fr/affichCodeArticle.do?cidTexte=LEGITEXT000006074075&amp;idArticle=LEGIARTI000031211205&amp;dateTexte=&amp;categorieLien=cid"&gt;L151-21&lt;/a&gt;, des performances énergétiques et environnementales renforcées doivent être respectées ; &lt;br /&gt;3° Identifier les secteurs dans les zones urbaines ou à urbaniser où, en application du 3° de l'article &lt;a href="https://www.legifrance.gouv.fr/affichCodeArticle.do?cidTexte=LEGITEXT000006074075&amp;idArticle=LEGIARTI000031211221&amp;dateTexte=&amp;categorieLien=cid"&gt;L151-28&lt;/a&gt;, les constructions faisant preuve d'exemplarité énergétique ou environnementale ou qui sont à énergie positive bénéficient d'une majoration de volume constructible qu'il détermine en référence à l'emprise au sol et la hauteur ; &lt;br /&gt;4° Prévoir des règles différenciées entre le rez-de-chaussée et les étages supérieurs des constructions pour prendre en compte les risques d'inondation et de submersion.&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99</text:p>
          </table:table-cell>
          <table:table-cell office:value-type="string" calcext:value-type="string">
            <text:p>06</text:p>
          </table:table-cell>
          <table:table-cell/>
          <table:table-cell office:value-type="string" calcext:value-type="string">
            <text:p>Autre : traitement environnemental et paysager des espaces non bâtis et abords des constructions</text:p>
          </table:table-cell>
          <table:table-cell table:style-name="ce11" office:value-type="string" calcext:value-type="string">
            <text:p>null</text:p>
          </table:table-cell>
          <table:table-cell office:value-type="string" calcext:value-type="string">
            <text:p>&lt;p&gt;&lt;a href="https://www.legifrance.gouv.fr/affichCodeArticle.do?idArticle=LEGIARTI000031720549&amp;cidTexte=LEGITEXT000006074075"&gt;Article R151-43 1° du Code de l'Urbanisme&lt;/a&gt; : Afin de contribuer à la qualité du cadre de vie, assurer un équilibre entre les espaces construits et les espaces libres et répondre aux enjeux environnementaux, le règlement peut :&lt;br /&gt;1° Imposer, en application de l'article &lt;a href="https://www.legifrance.gouv.fr/affichCodeArticle.do?cidTexte=LEGITEXT000006074075&amp;idArticle=LEGIARTI000031211207&amp;dateTexte=&amp;categorieLien=cid"&gt;L151-22&lt;/a&gt;, que les surfaces non imperméabilisées ou éco-aménageables d'un projet représentent une proportion minimale de l'unité foncière. Il précise les types d'espaces, construits ou non, qui peuvent entrer dans le décompte de cette surface minimale en leur affectant un coefficient qui en exprime la valeur pour l'écosystème par référence à celle d'un espace équivalent de pleine terre ; &lt;br /&gt;2° Imposer des obligations en matière de réalisation d'espaces libres et de plantations, d'aires de jeux et de loisir ; &lt;br /&gt;3° Fixer, en application du 3° de l'article &lt;a href="https://www.legifrance.gouv.fr/affichCodeArticle.do?cidTexte=LEGITEXT000006074075&amp;idArticle=LEGIARTI000031211251&amp;dateTexte=&amp;categorieLien=cid"&gt;L151-41&lt;/a&gt; les emplacements réservés aux espaces verts ainsi qu'aux espaces nécessaires aux continuités écologiques, en précisant leur destination et les collectivités, services et organismes publics bénéficiaires ;&lt;br /&gt;4° Délimiter les espaces et secteurs contribuant aux continuités écologiques et définir des règles nécessaires à leur maintien ou à leur remise en état ; &lt;br /&gt;5° Identifier, localiser les éléments de paysage et délimiter les sites et secteurs à protéger au titre de l'article &lt;a href="https://www.legifrance.gouv.fr/affichCodeArticle.do?cidTexte=LEGITEXT000006074075&amp;idArticle=LEGIARTI000031211209&amp;dateTexte=&amp;categorieLien=cid"&gt;L151-23&lt;/a&gt; pour lesquels les travaux non soumis à un permis de construire sont précédés d'une déclaration préalable et dont la démolition est subordonnée à la délivrance d'un permis de démolir, et définir, s'il y a lieu, les prescriptions nécessaires pour leur préservation ;&lt;br /&gt;6° Délimiter dans les documents graphiques les terrains et espaces inconstructibles en zone urbaine en application du second alinéa de l'article &lt;a href="https://www.legifrance.gouv.fr/affichCodeArticle.do?cidTexte=LEGITEXT000006074075&amp;idArticle=LEGIARTI000031211209&amp;dateTexte=&amp;categorieLien=cid"&gt;L151-23&lt;/a&gt;;&lt;br /&gt;7° Imposer les installations nécessaires à la gestion des eaux pluviales et du ruissellement ;&lt;br /&gt;8° Imposer pour les clôtures des caractéristiques permettant de préserver ou remettre en état les continuités écologiques ou de faciliter l'écoulement des eaux.&lt;/p&gt;</text:p>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99</text:p>
          </table:table-cell>
          <table:table-cell table:style-name="ce8" office:value-type="string" calcext:value-type="string">
            <text:p>07</text:p>
          </table:table-cell>
          <table:table-cell table:style-name="ce9"/>
          <table:table-cell table:style-name="ce9" office:value-type="string" calcext:value-type="string">
            <text:p>Autre : densité</text:p>
          </table:table-cell>
          <table:table-cell office:value-type="string" calcext:value-type="string">
            <text:p>&lt;p&gt;&lt;a href="https://www.legifrance.gouv.fr/affichCodeArticle.do;jsessionid=12D51BB9F92DAE9637E116CC73025817.tplgfr22s_3?idArticle=LEGIARTI000031211217&amp;cidTexte=LEGITEXT000006074075&amp;dateTexte=20200304&amp;categorieLien=id&amp;oldAction=&amp;nbResultRech="&gt;Article L151-26 du Code de l'Urbanisme&lt;/a&gt; : &lt;br /&gt;Le règlement peut imposer, dans des secteurs qu'il délimite au sein des secteurs situés à proximité des transports collectifs, existants ou programmés, une densité minimale de constructions.&lt;/p&gt;&lt;p&gt;&lt;a href="https://www.legifrance.gouv.fr/affichCodeArticle.do;jsessionid=12D51BB9F92DAE9637E116CC73025817.tplgfr22s_3?idArticle=LEGIARTI000031211219&amp;cidTexte=LEGITEXT000006074075&amp;dateTexte=20200304&amp;categorieLien=id&amp;oldAction=&amp;nbResultRech="&gt;Article L151-27 du Code de l'Urbanisme&lt;/a&gt; : &lt;br /&gt;Dans les zones d'aménagement concerté, le règlement peut déterminer la surface de plancher dont la construction est autorisée dans chaque îlot, en fonction, le cas échéant, de la nature et de la destination des bâtiments.&lt;/p&gt;&lt;p&gt;&lt;a href="https://www.legifrance.gouv.fr/affichCodeArticle.do?idArticle=LEGIARTI000031211221&amp;cidTexte=LEGITEXT000006074075"&gt;Article L151-28 du Code de l'Urbanisme&lt;/a&gt; : Le règlement du plan local d'urbanisme ou du document d'urbanisme en tenant lieu peut prévoir, dans le respect des autres règles établies par le document et notamment les servitudes d'utilité publique visées à l'article &lt;a href="https://www.legifrance.gouv.fr/affichCodeArticle.do?cidTexte=LEGITEXT000006074075&amp;idArticle=LEGIARTI000031211257&amp;dateTexte=&amp;categorieLien=cid"&gt;L151-43&lt;/a&gt; et sous réserve des dispositions de l'article &lt;a href="https://www.legifrance.gouv.fr/affichCodeArticle.do;jsessionid=1374BBF914B05E0F585ED5406E74A69F.tplgfr28s_2?idArticle=LEGIARTI000032860940&amp;cidTexte=LEGITEXT000006074075&amp;dateTexte=20200226&amp;categorieLien=id&amp;oldAction=&amp;nbResultRech="&gt;L151-29&lt;/a&gt; : &lt;br /&gt;1° Des secteurs situés dans les zones urbaines à l'intérieur desquels un dépassement des règles relatives au gabarit, à la hauteur et à l'emprise au sol est autorisé pour permettre l'agrandissement ou la construction de bâtiments à usage d'habitation. Ce dépassement, fixé pour chaque secteur, ne peut excéder 20 % pour chacune des règles concernées. L'application du dépassement ainsi autorisé ne peut conduire à la création d'une surface de plancher supérieure de plus de 20 % à la surface de plancher existante ; &lt;br /&gt;2°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u volume constructible tel qu'il résulte des règles relatives au gabarit, à la hauteur et à l'emprise au soLCette majoration, fixée pour chaque secteur, ne peut excéder 50 %. Pour chaque opération, elle ne peut être supérieure au rapport entre le nombre de logements locatifs sociaux et le nombre total des logements de l'opération ; &lt;br /&gt;3° Dans les zones urbaines ou à urbaniser, un dépassement des règles relatives au gabarit qui peut être modulé mais ne peut excéder 30 %, pour les constructions faisant preuve d'exemplarité énergétique ou environnementale ou qui sont à énergie positive. La limitation en hauteur des bâtiments ne peut avoir pour effet d'introduire une limitation du nombre d'étages plus contraignante d'un système constructif à l'autre. Un décret en Conseil d'Etat détermine les conditions d'application de la majoration ; &lt;br /&gt;4°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 résulte des règles relatives au gabarit, à la hauteur et à l'emprise au soLCette majoration, fixée pour chaque secteur, ne peut excéder 30 %. Pour chaque opération, elle ne peut être supérieure au rapport entre le nombre de logements intermédiaires et le nombre total de logements de l'opération.&lt;/p&gt;&lt;p&gt;&lt;a href="https://www.legifrance.gouv.fr/affichCodeArticle.do;jsessionid=12D51BB9F92DAE9637E116CC73025817.tplgfr22s_3?idArticle=LEGIARTI000032860940&amp;cidTexte=LEGITEXT000006074075&amp;dateTexte=20200304&amp;categorieLien=id&amp;oldAction=&amp;nbResultRech="&gt;Article L151-29 du Code de l'Urbanisme&lt;/a&gt; : &lt;br /&gt;Les dispositions du 1° de l'article &lt;a href="https://www.legifrance.gouv.fr/affichCodeArticle.do?cidTexte=LEGITEXT000006074075&amp;idArticle=LEGIARTI000031211221&amp;dateTexte=&amp;categorieLien=cid"&gt;L. 151-28&lt;/a&gt; ne sont pas applicables dans les zones A, B et C des plans d'exposition au bruit mentionnées à l'article &lt;a href="https://www.legifrance.gouv.fr/affichCodeArticle.do?cidTexte=LEGITEXT000006074075&amp;idArticle=LEGIARTI000031210265&amp;dateTexte=&amp;categorieLien=cid"&gt;L. 112-7&lt;/a&gt;.&lt;br /&gt;Le dépassement prévu au 3° de l'article L. 151-28 ne peut excéder 20 % sur un immeuble classé ou inscrit au titre des monuments historiques ou protégé au titre des abords définis au titre II du livre VI du code du patrimoine, dans le périmètre d'un site patrimonial remarquable classé en application du &lt;a href="https://www.legifrance.gouv.fr/affichCode.do?cidTexte=LEGITEXT000006074236&amp;idSectionTA=LEGISCTA000006144119&amp;dateTexte=&amp;categorieLien=cid"&gt;titre III du même livre VI&lt;/a&gt;, dans un site inscrit ou classé en application des articles &lt;a href="https://www.legifrance.gouv.fr/affichCodeArticle.do?cidTexte=LEGITEXT000006074220&amp;idArticle=LEGIARTI000006833654&amp;dateTexte=&amp;categorieLien=cid"&gt;L. 341-1&lt;/a&gt; et &lt;a href="https://www.legifrance.gouv.fr/affichCodeArticle.do?cidTexte=LEGITEXT000006074220&amp;idArticle=LEGIARTI000006833657&amp;dateTexte=&amp;categorieLien=cid"&gt;L. 341-2&lt;/a&gt; du code de l'environnement, à l'intérieur du cœur d'un parc national délimité en application de l'article &lt;a href="https://www.legifrance.gouv.fr/affichCodeArticle.do?cidTexte=LEGITEXT000006074220&amp;idArticle=LEGIARTI000006833523&amp;dateTexte=&amp;categorieLien=cid"&gt;L. 331-2&lt;/a&gt; du même code ou sur un immeuble protégé en application de l'article &lt;a href="https://www.legifrance.gouv.fr/affichCodeArticle.do?cidTexte=LEGITEXT000006074075&amp;idArticle=LEGIARTI000031211201&amp;dateTexte=&amp;categorieLien=cid"&gt;L. 151-19&lt;/a&gt; du présent code. Il ne peut permettre de déroger aux servitudes d'utilité publique mentionnées à l'article &lt;a href="https://www.legifrance.gouv.fr/affichCodeArticle.do?cidTexte=LEGITEXT000006074075&amp;idArticle=LEGIARTI000031211257&amp;dateTexte=&amp;categorieLien=cid"&gt;L. 151-43&lt;/a&gt;.&lt;br /&gt;La majoration prévue au 4° de l'article L. 151-28 ne s'applique pas aux logements mentionnés à l'&lt;a href="https://www.legifrance.gouv.fr/affichCodeArticle.do?cidTexte=LEGITEXT000006069577&amp;idArticle=LEGIARTI000026876399&amp;dateTexte=&amp;categorieLien=cid"&gt;article 199 novovicies&lt;/a&gt; du code général des impôts.&lt;br /&gt;L'application du 1° de l'article L. 151-28 est exclusive de celle des 2° à 4° du même article.&lt;br /&gt;L'application combinée des 2° à 4° de l'article L. 151-28 ne peut conduire à autoriser un dépassement de plus de 50 % du volume autorisé par le gabarit de la construction.&lt;/p&gt;&lt;p&gt;&lt;a href="https://www.legifrance.gouv.fr/affichCodeArticle.do;jsessionid=12D51BB9F92DAE9637E116CC73025817.tplgfr22s_3?idArticle=LEGIARTI000032858053&amp;cidTexte=LEGITEXT000006074075&amp;dateTexte=20200304&amp;categorieLien=id&amp;oldAction=&amp;nbResultRech="&gt;Article L151-29-1 du Code de l'Urbanisme&lt;/a&gt; : &lt;br /&gt;Les projets soumis à autorisation de construire bénéficiant d'une dérogation accordée en application des 2° et 3° de l'article &lt;a href="https://www.legifrance.gouv.fr/affichCodeArticle.do?cidTexte=LEGITEXT000006074075&amp;idArticle=LEGIARTI000031211221&amp;dateTexte=&amp;categorieLien=cid"&gt;L. 151-28&lt;/a&gt; et dont la réalisation présente un intérêt public du point de vue de la qualité ainsi que de l'innovation ou de la création architecturales peuvent obtenir une dérogation supplémentaire, selon le cas, soit du volume constructible, soit des règles relatives au gabarit, dans les limites fixées au présent article. &lt;br /&gt;Les projets soumis à autorisation de construire bénéficiant d'une dérogation accordée en application du 4° du même article L. 151-28 et dont la réalisation présente un intérêt public du point de vue de la qualité ainsi que de l'innovation ou de la création architecturales peuvent obtenir une dérogation supplémentaire, selon le cas, soit de l'emprise au sol, soit de la hauteur, dans les limites fixées au présent article.&lt;br /&gt;L'autorité compétente pour délivrer l'autorisation de construire peut, par décision motivée, après avis de la commission régionale du patrimoine et de l'architecture mentionnée à l'article L. 611-2 du code du patrimoine, accorder les dérogations supplémentaires prévues au présent article, dans la limite de 5 %.&lt;/p&gt;</text:p>
          </table:table-cell>
          <table:table-cell table:style-name="ce9" office:value-type="string" calcext:value-type="string">
            <text:p>null</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99</text:p>
          </table:table-cell>
          <table:table-cell office:value-type="string" calcext:value-type="string">
            <text:p>08</text:p>
          </table:table-cell>
          <table:table-cell/>
          <table:table-cell office:value-type="string" calcext:value-type="string">
            <text:p>Autre : équipements, réseaux et emplacements réservés</text:p>
          </table:table-cell>
          <table:table-cell office:value-type="string" calcext:value-type="string">
            <text:p>&lt;p&gt;&lt;a href="https://www.legifrance.gouv.fr/affichCodeArticle.do;jsessionid=12D51BB9F92DAE9637E116CC73025817.tplgfr22s_3?idArticle=LEGIARTI000031211245&amp;cidTexte=LEGITEXT000006074075&amp;dateTexte=20200304&amp;categorieLien=id&amp;oldAction=&amp;nbResultRech="&gt;Article L151-38 du Code de l'Urbanisme&lt;/a&gt; : &lt;br /&gt;Le règlement peut préciser le tracé et les caractéristiques des voies de circulation à conserver, à modifier ou à créer, y compris les rues ou sentiers piétonniers et les itinéraires cyclables, les voies et espaces réservés au transport public.&lt;br /&gt;Il peut également délimiter les zones qui sont ou peuvent être aménagées en vue de la pratique du ski et les secteurs réservés aux remontées mécaniques en indiquant, le cas échéant, les équipements et aménagements susceptibles d'y être prévus.&lt;/p&gt;&lt;p&gt;&lt;a href="https://www.legifrance.gouv.fr/affichCodeArticle.do;jsessionid=12D51BB9F92DAE9637E116CC73025817.tplgfr22s_3?idArticle=LEGIARTI000031211247&amp;cidTexte=LEGITEXT000006074075&amp;dateTexte=20200304&amp;categorieLien=id&amp;oldAction=&amp;nbResultRech="&gt;Article L151-39 du Code de l'Urbanisme&lt;/a&gt; : &lt;br /&gt;Le règlement peut fixer les conditions de desserte par les voies et réseaux des terrains susceptibles de recevoir des constructions ou de faire l'objet d'aménagements.&lt;/p&gt;&lt;p&gt;&lt;a href="https://www.legifrance.gouv.fr/affichCodeArticle.do;jsessionid=12D51BB9F92DAE9637E116CC73025817.tplgfr22s_3?idArticle=LEGIARTI000031211249&amp;cidTexte=LEGITEXT000006074075&amp;dateTexte=20200304&amp;categorieLien=id&amp;oldAction=&amp;nbResultRech="&gt;Article L151-40 du Code de l'Urbanisme&lt;/a&gt; : &lt;br /&gt;Le règlement peut imposer aux constructions, travaux, installations et aménagements dans les secteurs qu'il ouvre à l'urbanisation de respecter, en matière d'infrastructures et réseaux de communications électroniques, des critères de qualité renforcés, qu'il définit.&lt;/p&gt;&lt;p&gt;&lt;a href="https://www.legifrance.gouv.fr/affichCodeArticle.do;jsessionid=12D51BB9F92DAE9637E116CC73025817.tplgfr22s_3?idArticle=LEGIARTI000033035563&amp;cidTexte=LEGITEXT000006074075&amp;dateTexte=20200304&amp;categorieLien=id&amp;oldAction=&amp;nbResultRech="&gt;Article L151-41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lt;p&gt;&lt;a href="https://www.legifrance.gouv.fr/affichCodeArticle.do;jsessionid=12D51BB9F92DAE9637E116CC73025817.tplgfr22s_3?idArticle=LEGIARTI000031211253&amp;cidTexte=LEGITEXT000006074075&amp;dateTexte=20200304&amp;categorieLien=id&amp;oldAction=&amp;nbResultRech="&gt;Article L151-42 du Code de l'Urbanisme&lt;/a&gt; : &lt;br /&gt;Dans les zones d'aménagement concerté, le règlement peut préciser :&lt;br /&gt;1° La localisation et les caractéristiques des espaces publics à conserver, à modifier ou à créer ;&lt;br /&gt;2° La localisation prévue pour les principaux ouvrages publics, les installations d'intérêt général et les espaces verts.&lt;/p&gt;</text:p>
          </table:table-cell>
          <table:table-cell office:value-type="string" calcext:value-type="string">
            <text:p>&lt;p&gt;&lt;a href="https://www.legifrance.gouv.fr/affichCodeArticle.do;jsessionid=7C88266D00A7BADB4A92F7C9E84F6CBA.tplgfr28s_2?idArticle=LEGIARTI000031720535&amp;cidTexte=LEGITEXT000006074075&amp;dateTexte=20200226&amp;categorieLien=id&amp;oldAction=&amp;nbResultRech="&gt;Article R151-47 du Code de l'Urbanisme&lt;/a&gt; : Afin de répondre aux besoins en matière de mobilité, de sécurité et de salubrité, le règlement peut fixer : &lt;br /&gt;1° Les conditions de desserte des terrains mentionnés à l'article &lt;a href="https://www.legifrance.gouv.fr/affichCodeArticle.do?cidTexte=LEGITEXT000006074075&amp;idArticle=LEGIARTI000031211247&amp;dateTexte=&amp;categorieLien=cid"&gt;L151-39&lt;/a&gt; par les voies publiques ou privées et d'accès aux voies ouvertes au public ; &lt;br /&gt;2° Les conditions permettant une bonne desserte des terrains par les services publics de collecte des déchets.&lt;/p&gt;&lt;p&gt;&lt;a href="https://www.legifrance.gouv.fr/affichCodeArticle.do;jsessionid=7C88266D00A7BADB4A92F7C9E84F6CBA.tplgfr28s_2?idArticle=LEGIARTI000031720533&amp;cidTexte=LEGITEXT000006074075&amp;dateTexte=20200226&amp;categorieLien=id&amp;oldAction=&amp;nbResultRech="&gt;Article R151-48 du Code de l'Urbanisme&lt;/a&gt; : Dans les zones U, AU, A et N, le ou les documents graphiques du règlement font, en outre, apparaître, s'il y a lieu : &lt;br /&gt;1° En application du premier alinéa de l'article &lt;a href="https://www.legifrance.gouv.fr/affichCodeArticle.do?cidTexte=LEGITEXT000006074075&amp;idArticle=LEGIARTI000031211245&amp;dateTexte=&amp;categorieLien=cid"&gt;L151-38&lt;/a&gt;, le tracé et les dimensions des voies de circulation à modifier ou à créer, y compris les rues ou sentiers piétonniers, les itinéraires cyclables ainsi que les voies et espaces réservés au transport public, et, le cas échéant, de celles à conserver ; &lt;br /&gt;2° Les emplacements réservés aux voies publiques délimités en application du 1° de l'article &lt;a href="https://www.legifrance.gouv.fr/affichCodeArticle.do?cidTexte=LEGITEXT000006074075&amp;idArticle=LEGIARTI000031211251&amp;dateTexte=&amp;categorieLien=cid"&gt;L151-41&lt;/a&gt;, en précisant leur destination et les collectivités, services et organismes publics bénéficiaires ; &lt;br /&gt;3° Les zones qui sont ou peuvent être aménagées en vue de la pratique du ski et les secteurs réservés aux remontées mécaniques en application du deuxième alinéa de l'article L151-38 en indiquant, le cas échéant, les équipements et aménagements susceptibles d'y être prévus.&lt;/p&gt;&lt;p&gt;&lt;a href="https://www.legifrance.gouv.fr/affichCodeArticle.do;jsessionid=7C88266D00A7BADB4A92F7C9E84F6CBA.tplgfr28s_2?idArticle=LEGIARTI000031720529&amp;cidTexte=LEGITEXT000006074075&amp;dateTexte=20200226&amp;categorieLien=id&amp;oldAction=&amp;nbResultRech="&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2224-10 du code général des collectivités territoriales ; &lt;br /&gt;3° Les obligations imposées aux constructions, travaux, installations et aménagements, en matière d'infrastructures et réseaux de communications électroniques.&lt;/p&gt;&lt;p&gt;&lt;a href="https://www.legifrance.gouv.fr/affichCodeArticle.do;jsessionid=7C88266D00A7BADB4A92F7C9E84F6CBA.tplgfr28s_2?idArticle=LEGIARTI000031720527&amp;cidTexte=LEGITEXT000006074075&amp;dateTexte=20200226&amp;categorieLien=id&amp;oldAction=&amp;nbResultRech="&gt;Article R151-50 du Code de l'Urbanisme&lt;/a&gt; : Dans les zones U, AU, A et N, le ou les documents graphiques font apparaître s'il y a lieu : &lt;br /&gt;1° Les emplacements réservés aux ouvrages publics délimités en application du 1° de l'article &lt;a href="https://www.legifrance.gouv.fr/affichCodeArticle.do?cidTexte=LEGITEXT000006074075&amp;idArticle=LEGIARTI000031211251&amp;dateTexte=&amp;categorieLien=cid"&gt;L151-41&lt;/a&gt;, en précisant leur destination et les collectivités, services et organismes publics bénéficiaires ; &lt;br /&gt;2° Les secteurs où, en application de l'article &lt;a href="https://www.legifrance.gouv.fr/affichCodeArticle.do?cidTexte=LEGITEXT000006074075&amp;idArticle=LEGIARTI000031211249&amp;dateTexte=&amp;categorieLien=cid"&gt;L151-40&lt;/a&gt;, des critères de qualité renforcés en matière d'infrastructures et réseaux de communications électroniques doivent être respectés.&lt;/p&gt;</text:p>
          </table:table-cell>
        </table:table-row>
        <table:table-row table:style-name="ro1">
          <table:table-cell office:value-type="string" calcext:value-type="string">
            <text:p>INFORMATION</text:p>
          </table:table-cell>
          <table:table-cell office:value-type="string" calcext:value-type="string">
            <text:p>STYPEP</text:p>
          </table:table-cell>
          <table:table-cell office:value-type="string" calcext:value-type="string">
            <text:p>99</text:p>
          </table:table-cell>
          <table:table-cell office:value-type="string" calcext:value-type="string">
            <text:p>09</text:p>
          </table:table-cell>
          <table:table-cell/>
          <table:table-cell office:value-type="string" calcext:value-type="string">
            <text:p>Autre : PSMV tenant lieu de programme local de l’habitat et de plan de déplacements urbains</text:p>
          </table:table-cell>
          <table:table-cell office:value-type="string" calcext:value-type="string">
            <text:p>&lt;p&gt;&lt;a href="https://www.legifrance.gouv.fr/affichCodeArticle.do;jsessionid=12D51BB9F92DAE9637E116CC73025817.tplgfr22s_3?idArticle=LEGIARTI000033973783&amp;cidTexte=LEGITEXT000006074075&amp;dateTexte=20200304&amp;categorieLien=id&amp;oldAction=&amp;nbResultRech="&gt;Article L151-44 du Code de l'Urbanisme&lt;/a&gt; : &lt;br /&gt;Lorsqu'il est élaboré par un établissement public de coopération intercommunale compétent en matière d'habitat, le plan local d'urbanisme peut tenir lieu de programme local de l'habitat.&lt;br /&gt;Lorsqu'il est élaboré par un établissement public de coopération intercommunale compétent qui est autorité organisatrice au sens de l'article &lt;a href="https://www.legifrance.gouv.fr/affichCodeArticle.do?cidTexte=LEGITEXT000023086525&amp;idArticle=LEGIARTI000023069257&amp;dateTexte=&amp;categorieLien=cid"&gt;L. 1231-1 du code des transports&lt;/a&gt;, le plan local d'urbanisme peut tenir lieu de plan de déplacements urbains.&lt;br /&gt;Le plan local d'urbanisme infracommunautaire établi en application du chapitre IV du présent titre ne peut tenir lieu de programme local de l'habitat ou de plan de déplacements urbains.&lt;/p&gt;&lt;p&gt;&lt;a href="https://www.legifrance.gouv.fr/affichCodeArticle.do;jsessionid=12D51BB9F92DAE9637E116CC73025817.tplgfr22s_3?idArticle=LEGIARTI000031211263&amp;cidTexte=LEGITEXT000006074075&amp;dateTexte=20200304&amp;categorieLien=id&amp;oldAction=&amp;nbResultRech="&gt;Article L151-45 du Code de l'Urbanisme&lt;/a&gt; : &lt;br /&gt;Lorsque le plan local d'urbanisme tient lieu de programme local de l'habitat ou de plan de déplacements urbains, il comporte un programme d'orientations et d'actions.&lt;br /&gt;Le programme d'orientations et d'actions comprend toute mesure ou tout élément d'information nécessaire à la mise en œuvre de la politique de l'habitat ou des transports et des déplacements définie par le plan local d'urbanisme tenant lieu de programme local de l'habitat ou de plan de déplacements urbains. Dans ce cas, le rapport de présentation explique les choix retenus par ce programme.&lt;/p&gt;&lt;p&gt;&lt;a href="https://www.legifrance.gouv.fr/affichCodeArticle.do;jsessionid=12D51BB9F92DAE9637E116CC73025817.tplgfr22s_3?idArticle=LEGIARTI000031211265&amp;cidTexte=LEGITEXT000006074075&amp;dateTexte=20200304&amp;categorieLien=id&amp;oldAction=&amp;nbResultRech="&gt;Article L151-46 du Code de l'Urbanisme&lt;/a&gt; : &lt;br /&gt;Le plan local d'urbanisme tenant lieu de programme local de l'habitat poursuit les objectifs énoncés à l'article &lt;a href="https://www.legifrance.gouv.fr/affichCodeArticle.do;jsessionid=12D51BB9F92DAE9637E116CC73025817.tplgfr22s_3?idArticle=LEGIARTI000031211265&amp;cidTexte=LEGITEXT000006074075&amp;dateTexte=20200304&amp;categorieLien=id&amp;oldAction=&amp;nbResultRech="&gt;L. 302-1 du code de la construction et de l'habitation&lt;/a&gt;.&lt;br /&gt;Les orientations d'aménagement et de programmation précisent les actions et opérations d'aménagement visant à poursuivre ces objectifs.&lt;/p&gt;&lt;p&gt;&lt;a href="https://www.legifrance.gouv.fr/affichCodeArticle.do;jsessionid=12D51BB9F92DAE9637E116CC73025817.tplgfr22s_3?idArticle=LEGIARTI000039783795&amp;cidTexte=LEGITEXT000006074075&amp;dateTexte=20200304&amp;categorieLien=id&amp;oldAction=&amp;nbResultRech="&gt;Article L151-47 du Code de l'Urbanisme&lt;/a&gt; : &lt;br /&gt;Le plan local d'urbanisme tenant lieu de plan de mobilité poursuit les objectifs énoncés aux articles L. 1214-1 et L. 1214-2 du code des transports.&lt;br /&gt;Il comprend :&lt;br /&gt;1° Des orientations d'aménagement et de programmation qui précisent les actions et opérations d'aménagement visant à poursuivre les principes et les objectifs énoncés aux articles &lt;a href="https://www.legifrance.gouv.fr/affichCodeArticle.do?cidTexte=LEGITEXT000023086525&amp;idArticle=LEGIARTI000023069067&amp;dateTexte=&amp;categorieLien=cid"&gt;L. 1214-1&lt;/a&gt; et &lt;a href="https://www.legifrance.gouv.fr/affichCodeArticle.do?cidTexte=LEGITEXT000023086525&amp;idArticle=LEGIARTI000023069069&amp;dateTexte=&amp;categorieLien=cid"&gt;L. 1214-2&lt;/a&gt; du code des transports ;&lt;br /&gt;2° Le ou les plans de mise en accessibilité de la voirie et des espaces publics, prévus à l'&lt;a href="https://www.legifrance.gouv.fr/affichTexteArticle.do?cidTexte=JORFTEXT000000809647&amp;idArticle=LEGIARTI000006682276&amp;dateTexte=&amp;categorieLien=cid"&gt;article 45 de la loi n° 2005-102 du 11 février 2005 pour l'égalité des droits et des chances&lt;/a&gt;, la participation et la citoyenneté des personnes handicapées, applicables sur le territoire de l'établissement public de coopération intercommunale.&lt;br /&gt;Le règlement fixe les obligations minimales en matière de stationnement pour les véhicules non motorisés, en tenant compte notamment de la desserte en transports publics réguliers et, le cas échéant, de la destination des bâtiments, dans le respect des conditions prévues au &lt;a href="https://www.legifrance.gouv.fr/affichCodeArticle.do?cidTexte=LEGITEXT000006074096&amp;idArticle=LEGIARTI000039678749&amp;dateTexte=&amp;categorieLien=cid"&gt;II de l'article L. 111-3-10 du code de la construction et de l'habitation&lt;/a&gt;.&lt;br /&gt;Il détermine des secteurs à l'intérieur desquels les conditions de desserte et de transports publics réguliers permettent de réduire ou de supprimer les obligations minimales en matière de réalisation d'aires de stationnement pour les véhicules motorisés, notamment pour la construction d'immeubles de bureaux. A l'intérieur de ces secteurs, il fixe un nombre maximal d'aires de stationnement pour les véhicules motorisés, lors de la construction de bâtiments destinés à un usage autre que l'habitation.&lt;/p&gt;&lt;p&gt;&lt;a href="https://www.legifrance.gouv.fr/affichCodeArticle.do;jsessionid=12D51BB9F92DAE9637E116CC73025817.tplgfr22s_3?idArticle=LEGIARTI000031211269&amp;cidTexte=LEGITEXT000006074075&amp;dateTexte=20200304&amp;categorieLien=id&amp;oldAction=&amp;nbResultRech="&gt;Article L151-48 du Code de l'Urbanisme&lt;/a&gt; : &lt;br /&gt;Lorsqu'une communauté de communes de moins de 30 000 habitants élabore un plan local d'urbanisme tenant lieu de programme local de l'habitat ou lorsqu'un établissement public de coopération intercommunale qui n'est pas soumis à l'obligation d'élaborer un plan de déplacements urbains en application de l'&lt;a href="https://www.legifrance.gouv.fr/affichCodeArticle.do?cidTexte=LEGITEXT000023086525&amp;idArticle=LEGIARTI000023069071&amp;dateTexte=&amp;categorieLien=cid"&gt;article L. 1214-3 du code des transports&lt;/a&gt; élabore un plan local d'urbanisme tenant lieu de plan de déplacements urbains, ce plan comprend un programme d'orientations et d'actions et, si nécessaire, des dispositions relatives à l'habitat ou aux transports et déplacements dans les orientations d'aménagement et de programmation.&lt;/p&gt;</text:p>
          </table:table-cell>
          <table:table-cell/>
        </table:table-row>
        <table:table-row table:style-name="ro1">
          <table:table-cell office:value-type="string" calcext:value-type="string">
            <text:p>INFORMATION</text:p>
          </table:table-cell>
          <table:table-cell office:value-type="string" calcext:value-type="string">
            <text:p>STYPEP</text:p>
          </table:table-cell>
          <table:table-cell table:style-name="ce8" office:value-type="string" calcext:value-type="string">
            <text:p>99</text:p>
          </table:table-cell>
          <table:table-cell table:style-name="ce8" office:value-type="string" calcext:value-type="string">
            <text:p>10</text:p>
          </table:table-cell>
          <table:table-cell table:style-name="ce9"/>
          <table:table-cell table:style-name="ce9" office:value-type="string" calcext:value-type="string">
            <text:p>Autre : plan local d’urbanisme tenant lieu de programme de déplacements urbains</text:p>
          </table:table-cell>
          <table:table-cell table:style-name="ce11" office:value-type="string" calcext:value-type="string">
            <text:p>null</text:p>
          </table:table-cell>
          <table:table-cell table:style-name="ce19"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lt;p&gt;&lt;a href="https://www.legifrance.gouv.fr/affichCodeArticle.do?idArticle=LEGIARTI000036662045&amp;cidTexte=LEGITEXT000006074075&amp;dateTexte=20180302"&gt;Article R151-54 du Code de l'Urbanisme&lt;/a&gt; : &lt;br /&gt;Lorsque le plan local d'urbanisme tient lieu de programme local de l'habitat :&lt;br /&gt;1° Le rapport de présentation comprend le diagnostic sur le fonctionnement des marchés locaux du foncier et du logement, sur la situation de l'hébergement et sur les conditions d'habitat définies à l'article L. 302-1 et à l'article R. 302-1-1 du code de la construction et de l'habitation ;&lt;br /&gt;2° Le projet d'aménagement et de développement durables détermine les principes et objectifs mentionnés aux a à c, f et h de l'article R. 302-1-2 du code de la construction et de l'habitation ;&lt;br /&gt;3° Le programme d'orientations et d'actions comprend notamment les moyens à mettre en œuvre pour satisfaire les besoins en logements et en places d'hébergement, ainsi que le programme d'actions défini au IV de l'article L. 302-1 et à l'article R. 302-1-3 du code de la construction et de l'habitation. Il indique également les conditions de mise en place des dispositifs d'observation de l'habitat et du foncier prévus au III de l'article L. 302-1 du code de la construction et de l'habitation et dont les missions sont définies à l'article R. 302-1-4 du même code.&lt;/p&gt;</text:p>
          </table:table-cell>
        </table:table-row>
        <table:table-row table:style-name="ro1">
          <table:table-cell office:value-type="string" calcext:value-type="string">
            <text:p>DOCURBA</text:p>
          </table:table-cell>
          <table:table-cell office:value-type="string" calcext:value-type="string">
            <text:p>TYPEDOC</text:p>
          </table:table-cell>
          <table:table-cell office:value-type="string" calcext:value-type="string">
            <text:p>PLU</text:p>
          </table:table-cell>
          <table:table-cell table:style-name="ce3" office:value-type="string" calcext:value-type="string">
            <text:p>null</text:p>
          </table:table-cell>
          <table:table-cell office:value-type="string" calcext:value-type="string">
            <text:p>Plan Local d’Urbanisme</text:p>
          </table:table-cell>
          <table:table-cell office:value-type="string" calcext:value-type="string">
            <text:p>Le document d'urbanisme est un plan local d'urbanisme</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TYPEDOC</text:p>
          </table:table-cell>
          <table:table-cell office:value-type="string" calcext:value-type="string">
            <text:p>PLUI</text:p>
          </table:table-cell>
          <table:table-cell table:style-name="ce3" office:value-type="string" calcext:value-type="string">
            <text:p>null</text:p>
          </table:table-cell>
          <table:table-cell office:value-type="string" calcext:value-type="string">
            <text:p>Plan Local d’Urbanisme Intercommunal</text:p>
          </table:table-cell>
          <table:table-cell office:value-type="string" calcext:value-type="string">
            <text:p>Le document d'urbanisme est un plan local d'urbanisme intercommunal</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TYPEDOC</text:p>
          </table:table-cell>
          <table:table-cell office:value-type="string" calcext:value-type="string">
            <text:p>POS</text:p>
          </table:table-cell>
          <table:table-cell table:style-name="ce3" office:value-type="string" calcext:value-type="string">
            <text:p>null</text:p>
          </table:table-cell>
          <table:table-cell office:value-type="string" calcext:value-type="string">
            <text:p>Plan d’Occupation des Sols</text:p>
          </table:table-cell>
          <table:table-cell office:value-type="string" calcext:value-type="string">
            <text:p>Le document d'urbanisme est un plan d'occupation des sols. Remarque : cette valeur peut être utilisée pour les versions historiques du document d’urbanisme, mais pas pour sa version la plus récente.</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TYPEDOC</text:p>
          </table:table-cell>
          <table:table-cell office:value-type="string" calcext:value-type="string">
            <text:p>PSMV</text:p>
          </table:table-cell>
          <table:table-cell table:style-name="ce3" office:value-type="string" calcext:value-type="string">
            <text:p>null</text:p>
          </table:table-cell>
          <table:table-cell office:value-type="string" calcext:value-type="string">
            <text:p>Plan de Sauvegarde et de Mise en Valeur</text:p>
          </table:table-cell>
          <table:table-cell office:value-type="string" calcext:value-type="string">
            <text:p>Le document est un plan de sauvegarde et de mise en valeur</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1</text:p>
          </table:table-cell>
          <table:table-cell table:style-name="ce3" office:value-type="string" calcext:value-type="string">
            <text:p>null</text:p>
          </table:table-cell>
          <table:table-cell office:value-type="string" calcext:value-type="string">
            <text:p>En cours de procédure</text:p>
          </table:table-cell>
          <table:table-cell office:value-type="string" calcext:value-type="string">
            <text:p>Le document est en cours de procédure quand une procédure a été engagée (prescrite) mais qu’aucune décision d’approbation n'a encore été prise</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2</text:p>
          </table:table-cell>
          <table:table-cell table:style-name="ce3" office:value-type="string" calcext:value-type="string">
            <text:p>null</text:p>
          </table:table-cell>
          <table:table-cell office:value-type="string" calcext:value-type="string">
            <text:p>Arrêté</text:p>
          </table:table-cell>
          <table:table-cell office:value-type="string" calcext:value-type="string">
            <text:p>Le projet de document est finalisé et arrêté par une première décision officielle qui vient valider son périmètre d'application. Le document n'est pas applicable.</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3</text:p>
          </table:table-cell>
          <table:table-cell table:style-name="ce3" office:value-type="string" calcext:value-type="string">
            <text:p>null</text:p>
          </table:table-cell>
          <table:table-cell office:value-type="string" calcext:value-type="string">
            <text:p>Opposable</text:p>
          </table:table-cell>
          <table:table-cell office:value-type="string" calcext:value-type="string">
            <text:p>Le document est approuvé par l'autorité publique compétente et a fait l'objet de toutes les transmissions et publicités nécessaires.</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4</text:p>
          </table:table-cell>
          <table:table-cell table:style-name="ce3" office:value-type="string" calcext:value-type="string">
            <text:p>null</text:p>
          </table:table-cell>
          <table:table-cell office:value-type="string" calcext:value-type="string">
            <text:p>Annulé</text:p>
          </table:table-cell>
          <table:table-cell office:value-type="string" calcext:value-type="string">
            <text:p>Le document a été annulé par une décision de justice. Le document précédent s'applique sous réserve de n'être pas devenu illégal entre temps. A défaut de PLU ou de carte communale, le règlement national d’urbanisme (RNU) s’applique.</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5</text:p>
          </table:table-cell>
          <table:table-cell table:style-name="ce3" office:value-type="string" calcext:value-type="string">
            <text:p>null</text:p>
          </table:table-cell>
          <table:table-cell office:value-type="string" calcext:value-type="string">
            <text:p>Remplacé</text:p>
          </table:table-cell>
          <table:table-cell office:value-type="string" calcext:value-type="string">
            <text:p>Le document n'est plus en vigueur et a été remplacé suite à une nouvelle procédure</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6</text:p>
          </table:table-cell>
          <table:table-cell table:style-name="ce3" office:value-type="string" calcext:value-type="string">
            <text:p>null</text:p>
          </table:table-cell>
          <table:table-cell office:value-type="string" calcext:value-type="string">
            <text:p>Abrogé</text:p>
          </table:table-cell>
          <table:table-cell office:value-type="string" calcext:value-type="string">
            <text:p>Le document est annulé par décision de l'autorité publique compétente.</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7</text:p>
          </table:table-cell>
          <table:table-cell table:style-name="ce3" office:value-type="string" calcext:value-type="string">
            <text:p>null</text:p>
          </table:table-cell>
          <table:table-cell office:value-type="string" calcext:value-type="string">
            <text:p>Approuvé</text:p>
          </table:table-cell>
          <table:table-cell office:value-type="string" calcext:value-type="string">
            <text:p>L'approbation a été prononcée et a donné lieu à une délibération de l’autorité compétente, mais le document n’a pas encore fait l'objet de toutes les transmissions et publicités nécessaires.</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8</text:p>
          </table:table-cell>
          <table:table-cell table:style-name="ce3" office:value-type="string" calcext:value-type="string">
            <text:p>null</text:p>
          </table:table-cell>
          <table:table-cell office:value-type="string" calcext:value-type="string">
            <text:p>Partiellement annulé</text:p>
          </table:table-cell>
          <table:table-cell office:value-type="string" calcext:value-type="string">
            <text:p>Le document a été partiellement annulé par une décision de justice</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9</text:p>
          </table:table-cell>
          <table:table-cell table:style-name="ce3" office:value-type="string" calcext:value-type="string">
            <text:p>null</text:p>
          </table:table-cell>
          <table:table-cell office:value-type="string" calcext:value-type="string">
            <text:p>Caduc</text:p>
          </table:table-cell>
          <table:table-cell office:value-type="string" calcext:value-type="string">
            <text:p>Le document est rendu caduc par la réglementation</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E</text:p>
          </table:table-cell>
          <table:table-cell table:style-name="ce3" office:value-type="string" calcext:value-type="string">
            <text:p>null</text:p>
          </table:table-cell>
          <table:table-cell table:number-columns-repeated="2" office:value-type="string" calcext:value-type="string">
            <text:p>Elaboration</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MC</text:p>
          </table:table-cell>
          <table:table-cell table:style-name="ce3" office:value-type="string" calcext:value-type="string">
            <text:p>n°</text:p>
          </table:table-cell>
          <table:table-cell office:value-type="string" calcext:value-type="string">
            <text:p>Mie en comptabilité</text:p>
          </table:table-cell>
          <table:table-cell office:value-type="string" calcext:value-type="string">
            <text:p>Mise en compatibilité (exemple : MC3 correspond à la troisième procédure de mise en compatibilité)</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MJ</text:p>
          </table:table-cell>
          <table:table-cell table:style-name="ce3" office:value-type="string" calcext:value-type="string">
            <text:p>n°</text:p>
          </table:table-cell>
          <table:table-cell office:value-type="string" calcext:value-type="string">
            <text:p>Mise à jour</text:p>
          </table:table-cell>
          <table:table-cell office:value-type="string" calcext:value-type="string">
            <text:p>Mise à jour (exemple : MJ4 correspond à la quatrième procédure de mise à jour)</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M</text:p>
          </table:table-cell>
          <table:table-cell table:style-name="ce3" office:value-type="string" calcext:value-type="string">
            <text:p>n°</text:p>
          </table:table-cell>
          <table:table-cell office:value-type="string" calcext:value-type="string">
            <text:p>Modification de droit commun</text:p>
          </table:table-cell>
          <table:table-cell office:value-type="string" calcext:value-type="string">
            <text:p>Modification de droit commun (exemple : M5 correspond à la cinquième procédure de modification)</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MS</text:p>
          </table:table-cell>
          <table:table-cell table:style-name="ce3" office:value-type="string" calcext:value-type="string">
            <text:p>n°</text:p>
          </table:table-cell>
          <table:table-cell office:value-type="string" calcext:value-type="string">
            <text:p>Modification simplifiée</text:p>
          </table:table-cell>
          <table:table-cell office:value-type="string" calcext:value-type="string">
            <text:p>Modification simplifiée (exemple : MS1 correspond à la première procédure de modification simplifiée)</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R</text:p>
          </table:table-cell>
          <table:table-cell table:style-name="ce3" office:value-type="string" calcext:value-type="string">
            <text:p>null</text:p>
          </table:table-cell>
          <table:table-cell table:number-columns-repeated="2" office:value-type="string" calcext:value-type="string">
            <text:p>Révision</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RS</text:p>
          </table:table-cell>
          <table:table-cell table:style-name="ce3" office:value-type="string" calcext:value-type="string">
            <text:p>n°</text:p>
          </table:table-cell>
          <table:table-cell office:value-type="string" calcext:value-type="string">
            <text:p>Révision simplifiée</text:p>
          </table:table-cell>
          <table:table-cell table:style-name="ce10" office:value-type="string" calcext:value-type="string">
            <text:p>Révision simplifiée (art. L.153-34) (exemple : <text:span text:style-name="T1">RS4 </text:span><text:span text:style-name="T2">correspond à la quatrième procédure de révision simplifiée)</text:span></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A</text:p>
          </table:table-cell>
          <table:table-cell table:style-name="ce3" office:value-type="string" calcext:value-type="string">
            <text:p>null</text:p>
          </table:table-cell>
          <table:table-cell table:number-columns-repeated="2" office:value-type="string" calcext:value-type="string">
            <text:p>Abrogation</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TYPEREF</text:p>
          </table:table-cell>
          <table:table-cell office:value-type="string" calcext:value-type="string">
            <text:p>01</text:p>
          </table:table-cell>
          <table:table-cell table:style-name="ce3" office:value-type="string" calcext:value-type="string">
            <text:p>null</text:p>
          </table:table-cell>
          <table:table-cell office:value-type="string" calcext:value-type="string">
            <text:p>PCI</text:p>
          </table:table-cell>
          <table:table-cell office:value-type="string" calcext:value-type="string">
            <text:p>Plan Cadastral Informatisé</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TYPEREF</text:p>
          </table:table-cell>
          <table:table-cell office:value-type="string" calcext:value-type="string">
            <text:p>02</text:p>
          </table:table-cell>
          <table:table-cell table:style-name="ce3" office:value-type="string" calcext:value-type="string">
            <text:p>null</text:p>
          </table:table-cell>
          <table:table-cell table:number-columns-repeated="2" office:value-type="string" calcext:value-type="string">
            <text:p>BD Parcellaire</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TYPEREF</text:p>
          </table:table-cell>
          <table:table-cell office:value-type="string" calcext:value-type="string">
            <text:p>03</text:p>
          </table:table-cell>
          <table:table-cell table:style-name="ce3" office:value-type="string" calcext:value-type="string">
            <text:p>null</text:p>
          </table:table-cell>
          <table:table-cell office:value-type="string" calcext:value-type="string">
            <text:p>RPCU</text:p>
          </table:table-cell>
          <table:table-cell office:value-type="string" calcext:value-type="string">
            <text:p>Représentation parcellaire cadastrale unique</text:p>
          </table:table-cell>
          <table:table-cell table:style-name="ce3" office:value-type="string" calcext:value-type="string">
            <text:p>null</text:p>
          </table:table-cell>
          <table:table-cell office:value-type="string" calcext:value-type="string">
            <text:p>null</text:p>
          </table:table-cell>
        </table:table-row>
        <table:table-row table:style-name="ro1">
          <table:table-cell office:value-type="string" calcext:value-type="string">
            <text:p>DOCURBA</text:p>
          </table:table-cell>
          <table:table-cell office:value-type="string" calcext:value-type="string">
            <text:p>TYPEREF</text:p>
          </table:table-cell>
          <table:table-cell office:value-type="string" calcext:value-type="string">
            <text:p>04</text:p>
          </table:table-cell>
          <table:table-cell table:style-name="ce3" office:value-type="string" calcext:value-type="string">
            <text:p>null</text:p>
          </table:table-cell>
          <table:table-cell office:value-type="string" calcext:value-type="string">
            <text:p>Référentiel local</text:p>
          </table:table-cell>
          <table:table-cell office:value-type="string" calcext:value-type="string">
            <text:p>Référentiel local, propre à la collectivité, réputé plus détaillé et précis que le référentiel cadastral</text:p>
          </table:table-cell>
          <table:table-cell table:style-name="ce3" office:value-type="string" calcext:value-type="string">
            <text:p>null</text:p>
          </table:table-cell>
          <table:table-cell office:value-type="string" calcext:value-type="string">
            <text:p>null</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Serif" svg:font-family="LiberationSerif"/>
    <style:font-face style:name="LiberationSerif-Bold" svg:font-family="LiberationSerif-Bold"/>
    <style:font-face style:name="TimesNewRomanPSMT" svg:font-family="TimesNewRomanPSMT"/>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0">00/00/0000</text:date>, <text:time style:data-style-name="N2" text:time-value="17:41:51.49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3T14:11:45.526000000</meta:creation-date>
    <meta:generator>LibreOffice/6.3.3.2$Windows_X86_64 LibreOffice_project/a64200df03143b798afd1ec74a12ab50359878ed</meta:generator>
    <dc:date>2020-03-20T18:39:19.589000000</dc:date>
    <meta:editing-duration>PT9H12M48S</meta:editing-duration>
    <meta:editing-cycles>34</meta:editing-cycles>
    <meta:document-statistic meta:table-count="2" meta:cell-count="1951" meta:object-count="0"/>
  </office:meta>
</office:document-meta>
</file>